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6"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7"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8" style:family="paragraph" style:parent-style-name="Text_20_body">
      <style:text-properties fo:language="cs" fo:country="CZ" officeooo:rsid="121a4227" officeooo:paragraph-rsid="2599cbac"/>
    </style:style>
    <style:style style:name="P9"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10" style:family="paragraph" style:parent-style-name="Text_20_body">
      <style:text-properties style:text-line-through-style="none" style:text-line-through-type="none" officeooo:rsid="3e6fa28b" officeooo:paragraph-rsid="4037f188" fo:background-color="transparent"/>
    </style:style>
    <style:style style:name="P11" style:family="paragraph" style:parent-style-name="Text_20_body">
      <style:paragraph-properties fo:text-align="center" style:justify-single-word="false"/>
      <style:text-properties officeooo:paragraph-rsid="0ce719f8"/>
    </style:style>
    <style:style style:name="P12" style:family="paragraph" style:parent-style-name="Text_20_body">
      <style:text-properties officeooo:paragraph-rsid="25a0872c"/>
    </style:style>
    <style:style style:name="P13" style:family="paragraph" style:parent-style-name="Text_20_body">
      <style:text-properties officeooo:rsid="1d1682b7" officeooo:paragraph-rsid="25b31656"/>
    </style:style>
    <style:style style:name="P14" style:family="paragraph" style:parent-style-name="Text_20_body">
      <style:text-properties officeooo:paragraph-rsid="25b9334e"/>
    </style:style>
    <style:style style:name="P15" style:family="paragraph" style:parent-style-name="Text_20_body">
      <style:text-properties officeooo:rsid="1f9c2383" officeooo:paragraph-rsid="3ff21e18" fo:background-color="transparent"/>
    </style:style>
    <style:style style:name="P16" style:family="paragraph" style:parent-style-name="Text_20_body">
      <style:text-properties officeooo:rsid="1f765eb8" officeooo:paragraph-rsid="3ff21e18" fo:background-color="transparent"/>
    </style:style>
    <style:style style:name="P17" style:family="paragraph" style:parent-style-name="Text_20_body">
      <style:text-properties officeooo:rsid="2128d94f" officeooo:paragraph-rsid="3ff21e18" fo:background-color="transparent"/>
    </style:style>
    <style:style style:name="P18" style:family="paragraph" style:parent-style-name="Text_20_body">
      <style:text-properties officeooo:rsid="3dcb2752" officeooo:paragraph-rsid="405c8dcd" fo:background-color="transparent"/>
    </style:style>
    <style:style style:name="P19" style:family="paragraph" style:parent-style-name="Text_20_body">
      <style:text-properties officeooo:rsid="280d8053" officeooo:paragraph-rsid="405c8dcd" fo:background-color="transparent"/>
    </style:style>
    <style:style style:name="P20" style:family="paragraph" style:parent-style-name="Text_20_body">
      <style:text-properties officeooo:rsid="4061ec89" officeooo:paragraph-rsid="4061ec89" fo:background-color="transparent"/>
    </style:style>
    <style:style style:name="P21" style:family="paragraph" style:parent-style-name="Text_20_body">
      <style:text-properties officeooo:rsid="2569af57" officeooo:paragraph-rsid="25f0f872"/>
    </style:style>
    <style:style style:name="P22" style:family="paragraph" style:parent-style-name="Text_20_body">
      <style:text-properties fo:font-style="normal" officeooo:paragraph-rsid="406e7f3f" style:font-style-asian="normal" style:font-style-complex="normal"/>
    </style:style>
    <style:style style:name="P23" style:family="paragraph" style:parent-style-name="Text_20_body">
      <style:text-properties fo:font-style="normal" officeooo:rsid="409a2ed9" officeooo:paragraph-rsid="3ef566e2" style:font-style-asian="normal" style:font-style-complex="normal"/>
    </style:style>
    <style:style style:name="P24" style:family="paragraph" style:parent-style-name="Text_20_body">
      <style:text-properties officeooo:rsid="217800a7" officeooo:paragraph-rsid="259f0425"/>
    </style:style>
    <style:style style:name="P25" style:family="paragraph" style:parent-style-name="Text_20_body">
      <style:text-properties fo:font-style="italic" officeooo:rsid="3d63b303" officeooo:paragraph-rsid="4037f188" style:font-style-asian="italic" style:font-style-complex="italic"/>
    </style:style>
    <style:style style:name="P26" style:family="paragraph" style:parent-style-name="Text_20_body">
      <style:text-properties fo:font-style="italic" officeooo:rsid="3d7ff370" officeooo:paragraph-rsid="403c2fef" style:font-style-asian="italic" style:font-style-complex="italic"/>
    </style:style>
    <style:style style:name="P27" style:family="paragraph" style:parent-style-name="Text_20_body">
      <style:text-properties officeooo:paragraph-rsid="394b4b34"/>
    </style:style>
    <style:style style:name="P28" style:family="paragraph" style:parent-style-name="Text_20_body">
      <style:text-properties officeooo:rsid="1a1cdfe0" officeooo:paragraph-rsid="3faca734"/>
    </style:style>
    <style:style style:name="P29" style:family="paragraph" style:parent-style-name="Text_20_body">
      <style:text-properties officeooo:rsid="3c220128" officeooo:paragraph-rsid="3fb35607"/>
    </style:style>
    <style:style style:name="P30" style:family="paragraph" style:parent-style-name="Text_20_body">
      <style:text-properties officeooo:rsid="27ea0ea6" officeooo:paragraph-rsid="3fdf0734"/>
    </style:style>
    <style:style style:name="P31" style:family="paragraph" style:parent-style-name="Text_20_body">
      <style:text-properties officeooo:rsid="023fd48c" officeooo:paragraph-rsid="3e436bc5"/>
    </style:style>
    <style:style style:name="P32" style:family="paragraph" style:parent-style-name="Text_20_body">
      <style:text-properties officeooo:rsid="2554a1de" officeooo:paragraph-rsid="3e477c3b"/>
    </style:style>
    <style:style style:name="P33" style:family="paragraph" style:parent-style-name="Text_20_body">
      <style:text-properties officeooo:rsid="3e774433" officeooo:paragraph-rsid="3e7911aa"/>
    </style:style>
    <style:style style:name="P34" style:family="paragraph" style:parent-style-name="Text_20_body">
      <style:text-properties officeooo:rsid="19263f66" officeooo:paragraph-rsid="3e774433"/>
    </style:style>
    <style:style style:name="P35" style:family="paragraph" style:parent-style-name="Text_20_body">
      <style:text-properties officeooo:rsid="3e7911aa" officeooo:paragraph-rsid="3e7911aa"/>
    </style:style>
    <style:style style:name="P36" style:family="paragraph" style:parent-style-name="Text_20_body">
      <style:text-properties officeooo:rsid="1e05f260" officeooo:paragraph-rsid="2557ae3b"/>
    </style:style>
    <style:style style:name="P37" style:family="paragraph" style:parent-style-name="Text_20_body">
      <style:text-properties officeooo:rsid="254b58a5" officeooo:paragraph-rsid="3e774433"/>
    </style:style>
    <style:style style:name="P38" style:family="paragraph" style:parent-style-name="Text_20_body">
      <style:text-properties officeooo:rsid="25a5346e" officeooo:paragraph-rsid="3ef37792"/>
    </style:style>
    <style:style style:name="P39" style:family="paragraph" style:parent-style-name="Text_20_body">
      <style:text-properties officeooo:rsid="3ef566e2" officeooo:paragraph-rsid="3ef566e2"/>
    </style:style>
    <style:style style:name="P40" style:family="paragraph" style:parent-style-name="Text_20_body">
      <style:text-properties officeooo:paragraph-rsid="25bb2127"/>
    </style:style>
    <style:style style:name="P41" style:family="paragraph" style:parent-style-name="Text_20_body">
      <style:text-properties officeooo:rsid="3f808488" officeooo:paragraph-rsid="3f808488"/>
    </style:style>
    <style:style style:name="P42" style:family="paragraph" style:parent-style-name="Text_20_body">
      <style:text-properties officeooo:paragraph-rsid="3f94d691"/>
    </style:style>
    <style:style style:name="P43" style:family="paragraph" style:parent-style-name="Text_20_body">
      <style:text-properties officeooo:rsid="25bfd212" officeooo:paragraph-rsid="3f9cbd1b"/>
    </style:style>
    <style:style style:name="P44" style:family="paragraph" style:parent-style-name="Text_20_body">
      <style:text-properties officeooo:rsid="3f9d44e3" officeooo:paragraph-rsid="3f9d44e3"/>
    </style:style>
    <style:style style:name="P45" style:family="paragraph" style:parent-style-name="Text_20_body">
      <style:text-properties officeooo:rsid="3faca734" officeooo:paragraph-rsid="3faca734"/>
    </style:style>
    <style:style style:name="P46" style:family="paragraph" style:parent-style-name="Text_20_body">
      <style:text-properties officeooo:paragraph-rsid="3fb35607"/>
    </style:style>
    <style:style style:name="P47" style:family="paragraph" style:parent-style-name="Text_20_body">
      <style:text-properties officeooo:rsid="3fbef587" officeooo:paragraph-rsid="3fbef587"/>
    </style:style>
    <style:style style:name="P48" style:family="paragraph" style:parent-style-name="Text_20_body">
      <style:text-properties officeooo:rsid="3988feba" officeooo:paragraph-rsid="3ff5a2c6"/>
    </style:style>
    <style:style style:name="P49" style:family="paragraph" style:parent-style-name="Text_20_body">
      <style:text-properties officeooo:rsid="3fce0b50" officeooo:paragraph-rsid="3fce0b50"/>
    </style:style>
    <style:style style:name="P50" style:family="paragraph" style:parent-style-name="Text_20_body">
      <style:text-properties officeooo:rsid="3fdf0734" officeooo:paragraph-rsid="3fdf0734"/>
    </style:style>
    <style:style style:name="P51" style:family="paragraph" style:parent-style-name="Text_20_body">
      <style:text-properties officeooo:rsid="3fdf0734" officeooo:paragraph-rsid="401e4dbc"/>
    </style:style>
    <style:style style:name="P52" style:family="paragraph" style:parent-style-name="Text_20_body">
      <style:text-properties officeooo:rsid="1f724502" officeooo:paragraph-rsid="3ff21e18"/>
    </style:style>
    <style:style style:name="P53" style:family="paragraph" style:parent-style-name="Text_20_body">
      <style:text-properties officeooo:rsid="1fc06964" officeooo:paragraph-rsid="3ff21e18"/>
    </style:style>
    <style:style style:name="P54" style:family="paragraph" style:parent-style-name="Text_20_body">
      <style:text-properties officeooo:rsid="247aa9fe" officeooo:paragraph-rsid="3ff21e18"/>
    </style:style>
    <style:style style:name="P55" style:family="paragraph" style:parent-style-name="Text_20_body">
      <style:text-properties officeooo:rsid="3c0a96df" officeooo:paragraph-rsid="3ff21e18"/>
    </style:style>
    <style:style style:name="P56" style:family="paragraph" style:parent-style-name="Text_20_body">
      <style:text-properties officeooo:rsid="3f676b5f" officeooo:paragraph-rsid="3ff21e18"/>
    </style:style>
    <style:style style:name="P57" style:family="paragraph" style:parent-style-name="Text_20_body">
      <style:text-properties officeooo:rsid="275149cc" officeooo:paragraph-rsid="3ff21e18"/>
    </style:style>
    <style:style style:name="P58" style:family="paragraph" style:parent-style-name="Text_20_body">
      <style:text-properties officeooo:paragraph-rsid="3ff21e18"/>
    </style:style>
    <style:style style:name="P59" style:family="paragraph" style:parent-style-name="Text_20_body">
      <style:text-properties officeooo:rsid="3a98b3ec" officeooo:paragraph-rsid="3ff5a2c6"/>
    </style:style>
    <style:style style:name="P60" style:family="paragraph" style:parent-style-name="Text_20_body">
      <style:text-properties officeooo:paragraph-rsid="3ff7df0e"/>
    </style:style>
    <style:style style:name="P61" style:family="paragraph" style:parent-style-name="Text_20_body">
      <style:text-properties officeooo:rsid="19e5887b" officeooo:paragraph-rsid="40179e36"/>
    </style:style>
    <style:style style:name="P62" style:family="paragraph" style:parent-style-name="Text_20_body">
      <style:text-properties officeooo:rsid="270d29dd" officeooo:paragraph-rsid="4009f6d0"/>
    </style:style>
    <style:style style:name="P63" style:family="paragraph" style:parent-style-name="Text_20_body">
      <style:text-properties officeooo:rsid="3e4a15c7" officeooo:paragraph-rsid="4009f6d0"/>
    </style:style>
    <style:style style:name="P64" style:family="paragraph" style:parent-style-name="Text_20_body">
      <style:text-properties officeooo:rsid="269b258f" officeooo:paragraph-rsid="4009f6d0"/>
    </style:style>
    <style:style style:name="P65" style:family="paragraph" style:parent-style-name="Text_20_body">
      <style:text-properties officeooo:rsid="26a3593b" officeooo:paragraph-rsid="4009f6d0"/>
    </style:style>
    <style:style style:name="P66" style:family="paragraph" style:parent-style-name="Text_20_body">
      <style:text-properties officeooo:rsid="3d8bd2d0" officeooo:paragraph-rsid="4009f6d0"/>
    </style:style>
    <style:style style:name="P67" style:family="paragraph" style:parent-style-name="Text_20_body">
      <style:text-properties officeooo:rsid="27bcad0c" officeooo:paragraph-rsid="4009f6d0"/>
    </style:style>
    <style:style style:name="P68" style:family="paragraph" style:parent-style-name="Text_20_body">
      <style:text-properties officeooo:rsid="26c93516" officeooo:paragraph-rsid="4009f6d0"/>
    </style:style>
    <style:style style:name="P69" style:family="paragraph" style:parent-style-name="Text_20_body">
      <style:text-properties officeooo:rsid="3f3f161a" officeooo:paragraph-rsid="401300f9"/>
    </style:style>
    <style:style style:name="P70" style:family="paragraph" style:parent-style-name="Text_20_body">
      <style:text-properties officeooo:rsid="3a85ca62" officeooo:paragraph-rsid="40179e36"/>
    </style:style>
    <style:style style:name="P71" style:family="paragraph" style:parent-style-name="Text_20_body">
      <style:text-properties officeooo:rsid="1743cb1d" officeooo:paragraph-rsid="40179e36"/>
    </style:style>
    <style:style style:name="P72" style:family="paragraph" style:parent-style-name="Text_20_body">
      <style:text-properties officeooo:rsid="4018de7b" officeooo:paragraph-rsid="4018de7b"/>
    </style:style>
    <style:style style:name="P73" style:family="paragraph" style:parent-style-name="Text_20_body">
      <style:text-properties officeooo:paragraph-rsid="4020a67b"/>
    </style:style>
    <style:style style:name="P74" style:family="paragraph" style:parent-style-name="Text_20_body">
      <style:text-properties officeooo:paragraph-rsid="4020eea8"/>
    </style:style>
    <style:style style:name="P75" style:family="paragraph" style:parent-style-name="Text_20_body">
      <style:text-properties officeooo:paragraph-rsid="402f5254"/>
    </style:style>
    <style:style style:name="P76" style:family="paragraph" style:parent-style-name="Text_20_body">
      <style:text-properties officeooo:rsid="3f353528" officeooo:paragraph-rsid="402fe90d"/>
    </style:style>
    <style:style style:name="P77" style:family="paragraph" style:parent-style-name="Text_20_body">
      <style:text-properties officeooo:rsid="3e6335cd" officeooo:paragraph-rsid="40325e01"/>
    </style:style>
    <style:style style:name="P78" style:family="paragraph" style:parent-style-name="Text_20_body">
      <style:text-properties officeooo:rsid="3f36d8c3" officeooo:paragraph-rsid="40325e01"/>
    </style:style>
    <style:style style:name="P79" style:family="paragraph" style:parent-style-name="Text_20_body">
      <style:text-properties officeooo:rsid="2af2c3a9" officeooo:paragraph-rsid="40325e01"/>
    </style:style>
    <style:style style:name="P80" style:family="paragraph" style:parent-style-name="Text_20_body">
      <style:text-properties officeooo:rsid="3f3840e8" officeooo:paragraph-rsid="40325e01"/>
    </style:style>
    <style:style style:name="P81" style:family="paragraph" style:parent-style-name="Text_20_body">
      <style:text-properties officeooo:rsid="3c96c7c4" officeooo:paragraph-rsid="4041cdea"/>
    </style:style>
    <style:style style:name="P82" style:family="paragraph" style:parent-style-name="Text_20_body">
      <style:text-properties officeooo:rsid="3e731095" officeooo:paragraph-rsid="40530e74" style:language-asian="cs" style:country-asian="CZ"/>
    </style:style>
    <style:style style:name="P83" style:family="paragraph" style:parent-style-name="Text_20_body">
      <style:text-properties officeooo:rsid="27f58cff" officeooo:paragraph-rsid="40370cdc"/>
    </style:style>
    <style:style style:name="P84" style:family="paragraph" style:parent-style-name="Text_20_body">
      <style:text-properties officeooo:rsid="3c31cd8f" officeooo:paragraph-rsid="40370cdc"/>
    </style:style>
    <style:style style:name="P85" style:family="paragraph" style:parent-style-name="Text_20_body">
      <style:text-properties officeooo:rsid="3c339149" officeooo:paragraph-rsid="40370cdc"/>
    </style:style>
    <style:style style:name="P86" style:family="paragraph" style:parent-style-name="Text_20_body">
      <style:text-properties officeooo:rsid="3c392701" officeooo:paragraph-rsid="40370cdc"/>
    </style:style>
    <style:style style:name="P87" style:family="paragraph" style:parent-style-name="Text_20_body">
      <style:text-properties officeooo:rsid="3c888a9f" officeooo:paragraph-rsid="40370cdc"/>
    </style:style>
    <style:style style:name="P88" style:family="paragraph" style:parent-style-name="Text_20_body">
      <style:text-properties officeooo:paragraph-rsid="40370cdc"/>
    </style:style>
    <style:style style:name="P89" style:family="paragraph" style:parent-style-name="Text_20_body">
      <style:text-properties officeooo:rsid="3cb81413" officeooo:paragraph-rsid="4037f188"/>
    </style:style>
    <style:style style:name="P90" style:family="paragraph" style:parent-style-name="Text_20_body">
      <style:text-properties officeooo:rsid="2795358b" officeooo:paragraph-rsid="4037f188"/>
    </style:style>
    <style:style style:name="P91" style:family="paragraph" style:parent-style-name="Text_20_body">
      <style:text-properties officeooo:rsid="279e46b6" officeooo:paragraph-rsid="4037f188"/>
    </style:style>
    <style:style style:name="P92" style:family="paragraph" style:parent-style-name="Text_20_body">
      <style:text-properties officeooo:rsid="3d5fa0af" officeooo:paragraph-rsid="4037f188"/>
    </style:style>
    <style:style style:name="P93" style:family="paragraph" style:parent-style-name="Text_20_body">
      <style:text-properties officeooo:rsid="3d3a30e2" officeooo:paragraph-rsid="4037f188"/>
    </style:style>
    <style:style style:name="P94" style:family="paragraph" style:parent-style-name="Text_20_body">
      <style:text-properties officeooo:rsid="3e1437d5" officeooo:paragraph-rsid="4037f188"/>
    </style:style>
    <style:style style:name="P95" style:family="paragraph" style:parent-style-name="Text_20_body">
      <style:text-properties officeooo:rsid="3e126829" officeooo:paragraph-rsid="4037f188"/>
    </style:style>
    <style:style style:name="P96" style:family="paragraph" style:parent-style-name="Text_20_body">
      <style:text-properties officeooo:rsid="277dff14" officeooo:paragraph-rsid="4041cdea"/>
    </style:style>
    <style:style style:name="P97" style:family="paragraph" style:parent-style-name="Text_20_body">
      <style:text-properties officeooo:paragraph-rsid="40486e72"/>
    </style:style>
    <style:style style:name="P98" style:family="paragraph" style:parent-style-name="Text_20_body">
      <style:text-properties officeooo:paragraph-rsid="404f40cc"/>
    </style:style>
    <style:style style:name="P99" style:family="paragraph" style:parent-style-name="Text_20_body">
      <style:text-properties officeooo:rsid="40519878" officeooo:paragraph-rsid="40519878"/>
    </style:style>
    <style:style style:name="P100" style:family="paragraph" style:parent-style-name="Text_20_body">
      <style:text-properties fo:font-weight="normal" officeooo:rsid="3d4fd287" officeooo:paragraph-rsid="406dd8af" style:font-weight-asian="normal" style:font-weight-complex="normal"/>
    </style:style>
    <style:style style:name="P101" style:family="paragraph" style:parent-style-name="Text_20_body">
      <style:text-properties fo:font-weight="normal" officeooo:rsid="3d72f4bc" officeooo:paragraph-rsid="40cba6b5" fo:background-color="transparent" style:font-weight-asian="normal" style:font-weight-complex="normal"/>
    </style:style>
    <style:style style:name="P102" style:family="paragraph" style:parent-style-name="Text_20_body">
      <style:text-properties officeooo:rsid="3ca79f67" officeooo:paragraph-rsid="406c8a35"/>
    </style:style>
    <style:style style:name="P103" style:family="paragraph" style:parent-style-name="Text_20_body">
      <style:text-properties officeooo:rsid="3e34f68b" officeooo:paragraph-rsid="40775e8b"/>
    </style:style>
    <style:style style:name="P104" style:family="paragraph" style:parent-style-name="Text_20_body">
      <style:text-properties officeooo:rsid="4055fa94" officeooo:paragraph-rsid="4055fa94"/>
    </style:style>
    <style:style style:name="P105" style:family="paragraph" style:parent-style-name="Text_20_body">
      <style:text-properties officeooo:rsid="3d5d0c2b" officeooo:paragraph-rsid="4037f188"/>
    </style:style>
    <style:style style:name="P106" style:family="paragraph" style:parent-style-name="Text_20_body">
      <style:text-properties officeooo:paragraph-rsid="4037f188"/>
    </style:style>
    <style:style style:name="P107" style:family="paragraph" style:parent-style-name="Text_20_body">
      <style:text-properties officeooo:rsid="3e9f55d8" officeooo:paragraph-rsid="405a4696"/>
    </style:style>
    <style:style style:name="P108" style:family="paragraph" style:parent-style-name="Text_20_body">
      <style:text-properties officeooo:rsid="4066a237" officeooo:paragraph-rsid="406a1f90"/>
    </style:style>
    <style:style style:name="P109" style:family="paragraph" style:parent-style-name="Text_20_body">
      <style:text-properties officeooo:paragraph-rsid="406a1f90"/>
    </style:style>
    <style:style style:name="P110" style:family="paragraph" style:parent-style-name="Text_20_body">
      <style:text-properties officeooo:rsid="3d72f4bc" officeooo:paragraph-rsid="406a2a8b"/>
    </style:style>
    <style:style style:name="P111" style:family="paragraph" style:parent-style-name="Text_20_body">
      <style:text-properties officeooo:rsid="3cca94b5" officeooo:paragraph-rsid="406c8a35"/>
    </style:style>
    <style:style style:name="P112" style:family="paragraph" style:parent-style-name="Text_20_body">
      <style:text-properties officeooo:rsid="3dc57f96" officeooo:paragraph-rsid="406c8a35"/>
    </style:style>
    <style:style style:name="P113" style:family="paragraph" style:parent-style-name="Text_20_body">
      <style:text-properties officeooo:rsid="3dc6cc95" officeooo:paragraph-rsid="406c8a35"/>
    </style:style>
    <style:style style:name="P114" style:family="paragraph" style:parent-style-name="Text_20_body">
      <style:text-properties officeooo:paragraph-rsid="406c8a35"/>
    </style:style>
    <style:style style:name="P115" style:family="paragraph" style:parent-style-name="Text_20_body">
      <style:text-properties officeooo:rsid="3ca61116" officeooo:paragraph-rsid="406c8a35"/>
    </style:style>
    <style:style style:name="P116" style:family="paragraph" style:parent-style-name="Text_20_body">
      <style:text-properties officeooo:rsid="3ca76f92" officeooo:paragraph-rsid="406c8a35"/>
    </style:style>
    <style:style style:name="P117" style:family="paragraph" style:parent-style-name="Text_20_body">
      <style:text-properties officeooo:rsid="3d4d0785" officeooo:paragraph-rsid="406c8a35"/>
    </style:style>
    <style:style style:name="P118" style:family="paragraph" style:parent-style-name="Text_20_body">
      <style:text-properties officeooo:rsid="406e7f3f" officeooo:paragraph-rsid="406e7f3f"/>
    </style:style>
    <style:style style:name="P119" style:family="paragraph" style:parent-style-name="Text_20_body">
      <style:text-properties officeooo:paragraph-rsid="406e7f3f"/>
    </style:style>
    <style:style style:name="P120" style:family="paragraph" style:parent-style-name="Text_20_body">
      <style:text-properties officeooo:rsid="3e371141" officeooo:paragraph-rsid="40775e8b"/>
    </style:style>
    <style:style style:name="P121" style:family="paragraph" style:parent-style-name="Text_20_body">
      <style:text-properties officeooo:rsid="3cd7ab97" officeooo:paragraph-rsid="40775e8b"/>
    </style:style>
    <style:style style:name="P122" style:family="paragraph" style:parent-style-name="Text_20_body">
      <style:text-properties officeooo:rsid="40775e8b" officeooo:paragraph-rsid="40775e8b"/>
    </style:style>
    <style:style style:name="P123" style:family="paragraph" style:parent-style-name="Text_20_body">
      <style:text-properties officeooo:paragraph-rsid="40775e8b"/>
    </style:style>
    <style:style style:name="P124" style:family="paragraph" style:parent-style-name="Text_20_body">
      <style:text-properties officeooo:paragraph-rsid="4043481b"/>
    </style:style>
    <style:style style:name="P125" style:family="paragraph" style:parent-style-name="Text_20_body">
      <style:text-properties officeooo:rsid="218cfb73" officeooo:paragraph-rsid="4078bb01"/>
    </style:style>
    <style:style style:name="P126" style:family="paragraph" style:parent-style-name="Text_20_body">
      <style:text-properties officeooo:rsid="407a6f36" officeooo:paragraph-rsid="407a6f36"/>
    </style:style>
    <style:style style:name="P127" style:family="paragraph" style:parent-style-name="Text_20_body">
      <style:text-properties officeooo:rsid="3d605d76" officeooo:paragraph-rsid="4037f188"/>
    </style:style>
    <style:style style:name="P128" style:family="paragraph" style:parent-style-name="Text_20_body">
      <style:text-properties officeooo:rsid="4074ff71" officeooo:paragraph-rsid="4074ff71"/>
    </style:style>
    <style:style style:name="P129" style:family="paragraph" style:parent-style-name="Text_20_body">
      <style:text-properties officeooo:rsid="1cdbb04f" officeooo:paragraph-rsid="408430cb"/>
    </style:style>
    <style:style style:name="P130" style:family="paragraph" style:parent-style-name="Text_20_body">
      <style:text-properties officeooo:rsid="408430cb" officeooo:paragraph-rsid="408430cb"/>
    </style:style>
    <style:style style:name="P131" style:family="paragraph" style:parent-style-name="Text_20_body">
      <style:text-properties officeooo:rsid="14c8a310" officeooo:paragraph-rsid="40852254"/>
    </style:style>
    <style:style style:name="P132" style:family="paragraph" style:parent-style-name="Text_20_body">
      <style:text-properties officeooo:rsid="18e685e5" officeooo:paragraph-rsid="2560f252"/>
    </style:style>
    <style:style style:name="P133" style:family="paragraph" style:parent-style-name="Text_20_body">
      <style:text-properties officeooo:rsid="4006e809" officeooo:paragraph-rsid="40ab937b"/>
    </style:style>
    <style:style style:name="P134" style:family="paragraph" style:parent-style-name="Text_20_body">
      <style:text-properties officeooo:rsid="3b9a6b3e" officeooo:paragraph-rsid="40b0e745"/>
    </style:style>
    <style:style style:name="P135" style:family="paragraph" style:parent-style-name="Text_20_body">
      <style:text-properties officeooo:rsid="3c13c566" officeooo:paragraph-rsid="40bc608b"/>
    </style:style>
    <style:style style:name="P136" style:family="paragraph" style:parent-style-name="Text_20_body">
      <style:text-properties officeooo:rsid="40d83fbe" officeooo:paragraph-rsid="40d83fbe"/>
    </style:style>
    <style:style style:name="P137" style:family="paragraph" style:parent-style-name="Text_20_body">
      <style:text-properties officeooo:paragraph-rsid="40dc02ae"/>
    </style:style>
    <style:style style:name="P138" style:family="paragraph" style:parent-style-name="Text_20_body">
      <style:text-properties officeooo:rsid="3d7acb3a" officeooo:paragraph-rsid="40e670f9"/>
    </style:style>
    <style:style style:name="P139" style:family="paragraph" style:parent-style-name="Standard">
      <style:paragraph-properties fo:text-align="center" style:justify-single-word="false"/>
      <style:text-properties officeooo:rsid="057aae1d" officeooo:paragraph-rsid="057aae1d"/>
    </style:style>
    <style:style style:name="P14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4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43" style:family="paragraph" style:parent-style-name="Example_20_Header">
      <style:text-properties officeooo:paragraph-rsid="0ce95318"/>
    </style:style>
    <style:style style:name="P144" style:family="paragraph" style:parent-style-name="Example_20_Header">
      <style:text-properties officeooo:paragraph-rsid="2583568e"/>
    </style:style>
    <style:style style:name="P145" style:family="paragraph" style:parent-style-name="Example_20_Header">
      <style:text-properties officeooo:paragraph-rsid="259f0425"/>
    </style:style>
    <style:style style:name="P146" style:family="paragraph" style:parent-style-name="Example_20_Header">
      <style:text-properties officeooo:paragraph-rsid="25a0872c"/>
    </style:style>
    <style:style style:name="P147" style:family="paragraph" style:parent-style-name="Example_20_Header">
      <style:text-properties officeooo:rsid="27e08a27" officeooo:paragraph-rsid="3faca734"/>
    </style:style>
    <style:style style:name="P148" style:family="paragraph" style:parent-style-name="Example_20_Header">
      <style:text-properties officeooo:rsid="27e08a27" officeooo:paragraph-rsid="3fb35607"/>
    </style:style>
    <style:style style:name="P149" style:family="paragraph" style:parent-style-name="Example_20_Header">
      <style:text-properties officeooo:rsid="27e08a27" officeooo:paragraph-rsid="3fdf76d3"/>
    </style:style>
    <style:style style:name="P150" style:family="paragraph" style:parent-style-name="Example_20_Header">
      <style:text-properties style:text-line-through-style="none" style:text-line-through-type="none" officeooo:rsid="27aedea8" officeooo:paragraph-rsid="406c8a35" fo:background-color="transparent"/>
    </style:style>
    <style:style style:name="P151" style:family="paragraph" style:parent-style-name="Example_20_Header">
      <style:text-properties style:text-line-through-style="none" style:text-line-through-type="none" officeooo:rsid="3cfb1ef6" officeooo:paragraph-rsid="406c8a35" fo:background-color="transparent"/>
    </style:style>
    <style:style style:name="P152" style:family="paragraph" style:parent-style-name="Example_20_Header">
      <style:text-properties fo:language="cs" fo:country="CZ" fo:font-style="normal" officeooo:paragraph-rsid="3ef566e2" style:font-style-asian="normal" style:font-style-complex="normal"/>
    </style:style>
    <style:style style:name="P153"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154"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155"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156" style:family="paragraph" style:parent-style-name="Example_20_Header">
      <style:text-properties fo:language="cs" fo:country="CZ" officeooo:rsid="40631d3d" officeooo:paragraph-rsid="406a1f90"/>
    </style:style>
    <style:style style:name="P157" style:family="paragraph" style:parent-style-name="Example_20_Header">
      <style:text-properties officeooo:rsid="3e7911aa" officeooo:paragraph-rsid="3e7911aa"/>
    </style:style>
    <style:style style:name="P158" style:family="paragraph" style:parent-style-name="Example_20_Header">
      <style:text-properties officeooo:rsid="3e7911aa" officeooo:paragraph-rsid="3f7cdb05"/>
    </style:style>
    <style:style style:name="P159" style:family="paragraph" style:parent-style-name="Example_20_Header">
      <style:text-properties officeooo:paragraph-rsid="3e7911aa"/>
    </style:style>
    <style:style style:name="P160" style:family="paragraph" style:parent-style-name="Example_20_Header">
      <style:text-properties officeooo:paragraph-rsid="256b3a1f"/>
    </style:style>
    <style:style style:name="P161" style:family="paragraph" style:parent-style-name="Example_20_Header">
      <style:text-properties officeooo:paragraph-rsid="3f9a274c"/>
    </style:style>
    <style:style style:name="P162" style:family="paragraph" style:parent-style-name="Example_20_Header">
      <style:text-properties officeooo:paragraph-rsid="3fa2e04b"/>
    </style:style>
    <style:style style:name="P163" style:family="paragraph" style:parent-style-name="Example_20_Header">
      <style:text-properties officeooo:paragraph-rsid="3faca734"/>
    </style:style>
    <style:style style:name="P164" style:family="paragraph" style:parent-style-name="Example_20_Header">
      <style:text-properties officeooo:paragraph-rsid="3fb35607"/>
    </style:style>
    <style:style style:name="P165" style:family="paragraph" style:parent-style-name="Example_20_Header">
      <style:text-properties officeooo:rsid="26d8fde5" officeooo:paragraph-rsid="3ff21e18" fo:background-color="transparent"/>
    </style:style>
    <style:style style:name="P166" style:family="paragraph" style:parent-style-name="Example_20_Header">
      <style:text-properties officeooo:rsid="2762e78e" officeooo:paragraph-rsid="3ff21e18"/>
    </style:style>
    <style:style style:name="P167" style:family="paragraph" style:parent-style-name="Example_20_Header">
      <style:text-properties officeooo:rsid="2762e78e" officeooo:paragraph-rsid="406e7f3f"/>
    </style:style>
    <style:style style:name="P168" style:family="paragraph" style:parent-style-name="Example_20_Header">
      <style:text-properties officeooo:paragraph-rsid="3ff21e18"/>
    </style:style>
    <style:style style:name="P169" style:family="paragraph" style:parent-style-name="Example_20_Header">
      <style:text-properties officeooo:paragraph-rsid="3ff5a2c6"/>
    </style:style>
    <style:style style:name="P170" style:family="paragraph" style:parent-style-name="Example_20_Header">
      <style:text-properties officeooo:paragraph-rsid="4009f6d0"/>
    </style:style>
    <style:style style:name="P171" style:family="paragraph" style:parent-style-name="Example_20_Header">
      <style:text-properties officeooo:paragraph-rsid="40179e36"/>
    </style:style>
    <style:style style:name="P172" style:family="paragraph" style:parent-style-name="Example_20_Header">
      <style:text-properties officeooo:paragraph-rsid="40325e01"/>
    </style:style>
    <style:style style:name="P173" style:family="paragraph" style:parent-style-name="Example_20_Header">
      <style:text-properties officeooo:rsid="27f58cff" officeooo:paragraph-rsid="40370cdc"/>
    </style:style>
    <style:style style:name="P174" style:family="paragraph" style:parent-style-name="Example_20_Header">
      <style:text-properties officeooo:rsid="3c888a9f" officeooo:paragraph-rsid="40370cdc"/>
    </style:style>
    <style:style style:name="P175" style:family="paragraph" style:parent-style-name="Example_20_Header">
      <style:text-properties officeooo:paragraph-rsid="40370cdc"/>
    </style:style>
    <style:style style:name="P176" style:family="paragraph" style:parent-style-name="Example_20_Header">
      <style:text-properties officeooo:rsid="279e46b6" officeooo:paragraph-rsid="4037f188"/>
    </style:style>
    <style:style style:name="P177" style:family="paragraph" style:parent-style-name="Example_20_Header">
      <style:text-properties officeooo:rsid="279e46b6" officeooo:paragraph-rsid="406c8a35"/>
    </style:style>
    <style:style style:name="P178" style:family="paragraph" style:parent-style-name="Example_20_Header">
      <style:text-properties officeooo:paragraph-rsid="4037f188"/>
    </style:style>
    <style:style style:name="P179" style:family="paragraph" style:parent-style-name="Example_20_Header">
      <style:text-properties officeooo:paragraph-rsid="4041cdea"/>
    </style:style>
    <style:style style:name="P180" style:family="paragraph" style:parent-style-name="Example_20_Header">
      <style:text-properties officeooo:paragraph-rsid="40530e74"/>
    </style:style>
    <style:style style:name="P181" style:family="paragraph" style:parent-style-name="Example_20_Header">
      <style:text-properties officeooo:paragraph-rsid="405a4696"/>
    </style:style>
    <style:style style:name="P182" style:family="paragraph" style:parent-style-name="Example_20_Header">
      <style:text-properties officeooo:paragraph-rsid="405c8dcd"/>
    </style:style>
    <style:style style:name="P183" style:family="paragraph" style:parent-style-name="Example_20_Header">
      <style:text-properties officeooo:paragraph-rsid="40601a82"/>
    </style:style>
    <style:style style:name="P184" style:family="paragraph" style:parent-style-name="Example_20_Header">
      <style:text-properties officeooo:paragraph-rsid="4061ec89"/>
    </style:style>
    <style:style style:name="P185" style:family="paragraph" style:parent-style-name="Example_20_Header">
      <style:text-properties officeooo:paragraph-rsid="406a1f90"/>
    </style:style>
    <style:style style:name="P186" style:family="paragraph" style:parent-style-name="Example_20_Header">
      <style:text-properties officeooo:paragraph-rsid="406a2a8b"/>
    </style:style>
    <style:style style:name="P187" style:family="paragraph" style:parent-style-name="Example_20_Header">
      <style:text-properties officeooo:paragraph-rsid="406c8a35"/>
    </style:style>
    <style:style style:name="P188" style:family="paragraph" style:parent-style-name="Example_20_Header">
      <style:text-properties officeooo:paragraph-rsid="406e7f3f"/>
    </style:style>
    <style:style style:name="P189" style:family="paragraph" style:parent-style-name="Example_20_Header">
      <style:text-properties officeooo:rsid="14c8a310" officeooo:paragraph-rsid="4074ff71"/>
    </style:style>
    <style:style style:name="P190" style:family="paragraph" style:parent-style-name="Example_20_Header">
      <style:text-properties officeooo:paragraph-rsid="40775e8b"/>
    </style:style>
    <style:style style:name="P191" style:family="paragraph" style:parent-style-name="Example_20_Header">
      <style:text-properties officeooo:paragraph-rsid="4078bb01"/>
    </style:style>
    <style:style style:name="P192" style:family="paragraph" style:parent-style-name="Example_20_Header">
      <style:text-properties officeooo:paragraph-rsid="40cba6b5"/>
    </style:style>
    <style:style style:name="P193" style:family="paragraph" style:parent-style-name="Example">
      <style:text-properties officeooo:paragraph-rsid="2576dfad"/>
    </style:style>
    <style:style style:name="P194" style:family="paragraph" style:parent-style-name="Example">
      <style:text-properties fo:language="cs" fo:country="CZ" officeooo:rsid="25612f74" officeooo:paragraph-rsid="25a0872c" style:language-asian="zxx" style:country-asian="none" style:language-complex="ar" style:country-complex="SA"/>
    </style:style>
    <style:style style:name="P195"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196" style:family="paragraph" style:parent-style-name="Example">
      <style:text-properties fo:language="cs" fo:country="CZ" fo:font-style="normal" officeooo:paragraph-rsid="40a4f527" style:language-asian="cs" style:country-asian="CZ" style:font-style-asian="normal" style:font-style-complex="normal"/>
    </style:style>
    <style:style style:name="P197"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198"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199"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200" style:family="paragraph" style:parent-style-name="Example">
      <style:text-properties officeooo:rsid="122861d3" officeooo:paragraph-rsid="259f0425"/>
    </style:style>
    <style:style style:name="P201" style:family="paragraph" style:parent-style-name="Example">
      <style:text-properties officeooo:rsid="122861d3" officeooo:paragraph-rsid="25a63f6d"/>
    </style:style>
    <style:style style:name="P202" style:family="paragraph" style:parent-style-name="Example">
      <style:text-properties officeooo:paragraph-rsid="2597a654"/>
    </style:style>
    <style:style style:name="P203" style:family="paragraph" style:parent-style-name="Example">
      <style:text-properties officeooo:paragraph-rsid="25a63f6d"/>
    </style:style>
    <style:style style:name="P204" style:family="paragraph" style:parent-style-name="Example">
      <style:text-properties officeooo:paragraph-rsid="258abddb"/>
    </style:style>
    <style:style style:name="P205" style:family="paragraph" style:parent-style-name="Example">
      <style:text-properties officeooo:rsid="217800a7" officeooo:paragraph-rsid="25f2d04a"/>
    </style:style>
    <style:style style:name="P206" style:family="paragraph" style:parent-style-name="Example">
      <style:text-properties officeooo:rsid="273ba786" officeooo:paragraph-rsid="3ff21e18" fo:background-color="transparent"/>
    </style:style>
    <style:style style:name="P207" style:family="paragraph" style:parent-style-name="Example">
      <style:text-properties officeooo:rsid="2632c719" officeooo:paragraph-rsid="3ff21e18" fo:background-color="transparent"/>
    </style:style>
    <style:style style:name="P208" style:family="paragraph" style:parent-style-name="Example">
      <style:text-properties officeooo:rsid="25cb9d66" officeooo:paragraph-rsid="3ff21e18" fo:background-color="transparent"/>
    </style:style>
    <style:style style:name="P209" style:family="paragraph" style:parent-style-name="Example">
      <style:text-properties officeooo:rsid="26d8fde5" officeooo:paragraph-rsid="3ff21e18" fo:background-color="transparent"/>
    </style:style>
    <style:style style:name="P210" style:family="paragraph" style:parent-style-name="Example">
      <style:text-properties officeooo:rsid="3c392701" officeooo:paragraph-rsid="40370cdc" fo:background-color="transparent"/>
    </style:style>
    <style:style style:name="P211" style:family="paragraph" style:parent-style-name="Example">
      <style:text-properties officeooo:rsid="2795358b" officeooo:paragraph-rsid="40370cdc" fo:background-color="transparent"/>
    </style:style>
    <style:style style:name="P212" style:family="paragraph" style:parent-style-name="Example">
      <style:text-properties officeooo:rsid="2795358b" officeooo:paragraph-rsid="4037f188" fo:background-color="transparent"/>
    </style:style>
    <style:style style:name="P213" style:family="paragraph" style:parent-style-name="Example">
      <style:text-properties officeooo:rsid="280aa77e" officeooo:paragraph-rsid="4061ec89" fo:background-color="transparent"/>
    </style:style>
    <style:style style:name="P214" style:family="paragraph" style:parent-style-name="Example">
      <style:text-properties officeooo:rsid="280d8053" officeooo:paragraph-rsid="405c8dcd" fo:background-color="transparent"/>
    </style:style>
    <style:style style:name="P215" style:family="paragraph" style:parent-style-name="Example">
      <style:text-properties style:text-line-through-style="none" style:text-line-through-type="none" officeooo:rsid="2795358b" officeooo:paragraph-rsid="4037f188" fo:background-color="transparent"/>
    </style:style>
    <style:style style:name="P216" style:family="paragraph" style:parent-style-name="Example">
      <style:text-properties style:text-line-through-style="none" style:text-line-through-type="none" officeooo:rsid="3de3a450" officeooo:paragraph-rsid="406c8a35" fo:background-color="transparent"/>
    </style:style>
    <style:style style:name="P217"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218" style:family="paragraph" style:parent-style-name="Example">
      <style:text-properties fo:font-style="normal" officeooo:rsid="3d8e5741" officeooo:paragraph-rsid="4009f6d0" style:font-style-asian="normal" style:font-style-complex="normal"/>
    </style:style>
    <style:style style:name="P219" style:family="paragraph" style:parent-style-name="Example">
      <style:text-properties officeooo:paragraph-rsid="3b59bc07"/>
    </style:style>
    <style:style style:name="P220" style:family="paragraph" style:parent-style-name="Example">
      <style:text-properties officeooo:rsid="3c220128" officeooo:paragraph-rsid="3fb35607"/>
    </style:style>
    <style:style style:name="P221" style:family="paragraph" style:parent-style-name="Example">
      <style:text-properties officeooo:rsid="27e201ac" officeooo:paragraph-rsid="3faca734"/>
    </style:style>
    <style:style style:name="P222" style:family="paragraph" style:parent-style-name="Example">
      <style:text-properties officeooo:rsid="27ea0ea6" officeooo:paragraph-rsid="3faca734"/>
    </style:style>
    <style:style style:name="P223" style:family="paragraph" style:parent-style-name="Example">
      <style:text-properties officeooo:rsid="1e05f260" officeooo:paragraph-rsid="3e7911aa"/>
    </style:style>
    <style:style style:name="P224" style:family="paragraph" style:parent-style-name="Example">
      <style:text-properties officeooo:paragraph-rsid="3e7911aa"/>
    </style:style>
    <style:style style:name="P225" style:family="paragraph" style:parent-style-name="Example">
      <style:text-properties officeooo:paragraph-rsid="3eeec006"/>
    </style:style>
    <style:style style:name="P226" style:family="paragraph" style:parent-style-name="Example">
      <style:text-properties officeooo:paragraph-rsid="259f0425"/>
    </style:style>
    <style:style style:name="P227" style:family="paragraph" style:parent-style-name="Example">
      <style:text-properties officeooo:rsid="217d02ee" officeooo:paragraph-rsid="3fa2e04b"/>
    </style:style>
    <style:style style:name="P228" style:family="paragraph" style:parent-style-name="Example">
      <style:text-properties officeooo:paragraph-rsid="3fa48dfe"/>
    </style:style>
    <style:style style:name="P229" style:family="paragraph" style:parent-style-name="Example">
      <style:text-properties officeooo:rsid="3fb35607" officeooo:paragraph-rsid="3fd94866"/>
    </style:style>
    <style:style style:name="P230" style:family="paragraph" style:parent-style-name="Example">
      <style:text-properties officeooo:paragraph-rsid="3ff21e18"/>
    </style:style>
    <style:style style:name="P231" style:family="paragraph" style:parent-style-name="Example">
      <style:text-properties officeooo:paragraph-rsid="3ff5a2c6"/>
    </style:style>
    <style:style style:name="P232" style:family="paragraph" style:parent-style-name="Example">
      <style:text-properties officeooo:paragraph-rsid="400540ca"/>
    </style:style>
    <style:style style:name="P233" style:family="paragraph" style:parent-style-name="Example">
      <style:text-properties officeooo:rsid="3d8e5741" officeooo:paragraph-rsid="4009f6d0"/>
    </style:style>
    <style:style style:name="P234" style:family="paragraph" style:parent-style-name="Example">
      <style:text-properties officeooo:paragraph-rsid="4009f6d0"/>
    </style:style>
    <style:style style:name="P235" style:family="paragraph" style:parent-style-name="Example">
      <style:text-properties officeooo:rsid="3a85c4c9" officeooo:paragraph-rsid="40179e36"/>
    </style:style>
    <style:style style:name="P236" style:family="paragraph" style:parent-style-name="Example">
      <style:text-properties officeooo:paragraph-rsid="40179e36"/>
    </style:style>
    <style:style style:name="P237" style:family="paragraph" style:parent-style-name="Example">
      <style:text-properties officeooo:paragraph-rsid="401d85cf"/>
    </style:style>
    <style:style style:name="P238" style:family="paragraph" style:parent-style-name="Example">
      <style:text-properties officeooo:paragraph-rsid="4020f835"/>
    </style:style>
    <style:style style:name="P239" style:family="paragraph" style:parent-style-name="Example">
      <style:text-properties officeooo:paragraph-rsid="4028283a"/>
    </style:style>
    <style:style style:name="P240" style:family="paragraph" style:parent-style-name="Example">
      <style:text-properties officeooo:paragraph-rsid="4029c60c"/>
    </style:style>
    <style:style style:name="P241" style:family="paragraph" style:parent-style-name="Example">
      <style:text-properties officeooo:rsid="3b785e2f" officeooo:paragraph-rsid="40325e01"/>
    </style:style>
    <style:style style:name="P242" style:family="paragraph" style:parent-style-name="Example">
      <style:text-properties officeooo:rsid="3f3840e8" officeooo:paragraph-rsid="40325e01"/>
    </style:style>
    <style:style style:name="P243" style:family="paragraph" style:parent-style-name="Example">
      <style:text-properties officeooo:paragraph-rsid="40325e01"/>
    </style:style>
    <style:style style:name="P244" style:family="paragraph" style:parent-style-name="Example">
      <style:text-properties officeooo:rsid="3e731095" officeooo:paragraph-rsid="40530e74" style:language-asian="cs" style:country-asian="CZ"/>
    </style:style>
    <style:style style:name="P245" style:family="paragraph" style:parent-style-name="Example">
      <style:text-properties officeooo:rsid="3c3b4ce7" officeooo:paragraph-rsid="40370cdc"/>
    </style:style>
    <style:style style:name="P246" style:family="paragraph" style:parent-style-name="Example">
      <style:text-properties officeooo:rsid="3c8f0b14" officeooo:paragraph-rsid="40370cdc"/>
    </style:style>
    <style:style style:name="P247" style:family="paragraph" style:parent-style-name="Example">
      <style:text-properties officeooo:paragraph-rsid="40370cdc"/>
    </style:style>
    <style:style style:name="P248" style:family="paragraph" style:parent-style-name="Example">
      <style:text-properties officeooo:rsid="3e6fa28b" officeooo:paragraph-rsid="4037f188"/>
    </style:style>
    <style:style style:name="P249" style:family="paragraph" style:parent-style-name="Example">
      <style:text-properties officeooo:rsid="3e15d31b" officeooo:paragraph-rsid="4037f188"/>
    </style:style>
    <style:style style:name="P250" style:family="paragraph" style:parent-style-name="Example">
      <style:text-properties officeooo:paragraph-rsid="4037f188"/>
    </style:style>
    <style:style style:name="P251" style:family="paragraph" style:parent-style-name="Example">
      <style:text-properties officeooo:rsid="403a51d8" officeooo:paragraph-rsid="403c2fef"/>
    </style:style>
    <style:style style:name="P252" style:family="paragraph" style:parent-style-name="Example">
      <style:text-properties officeooo:paragraph-rsid="403c2fef"/>
    </style:style>
    <style:style style:name="P253" style:family="paragraph" style:parent-style-name="Example">
      <style:text-properties officeooo:rsid="3c96c7c4" officeooo:paragraph-rsid="4041cdea"/>
    </style:style>
    <style:style style:name="P254" style:family="paragraph" style:parent-style-name="Example">
      <style:text-properties officeooo:paragraph-rsid="3faca734"/>
    </style:style>
    <style:style style:name="P255" style:family="paragraph" style:parent-style-name="Example">
      <style:text-properties officeooo:paragraph-rsid="40530e74"/>
    </style:style>
    <style:style style:name="P256" style:family="paragraph" style:parent-style-name="Example">
      <style:text-properties officeooo:paragraph-rsid="40775e8b"/>
    </style:style>
    <style:style style:name="P257" style:family="paragraph" style:parent-style-name="Example">
      <style:text-properties officeooo:rsid="4055fa94" officeooo:paragraph-rsid="405c8dcd"/>
    </style:style>
    <style:style style:name="P258" style:family="paragraph" style:parent-style-name="Example">
      <style:text-properties officeooo:rsid="3d6d5832" officeooo:paragraph-rsid="405a4696"/>
    </style:style>
    <style:style style:name="P259" style:family="paragraph" style:parent-style-name="Example">
      <style:text-properties officeooo:paragraph-rsid="405a4696"/>
    </style:style>
    <style:style style:name="P260" style:family="paragraph" style:parent-style-name="Example">
      <style:text-properties officeooo:rsid="3d5d0c2b" officeooo:paragraph-rsid="405a4696"/>
    </style:style>
    <style:style style:name="P261" style:family="paragraph" style:parent-style-name="Example">
      <style:text-properties officeooo:paragraph-rsid="405b92f2"/>
    </style:style>
    <style:style style:name="P262" style:family="paragraph" style:parent-style-name="Example">
      <style:text-properties officeooo:rsid="280aa77e" officeooo:paragraph-rsid="405c8dcd"/>
    </style:style>
    <style:style style:name="P263" style:family="paragraph" style:parent-style-name="Example">
      <style:text-properties officeooo:paragraph-rsid="405c8dcd"/>
    </style:style>
    <style:style style:name="P264" style:family="paragraph" style:parent-style-name="Example">
      <style:text-properties officeooo:paragraph-rsid="40601a82"/>
    </style:style>
    <style:style style:name="P265" style:family="paragraph" style:parent-style-name="Example">
      <style:text-properties officeooo:paragraph-rsid="406a1f90"/>
    </style:style>
    <style:style style:name="P266" style:family="paragraph" style:parent-style-name="Example">
      <style:text-properties officeooo:paragraph-rsid="406a2a8b"/>
    </style:style>
    <style:style style:name="P267" style:family="paragraph" style:parent-style-name="Example">
      <style:text-properties officeooo:rsid="3de3a450" officeooo:paragraph-rsid="406c8a35"/>
    </style:style>
    <style:style style:name="P268" style:family="paragraph" style:parent-style-name="Example">
      <style:text-properties officeooo:rsid="3dc57f96" officeooo:paragraph-rsid="406c8a35"/>
    </style:style>
    <style:style style:name="P269" style:family="paragraph" style:parent-style-name="Example">
      <style:text-properties officeooo:rsid="3ddd7fa6" officeooo:paragraph-rsid="406c8a35"/>
    </style:style>
    <style:style style:name="P270" style:family="paragraph" style:parent-style-name="Example">
      <style:text-properties officeooo:rsid="3dc6cc95" officeooo:paragraph-rsid="406c8a35"/>
    </style:style>
    <style:style style:name="P271" style:family="paragraph" style:parent-style-name="Example">
      <style:text-properties fo:font-weight="normal" officeooo:rsid="3def6177" officeooo:paragraph-rsid="406c8a35" style:font-weight-asian="normal" style:font-weight-complex="normal"/>
    </style:style>
    <style:style style:name="P272" style:family="paragraph" style:parent-style-name="Example">
      <style:text-properties officeooo:rsid="3de77420" officeooo:paragraph-rsid="406c8a35"/>
    </style:style>
    <style:style style:name="P273" style:family="paragraph" style:parent-style-name="Example">
      <style:text-properties officeooo:paragraph-rsid="406c8a35"/>
    </style:style>
    <style:style style:name="P274" style:family="paragraph" style:parent-style-name="Example">
      <style:text-properties officeooo:rsid="27ff85eb" officeooo:paragraph-rsid="406c8a35"/>
    </style:style>
    <style:style style:name="P275" style:family="paragraph" style:parent-style-name="Example">
      <style:text-properties officeooo:rsid="275f9bed" officeooo:paragraph-rsid="406e7f3f"/>
    </style:style>
    <style:style style:name="P276" style:family="paragraph" style:parent-style-name="Example">
      <style:text-properties officeooo:rsid="3a843269" officeooo:paragraph-rsid="406e7f3f"/>
    </style:style>
    <style:style style:name="P277" style:family="paragraph" style:parent-style-name="Example">
      <style:text-properties officeooo:rsid="397cbccb" officeooo:paragraph-rsid="406e7f3f"/>
    </style:style>
    <style:style style:name="P278" style:family="paragraph" style:parent-style-name="Example">
      <style:text-properties officeooo:rsid="3c0d2cf0" officeooo:paragraph-rsid="4074ff71"/>
    </style:style>
    <style:style style:name="P279" style:family="paragraph" style:parent-style-name="Example">
      <style:text-properties officeooo:rsid="3ba4cc9c" officeooo:paragraph-rsid="4074ff71"/>
    </style:style>
    <style:style style:name="P280" style:family="paragraph" style:parent-style-name="Example">
      <style:text-properties officeooo:paragraph-rsid="4074ff71"/>
    </style:style>
    <style:style style:name="P281" style:family="paragraph" style:parent-style-name="Example">
      <style:text-properties officeooo:paragraph-rsid="40782de0"/>
    </style:style>
    <style:style style:name="P282" style:family="paragraph" style:parent-style-name="Example">
      <style:text-properties officeooo:rsid="3c4cb20c" officeooo:paragraph-rsid="4078bb01"/>
    </style:style>
    <style:style style:name="P283" style:family="paragraph" style:parent-style-name="Example">
      <style:text-properties officeooo:paragraph-rsid="4078bb01"/>
    </style:style>
    <style:style style:name="P284" style:family="paragraph" style:parent-style-name="Example">
      <style:text-properties officeooo:paragraph-rsid="40a4f527"/>
    </style:style>
    <style:style style:name="P285" style:family="paragraph" style:parent-style-name="Example">
      <style:text-properties officeooo:paragraph-rsid="40cd17f5"/>
    </style:style>
    <style:style style:name="P286" style:family="paragraph" style:parent-style-name="Example">
      <style:text-properties officeooo:paragraph-rsid="40ce9cc8"/>
    </style:style>
    <style:style style:name="P287" style:family="paragraph" style:parent-style-name="Example">
      <style:text-properties officeooo:paragraph-rsid="40d6d476"/>
    </style:style>
    <style:style style:name="P288" style:family="paragraph" style:parent-style-name="Example">
      <style:text-properties officeooo:paragraph-rsid="40e044cb"/>
    </style:style>
    <style:style style:name="P289" style:family="paragraph" style:parent-style-name="Example">
      <style:text-properties officeooo:paragraph-rsid="40e93145"/>
    </style:style>
    <style:style style:name="P290" style:family="paragraph" style:parent-style-name="Text_20_body">
      <style:paragraph-properties fo:margin-left="0cm" fo:margin-right="0cm" fo:text-indent="0cm" style:auto-text-indent="false"/>
      <style:text-properties officeooo:paragraph-rsid="3ff5a2c6"/>
    </style:style>
    <style:style style:name="P291" style:family="paragraph" style:parent-style-name="Text_20_body" style:master-page-name="Standard">
      <style:paragraph-properties fo:text-align="end" style:justify-single-word="false" style:page-number="auto"/>
      <style:text-properties officeooo:paragraph-rsid="2590605e"/>
    </style:style>
    <style:style style:name="P292" style:family="paragraph" style:parent-style-name="Text_20_body" style:list-style-name="L78">
      <style:text-properties fo:language="cs" fo:country="CZ" fo:font-style="normal" officeooo:rsid="3fbef587" officeooo:paragraph-rsid="3fbef587" style:language-asian="cs" style:country-asian="CZ" style:font-style-asian="normal" style:font-style-complex="normal"/>
    </style:style>
    <style:style style:name="P293" style:family="paragraph" style:parent-style-name="Text_20_body" style:list-style-name="L78">
      <style:text-properties fo:language="cs" fo:country="CZ" fo:font-style="normal" officeooo:rsid="3fb35607" officeooo:paragraph-rsid="3fb35607" style:language-asian="cs" style:country-asian="CZ" style:font-style-asian="normal" style:font-style-complex="normal"/>
    </style:style>
    <style:style style:name="P294" style:family="paragraph" style:parent-style-name="Text_20_body" style:list-style-name="L78">
      <style:text-properties fo:language="cs" fo:country="CZ" fo:font-style="normal" officeooo:rsid="3fb436f5" officeooo:paragraph-rsid="3fb436f5" style:language-asian="cs" style:country-asian="CZ" style:font-style-asian="normal" style:font-style-complex="normal"/>
    </style:style>
    <style:style style:name="P295" style:family="paragraph" style:parent-style-name="Text_20_body" style:list-style-name="L78">
      <style:text-properties fo:language="cs" fo:country="CZ" fo:font-style="normal" officeooo:rsid="3fd2ee44" officeooo:paragraph-rsid="3fd2ee44" style:language-asian="cs" style:country-asian="CZ" style:font-style-asian="normal" style:font-style-complex="normal"/>
    </style:style>
    <style:style style:name="P296" style:family="paragraph" style:parent-style-name="Text_20_body" style:list-style-name="L79">
      <style:text-properties fo:language="cs" fo:country="CZ" officeooo:rsid="1a224a2d" officeooo:paragraph-rsid="3faca734"/>
    </style:style>
    <style:style style:name="P297" style:family="paragraph" style:parent-style-name="Text_20_body" style:list-style-name="L67">
      <style:text-properties officeooo:rsid="3e774433" officeooo:paragraph-rsid="3e774433"/>
    </style:style>
    <style:style style:name="P298" style:family="paragraph" style:parent-style-name="Text_20_body" style:list-style-name="L68"/>
    <style:style style:name="P299" style:family="paragraph" style:parent-style-name="Text_20_body" style:list-style-name="L68">
      <style:text-properties officeooo:rsid="40631d3d" officeooo:paragraph-rsid="40631d3d"/>
    </style:style>
    <style:style style:name="P300" style:family="paragraph" style:parent-style-name="Text_20_body" style:list-style-name="L69">
      <style:text-properties officeooo:rsid="2554a1de" officeooo:paragraph-rsid="2554a1de"/>
    </style:style>
    <style:style style:name="P301" style:family="paragraph" style:parent-style-name="Text_20_body" style:list-style-name="L69">
      <style:text-properties officeooo:rsid="3e88d409" officeooo:paragraph-rsid="3e88d409"/>
    </style:style>
    <style:style style:name="P302" style:family="paragraph" style:parent-style-name="Text_20_body" style:list-style-name="L69">
      <style:text-properties officeooo:rsid="023fd48c" officeooo:paragraph-rsid="2554a1de"/>
    </style:style>
    <style:style style:name="P303" style:family="paragraph" style:parent-style-name="Text_20_body" style:list-style-name="L69">
      <style:text-properties officeooo:rsid="3e31db64" officeooo:paragraph-rsid="3e31db64"/>
    </style:style>
    <style:style style:name="P304" style:family="paragraph" style:parent-style-name="Text_20_body" style:list-style-name="L69">
      <style:text-properties officeooo:rsid="3e24077f" officeooo:paragraph-rsid="3e24077f"/>
    </style:style>
    <style:style style:name="P305" style:family="paragraph" style:parent-style-name="Text_20_body" style:list-style-name="L69">
      <style:text-properties officeooo:rsid="1cf214c9" officeooo:paragraph-rsid="2554a1de"/>
    </style:style>
    <style:style style:name="P306" style:family="paragraph" style:parent-style-name="Text_20_body" style:list-style-name="L69">
      <style:text-properties officeooo:rsid="1f3ea2e3" officeooo:paragraph-rsid="2554a1de"/>
    </style:style>
    <style:style style:name="P307" style:family="paragraph" style:parent-style-name="Text_20_body" style:list-style-name="L69">
      <style:text-properties officeooo:rsid="1cf2501e" officeooo:paragraph-rsid="2554a1de"/>
    </style:style>
    <style:style style:name="P308" style:family="paragraph" style:parent-style-name="Text_20_body" style:list-style-name="L69">
      <style:text-properties officeooo:rsid="1d0d8164" officeooo:paragraph-rsid="2554a1de"/>
    </style:style>
    <style:style style:name="P309" style:family="paragraph" style:parent-style-name="Text_20_body" style:list-style-name="L69">
      <style:text-properties officeooo:rsid="40505312" officeooo:paragraph-rsid="40505312"/>
    </style:style>
    <style:style style:name="P310" style:family="paragraph" style:parent-style-name="Text_20_body" style:list-style-name="L70">
      <style:text-properties officeooo:rsid="17e3a390" officeooo:paragraph-rsid="25b31656"/>
    </style:style>
    <style:style style:name="P311" style:family="paragraph" style:parent-style-name="Text_20_body" style:list-style-name="L70">
      <style:text-properties officeooo:rsid="17e3a390" officeooo:paragraph-rsid="3f896825"/>
    </style:style>
    <style:style style:name="P312" style:family="paragraph" style:parent-style-name="Text_20_body" style:list-style-name="L70">
      <style:text-properties officeooo:rsid="25258903" officeooo:paragraph-rsid="25b31656"/>
    </style:style>
    <style:style style:name="P313" style:family="paragraph" style:parent-style-name="Text_20_body" style:list-style-name="L70">
      <style:text-properties officeooo:rsid="19e29a33" officeooo:paragraph-rsid="3f3f2fd9"/>
    </style:style>
    <style:style style:name="P314" style:family="paragraph" style:parent-style-name="Text_20_body" style:list-style-name="L70">
      <style:text-properties officeooo:rsid="19e29a33" officeooo:paragraph-rsid="25f6013d"/>
    </style:style>
    <style:style style:name="P315" style:family="paragraph" style:parent-style-name="Text_20_body" style:list-style-name="L70">
      <style:text-properties officeooo:rsid="19e29a33" officeooo:paragraph-rsid="25b31656"/>
    </style:style>
    <style:style style:name="P316" style:family="paragraph" style:parent-style-name="Text_20_body" style:list-style-name="L71">
      <style:text-properties officeooo:rsid="3f0202ee" officeooo:paragraph-rsid="3f0202ee"/>
    </style:style>
    <style:style style:name="P317" style:family="paragraph" style:parent-style-name="Text_20_body" style:list-style-name="L71">
      <style:text-properties officeooo:rsid="1d1d9988" officeooo:paragraph-rsid="266616ba"/>
    </style:style>
    <style:style style:name="P318" style:family="paragraph" style:parent-style-name="Text_20_body" style:list-style-name="L71">
      <style:text-properties officeooo:rsid="3f8df1d0" officeooo:paragraph-rsid="3f8df1d0"/>
    </style:style>
    <style:style style:name="P319" style:family="paragraph" style:parent-style-name="Text_20_body" style:list-style-name="L72">
      <style:text-properties officeooo:paragraph-rsid="408430cb"/>
    </style:style>
    <style:style style:name="P320" style:family="paragraph" style:parent-style-name="Text_20_body" style:list-style-name="L73">
      <style:text-properties officeooo:paragraph-rsid="3f9cbd1b"/>
    </style:style>
    <style:style style:name="P321" style:family="paragraph" style:parent-style-name="Text_20_body" style:list-style-name="L74">
      <style:text-properties officeooo:paragraph-rsid="40aa5b46"/>
    </style:style>
    <style:style style:name="P322" style:family="paragraph" style:parent-style-name="Text_20_body" style:list-style-name="L74">
      <style:text-properties officeooo:paragraph-rsid="401300f9"/>
    </style:style>
    <style:style style:name="P323" style:family="paragraph" style:parent-style-name="Text_20_body" style:list-style-name="L74">
      <style:text-properties fo:font-style="normal" officeooo:rsid="3f2ae0ed" officeooo:paragraph-rsid="3f9cbd1b" style:font-style-asian="normal" style:font-style-complex="normal"/>
    </style:style>
    <style:style style:name="P324" style:family="paragraph" style:parent-style-name="Text_20_body" style:list-style-name="L75"/>
    <style:style style:name="P325" style:family="paragraph" style:parent-style-name="Text_20_body" style:list-style-name="L75">
      <style:text-properties officeooo:rsid="3f2e59a4" officeooo:paragraph-rsid="3f9cbd1b"/>
    </style:style>
    <style:style style:name="P326" style:family="paragraph" style:parent-style-name="Text_20_body" style:list-style-name="L75">
      <style:text-properties officeooo:rsid="3f2c1347" officeooo:paragraph-rsid="3fd13d3c"/>
    </style:style>
    <style:style style:name="P327" style:family="paragraph" style:parent-style-name="Text_20_body" style:list-style-name="L76">
      <style:text-properties officeooo:rsid="19e5887b" officeooo:paragraph-rsid="40179e36"/>
    </style:style>
    <style:style style:name="P328" style:family="paragraph" style:parent-style-name="Text_20_body" style:list-style-name="L77">
      <style:text-properties officeooo:rsid="3fb16ae6" officeooo:paragraph-rsid="3fb16ae6"/>
    </style:style>
    <style:style style:name="P329" style:family="paragraph" style:parent-style-name="Text_20_body" style:list-style-name="L78">
      <style:text-properties officeooo:rsid="3fb35607" officeooo:paragraph-rsid="3fb35607"/>
    </style:style>
    <style:style style:name="P330" style:family="paragraph" style:parent-style-name="Text_20_body" style:list-style-name="L78">
      <style:text-properties officeooo:rsid="3fb436f5" officeooo:paragraph-rsid="3fb495e1"/>
    </style:style>
    <style:style style:name="P331" style:family="paragraph" style:parent-style-name="Text_20_body" style:list-style-name="L80">
      <style:text-properties fo:font-weight="normal" officeooo:rsid="1f9eac7b" officeooo:paragraph-rsid="3ff21e18" fo:background-color="transparent" style:font-weight-asian="normal" style:font-weight-complex="normal"/>
    </style:style>
    <style:style style:name="P332" style:family="paragraph" style:parent-style-name="Text_20_body" style:list-style-name="L81">
      <style:text-properties officeooo:rsid="1fa4b8bf" officeooo:paragraph-rsid="3ff21e18"/>
    </style:style>
    <style:style style:name="P333" style:family="paragraph" style:parent-style-name="Text_20_body" style:list-style-name="L81">
      <style:text-properties officeooo:rsid="1fa59f87" officeooo:paragraph-rsid="3ff21e18"/>
    </style:style>
    <style:style style:name="P334" style:family="paragraph" style:parent-style-name="Text_20_body" style:list-style-name="L81">
      <style:text-properties officeooo:rsid="1ef8a4eb" officeooo:paragraph-rsid="3ff21e18"/>
    </style:style>
    <style:style style:name="P335" style:family="paragraph" style:parent-style-name="Text_20_body" style:list-style-name="L81">
      <style:text-properties officeooo:rsid="28420f89" officeooo:paragraph-rsid="3ff21e18"/>
    </style:style>
    <style:style style:name="P336" style:family="paragraph" style:parent-style-name="Text_20_body" style:list-style-name="L81">
      <style:text-properties officeooo:rsid="1fddbc8a" officeooo:paragraph-rsid="3ff21e18"/>
    </style:style>
    <style:style style:name="P337" style:family="paragraph" style:parent-style-name="Text_20_body" style:list-style-name="L81">
      <style:text-properties officeooo:rsid="1fb10ae9" officeooo:paragraph-rsid="3ff21e18"/>
    </style:style>
    <style:style style:name="P338" style:family="paragraph" style:parent-style-name="Text_20_body" style:list-style-name="L81">
      <style:text-properties officeooo:rsid="26785863" officeooo:paragraph-rsid="3ff21e18"/>
    </style:style>
    <style:style style:name="P339" style:family="paragraph" style:parent-style-name="Text_20_body" style:list-style-name="L81">
      <style:text-properties officeooo:rsid="1fb564f3" officeooo:paragraph-rsid="3ff21e18"/>
    </style:style>
    <style:style style:name="P340" style:family="paragraph" style:parent-style-name="Text_20_body" style:list-style-name="L81">
      <style:text-properties officeooo:rsid="1fe12da0" officeooo:paragraph-rsid="3ff21e18"/>
    </style:style>
    <style:style style:name="P341" style:family="paragraph" style:parent-style-name="Text_20_body" style:list-style-name="L81">
      <style:text-properties officeooo:rsid="2713eaed" officeooo:paragraph-rsid="3ff21e18"/>
    </style:style>
    <style:style style:name="P342" style:family="paragraph" style:parent-style-name="Text_20_body" style:list-style-name="L81">
      <style:text-properties officeooo:rsid="1fe5ba75" officeooo:paragraph-rsid="3ff21e18"/>
    </style:style>
    <style:style style:name="P343" style:family="paragraph" style:parent-style-name="Text_20_body" style:list-style-name="L81">
      <style:text-properties officeooo:rsid="3c5658dd" officeooo:paragraph-rsid="3ff21e18"/>
    </style:style>
    <style:style style:name="P344" style:family="paragraph" style:parent-style-name="Text_20_body" style:list-style-name="L82">
      <style:text-properties officeooo:paragraph-rsid="3ff21e18"/>
    </style:style>
    <style:style style:name="P345" style:family="paragraph" style:parent-style-name="Text_20_body" style:list-style-name="L82">
      <style:text-properties officeooo:rsid="271575e8" officeooo:paragraph-rsid="3ff21e18" fo:background-color="transparent"/>
    </style:style>
    <style:style style:name="P346" style:family="paragraph" style:parent-style-name="Text_20_body" style:list-style-name="L82">
      <style:text-properties officeooo:rsid="27183685" officeooo:paragraph-rsid="3ff21e18" fo:background-color="transparent"/>
    </style:style>
    <style:style style:name="P347" style:family="paragraph" style:parent-style-name="Text_20_body" style:list-style-name="L82">
      <style:text-properties officeooo:rsid="27157765" officeooo:paragraph-rsid="3ff21e18" fo:background-color="transparent"/>
    </style:style>
    <style:style style:name="P348" style:family="paragraph" style:parent-style-name="Text_20_body" style:list-style-name="L82">
      <style:text-properties officeooo:rsid="268dc65d" officeooo:paragraph-rsid="3ff21e18" fo:background-color="transparent"/>
    </style:style>
    <style:style style:name="P349" style:family="paragraph" style:parent-style-name="Text_20_body" style:list-style-name="L84">
      <style:text-properties officeooo:rsid="25d1238f" officeooo:paragraph-rsid="3ff21e18" fo:background-color="transparent"/>
    </style:style>
    <style:style style:name="P350" style:family="paragraph" style:parent-style-name="Text_20_body" style:list-style-name="L84">
      <style:text-properties officeooo:rsid="399e531b" officeooo:paragraph-rsid="3ff21e18" fo:background-color="transparent"/>
    </style:style>
    <style:style style:name="P351" style:family="paragraph" style:parent-style-name="Text_20_body" style:list-style-name="L83">
      <style:text-properties officeooo:paragraph-rsid="3ff21e18"/>
    </style:style>
    <style:style style:name="P352" style:family="paragraph" style:parent-style-name="Text_20_body" style:list-style-name="L85">
      <style:text-properties officeooo:rsid="26992d29" officeooo:paragraph-rsid="4009f6d0"/>
    </style:style>
    <style:style style:name="P353" style:family="paragraph" style:parent-style-name="Text_20_body" style:list-style-name="L85">
      <style:text-properties officeooo:rsid="3a9f4035" officeooo:paragraph-rsid="4009f6d0"/>
    </style:style>
    <style:style style:name="P354" style:family="paragraph" style:parent-style-name="Text_20_body" style:list-style-name="L87">
      <style:text-properties officeooo:rsid="269cbd15" officeooo:paragraph-rsid="4035a86a"/>
    </style:style>
    <style:style style:name="P355" style:family="paragraph" style:parent-style-name="Text_20_body" style:list-style-name="L87">
      <style:text-properties officeooo:rsid="3c763339" officeooo:paragraph-rsid="404009e1"/>
    </style:style>
    <style:style style:name="P356" style:family="paragraph" style:parent-style-name="Text_20_body" style:list-style-name="L87">
      <style:text-properties officeooo:rsid="3e5a03e9" officeooo:paragraph-rsid="4009f6d0"/>
    </style:style>
    <style:style style:name="P357" style:family="paragraph" style:parent-style-name="Text_20_body" style:list-style-name="L87">
      <style:text-properties officeooo:rsid="3e731095" officeooo:paragraph-rsid="40530e74"/>
    </style:style>
    <style:style style:name="P358" style:family="paragraph" style:parent-style-name="Text_20_body" style:list-style-name="L87">
      <style:text-properties officeooo:rsid="3c61720d" officeooo:paragraph-rsid="4009f6d0"/>
    </style:style>
    <style:style style:name="P359" style:family="paragraph" style:parent-style-name="Text_20_body" style:list-style-name="L87">
      <style:text-properties officeooo:rsid="269e503f" officeooo:paragraph-rsid="4009f6d0"/>
    </style:style>
    <style:style style:name="P360" style:family="paragraph" style:parent-style-name="Text_20_body" style:list-style-name="L87">
      <style:text-properties officeooo:rsid="3d45c93d" officeooo:paragraph-rsid="4009f6d0"/>
    </style:style>
    <style:style style:name="P361" style:family="paragraph" style:parent-style-name="Text_20_body" style:list-style-name="L87">
      <style:text-properties officeooo:rsid="406c8a35" officeooo:paragraph-rsid="406c8a35"/>
    </style:style>
    <style:style style:name="P362" style:family="paragraph" style:parent-style-name="Text_20_body" style:list-style-name="L87">
      <style:text-properties officeooo:rsid="2181dc18" officeooo:paragraph-rsid="4009f6d0"/>
    </style:style>
    <style:style style:name="P363" style:family="paragraph" style:parent-style-name="Text_20_body" style:list-style-name="L87">
      <style:text-properties officeooo:rsid="3d33dbc1" officeooo:paragraph-rsid="4009f6d0"/>
    </style:style>
    <style:style style:name="P364" style:family="paragraph" style:parent-style-name="Text_20_body" style:list-style-name="L88">
      <style:text-properties officeooo:rsid="3ca79f67" officeooo:paragraph-rsid="406c8a35"/>
    </style:style>
    <style:style style:name="P365" style:family="paragraph" style:parent-style-name="Text_20_body" style:list-style-name="L89">
      <style:text-properties officeooo:rsid="3988feba" officeooo:paragraph-rsid="3ff5a2c6"/>
    </style:style>
    <style:style style:name="P366" style:family="paragraph" style:parent-style-name="Text_20_body" style:list-style-name="L92">
      <style:text-properties officeooo:rsid="3e1437d5" officeooo:paragraph-rsid="4037f188"/>
    </style:style>
    <style:style style:name="P367" style:family="paragraph" style:parent-style-name="Text_20_body" style:list-style-name="L93">
      <style:text-properties officeooo:rsid="3e34f68b" officeooo:paragraph-rsid="40775e8b"/>
    </style:style>
    <style:style style:name="P368" style:family="paragraph" style:parent-style-name="Heading_20_4">
      <style:text-properties officeooo:rsid="3ee69147" officeooo:paragraph-rsid="3ee69147"/>
    </style:style>
    <style:style style:name="P369" style:family="paragraph" style:parent-style-name="Heading_20_4">
      <style:text-properties officeooo:rsid="40d3e4eb"/>
    </style:style>
    <style:style style:name="P370" style:family="paragraph" style:parent-style-name="Heading_20_4">
      <style:text-properties officeooo:rsid="3e774433" officeooo:paragraph-rsid="3e7911aa"/>
    </style:style>
    <style:style style:name="P371" style:family="paragraph" style:parent-style-name="Heading_20_4">
      <style:text-properties officeooo:paragraph-rsid="3f9cbd1b"/>
    </style:style>
    <style:style style:name="P372" style:family="paragraph" style:parent-style-name="Heading_20_4">
      <style:text-properties officeooo:paragraph-rsid="402fe90d"/>
    </style:style>
    <style:style style:name="P373" style:family="paragraph" style:parent-style-name="Heading_20_4">
      <style:text-properties officeooo:paragraph-rsid="40179e36"/>
    </style:style>
    <style:style style:name="P374" style:family="paragraph" style:parent-style-name="Heading_20_4">
      <style:text-properties officeooo:paragraph-rsid="40325e01"/>
    </style:style>
    <style:style style:name="P375" style:family="paragraph" style:parent-style-name="Heading_20_4">
      <style:text-properties officeooo:rsid="3f3840e8" officeooo:paragraph-rsid="401300f9"/>
    </style:style>
    <style:style style:name="P376" style:family="paragraph" style:parent-style-name="Heading_20_4">
      <style:text-properties officeooo:paragraph-rsid="4078bb01"/>
    </style:style>
    <style:style style:name="P377" style:family="paragraph" style:parent-style-name="Heading_20_4">
      <style:text-properties officeooo:paragraph-rsid="3fb35607"/>
    </style:style>
    <style:style style:name="P378" style:family="paragraph" style:parent-style-name="Heading_20_4">
      <style:text-properties officeooo:paragraph-rsid="3faca734"/>
    </style:style>
    <style:style style:name="P379" style:family="paragraph" style:parent-style-name="Heading_20_4">
      <style:text-properties officeooo:paragraph-rsid="404f40cc"/>
    </style:style>
    <style:style style:name="P380" style:family="paragraph" style:parent-style-name="Heading_20_4">
      <style:text-properties officeooo:rsid="40505312" officeooo:paragraph-rsid="40505312"/>
    </style:style>
    <style:style style:name="P381" style:family="paragraph" style:parent-style-name="Heading_20_4">
      <style:text-properties officeooo:paragraph-rsid="40486e72"/>
    </style:style>
    <style:style style:name="P382" style:family="paragraph" style:parent-style-name="Heading_20_4">
      <style:text-properties officeooo:paragraph-rsid="3ff21e18"/>
    </style:style>
    <style:style style:name="P383" style:family="paragraph" style:parent-style-name="Heading_20_4">
      <style:text-properties officeooo:paragraph-rsid="4009f6d0"/>
    </style:style>
    <style:style style:name="P384" style:family="paragraph" style:parent-style-name="Heading_20_4">
      <style:text-properties officeooo:paragraph-rsid="4041cdea"/>
    </style:style>
    <style:style style:name="P385" style:family="paragraph" style:parent-style-name="Heading_20_4">
      <style:text-properties officeooo:rsid="40384e10" officeooo:paragraph-rsid="403c2fef"/>
    </style:style>
    <style:style style:name="P386" style:family="paragraph" style:parent-style-name="Heading_20_4">
      <style:text-properties officeooo:paragraph-rsid="406a1f90"/>
    </style:style>
    <style:style style:name="P387" style:family="paragraph" style:parent-style-name="Heading_20_4">
      <style:text-properties officeooo:rsid="3e51e211" officeooo:paragraph-rsid="4043481b"/>
    </style:style>
    <style:style style:name="P388" style:family="paragraph" style:parent-style-name="Heading_20_4">
      <style:text-properties officeooo:paragraph-rsid="405a4696"/>
    </style:style>
    <style:style style:name="P389" style:family="paragraph" style:parent-style-name="Heading_20_4">
      <style:text-properties officeooo:paragraph-rsid="4055fa94"/>
    </style:style>
    <style:style style:name="P390" style:family="paragraph" style:parent-style-name="Heading_20_4">
      <style:text-properties officeooo:paragraph-rsid="3ff5a2c6"/>
    </style:style>
    <style:style style:name="P391" style:family="paragraph" style:parent-style-name="Heading_20_4">
      <style:text-properties officeooo:paragraph-rsid="406e7f3f"/>
    </style:style>
    <style:style style:name="P392" style:family="paragraph" style:parent-style-name="Heading_20_4">
      <style:text-properties officeooo:paragraph-rsid="40775e8b"/>
    </style:style>
    <style:style style:name="P393" style:family="paragraph" style:parent-style-name="Heading_20_4">
      <style:text-properties officeooo:rsid="407ce360"/>
    </style:style>
    <style:style style:name="P394" style:family="paragraph" style:parent-style-name="Heading_20_3">
      <style:text-properties officeooo:paragraph-rsid="4085caa3"/>
    </style:style>
    <style:style style:name="P395" style:family="paragraph" style:parent-style-name="Heading_20_3">
      <style:text-properties officeooo:rsid="18e685e5" officeooo:paragraph-rsid="25611652"/>
    </style:style>
    <style:style style:name="P396" style:family="paragraph" style:parent-style-name="Heading_20_3">
      <style:text-properties officeooo:rsid="18e6729c" officeooo:paragraph-rsid="25616a1b"/>
    </style:style>
    <style:style style:name="P397" style:family="paragraph" style:parent-style-name="Heading_20_3">
      <style:text-properties officeooo:rsid="40d323c5" officeooo:paragraph-rsid="252a5a54"/>
    </style:style>
    <style:style style:name="P398" style:family="paragraph" style:parent-style-name="Heading_20_3">
      <style:text-properties officeooo:paragraph-rsid="3f9e778f"/>
    </style:style>
    <style:style style:name="P399" style:family="paragraph" style:parent-style-name="Heading_20_3">
      <style:text-properties officeooo:paragraph-rsid="3ff21e18"/>
    </style:style>
    <style:style style:name="P400" style:family="paragraph" style:parent-style-name="Heading_20_3">
      <style:text-properties officeooo:rsid="4009f6d0" officeooo:paragraph-rsid="4009f6d0"/>
    </style:style>
    <style:style style:name="P401" style:family="paragraph" style:parent-style-name="Heading_20_3">
      <style:text-properties officeooo:paragraph-rsid="3ff5a2c6"/>
    </style:style>
    <style:style style:name="P402" style:family="paragraph" style:parent-style-name="Heading_20_3">
      <style:text-properties officeooo:rsid="406dd8af" officeooo:paragraph-rsid="406dd8af"/>
    </style:style>
    <style:style style:name="P403" style:family="paragraph" style:parent-style-name="Standard">
      <style:paragraph-properties fo:text-align="center" style:justify-single-word="false"/>
      <style:text-properties fo:font-size="28pt" officeooo:rsid="282e5495" officeooo:paragraph-rsid="40ecdcef" style:font-size-asian="24.5pt" style:font-size-complex="28pt"/>
    </style:style>
    <style:style style:name="P404" style:family="paragraph" style:parent-style-name="Standard">
      <style:paragraph-properties fo:text-align="center" style:justify-single-word="false"/>
      <style:text-properties fo:font-size="26pt" officeooo:rsid="201c3ea4" officeooo:paragraph-rsid="40ecdcef" style:font-size-asian="26pt" style:font-size-complex="26pt"/>
    </style:style>
    <style:style style:name="P405" style:family="paragraph" style:parent-style-name="Standard">
      <style:paragraph-properties fo:text-align="center" style:justify-single-word="false"/>
      <style:text-properties fo:font-size="22pt" officeooo:rsid="05ab83ad" officeooo:paragraph-rsid="40ecdcef" style:font-size-asian="22pt" style:font-size-complex="22pt"/>
    </style:style>
    <style:style style:name="P40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07" style:family="paragraph" style:parent-style-name="Contents_20_3">
      <style:paragraph-properties>
        <style:tab-stops>
          <style:tab-stop style:position="14.801cm" style:type="right" style:leader-style="dotted" style:leader-text="."/>
        </style:tab-stops>
      </style:paragraph-properties>
    </style:style>
    <style:style style:name="P408" style:family="paragraph" style:parent-style-name="Example" style:list-style-name="L81">
      <style:text-properties officeooo:paragraph-rsid="3ff21e18"/>
    </style:style>
    <style:style style:name="P409" style:family="paragraph" style:parent-style-name="Example" style:list-style-name="L81">
      <style:text-properties officeooo:rsid="26785863" officeooo:paragraph-rsid="3ff21e18"/>
    </style:style>
    <style:style style:name="P410" style:family="paragraph" style:parent-style-name="Example" style:list-style-name="L81">
      <style:text-properties officeooo:rsid="2713eaed" officeooo:paragraph-rsid="3ff21e18"/>
    </style:style>
    <style:style style:name="P411" style:family="paragraph" style:parent-style-name="Example" style:list-style-name="L81">
      <style:text-properties officeooo:rsid="3c5658dd" officeooo:paragraph-rsid="3ff21e18"/>
    </style:style>
    <style:style style:name="P412" style:family="paragraph" style:parent-style-name="Example" style:list-style-name="L86">
      <style:text-properties officeooo:paragraph-rsid="4020f835"/>
    </style:style>
    <style:style style:name="P413" style:family="paragraph" style:parent-style-name="Example" style:list-style-name="L90">
      <style:text-properties officeooo:paragraph-rsid="40775e8b"/>
    </style:style>
    <style:style style:name="P414" style:family="paragraph" style:parent-style-name="Example" style:list-style-name="L91">
      <style:text-properties officeooo:paragraph-rsid="40775e8b"/>
    </style:style>
    <style:style style:name="P415" style:family="paragraph" style:parent-style-name="Example" style:list-style-name="L91">
      <style:text-properties officeooo:rsid="3ce5ec36" officeooo:paragraph-rsid="40775e8b"/>
    </style:style>
    <style:style style:name="P416" style:family="paragraph" style:parent-style-name="Example" style:list-style-name="L91">
      <style:text-properties officeooo:rsid="3cf71b61" officeooo:paragraph-rsid="40775e8b"/>
    </style:style>
    <style:style style:name="P417" style:family="paragraph" style:parent-style-name="Contents_20_2">
      <style:paragraph-properties>
        <style:tab-stops>
          <style:tab-stop style:position="14.801cm" style:type="right" style:leader-style="dotted" style:leader-text="."/>
        </style:tab-stops>
      </style:paragraph-properties>
    </style:style>
    <style:style style:name="T1" style:family="text">
      <style:text-properties style:text-line-through-style="none" style:text-line-through-type="none"/>
    </style:style>
    <style:style style:name="T2" style:family="text">
      <style:text-properties style:text-line-through-style="none" style:text-line-through-type="none" officeooo:rsid="207fb675"/>
    </style:style>
    <style:style style:name="T3"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4"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5"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6"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7" style:family="text">
      <style:text-properties style:text-line-through-style="none" style:text-line-through-type="none" fo:language="cs" fo:country="CZ" fo:font-style="normal" officeooo:rsid="2128d94f" style:font-style-asian="normal" style:font-style-complex="normal"/>
    </style:style>
    <style:style style:name="T8" style:family="text">
      <style:text-properties style:text-line-through-style="none" style:text-line-through-type="none" fo:language="cs" fo:country="CZ" fo:font-style="normal" officeooo:rsid="2585de1a" style:font-style-asian="normal" style:font-style-complex="normal"/>
    </style:style>
    <style:style style:name="T9" style:family="text">
      <style:text-properties style:text-line-through-style="none" style:text-line-through-type="none" fo:language="cs" fo:country="CZ" fo:font-style="normal" officeooo:rsid="1f7f9864" style:font-style-asian="normal" style:font-style-complex="normal"/>
    </style:style>
    <style:style style:name="T10" style:family="text">
      <style:text-properties style:text-line-through-style="none" style:text-line-through-type="none" fo:language="cs" fo:country="CZ" fo:font-style="normal" officeooo:rsid="25a1a551" style:font-style-asian="normal" style:font-style-complex="normal"/>
    </style:style>
    <style:style style:name="T11"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12"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13"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14"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15"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16"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17"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18"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19"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20"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21"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22" style:family="text">
      <style:text-properties style:text-line-through-style="none" style:text-line-through-type="none" fo:language="cs" fo:country="CZ" fo:font-weight="normal" officeooo:rsid="3e516603" style:font-weight-asian="normal" style:font-weight-complex="normal"/>
    </style:style>
    <style:style style:name="T23" style:family="text">
      <style:text-properties style:text-line-through-style="none" style:text-line-through-type="none" fo:language="cs" fo:country="CZ" fo:font-weight="normal" officeooo:rsid="3e51e211" style:font-weight-asian="normal" style:font-weight-complex="normal"/>
    </style:style>
    <style:style style:name="T24"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25"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26" style:family="text">
      <style:text-properties style:text-line-through-style="none" style:text-line-through-type="none" fo:language="cs" fo:country="CZ" officeooo:rsid="3dfcfe70" fo:background-color="transparent" loext:char-shading-value="0"/>
    </style:style>
    <style:style style:name="T27" style:family="text">
      <style:text-properties style:text-line-through-style="none" style:text-line-through-type="none" fo:language="cs" fo:country="CZ" officeooo:rsid="3d862bd8" fo:background-color="transparent" loext:char-shading-value="0"/>
    </style:style>
    <style:style style:name="T28" style:family="text">
      <style:text-properties style:text-line-through-style="none" style:text-line-through-type="none" fo:language="cs" fo:country="CZ" officeooo:rsid="3dfe1e16" fo:background-color="transparent" loext:char-shading-value="0"/>
    </style:style>
    <style:style style:name="T29" style:family="text">
      <style:text-properties style:text-line-through-style="none" style:text-line-through-type="none" fo:language="cs" fo:country="CZ" officeooo:rsid="40e044cb" fo:background-color="transparent" loext:char-shading-value="0"/>
    </style:style>
    <style:style style:name="T30" style:family="text">
      <style:text-properties style:text-line-through-style="none" style:text-line-through-type="none" officeooo:rsid="2128d94f"/>
    </style:style>
    <style:style style:name="T31" style:family="text">
      <style:text-properties style:text-line-through-style="none" style:text-line-through-type="none" fo:font-style="italic" style:font-style-asian="italic" style:font-style-complex="italic"/>
    </style:style>
    <style:style style:name="T32" style:family="text">
      <style:text-properties style:text-line-through-style="none" style:text-line-through-type="none" fo:font-style="italic" officeooo:rsid="3c37376a" style:font-style-asian="italic" style:font-style-complex="italic"/>
    </style:style>
    <style:style style:name="T33" style:family="text">
      <style:text-properties style:text-line-through-style="none" style:text-line-through-type="none" fo:font-style="italic" fo:background-color="transparent" loext:char-shading-value="0" style:font-style-asian="italic" style:font-style-complex="italic"/>
    </style:style>
    <style:style style:name="T34" style:family="text">
      <style:text-properties style:text-line-through-style="none" style:text-line-through-type="none" fo:font-style="italic" officeooo:rsid="3dfb0353" fo:background-color="transparent" loext:char-shading-value="0" style:font-style-asian="italic" style:font-style-complex="italic"/>
    </style:style>
    <style:style style:name="T35" style:family="text">
      <style:text-properties style:text-line-through-style="none" style:text-line-through-type="none" fo:font-style="italic" officeooo:rsid="3de01683" fo:background-color="transparent" loext:char-shading-value="0" style:font-style-asian="italic" style:font-style-complex="italic"/>
    </style:style>
    <style:style style:name="T36" style:family="text">
      <style:text-properties style:text-line-through-style="none" style:text-line-through-type="none" fo:font-style="italic" officeooo:rsid="3dce3982" fo:background-color="transparent" loext:char-shading-value="0" style:font-style-asian="italic" style:font-style-complex="italic"/>
    </style:style>
    <style:style style:name="T37" style:family="text">
      <style:text-properties style:text-line-through-style="none" style:text-line-through-type="none" fo:font-style="italic" officeooo:rsid="3def6177" fo:background-color="transparent" loext:char-shading-value="0" style:font-style-asian="italic" style:font-style-complex="italic"/>
    </style:style>
    <style:style style:name="T38" style:family="text">
      <style:text-properties style:text-line-through-style="none" style:text-line-through-type="none" fo:font-style="italic" officeooo:rsid="3eac70f3" fo:background-color="transparent" loext:char-shading-value="0" style:font-style-asian="italic" style:font-style-complex="italic"/>
    </style:style>
    <style:style style:name="T39" style:family="text">
      <style:text-properties style:text-line-through-style="none" style:text-line-through-type="none" fo:font-style="italic" officeooo:rsid="3be2b472" fo:background-color="transparent" loext:char-shading-value="0" style:font-style-asian="italic" style:font-style-complex="italic"/>
    </style:style>
    <style:style style:name="T40" style:family="text">
      <style:text-properties style:text-line-through-style="none" style:text-line-through-type="none" fo:font-style="italic" officeooo:rsid="274e343c" fo:background-color="transparent" loext:char-shading-value="0" style:font-style-asian="italic" style:font-style-complex="italic"/>
    </style:style>
    <style:style style:name="T41" style:family="text">
      <style:text-properties style:text-line-through-style="none" style:text-line-through-type="none" fo:font-style="italic" officeooo:rsid="4055fa94" fo:background-color="transparent" loext:char-shading-value="0" style:font-style-asian="italic" style:font-style-complex="italic"/>
    </style:style>
    <style:style style:name="T42" style:family="text">
      <style:text-properties style:text-line-through-style="none" style:text-line-through-type="none" fo:font-style="italic" officeooo:rsid="279e46b6" fo:background-color="transparent" loext:char-shading-value="0" style:font-style-asian="italic" style:font-style-complex="italic"/>
    </style:style>
    <style:style style:name="T43" style:family="text">
      <style:text-properties style:text-line-through-style="none" style:text-line-through-type="none" fo:font-style="italic" officeooo:rsid="3da9bc98" fo:background-color="transparent" loext:char-shading-value="0" style:font-style-asian="italic" style:font-style-complex="italic"/>
    </style:style>
    <style:style style:name="T44" style:family="text">
      <style:text-properties style:text-line-through-style="none" style:text-line-through-type="none" fo:font-weight="bold" style:font-weight-asian="bold" style:font-weight-complex="bold"/>
    </style:style>
    <style:style style:name="T45" style:family="text">
      <style:text-properties style:text-line-through-style="none" style:text-line-through-type="none" fo:font-weight="bold" officeooo:rsid="2799384d" style:font-weight-asian="bold" style:font-weight-complex="bold"/>
    </style:style>
    <style:style style:name="T46" style:family="text">
      <style:text-properties style:text-line-through-style="none" style:text-line-through-type="none" fo:font-weight="bold" officeooo:rsid="247cebc3" style:font-weight-asian="bold" style:font-weight-complex="bold"/>
    </style:style>
    <style:style style:name="T47" style:family="text">
      <style:text-properties style:text-line-through-style="none" style:text-line-through-type="none" fo:font-weight="bold" fo:background-color="transparent" loext:char-shading-value="0" style:font-weight-asian="bold" style:font-weight-complex="bold"/>
    </style:style>
    <style:style style:name="T48" style:family="text">
      <style:text-properties style:text-line-through-style="none" style:text-line-through-type="none" fo:font-weight="bold" officeooo:rsid="3d4d0785" fo:background-color="transparent" loext:char-shading-value="0" style:font-weight-asian="bold" style:font-weight-complex="bold"/>
    </style:style>
    <style:style style:name="T49" style:family="text">
      <style:text-properties style:text-line-through-style="none" style:text-line-through-type="none" fo:font-weight="bold" officeooo:rsid="3cc4e990" fo:background-color="transparent" loext:char-shading-value="0" style:font-weight-asian="bold" style:font-weight-complex="bold"/>
    </style:style>
    <style:style style:name="T50" style:family="text">
      <style:text-properties style:text-line-through-style="none" style:text-line-through-type="none" fo:font-weight="bold" officeooo:rsid="3ddbeb9f" fo:background-color="transparent" loext:char-shading-value="0" style:font-weight-asian="bold" style:font-weight-complex="bold"/>
    </style:style>
    <style:style style:name="T51" style:family="text">
      <style:text-properties style:text-line-through-style="none" style:text-line-through-type="none" fo:font-weight="bold" officeooo:rsid="3def6177" fo:background-color="transparent" loext:char-shading-value="0" style:font-weight-asian="bold" style:font-weight-complex="bold"/>
    </style:style>
    <style:style style:name="T52" style:family="text">
      <style:text-properties style:text-line-through-style="none" style:text-line-through-type="none" officeooo:rsid="1904c501"/>
    </style:style>
    <style:style style:name="T53" style:family="text">
      <style:text-properties style:text-line-through-style="none" style:text-line-through-type="none" officeooo:rsid="25611652"/>
    </style:style>
    <style:style style:name="T54" style:family="text">
      <style:text-properties style:text-line-through-style="none" style:text-line-through-type="none" officeooo:rsid="247bd336"/>
    </style:style>
    <style:style style:name="T55" style:family="text">
      <style:text-properties style:text-line-through-style="none" style:text-line-through-type="none" officeooo:rsid="269668ef"/>
    </style:style>
    <style:style style:name="T56" style:family="text">
      <style:text-properties style:text-line-through-style="none" style:text-line-through-type="none" fo:font-style="normal" style:font-style-asian="normal" style:font-style-complex="normal"/>
    </style:style>
    <style:style style:name="T57" style:family="text">
      <style:text-properties style:text-line-through-style="none" style:text-line-through-type="none" fo:font-style="normal" officeooo:rsid="3f8fcede" style:font-style-asian="normal" style:font-style-complex="normal"/>
    </style:style>
    <style:style style:name="T58" style:family="text">
      <style:text-properties style:text-line-through-style="none" style:text-line-through-type="none" fo:font-style="normal" officeooo:rsid="3c38ad3a" style:font-style-asian="normal" style:font-style-complex="normal"/>
    </style:style>
    <style:style style:name="T59" style:family="text">
      <style:text-properties style:text-line-through-style="none" style:text-line-through-type="none" fo:font-style="normal" officeooo:rsid="3c390afc" style:font-style-asian="normal" style:font-style-complex="normal"/>
    </style:style>
    <style:style style:name="T60" style:family="text">
      <style:text-properties style:text-line-through-style="none" style:text-line-through-type="none" fo:font-style="normal" officeooo:rsid="3c392701" style:font-style-asian="normal" style:font-style-complex="normal"/>
    </style:style>
    <style:style style:name="T61" style:family="text">
      <style:text-properties style:text-line-through-style="none" style:text-line-through-type="none" fo:font-style="normal" officeooo:rsid="247aa9fe" style:font-style-asian="normal" style:font-style-complex="normal"/>
    </style:style>
    <style:style style:name="T62" style:family="text">
      <style:text-properties style:text-line-through-style="none" style:text-line-through-type="none" fo:font-style="normal" officeooo:rsid="404325e8" style:font-style-asian="normal" style:font-style-complex="normal"/>
    </style:style>
    <style:style style:name="T63" style:family="text">
      <style:text-properties style:text-line-through-style="none" style:text-line-through-type="none" fo:font-style="normal" fo:background-color="transparent" loext:char-shading-value="0" style:font-style-asian="normal" style:font-style-complex="normal"/>
    </style:style>
    <style:style style:name="T64" style:family="text">
      <style:text-properties style:text-line-through-style="none" style:text-line-through-type="none" fo:font-style="normal" officeooo:rsid="3de01683" fo:background-color="transparent" loext:char-shading-value="0" style:font-style-asian="normal" style:font-style-complex="normal"/>
    </style:style>
    <style:style style:name="T65" style:family="text">
      <style:text-properties style:text-line-through-style="none" style:text-line-through-type="none" fo:font-style="normal" officeooo:rsid="3def5bfb" fo:background-color="transparent" loext:char-shading-value="0" style:font-style-asian="normal" style:font-style-complex="normal"/>
    </style:style>
    <style:style style:name="T66" style:family="text">
      <style:text-properties style:text-line-through-style="none" style:text-line-through-type="none" fo:font-style="normal" officeooo:rsid="3de1aab8" fo:background-color="transparent" loext:char-shading-value="0" style:font-style-asian="normal" style:font-style-complex="normal"/>
    </style:style>
    <style:style style:name="T67" style:family="text">
      <style:text-properties style:text-line-through-style="none" style:text-line-through-type="none" fo:font-style="normal" officeooo:rsid="3de3a450" fo:background-color="transparent" loext:char-shading-value="0" style:font-style-asian="normal" style:font-style-complex="normal"/>
    </style:style>
    <style:style style:name="T68" style:family="text">
      <style:text-properties style:text-line-through-style="none" style:text-line-through-type="none" fo:font-style="normal" officeooo:rsid="3def6177" fo:background-color="transparent" loext:char-shading-value="0" style:font-style-asian="normal" style:font-style-complex="normal"/>
    </style:style>
    <style:style style:name="T69" style:family="text">
      <style:text-properties style:text-line-through-style="none" style:text-line-through-type="none" fo:font-style="normal" officeooo:rsid="3ea8f8ee" fo:background-color="transparent" loext:char-shading-value="0" style:font-style-asian="normal" style:font-style-complex="normal"/>
    </style:style>
    <style:style style:name="T70" style:family="text">
      <style:text-properties style:text-line-through-style="none" style:text-line-through-type="none" fo:font-style="normal" officeooo:rsid="3de77420" fo:background-color="transparent" loext:char-shading-value="0" style:font-style-asian="normal" style:font-style-complex="normal"/>
    </style:style>
    <style:style style:name="T71" style:family="text">
      <style:text-properties style:text-line-through-style="none" style:text-line-through-type="none" officeooo:rsid="394a174a"/>
    </style:style>
    <style:style style:name="T72" style:family="text">
      <style:text-properties style:text-line-through-style="none" style:text-line-through-type="none" officeooo:rsid="3f620290"/>
    </style:style>
    <style:style style:name="T73" style:family="text">
      <style:text-properties style:text-line-through-style="none" style:text-line-through-type="none" officeooo:rsid="3f65776a"/>
    </style:style>
    <style:style style:name="T74" style:family="text">
      <style:text-properties style:text-line-through-style="none" style:text-line-through-type="none" officeooo:rsid="3f8fcede"/>
    </style:style>
    <style:style style:name="T75" style:family="text">
      <style:text-properties style:text-line-through-style="none" style:text-line-through-type="none" officeooo:rsid="3f8df1d0"/>
    </style:style>
    <style:style style:name="T76" style:family="text">
      <style:text-properties style:text-line-through-style="none" style:text-line-through-type="none" officeooo:rsid="247ab094"/>
    </style:style>
    <style:style style:name="T77" style:family="text">
      <style:text-properties style:text-line-through-style="none" style:text-line-through-type="none" fo:font-weight="normal" style:font-weight-asian="normal" style:font-weight-complex="normal"/>
    </style:style>
    <style:style style:name="T78" style:family="text">
      <style:text-properties style:text-line-through-style="none" style:text-line-through-type="none" fo:font-weight="normal" officeooo:rsid="3c392701" style:font-weight-asian="normal" style:font-weight-complex="normal"/>
    </style:style>
    <style:style style:name="T79" style:family="text">
      <style:text-properties style:text-line-through-style="none" style:text-line-through-type="none" fo:font-weight="normal" officeooo:rsid="3c4923d5" style:font-weight-asian="normal" style:font-weight-complex="normal"/>
    </style:style>
    <style:style style:name="T80" style:family="text">
      <style:text-properties style:text-line-through-style="none" style:text-line-through-type="none" fo:font-weight="normal" officeooo:rsid="3c98b14d" style:font-weight-asian="normal" style:font-weight-complex="normal"/>
    </style:style>
    <style:style style:name="T81" style:family="text">
      <style:text-properties style:text-line-through-style="none" style:text-line-through-type="none" fo:font-weight="normal" officeooo:rsid="3cbb3047" style:font-weight-asian="normal" style:font-weight-complex="normal"/>
    </style:style>
    <style:style style:name="T82" style:family="text">
      <style:text-properties style:text-line-through-style="none" style:text-line-through-type="none" fo:font-weight="normal" officeooo:rsid="2799384d" style:font-weight-asian="normal" style:font-weight-complex="normal"/>
    </style:style>
    <style:style style:name="T83" style:family="text">
      <style:text-properties style:text-line-through-style="none" style:text-line-through-type="none" fo:font-weight="normal" officeooo:rsid="390ffbd8" style:font-weight-asian="normal" style:font-weight-complex="normal"/>
    </style:style>
    <style:style style:name="T84" style:family="text">
      <style:text-properties style:text-line-through-style="none" style:text-line-through-type="none" fo:font-weight="normal" officeooo:rsid="27fa3184" style:font-weight-asian="normal" style:font-weight-complex="normal"/>
    </style:style>
    <style:style style:name="T85" style:family="text">
      <style:text-properties style:text-line-through-style="none" style:text-line-through-type="none" fo:font-weight="normal" officeooo:rsid="3cbdc74b" style:font-weight-asian="normal" style:font-weight-complex="normal"/>
    </style:style>
    <style:style style:name="T86" style:family="text">
      <style:text-properties style:text-line-through-style="none" style:text-line-through-type="none" officeooo:rsid="3c392701"/>
    </style:style>
    <style:style style:name="T87" style:family="text">
      <style:text-properties style:text-line-through-style="none" style:text-line-through-type="none" officeooo:rsid="3c31cd8f"/>
    </style:style>
    <style:style style:name="T88" style:family="text">
      <style:text-properties style:text-line-through-style="none" style:text-line-through-type="none" officeooo:rsid="27f58c0f"/>
    </style:style>
    <style:style style:name="T89" style:family="text">
      <style:text-properties style:text-line-through-style="none" style:text-line-through-type="none" officeooo:rsid="3c37376a"/>
    </style:style>
    <style:style style:name="T90" style:family="text">
      <style:text-properties style:text-line-through-style="none" style:text-line-through-type="none" officeooo:rsid="3c86aef7"/>
    </style:style>
    <style:style style:name="T91" style:family="text">
      <style:text-properties style:text-line-through-style="none" style:text-line-through-type="none" officeooo:rsid="3c357ae3"/>
    </style:style>
    <style:style style:name="T92" style:family="text">
      <style:text-properties style:text-line-through-style="none" style:text-line-through-type="none" officeooo:rsid="3da18d6b"/>
    </style:style>
    <style:style style:name="T93" style:family="text">
      <style:text-properties style:text-line-through-style="none" style:text-line-through-type="none" officeooo:rsid="3da7ebdc"/>
    </style:style>
    <style:style style:name="T94" style:family="text">
      <style:text-properties style:text-line-through-style="none" style:text-line-through-type="none" officeooo:rsid="3cbb3047"/>
    </style:style>
    <style:style style:name="T95" style:family="text">
      <style:text-properties style:text-line-through-style="none" style:text-line-through-type="none" officeooo:rsid="2795358b"/>
    </style:style>
    <style:style style:name="T96" style:family="text">
      <style:text-properties style:text-line-through-style="none" style:text-line-through-type="none" officeooo:rsid="247aa9fe"/>
    </style:style>
    <style:style style:name="T97" style:family="text">
      <style:text-properties style:text-line-through-style="none" style:text-line-through-type="none" officeooo:rsid="3c98b14d"/>
    </style:style>
    <style:style style:name="T98" style:family="text">
      <style:text-properties style:text-line-through-style="none" style:text-line-through-type="none" officeooo:rsid="3cb42540"/>
    </style:style>
    <style:style style:name="T99" style:family="text">
      <style:text-properties style:text-line-through-style="none" style:text-line-through-type="none" officeooo:rsid="3cb4dbbd"/>
    </style:style>
    <style:style style:name="T100" style:family="text">
      <style:text-properties style:text-line-through-style="none" style:text-line-through-type="none" officeooo:rsid="2797f29e"/>
    </style:style>
    <style:style style:name="T101" style:family="text">
      <style:text-properties style:text-line-through-style="none" style:text-line-through-type="none" officeooo:rsid="2796ff13"/>
    </style:style>
    <style:style style:name="T102" style:family="text">
      <style:text-properties style:text-line-through-style="none" style:text-line-through-type="none" officeooo:rsid="27b7fd17"/>
    </style:style>
    <style:style style:name="T103" style:family="text">
      <style:text-properties style:text-line-through-style="none" style:text-line-through-type="none" fo:background-color="transparent" loext:char-shading-value="0"/>
    </style:style>
    <style:style style:name="T104" style:family="text">
      <style:text-properties style:text-line-through-style="none" style:text-line-through-type="none" officeooo:rsid="279e46b6" fo:background-color="transparent" loext:char-shading-value="0"/>
    </style:style>
    <style:style style:name="T105" style:family="text">
      <style:text-properties style:text-line-through-style="none" style:text-line-through-type="none" officeooo:rsid="3da9897b" fo:background-color="transparent" loext:char-shading-value="0"/>
    </style:style>
    <style:style style:name="T106" style:family="text">
      <style:text-properties style:text-line-through-style="none" style:text-line-through-type="none" officeooo:rsid="3df9f3ef" fo:background-color="transparent" loext:char-shading-value="0"/>
    </style:style>
    <style:style style:name="T107" style:family="text">
      <style:text-properties style:text-line-through-style="none" style:text-line-through-type="none" officeooo:rsid="3dfb0353" fo:background-color="transparent" loext:char-shading-value="0"/>
    </style:style>
    <style:style style:name="T108" style:family="text">
      <style:text-properties style:text-line-through-style="none" style:text-line-through-type="none" officeooo:rsid="3dfe1e16" fo:background-color="transparent" loext:char-shading-value="0"/>
    </style:style>
    <style:style style:name="T109" style:family="text">
      <style:text-properties style:text-line-through-style="none" style:text-line-through-type="none" officeooo:rsid="3db72564" fo:background-color="transparent" loext:char-shading-value="0"/>
    </style:style>
    <style:style style:name="T110" style:family="text">
      <style:text-properties style:text-line-through-style="none" style:text-line-through-type="none" officeooo:rsid="3cb1c1c3" fo:background-color="transparent" loext:char-shading-value="0"/>
    </style:style>
    <style:style style:name="T111" style:family="text">
      <style:text-properties style:text-line-through-style="none" style:text-line-through-type="none" officeooo:rsid="3d4d0785" fo:background-color="transparent" loext:char-shading-value="0"/>
    </style:style>
    <style:style style:name="T112" style:family="text">
      <style:text-properties style:text-line-through-style="none" style:text-line-through-type="none" officeooo:rsid="3d4c65b1" fo:background-color="transparent" loext:char-shading-value="0"/>
    </style:style>
    <style:style style:name="T113" style:family="text">
      <style:text-properties style:text-line-through-style="none" style:text-line-through-type="none" officeooo:rsid="3cc6acd9" fo:background-color="transparent" loext:char-shading-value="0"/>
    </style:style>
    <style:style style:name="T114" style:family="text">
      <style:text-properties style:text-line-through-style="none" style:text-line-through-type="none" officeooo:rsid="3cc4e990" fo:background-color="transparent" loext:char-shading-value="0"/>
    </style:style>
    <style:style style:name="T115" style:family="text">
      <style:text-properties style:text-line-through-style="none" style:text-line-through-type="none" officeooo:rsid="3cc3b606" fo:background-color="transparent" loext:char-shading-value="0"/>
    </style:style>
    <style:style style:name="T116" style:family="text">
      <style:text-properties style:text-line-through-style="none" style:text-line-through-type="none" officeooo:rsid="3d065dea" fo:background-color="transparent" loext:char-shading-value="0"/>
    </style:style>
    <style:style style:name="T117" style:family="text">
      <style:text-properties style:text-line-through-style="none" style:text-line-through-type="none" officeooo:rsid="3d08a0fe" fo:background-color="transparent" loext:char-shading-value="0"/>
    </style:style>
    <style:style style:name="T118" style:family="text">
      <style:text-properties style:text-line-through-style="none" style:text-line-through-type="none" officeooo:rsid="3dbbd41b" fo:background-color="transparent" loext:char-shading-value="0"/>
    </style:style>
    <style:style style:name="T119" style:family="text">
      <style:text-properties style:text-line-through-style="none" style:text-line-through-type="none" officeooo:rsid="3d06cd32" fo:background-color="transparent" loext:char-shading-value="0"/>
    </style:style>
    <style:style style:name="T120" style:family="text">
      <style:text-properties style:text-line-through-style="none" style:text-line-through-type="none" officeooo:rsid="3de01683" fo:background-color="transparent" loext:char-shading-value="0"/>
    </style:style>
    <style:style style:name="T121" style:family="text">
      <style:text-properties style:text-line-through-style="none" style:text-line-through-type="none" officeooo:rsid="3d58d886" fo:background-color="transparent" loext:char-shading-value="0"/>
    </style:style>
    <style:style style:name="T122" style:family="text">
      <style:text-properties style:text-line-through-style="none" style:text-line-through-type="none" officeooo:rsid="3def5bfb" fo:background-color="transparent" loext:char-shading-value="0"/>
    </style:style>
    <style:style style:name="T123" style:family="text">
      <style:text-properties style:text-line-through-style="none" style:text-line-through-type="none" officeooo:rsid="3ddbeb9f" fo:background-color="transparent" loext:char-shading-value="0"/>
    </style:style>
    <style:style style:name="T124" style:family="text">
      <style:text-properties style:text-line-through-style="none" style:text-line-through-type="none" officeooo:rsid="3d50d147" fo:background-color="transparent" loext:char-shading-value="0"/>
    </style:style>
    <style:style style:name="T125" style:family="text">
      <style:text-properties style:text-line-through-style="none" style:text-line-through-type="none" officeooo:rsid="3d5693bf" fo:background-color="transparent" loext:char-shading-value="0"/>
    </style:style>
    <style:style style:name="T126" style:family="text">
      <style:text-properties style:text-line-through-style="none" style:text-line-through-type="none" officeooo:rsid="3ddd7fa6" fo:background-color="transparent" loext:char-shading-value="0"/>
    </style:style>
    <style:style style:name="T127" style:family="text">
      <style:text-properties style:text-line-through-style="none" style:text-line-through-type="none" officeooo:rsid="3dce3982" fo:background-color="transparent" loext:char-shading-value="0"/>
    </style:style>
    <style:style style:name="T128" style:family="text">
      <style:text-properties style:text-line-through-style="none" style:text-line-through-type="none" officeooo:rsid="3eaad9ff" fo:background-color="transparent" loext:char-shading-value="0"/>
    </style:style>
    <style:style style:name="T129" style:family="text">
      <style:text-properties style:text-line-through-style="none" style:text-line-through-type="none" officeooo:rsid="3eadc97a" fo:background-color="transparent" loext:char-shading-value="0"/>
    </style:style>
    <style:style style:name="T130" style:family="text">
      <style:text-properties style:text-line-through-style="none" style:text-line-through-type="none" officeooo:rsid="3ead19f0" fo:background-color="transparent" loext:char-shading-value="0"/>
    </style:style>
    <style:style style:name="T131" style:family="text">
      <style:text-properties style:text-line-through-style="none" style:text-line-through-type="none" officeooo:rsid="3df0502b" fo:background-color="transparent" loext:char-shading-value="0"/>
    </style:style>
    <style:style style:name="T132" style:family="text">
      <style:text-properties style:text-line-through-style="none" style:text-line-through-type="none" officeooo:rsid="3dbd3c47" fo:background-color="transparent" loext:char-shading-value="0"/>
    </style:style>
    <style:style style:name="T133" style:family="text">
      <style:text-properties style:text-line-through-style="none" style:text-line-through-type="none" officeooo:rsid="3d547df7" fo:background-color="transparent" loext:char-shading-value="0"/>
    </style:style>
    <style:style style:name="T134" style:family="text">
      <style:text-properties style:text-line-through-style="none" style:text-line-through-type="none" officeooo:rsid="3def6177" fo:background-color="transparent" loext:char-shading-value="0"/>
    </style:style>
    <style:style style:name="T135" style:family="text">
      <style:text-properties style:text-line-through-style="none" style:text-line-through-type="none" officeooo:rsid="3ea8f8ee" fo:background-color="transparent" loext:char-shading-value="0"/>
    </style:style>
    <style:style style:name="T136" style:family="text">
      <style:text-properties style:text-line-through-style="none" style:text-line-through-type="none" officeooo:rsid="28542966" fo:background-color="transparent" loext:char-shading-value="0"/>
    </style:style>
    <style:style style:name="T137" style:family="text">
      <style:text-properties style:text-line-through-style="none" style:text-line-through-type="none" officeooo:rsid="3eac70f3" fo:background-color="transparent" loext:char-shading-value="0"/>
    </style:style>
    <style:style style:name="T138" style:family="text">
      <style:text-properties style:text-line-through-style="none" style:text-line-through-type="none" officeooo:rsid="4043481b" fo:background-color="transparent" loext:char-shading-value="0"/>
    </style:style>
    <style:style style:name="T139" style:family="text">
      <style:text-properties style:text-line-through-style="none" style:text-line-through-type="none" officeooo:rsid="4055fa94" fo:background-color="transparent" loext:char-shading-value="0"/>
    </style:style>
    <style:style style:name="T140" style:family="text">
      <style:text-properties style:text-line-through-style="none" style:text-line-through-type="none" officeooo:rsid="40587bdb" fo:background-color="transparent" loext:char-shading-value="0"/>
    </style:style>
    <style:style style:name="T141" style:family="text">
      <style:text-properties style:text-line-through-style="none" style:text-line-through-type="none" officeooo:rsid="3be0eaed" fo:background-color="transparent" loext:char-shading-value="0"/>
    </style:style>
    <style:style style:name="T142" style:family="text">
      <style:text-properties style:text-line-through-style="none" style:text-line-through-type="none" officeooo:rsid="26ae8a95" fo:background-color="transparent" loext:char-shading-value="0"/>
    </style:style>
    <style:style style:name="T143" style:family="text">
      <style:text-properties style:text-line-through-style="none" style:text-line-through-type="none" officeooo:rsid="274cfdd4" fo:background-color="transparent" loext:char-shading-value="0"/>
    </style:style>
    <style:style style:name="T144" style:family="text">
      <style:text-properties style:text-line-through-style="none" style:text-line-through-type="none" officeooo:rsid="3be2b472" fo:background-color="transparent" loext:char-shading-value="0"/>
    </style:style>
    <style:style style:name="T145" style:family="text">
      <style:text-properties style:text-line-through-style="none" style:text-line-through-type="none" officeooo:rsid="3714b132" fo:background-color="transparent" loext:char-shading-value="0"/>
    </style:style>
    <style:style style:name="T146" style:family="text">
      <style:text-properties style:text-line-through-style="none" style:text-line-through-type="none" officeooo:rsid="274e343c" fo:background-color="transparent" loext:char-shading-value="0"/>
    </style:style>
    <style:style style:name="T147" style:family="text">
      <style:text-properties style:text-line-through-style="none" style:text-line-through-type="none" officeooo:rsid="3e84aaa8" fo:background-color="transparent" loext:char-shading-value="0"/>
    </style:style>
    <style:style style:name="T148" style:family="text">
      <style:text-properties style:text-line-through-style="none" style:text-line-through-type="none" officeooo:rsid="405e3d2a" fo:background-color="transparent" loext:char-shading-value="0"/>
    </style:style>
    <style:style style:name="T149" style:family="text">
      <style:text-properties style:text-line-through-style="none" style:text-line-through-type="none" officeooo:rsid="40601a82" fo:background-color="transparent" loext:char-shading-value="0"/>
    </style:style>
    <style:style style:name="T150" style:family="text">
      <style:text-properties style:text-line-through-style="none" style:text-line-through-type="none" officeooo:rsid="27ff85eb" fo:background-color="transparent" loext:char-shading-value="0"/>
    </style:style>
    <style:style style:name="T151" style:family="text">
      <style:text-properties style:text-line-through-style="none" style:text-line-through-type="none" officeooo:rsid="406dd8af" fo:background-color="transparent" loext:char-shading-value="0"/>
    </style:style>
    <style:style style:name="T152" style:family="text">
      <style:text-properties style:text-line-through-style="none" style:text-line-through-type="none" officeooo:rsid="40782de0" fo:background-color="transparent" loext:char-shading-value="0"/>
    </style:style>
    <style:style style:name="T153" style:family="text">
      <style:text-properties style:text-line-through-style="none" style:text-line-through-type="none" officeooo:rsid="40c5adda" fo:background-color="transparent" loext:char-shading-value="0"/>
    </style:style>
    <style:style style:name="T154" style:family="text">
      <style:text-properties style:text-line-through-style="none" style:text-line-through-type="none" officeooo:rsid="40ca0c6c" fo:background-color="transparent" loext:char-shading-value="0"/>
    </style:style>
    <style:style style:name="T155" style:family="text">
      <style:text-properties style:text-line-through-style="none" style:text-line-through-type="none" officeooo:rsid="40d13ca9" fo:background-color="transparent" loext:char-shading-value="0"/>
    </style:style>
    <style:style style:name="T156" style:family="text">
      <style:text-properties style:text-line-through-style="none" style:text-line-through-type="none" officeooo:rsid="40d6d476" fo:background-color="transparent" loext:char-shading-value="0"/>
    </style:style>
    <style:style style:name="T157" style:family="text">
      <style:text-properties style:text-line-through-style="none" style:text-line-through-type="none" officeooo:rsid="40de6857" fo:background-color="transparent" loext:char-shading-value="0"/>
    </style:style>
    <style:style style:name="T158" style:family="text">
      <style:text-properties style:text-line-through-style="none" style:text-line-through-type="none" officeooo:rsid="3e716e99"/>
    </style:style>
    <style:style style:name="T159" style:family="text">
      <style:text-properties style:text-line-through-style="none" style:text-line-through-type="none" officeooo:rsid="3cbfb1cd"/>
    </style:style>
    <style:style style:name="T160" style:family="text">
      <style:text-properties style:text-line-through-style="none" style:text-line-through-type="none" officeooo:rsid="3df9f3ef"/>
    </style:style>
    <style:style style:name="T161" style:family="text">
      <style:text-properties style:text-line-through-style="none" style:text-line-through-type="none" officeooo:rsid="3cb597d8"/>
    </style:style>
    <style:style style:name="T162" style:family="text">
      <style:text-properties style:text-line-through-style="none" style:text-line-through-type="none" officeooo:rsid="3db60ad5"/>
    </style:style>
    <style:style style:name="T163" style:family="text">
      <style:text-properties style:text-line-through-style="none" style:text-line-through-type="none" officeooo:rsid="3d48b390"/>
    </style:style>
    <style:style style:name="T164" style:family="text">
      <style:text-properties style:text-line-through-style="none" style:text-line-through-type="none" officeooo:rsid="3d43d541"/>
    </style:style>
    <style:style style:name="T165" style:family="text">
      <style:text-properties style:text-line-through-style="none" style:text-line-through-type="none" officeooo:rsid="3d472eec"/>
    </style:style>
    <style:style style:name="T166" style:family="text">
      <style:text-properties style:text-line-through-style="none" style:text-line-through-type="none" officeooo:rsid="4041cdea"/>
    </style:style>
    <style:style style:name="T167" style:family="text">
      <style:text-properties style:text-line-through-style="none" style:text-line-through-type="none" officeooo:rsid="407a6f36"/>
    </style:style>
    <style:style style:name="T168" style:family="text">
      <style:text-properties style:text-line-through-style="none" style:text-line-through-type="none" officeooo:rsid="400acc45"/>
    </style:style>
    <style:style style:name="T169" style:family="text">
      <style:text-properties style:text-line-through-style="none" style:text-line-through-type="none" officeooo:rsid="400dd2bf"/>
    </style:style>
    <style:style style:name="T170" style:family="text">
      <style:text-properties style:text-line-through-style="none" style:text-line-through-type="none" officeooo:rsid="400facdc"/>
    </style:style>
    <style:style style:name="T171" style:family="text">
      <style:text-properties style:text-line-through-style="none" style:text-line-through-type="none" officeooo:rsid="3f92eb18"/>
    </style:style>
    <style:style style:name="T172" style:family="text">
      <style:text-properties style:text-line-through-style="none" style:text-line-through-type="none" officeooo:rsid="3fece03e"/>
    </style:style>
    <style:style style:name="T173" style:family="text">
      <style:text-properties style:text-line-through-style="none" style:text-line-through-type="none" officeooo:rsid="4085caa3"/>
    </style:style>
    <style:style style:name="T174" style:family="text">
      <style:text-properties style:text-line-through-style="none" style:text-line-through-type="none" officeooo:rsid="40864e20"/>
    </style:style>
    <style:style style:name="T175" style:family="text">
      <style:text-properties style:text-line-through-style="none" style:text-line-through-type="none" officeooo:rsid="40876e75"/>
    </style:style>
    <style:style style:name="T176" style:family="text">
      <style:text-properties style:text-line-through-style="none" style:text-line-through-type="none" officeooo:rsid="40891263"/>
    </style:style>
    <style:style style:name="T177" style:family="text">
      <style:text-properties style:text-line-through-style="none" style:text-line-through-type="none" officeooo:rsid="4089382f"/>
    </style:style>
    <style:style style:name="T178" style:family="text">
      <style:text-properties style:text-line-through-style="none" style:text-line-through-type="none" officeooo:rsid="409926a0"/>
    </style:style>
    <style:style style:name="T179" style:family="text">
      <style:text-properties style:text-line-through-style="none" style:text-line-through-type="none" officeooo:rsid="4099b9ea"/>
    </style:style>
    <style:style style:name="T180" style:family="text">
      <style:text-properties style:text-line-through-style="none" style:text-line-through-type="none" officeooo:rsid="40ab937b"/>
    </style:style>
    <style:style style:name="T181" style:family="text">
      <style:text-properties fo:language="cs" fo:country="CZ"/>
    </style:style>
    <style:style style:name="T182" style:family="text">
      <style:text-properties fo:language="cs" fo:country="CZ" fo:font-style="italic" style:language-asian="cs" style:country-asian="CZ" style:font-style-asian="italic" style:font-style-complex="italic"/>
    </style:style>
    <style:style style:name="T183" style:family="text">
      <style:text-properties fo:language="cs" fo:country="CZ" fo:font-style="italic" officeooo:rsid="22404075" style:language-asian="cs" style:country-asian="CZ" style:font-style-asian="italic" style:font-style-complex="italic"/>
    </style:style>
    <style:style style:name="T184" style:family="text">
      <style:text-properties fo:language="cs" fo:country="CZ" fo:font-style="italic" officeooo:rsid="27e08a27" style:language-asian="cs" style:country-asian="CZ" style:font-style-asian="italic" style:font-style-complex="italic"/>
    </style:style>
    <style:style style:name="T185" style:family="text">
      <style:text-properties fo:language="cs" fo:country="CZ" fo:font-style="italic" officeooo:rsid="27e72a02" style:language-asian="cs" style:country-asian="CZ" style:font-style-asian="italic" style:font-style-complex="italic"/>
    </style:style>
    <style:style style:name="T186" style:family="text">
      <style:text-properties fo:language="cs" fo:country="CZ" fo:font-style="italic" officeooo:rsid="27ef31c1" style:language-asian="cs" style:country-asian="CZ" style:font-style-asian="italic" style:font-style-complex="italic"/>
    </style:style>
    <style:style style:name="T187" style:family="text">
      <style:text-properties fo:language="cs" fo:country="CZ" fo:font-style="italic" officeooo:rsid="27e201ac" style:language-asian="cs" style:country-asian="CZ" style:font-style-asian="italic" style:font-style-complex="italic"/>
    </style:style>
    <style:style style:name="T188" style:family="text">
      <style:text-properties fo:language="cs" fo:country="CZ" fo:font-style="italic" officeooo:rsid="3c248610" style:language-asian="cs" style:country-asian="CZ" style:font-style-asian="italic" style:font-style-complex="italic"/>
    </style:style>
    <style:style style:name="T189" style:family="text">
      <style:text-properties fo:language="cs" fo:country="CZ" fo:font-style="italic" officeooo:rsid="3fd784eb" style:language-asian="cs" style:country-asian="CZ" style:font-style-asian="italic" style:font-style-complex="italic"/>
    </style:style>
    <style:style style:name="T190" style:family="text">
      <style:text-properties fo:language="cs" fo:country="CZ" fo:font-style="italic" officeooo:rsid="3fd94866" style:language-asian="cs" style:country-asian="CZ" style:font-style-asian="italic" style:font-style-complex="italic"/>
    </style:style>
    <style:style style:name="T191" style:family="text">
      <style:text-properties fo:language="cs" fo:country="CZ" fo:font-style="italic" officeooo:rsid="27f0e6cd" style:language-asian="cs" style:country-asian="CZ" style:font-style-asian="italic" style:font-style-complex="italic"/>
    </style:style>
    <style:style style:name="T192" style:family="text">
      <style:text-properties fo:language="cs" fo:country="CZ" fo:font-style="italic" officeooo:rsid="3fe59b2a" style:language-asian="cs" style:country-asian="CZ" style:font-style-asian="italic" style:font-style-complex="italic"/>
    </style:style>
    <style:style style:name="T193" style:family="text">
      <style:text-properties fo:language="cs" fo:country="CZ" fo:font-style="italic" style:font-style-asian="italic" style:font-style-complex="italic"/>
    </style:style>
    <style:style style:name="T194" style:family="text">
      <style:text-properties fo:language="cs" fo:country="CZ" fo:font-style="italic" officeooo:rsid="3d81531f" style:font-style-asian="italic" style:font-style-complex="italic"/>
    </style:style>
    <style:style style:name="T195" style:family="text">
      <style:text-properties fo:language="cs" fo:country="CZ" fo:font-style="italic" officeooo:rsid="3bdf7925" fo:background-color="transparent" loext:char-shading-value="0" style:font-style-asian="italic" style:font-style-complex="italic"/>
    </style:style>
    <style:style style:name="T196" style:family="text">
      <style:text-properties fo:language="cs" fo:country="CZ" fo:font-style="italic" fo:font-weight="normal" officeooo:rsid="3e40c4dc" style:font-style-asian="italic" style:font-weight-asian="normal" style:font-style-complex="italic" style:font-weight-complex="normal"/>
    </style:style>
    <style:style style:name="T197" style:family="text">
      <style:text-properties fo:language="cs" fo:country="CZ" fo:font-style="italic" fo:font-weight="normal" officeooo:rsid="40e2eab3" style:font-style-asian="italic" style:font-weight-asian="normal" style:font-style-complex="italic" style:font-weight-complex="normal"/>
    </style:style>
    <style:style style:name="T198" style:family="text">
      <style:text-properties fo:language="cs" fo:country="CZ" fo:font-style="normal" style:language-asian="cs" style:country-asian="CZ" style:font-style-asian="normal" style:font-style-complex="normal"/>
    </style:style>
    <style:style style:name="T199" style:family="text">
      <style:text-properties fo:language="cs" fo:country="CZ" fo:font-style="normal" officeooo:rsid="27e08a27" style:language-asian="cs" style:country-asian="CZ" style:font-style-asian="normal" style:font-style-complex="normal"/>
    </style:style>
    <style:style style:name="T200" style:family="text">
      <style:text-properties fo:language="cs" fo:country="CZ" fo:font-style="normal" officeooo:rsid="27e2941a" style:language-asian="cs" style:country-asian="CZ" style:font-style-asian="normal" style:font-style-complex="normal"/>
    </style:style>
    <style:style style:name="T201" style:family="text">
      <style:text-properties fo:language="cs" fo:country="CZ" fo:font-style="normal" officeooo:rsid="27e72a02" style:language-asian="cs" style:country-asian="CZ" style:font-style-asian="normal" style:font-style-complex="normal"/>
    </style:style>
    <style:style style:name="T202" style:family="text">
      <style:text-properties fo:language="cs" fo:country="CZ" fo:font-style="normal" officeooo:rsid="27ef31c1" style:language-asian="cs" style:country-asian="CZ" style:font-style-asian="normal" style:font-style-complex="normal"/>
    </style:style>
    <style:style style:name="T203" style:family="text">
      <style:text-properties fo:language="cs" fo:country="CZ" fo:font-style="normal" officeooo:rsid="27f0e6cd" style:language-asian="cs" style:country-asian="CZ" style:font-style-asian="normal" style:font-style-complex="normal"/>
    </style:style>
    <style:style style:name="T204" style:family="text">
      <style:text-properties fo:language="cs" fo:country="CZ" fo:font-style="normal" officeooo:rsid="27925bf3" style:language-asian="cs" style:country-asian="CZ" style:font-style-asian="normal" style:font-style-complex="normal"/>
    </style:style>
    <style:style style:name="T205" style:family="text">
      <style:text-properties fo:language="cs" fo:country="CZ" fo:font-style="normal" officeooo:rsid="1b1ca47e" style:language-asian="cs" style:country-asian="CZ" style:font-style-asian="normal" style:font-style-complex="normal"/>
    </style:style>
    <style:style style:name="T206" style:family="text">
      <style:text-properties fo:language="cs" fo:country="CZ" fo:font-style="normal" officeooo:rsid="3c169cad" style:language-asian="cs" style:country-asian="CZ" style:font-style-asian="normal" style:font-style-complex="normal"/>
    </style:style>
    <style:style style:name="T207" style:family="text">
      <style:text-properties fo:language="cs" fo:country="CZ" fo:font-style="normal" officeooo:rsid="3c1af9ce" style:language-asian="cs" style:country-asian="CZ" style:font-style-asian="normal" style:font-style-complex="normal"/>
    </style:style>
    <style:style style:name="T208" style:family="text">
      <style:text-properties fo:language="cs" fo:country="CZ" fo:font-style="normal" officeooo:rsid="3c1dcd6d" style:language-asian="cs" style:country-asian="CZ" style:font-style-asian="normal" style:font-style-complex="normal"/>
    </style:style>
    <style:style style:name="T209" style:family="text">
      <style:text-properties fo:language="cs" fo:country="CZ" fo:font-style="normal" officeooo:rsid="3c1e7ef1" style:language-asian="cs" style:country-asian="CZ" style:font-style-asian="normal" style:font-style-complex="normal"/>
    </style:style>
    <style:style style:name="T210" style:family="text">
      <style:text-properties fo:language="cs" fo:country="CZ" fo:font-style="normal" officeooo:rsid="3c1fa7c1" style:language-asian="cs" style:country-asian="CZ" style:font-style-asian="normal" style:font-style-complex="normal"/>
    </style:style>
    <style:style style:name="T211" style:family="text">
      <style:text-properties fo:language="cs" fo:country="CZ" fo:font-style="normal" officeooo:rsid="27e201ac" style:language-asian="cs" style:country-asian="CZ" style:font-style-asian="normal" style:font-style-complex="normal"/>
    </style:style>
    <style:style style:name="T212" style:family="text">
      <style:text-properties fo:language="cs" fo:country="CZ" fo:font-style="normal" officeooo:rsid="3c23b9d5" style:language-asian="cs" style:country-asian="CZ" style:font-style-asian="normal" style:font-style-complex="normal"/>
    </style:style>
    <style:style style:name="T213" style:family="text">
      <style:text-properties fo:language="cs" fo:country="CZ" fo:font-style="normal" officeooo:rsid="3c248610" style:language-asian="cs" style:country-asian="CZ" style:font-style-asian="normal" style:font-style-complex="normal"/>
    </style:style>
    <style:style style:name="T214" style:family="text">
      <style:text-properties fo:language="cs" fo:country="CZ" fo:font-style="normal" officeooo:rsid="3c265869" style:language-asian="cs" style:country-asian="CZ" style:font-style-asian="normal" style:font-style-complex="normal"/>
    </style:style>
    <style:style style:name="T215" style:family="text">
      <style:text-properties fo:language="cs" fo:country="CZ" fo:font-style="normal" officeooo:rsid="3c281527" style:language-asian="cs" style:country-asian="CZ" style:font-style-asian="normal" style:font-style-complex="normal"/>
    </style:style>
    <style:style style:name="T216" style:family="text">
      <style:text-properties fo:language="cs" fo:country="CZ" fo:font-style="normal" officeooo:rsid="3c28b3e9" style:language-asian="cs" style:country-asian="CZ" style:font-style-asian="normal" style:font-style-complex="normal"/>
    </style:style>
    <style:style style:name="T217" style:family="text">
      <style:text-properties fo:language="cs" fo:country="CZ" fo:font-style="normal" officeooo:rsid="3c2da736" style:language-asian="cs" style:country-asian="CZ" style:font-style-asian="normal" style:font-style-complex="normal"/>
    </style:style>
    <style:style style:name="T218" style:family="text">
      <style:text-properties fo:language="cs" fo:country="CZ" fo:font-style="normal" officeooo:rsid="3d9d27b9" style:language-asian="cs" style:country-asian="CZ" style:font-style-asian="normal" style:font-style-complex="normal"/>
    </style:style>
    <style:style style:name="T219" style:family="text">
      <style:text-properties fo:language="cs" fo:country="CZ" fo:font-style="normal" officeooo:rsid="3d9e4135" style:language-asian="cs" style:country-asian="CZ" style:font-style-asian="normal" style:font-style-complex="normal"/>
    </style:style>
    <style:style style:name="T220" style:family="text">
      <style:text-properties fo:language="cs" fo:country="CZ" fo:font-style="normal" officeooo:rsid="3faecf86" style:language-asian="cs" style:country-asian="CZ" style:font-style-asian="normal" style:font-style-complex="normal"/>
    </style:style>
    <style:style style:name="T221" style:family="text">
      <style:text-properties fo:language="cs" fo:country="CZ" fo:font-style="normal" officeooo:rsid="3fb0097c" style:language-asian="cs" style:country-asian="CZ" style:font-style-asian="normal" style:font-style-complex="normal"/>
    </style:style>
    <style:style style:name="T222" style:family="text">
      <style:text-properties fo:language="cs" fo:country="CZ" fo:font-style="normal" officeooo:rsid="3fb0900c" style:language-asian="cs" style:country-asian="CZ" style:font-style-asian="normal" style:font-style-complex="normal"/>
    </style:style>
    <style:style style:name="T223" style:family="text">
      <style:text-properties fo:language="cs" fo:country="CZ" fo:font-style="normal" officeooo:rsid="3fb495e1" style:language-asian="cs" style:country-asian="CZ" style:font-style-asian="normal" style:font-style-complex="normal"/>
    </style:style>
    <style:style style:name="T224" style:family="text">
      <style:text-properties fo:language="cs" fo:country="CZ" fo:font-style="normal" officeooo:rsid="3fb69831" style:language-asian="cs" style:country-asian="CZ" style:font-style-asian="normal" style:font-style-complex="normal"/>
    </style:style>
    <style:style style:name="T225" style:family="text">
      <style:text-properties fo:language="cs" fo:country="CZ" fo:font-style="normal" officeooo:rsid="3fbc3056" style:language-asian="cs" style:country-asian="CZ" style:font-style-asian="normal" style:font-style-complex="normal"/>
    </style:style>
    <style:style style:name="T226" style:family="text">
      <style:text-properties fo:language="cs" fo:country="CZ" fo:font-style="normal" officeooo:rsid="3fbe7c27" style:language-asian="cs" style:country-asian="CZ" style:font-style-asian="normal" style:font-style-complex="normal"/>
    </style:style>
    <style:style style:name="T227" style:family="text">
      <style:text-properties fo:language="cs" fo:country="CZ" fo:font-style="normal" officeooo:rsid="3fbfaa0f" style:language-asian="cs" style:country-asian="CZ" style:font-style-asian="normal" style:font-style-complex="normal"/>
    </style:style>
    <style:style style:name="T228" style:family="text">
      <style:text-properties fo:language="cs" fo:country="CZ" fo:font-style="normal" officeooo:rsid="3fc0120d" style:language-asian="cs" style:country-asian="CZ" style:font-style-asian="normal" style:font-style-complex="normal"/>
    </style:style>
    <style:style style:name="T229" style:family="text">
      <style:text-properties fo:language="cs" fo:country="CZ" fo:font-style="normal" officeooo:rsid="3fc1208f" style:language-asian="cs" style:country-asian="CZ" style:font-style-asian="normal" style:font-style-complex="normal"/>
    </style:style>
    <style:style style:name="T230" style:family="text">
      <style:text-properties fo:language="cs" fo:country="CZ" fo:font-style="normal" officeooo:rsid="3fc203a0" style:language-asian="cs" style:country-asian="CZ" style:font-style-asian="normal" style:font-style-complex="normal"/>
    </style:style>
    <style:style style:name="T231" style:family="text">
      <style:text-properties fo:language="cs" fo:country="CZ" fo:font-style="normal" officeooo:rsid="3fc294e4" style:language-asian="cs" style:country-asian="CZ" style:font-style-asian="normal" style:font-style-complex="normal"/>
    </style:style>
    <style:style style:name="T232" style:family="text">
      <style:text-properties fo:language="cs" fo:country="CZ" fo:font-style="normal" officeooo:rsid="3fd2ee44" style:language-asian="cs" style:country-asian="CZ" style:font-style-asian="normal" style:font-style-complex="normal"/>
    </style:style>
    <style:style style:name="T233" style:family="text">
      <style:text-properties fo:language="cs" fo:country="CZ" fo:font-style="normal" officeooo:rsid="3fd3aba1" style:language-asian="cs" style:country-asian="CZ" style:font-style-asian="normal" style:font-style-complex="normal"/>
    </style:style>
    <style:style style:name="T234" style:family="text">
      <style:text-properties fo:language="cs" fo:country="CZ" fo:font-style="normal" officeooo:rsid="3fd4f557" style:language-asian="cs" style:country-asian="CZ" style:font-style-asian="normal" style:font-style-complex="normal"/>
    </style:style>
    <style:style style:name="T235" style:family="text">
      <style:text-properties fo:language="cs" fo:country="CZ" fo:font-style="normal" officeooo:rsid="3fd5d84d" style:language-asian="cs" style:country-asian="CZ" style:font-style-asian="normal" style:font-style-complex="normal"/>
    </style:style>
    <style:style style:name="T236" style:family="text">
      <style:text-properties fo:language="cs" fo:country="CZ" fo:font-style="normal" officeooo:rsid="3fd72386" style:language-asian="cs" style:country-asian="CZ" style:font-style-asian="normal" style:font-style-complex="normal"/>
    </style:style>
    <style:style style:name="T237" style:family="text">
      <style:text-properties fo:language="cs" fo:country="CZ" fo:font-style="normal" officeooo:rsid="3fd784eb" style:language-asian="cs" style:country-asian="CZ" style:font-style-asian="normal" style:font-style-complex="normal"/>
    </style:style>
    <style:style style:name="T238" style:family="text">
      <style:text-properties fo:language="cs" fo:country="CZ" fo:font-style="normal" officeooo:rsid="3fd830e8" style:language-asian="cs" style:country-asian="CZ" style:font-style-asian="normal" style:font-style-complex="normal"/>
    </style:style>
    <style:style style:name="T239" style:family="text">
      <style:text-properties fo:language="cs" fo:country="CZ" fo:font-style="normal" officeooo:rsid="3fd87730" style:language-asian="cs" style:country-asian="CZ" style:font-style-asian="normal" style:font-style-complex="normal"/>
    </style:style>
    <style:style style:name="T240" style:family="text">
      <style:text-properties fo:language="cs" fo:country="CZ" fo:font-style="normal" officeooo:rsid="3fd88f69" style:language-asian="cs" style:country-asian="CZ" style:font-style-asian="normal" style:font-style-complex="normal"/>
    </style:style>
    <style:style style:name="T241" style:family="text">
      <style:text-properties fo:language="cs" fo:country="CZ" fo:font-style="normal" officeooo:rsid="3fe2b7e6" style:language-asian="cs" style:country-asian="CZ" style:font-style-asian="normal" style:font-style-complex="normal"/>
    </style:style>
    <style:style style:name="T242" style:family="text">
      <style:text-properties fo:language="cs" fo:country="CZ" fo:font-style="normal" officeooo:rsid="3fe3a28a" style:language-asian="cs" style:country-asian="CZ" style:font-style-asian="normal" style:font-style-complex="normal"/>
    </style:style>
    <style:style style:name="T243" style:family="text">
      <style:text-properties fo:language="cs" fo:country="CZ" fo:font-style="normal" officeooo:rsid="3fe4fb25" style:language-asian="cs" style:country-asian="CZ" style:font-style-asian="normal" style:font-style-complex="normal"/>
    </style:style>
    <style:style style:name="T244" style:family="text">
      <style:text-properties fo:language="cs" fo:country="CZ" fo:font-style="normal" officeooo:rsid="3fe59b2a" style:language-asian="cs" style:country-asian="CZ" style:font-style-asian="normal" style:font-style-complex="normal"/>
    </style:style>
    <style:style style:name="T245" style:family="text">
      <style:text-properties fo:language="cs" fo:country="CZ" fo:font-style="normal" officeooo:rsid="3fe6522f" style:language-asian="cs" style:country-asian="CZ" style:font-style-asian="normal" style:font-style-complex="normal"/>
    </style:style>
    <style:style style:name="T246" style:family="text">
      <style:text-properties fo:language="cs" fo:country="CZ" fo:font-style="normal" officeooo:rsid="4028283a" style:language-asian="cs" style:country-asian="CZ" style:font-style-asian="normal" style:font-style-complex="normal"/>
    </style:style>
    <style:style style:name="T247" style:family="text">
      <style:text-properties fo:language="cs" fo:country="CZ" fo:font-style="normal" officeooo:rsid="402b56ca" style:language-asian="cs" style:country-asian="CZ" style:font-style-asian="normal" style:font-style-complex="normal"/>
    </style:style>
    <style:style style:name="T248" style:family="text">
      <style:text-properties fo:language="cs" fo:country="CZ" fo:font-style="normal" officeooo:rsid="3c2e8c1f" style:language-asian="cs" style:country-asian="CZ" style:font-style-asian="normal" style:font-style-complex="normal"/>
    </style:style>
    <style:style style:name="T249" style:family="text">
      <style:text-properties fo:language="cs" fo:country="CZ" fo:font-style="normal" officeooo:rsid="3c4723d7" style:language-asian="cs" style:country-asian="CZ" style:font-style-asian="normal" style:font-style-complex="normal"/>
    </style:style>
    <style:style style:name="T250" style:family="text">
      <style:text-properties fo:language="cs" fo:country="CZ" fo:font-style="normal" officeooo:rsid="3c307137" style:language-asian="cs" style:country-asian="CZ" style:font-style-asian="normal" style:font-style-complex="normal"/>
    </style:style>
    <style:style style:name="T251" style:family="text">
      <style:text-properties fo:language="cs" fo:country="CZ" fo:font-style="normal" officeooo:rsid="3c37376a" style:language-asian="cs" style:country-asian="CZ" style:font-style-asian="normal" style:font-style-complex="normal"/>
    </style:style>
    <style:style style:name="T252" style:family="text">
      <style:text-properties fo:language="cs" fo:country="CZ" fo:font-style="normal" officeooo:rsid="3a8d33e7" style:language-asian="cs" style:country-asian="CZ" style:font-style-asian="normal" style:font-style-complex="normal"/>
    </style:style>
    <style:style style:name="T253" style:family="text">
      <style:text-properties fo:language="cs" fo:country="CZ" fo:font-style="normal" officeooo:rsid="3c39665a" style:language-asian="cs" style:country-asian="CZ" style:font-style-asian="normal" style:font-style-complex="normal"/>
    </style:style>
    <style:style style:name="T254" style:family="text">
      <style:text-properties fo:language="cs" fo:country="CZ" fo:font-style="normal" officeooo:rsid="3c3e559a" style:language-asian="cs" style:country-asian="CZ" style:font-style-asian="normal" style:font-style-complex="normal"/>
    </style:style>
    <style:style style:name="T255" style:family="text">
      <style:text-properties fo:language="cs" fo:country="CZ" fo:font-style="normal" officeooo:rsid="3da28ea6" style:language-asian="cs" style:country-asian="CZ" style:font-style-asian="normal" style:font-style-complex="normal"/>
    </style:style>
    <style:style style:name="T256" style:family="text">
      <style:text-properties fo:language="cs" fo:country="CZ" fo:font-style="normal" officeooo:rsid="4041cdea" style:language-asian="cs" style:country-asian="CZ" style:font-style-asian="normal" style:font-style-complex="normal"/>
    </style:style>
    <style:style style:name="T257" style:family="text">
      <style:text-properties fo:language="cs" fo:country="CZ" fo:font-style="normal" officeooo:rsid="4043481b" style:language-asian="cs" style:country-asian="CZ" style:font-style-asian="normal" style:font-style-complex="normal"/>
    </style:style>
    <style:style style:name="T258" style:family="text">
      <style:text-properties fo:language="cs" fo:country="CZ" fo:font-style="normal" officeooo:rsid="3e5586f8" style:language-asian="cs" style:country-asian="CZ" style:font-style-asian="normal" style:font-style-complex="normal"/>
    </style:style>
    <style:style style:name="T259" style:family="text">
      <style:text-properties fo:language="cs" fo:country="CZ" fo:font-style="normal" officeooo:rsid="404673c9" style:language-asian="cs" style:country-asian="CZ" style:font-style-asian="normal" style:font-style-complex="normal"/>
    </style:style>
    <style:style style:name="T260" style:family="text">
      <style:text-properties fo:language="cs" fo:country="CZ" fo:font-style="normal" officeooo:rsid="40451494" style:language-asian="cs" style:country-asian="CZ" style:font-style-asian="normal" style:font-style-complex="normal"/>
    </style:style>
    <style:style style:name="T261" style:family="text">
      <style:text-properties fo:language="cs" fo:country="CZ" fo:font-style="normal" officeooo:rsid="404b5d14" style:language-asian="cs" style:country-asian="CZ" style:font-style-asian="normal" style:font-style-complex="normal"/>
    </style:style>
    <style:style style:name="T262" style:family="text">
      <style:text-properties fo:language="cs" fo:country="CZ" fo:font-style="normal" officeooo:rsid="404d1cf3" style:language-asian="cs" style:country-asian="CZ" style:font-style-asian="normal" style:font-style-complex="normal"/>
    </style:style>
    <style:style style:name="T263" style:family="text">
      <style:text-properties fo:language="cs" fo:country="CZ" fo:font-style="normal" officeooo:rsid="404f40cc" style:language-asian="cs" style:country-asian="CZ" style:font-style-asian="normal" style:font-style-complex="normal"/>
    </style:style>
    <style:style style:name="T264" style:family="text">
      <style:text-properties fo:language="cs" fo:country="CZ" fo:font-style="normal" officeooo:rsid="4052bd0f" style:language-asian="cs" style:country-asian="CZ" style:font-style-asian="normal" style:font-style-complex="normal"/>
    </style:style>
    <style:style style:name="T265" style:family="text">
      <style:text-properties fo:language="cs" fo:country="CZ" fo:font-style="normal" officeooo:rsid="4052fb12" style:language-asian="cs" style:country-asian="CZ" style:font-style-asian="normal" style:font-style-complex="normal"/>
    </style:style>
    <style:style style:name="T266" style:family="text">
      <style:text-properties fo:language="cs" fo:country="CZ" fo:font-style="normal" officeooo:rsid="40530e74" style:language-asian="cs" style:country-asian="CZ" style:font-style-asian="normal" style:font-style-complex="normal"/>
    </style:style>
    <style:style style:name="T267" style:family="text">
      <style:text-properties fo:language="cs" fo:country="CZ" fo:font-style="normal" officeooo:rsid="40a2d724" style:language-asian="cs" style:country-asian="CZ" style:font-style-asian="normal" style:font-style-complex="normal"/>
    </style:style>
    <style:style style:name="T268" style:family="text">
      <style:text-properties fo:language="cs" fo:country="CZ" fo:font-style="normal" fo:font-weight="normal" style:font-style-asian="normal" style:font-weight-asian="normal" style:font-style-complex="normal" style:font-weight-complex="normal"/>
    </style:style>
    <style:style style:name="T269" style:family="text">
      <style:text-properties fo:language="cs" fo:country="CZ" fo:font-style="normal" fo:font-weight="normal" officeooo:rsid="1f0953c4" style:font-style-asian="normal" style:font-weight-asian="normal" style:font-style-complex="normal" style:font-weight-complex="normal"/>
    </style:style>
    <style:style style:name="T270" style:family="text">
      <style:text-properties fo:language="cs" fo:country="CZ" fo:font-style="normal" fo:font-weight="normal" officeooo:rsid="1e07a243" style:font-style-asian="normal" style:font-weight-asian="normal" style:font-style-complex="normal" style:font-weight-complex="normal"/>
    </style:style>
    <style:style style:name="T271" style:family="text">
      <style:text-properties fo:language="cs" fo:country="CZ" fo:font-style="normal" fo:font-weight="normal" officeooo:rsid="1e08667a" style:font-style-asian="normal" style:font-weight-asian="normal" style:font-style-complex="normal" style:font-weight-complex="normal"/>
    </style:style>
    <style:style style:name="T272" style:family="text">
      <style:text-properties fo:language="cs" fo:country="CZ" fo:font-style="normal" fo:font-weight="normal" officeooo:rsid="257c02ea" style:font-style-asian="normal" style:font-weight-asian="normal" style:font-style-complex="normal" style:font-weight-complex="normal"/>
    </style:style>
    <style:style style:name="T273" style:family="text">
      <style:text-properties fo:language="cs" fo:country="CZ" fo:font-style="normal" fo:font-weight="normal" officeooo:rsid="257e1516" style:font-style-asian="normal" style:font-weight-asian="normal" style:font-style-complex="normal" style:font-weight-complex="normal"/>
    </style:style>
    <style:style style:name="T274" style:family="text">
      <style:text-properties fo:language="cs" fo:country="CZ" fo:font-style="normal" fo:font-weight="normal" officeooo:rsid="257f20c1" style:font-style-asian="normal" style:font-weight-asian="normal" style:font-style-complex="normal" style:font-weight-complex="normal"/>
    </style:style>
    <style:style style:name="T275" style:family="text">
      <style:text-properties fo:language="cs" fo:country="CZ" fo:font-style="normal" fo:font-weight="normal" officeooo:rsid="258efb2f" style:font-style-asian="normal" style:font-weight-asian="normal" style:font-style-complex="normal" style:font-weight-complex="normal"/>
    </style:style>
    <style:style style:name="T276" style:family="text">
      <style:text-properties fo:language="cs" fo:country="CZ" fo:font-style="normal" fo:font-weight="normal" officeooo:rsid="258f3419" style:font-style-asian="normal" style:font-weight-asian="normal" style:font-style-complex="normal" style:font-weight-complex="normal"/>
    </style:style>
    <style:style style:name="T277" style:family="text">
      <style:text-properties fo:language="cs" fo:country="CZ" fo:font-style="normal" fo:font-weight="normal" officeooo:rsid="26bcff23" style:font-style-asian="normal" style:font-weight-asian="normal" style:font-style-complex="normal" style:font-weight-complex="normal"/>
    </style:style>
    <style:style style:name="T278" style:family="text">
      <style:text-properties fo:language="cs" fo:country="CZ" fo:font-style="normal" fo:font-weight="normal" officeooo:rsid="395b173d" style:font-style-asian="normal" style:font-weight-asian="normal" style:font-style-complex="normal" style:font-weight-complex="normal"/>
    </style:style>
    <style:style style:name="T279" style:family="text">
      <style:text-properties fo:language="cs" fo:country="CZ" fo:font-style="normal" fo:font-weight="normal" officeooo:rsid="3f7c23dd" style:font-style-asian="normal" style:font-weight-asian="normal" style:font-style-complex="normal" style:font-weight-complex="normal"/>
    </style:style>
    <style:style style:name="T280" style:family="text">
      <style:text-properties fo:language="cs" fo:country="CZ" fo:font-style="normal" fo:font-weight="normal" officeooo:rsid="40d3e4eb" style:font-style-asian="normal" style:font-weight-asian="normal" style:font-style-complex="normal" style:font-weight-complex="normal"/>
    </style:style>
    <style:style style:name="T28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28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283" style:family="text">
      <style:text-properties fo:language="cs" fo:country="CZ" fo:font-style="normal" fo:font-weight="bold" style:font-style-asian="normal" style:font-weight-asian="bold" style:font-style-complex="normal" style:font-weight-complex="bold"/>
    </style:style>
    <style:style style:name="T284" style:family="text">
      <style:text-properties fo:language="cs" fo:country="CZ" fo:font-style="normal" fo:font-weight="bold" officeooo:rsid="11d44a88" style:font-style-asian="normal" style:font-weight-asian="bold" style:font-style-complex="normal" style:font-weight-complex="bold"/>
    </style:style>
    <style:style style:name="T285" style:family="text">
      <style:text-properties fo:language="cs" fo:country="CZ" fo:font-style="normal" fo:font-weight="bold" officeooo:rsid="2569af57" style:font-style-asian="normal" style:font-weight-asian="bold" style:font-style-complex="normal" style:font-weight-complex="bold"/>
    </style:style>
    <style:style style:name="T286" style:family="text">
      <style:text-properties fo:language="cs" fo:country="CZ" fo:font-style="normal" fo:font-weight="bold" officeooo:rsid="1dfd222d" style:font-style-asian="normal" style:font-weight-asian="bold" style:font-style-complex="normal" style:font-weight-complex="bold"/>
    </style:style>
    <style:style style:name="T287" style:family="text">
      <style:text-properties fo:language="cs" fo:country="CZ" fo:font-style="normal" fo:font-weight="bold" officeooo:rsid="1e08667a" style:font-style-asian="normal" style:font-weight-asian="bold" style:font-style-complex="normal" style:font-weight-complex="bold"/>
    </style:style>
    <style:style style:name="T288"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289" style:family="text">
      <style:text-properties fo:language="cs" fo:country="CZ" fo:font-style="normal" style:font-style-asian="normal" style:font-style-complex="normal"/>
    </style:style>
    <style:style style:name="T290" style:family="text">
      <style:text-properties fo:language="cs" fo:country="CZ" fo:font-style="normal" officeooo:rsid="1dfd222d" style:font-style-asian="normal" style:font-style-complex="normal"/>
    </style:style>
    <style:style style:name="T291" style:family="text">
      <style:text-properties fo:language="cs" fo:country="CZ" fo:font-style="normal" officeooo:rsid="2569af57" style:font-style-asian="normal" style:font-style-complex="normal"/>
    </style:style>
    <style:style style:name="T292" style:family="text">
      <style:text-properties fo:language="cs" fo:country="CZ" fo:font-style="normal" officeooo:rsid="259f0425" style:font-style-asian="normal" style:font-style-complex="normal"/>
    </style:style>
    <style:style style:name="T293" style:family="text">
      <style:text-properties fo:language="cs" fo:country="CZ" fo:font-style="normal" officeooo:rsid="1dfdd6ef" style:font-style-asian="normal" style:font-style-complex="normal"/>
    </style:style>
    <style:style style:name="T294" style:family="text">
      <style:text-properties fo:language="cs" fo:country="CZ" fo:font-style="normal" officeooo:rsid="25a0872c" style:font-style-asian="normal" style:font-style-complex="normal"/>
    </style:style>
    <style:style style:name="T295" style:family="text">
      <style:text-properties fo:language="cs" fo:country="CZ" fo:font-style="normal" officeooo:rsid="25a63f6d" style:font-style-asian="normal" style:font-style-complex="normal"/>
    </style:style>
    <style:style style:name="T296" style:family="text">
      <style:text-properties fo:language="cs" fo:country="CZ" fo:font-style="normal" officeooo:rsid="26bb1452" style:font-style-asian="normal" style:font-style-complex="normal"/>
    </style:style>
    <style:style style:name="T297" style:family="text">
      <style:text-properties fo:language="cs" fo:country="CZ" fo:font-style="normal" officeooo:rsid="394b4b34" style:font-style-asian="normal" style:font-style-complex="normal"/>
    </style:style>
    <style:style style:name="T298" style:family="text">
      <style:text-properties fo:language="cs" fo:country="CZ" fo:font-style="normal" officeooo:rsid="395b173d" style:font-style-asian="normal" style:font-style-complex="normal"/>
    </style:style>
    <style:style style:name="T299" style:family="text">
      <style:text-properties fo:language="cs" fo:country="CZ" fo:font-style="normal" officeooo:rsid="1f23f6d8" style:font-style-asian="normal" style:font-style-complex="normal"/>
    </style:style>
    <style:style style:name="T300" style:family="text">
      <style:text-properties fo:language="cs" fo:country="CZ" fo:font-style="normal" officeooo:rsid="1a67d4d3" style:font-style-asian="normal" style:font-style-complex="normal"/>
    </style:style>
    <style:style style:name="T301" style:family="text">
      <style:text-properties fo:language="cs" fo:country="CZ" fo:font-style="normal" officeooo:rsid="1f24bc92" style:font-style-asian="normal" style:font-style-complex="normal"/>
    </style:style>
    <style:style style:name="T302" style:family="text">
      <style:text-properties fo:language="cs" fo:country="CZ" fo:font-style="normal" officeooo:rsid="25ab7249" style:font-style-asian="normal" style:font-style-complex="normal"/>
    </style:style>
    <style:style style:name="T303" style:family="text">
      <style:text-properties fo:language="cs" fo:country="CZ" fo:font-style="normal" officeooo:rsid="26b8725f" style:font-style-asian="normal" style:font-style-complex="normal"/>
    </style:style>
    <style:style style:name="T304" style:family="text">
      <style:text-properties fo:language="cs" fo:country="CZ" fo:font-style="normal" officeooo:rsid="2576dfad" style:font-style-asian="normal" style:font-style-complex="normal"/>
    </style:style>
    <style:style style:name="T305" style:family="text">
      <style:text-properties fo:language="cs" fo:country="CZ" fo:font-style="normal" officeooo:rsid="25ee5055" style:font-style-asian="normal" style:font-style-complex="normal"/>
    </style:style>
    <style:style style:name="T306" style:family="text">
      <style:text-properties fo:language="cs" fo:country="CZ" fo:font-style="normal" officeooo:rsid="134c3978" style:font-style-asian="normal" style:font-style-complex="normal"/>
    </style:style>
    <style:style style:name="T307" style:family="text">
      <style:text-properties fo:language="cs" fo:country="CZ" fo:font-style="normal" officeooo:rsid="256ef27a" style:font-style-asian="normal" style:font-style-complex="normal"/>
    </style:style>
    <style:style style:name="T308" style:family="text">
      <style:text-properties fo:language="cs" fo:country="CZ" fo:font-style="normal" officeooo:rsid="121a2aad" style:font-style-asian="normal" style:font-style-complex="normal"/>
    </style:style>
    <style:style style:name="T309" style:family="text">
      <style:text-properties fo:language="cs" fo:country="CZ" fo:font-style="normal" officeooo:rsid="25f1c2f6" style:font-style-asian="normal" style:font-style-complex="normal"/>
    </style:style>
    <style:style style:name="T310" style:family="text">
      <style:text-properties fo:language="cs" fo:country="CZ" fo:font-style="normal" officeooo:rsid="25a87d4c" style:font-style-asian="normal" style:font-style-complex="normal"/>
    </style:style>
    <style:style style:name="T311" style:family="text">
      <style:text-properties fo:language="cs" fo:country="CZ" fo:font-style="normal" officeooo:rsid="25796d8b" style:font-style-asian="normal" style:font-style-complex="normal"/>
    </style:style>
    <style:style style:name="T312" style:family="text">
      <style:text-properties fo:language="cs" fo:country="CZ" fo:font-style="normal" officeooo:rsid="3b59bc07" style:font-style-asian="normal" style:font-style-complex="normal"/>
    </style:style>
    <style:style style:name="T313" style:family="text">
      <style:text-properties fo:language="cs" fo:country="CZ" fo:font-style="normal" officeooo:rsid="3e2280ef" style:font-style-asian="normal" style:font-style-complex="normal"/>
    </style:style>
    <style:style style:name="T314" style:family="text">
      <style:text-properties fo:language="cs" fo:country="CZ" fo:font-style="normal" officeooo:rsid="3eeec006" style:font-style-asian="normal" style:font-style-complex="normal"/>
    </style:style>
    <style:style style:name="T315" style:family="text">
      <style:text-properties fo:language="cs" fo:country="CZ" fo:font-style="normal" officeooo:rsid="3ef37792" style:font-style-asian="normal" style:font-style-complex="normal"/>
    </style:style>
    <style:style style:name="T316" style:family="text">
      <style:text-properties fo:language="cs" fo:country="CZ" fo:font-style="normal" officeooo:rsid="3ef63727" style:font-style-asian="normal" style:font-style-complex="normal"/>
    </style:style>
    <style:style style:name="T317" style:family="text">
      <style:text-properties fo:language="cs" fo:country="CZ" fo:font-style="normal" officeooo:rsid="3ef781ec" style:font-style-asian="normal" style:font-style-complex="normal"/>
    </style:style>
    <style:style style:name="T318" style:family="text">
      <style:text-properties fo:language="cs" fo:country="CZ" fo:font-style="normal" officeooo:rsid="409ac6dc" style:font-style-asian="normal" style:font-style-complex="normal"/>
    </style:style>
    <style:style style:name="T319" style:family="text">
      <style:text-properties fo:language="cs" fo:country="CZ" fo:font-style="normal" officeooo:rsid="40d3e4eb" style:font-style-asian="normal" style:font-style-complex="normal"/>
    </style:style>
    <style:style style:name="T320" style:family="text">
      <style:text-properties fo:language="cs" fo:country="CZ" fo:font-style="normal" officeooo:rsid="1f05e202" style:language-asian="zxx" style:country-asian="none" style:font-style-asian="normal" style:language-complex="ar" style:country-complex="SA" style:font-style-complex="normal"/>
    </style:style>
    <style:style style:name="T321" style:family="text">
      <style:text-properties fo:language="cs" fo:country="CZ" fo:font-style="normal" officeooo:rsid="1f803185" style:language-asian="zxx" style:country-asian="none" style:font-style-asian="normal" style:language-complex="ar" style:country-complex="SA" style:font-style-complex="normal"/>
    </style:style>
    <style:style style:name="T322" style:family="text">
      <style:text-properties fo:language="cs" fo:country="CZ" fo:font-style="normal" officeooo:rsid="256e38d1" style:language-asian="zxx" style:country-asian="none" style:font-style-asian="normal" style:language-complex="ar" style:country-complex="SA" style:font-style-complex="normal"/>
    </style:style>
    <style:style style:name="T323" style:family="text">
      <style:text-properties fo:language="cs" fo:country="CZ" fo:font-style="normal" officeooo:rsid="25612f74" style:language-asian="zxx" style:country-asian="none" style:font-style-asian="normal" style:language-complex="ar" style:country-complex="SA" style:font-style-complex="normal"/>
    </style:style>
    <style:style style:name="T324" style:family="text">
      <style:text-properties fo:language="cs" fo:country="CZ" fo:font-style="normal" officeooo:rsid="1f1b0fd4" style:language-asian="zxx" style:country-asian="none" style:font-style-asian="normal" style:language-complex="ar" style:country-complex="SA" style:font-style-complex="normal"/>
    </style:style>
    <style:style style:name="T325" style:family="text">
      <style:text-properties fo:language="cs" fo:country="CZ" fo:font-style="normal" officeooo:rsid="2597a654" style:language-asian="zxx" style:country-asian="none" style:font-style-asian="normal" style:language-complex="ar" style:country-complex="SA" style:font-style-complex="normal"/>
    </style:style>
    <style:style style:name="T326" style:family="text">
      <style:text-properties fo:language="cs" fo:country="CZ" fo:font-style="normal" officeooo:rsid="25988030" style:language-asian="zxx" style:country-asian="none" style:font-style-asian="normal" style:language-complex="ar" style:country-complex="SA" style:font-style-complex="normal"/>
    </style:style>
    <style:style style:name="T327" style:family="text">
      <style:text-properties fo:language="cs" fo:country="CZ" fo:font-style="normal" officeooo:rsid="3b564746" style:language-asian="zxx" style:country-asian="none" style:font-style-asian="normal" style:language-complex="ar" style:country-complex="SA" style:font-style-complex="normal"/>
    </style:style>
    <style:style style:name="T328" style:family="text">
      <style:text-properties fo:language="cs" fo:country="CZ" fo:font-style="normal" officeooo:rsid="3e20f4be" style:language-asian="zxx" style:country-asian="none" style:font-style-asian="normal" style:language-complex="ar" style:country-complex="SA" style:font-style-complex="normal"/>
    </style:style>
    <style:style style:name="T329" style:family="text">
      <style:text-properties fo:language="cs" fo:country="CZ" fo:font-style="normal" officeooo:rsid="3e41a191" style:language-asian="zxx" style:country-asian="none" style:font-style-asian="normal" style:language-complex="ar" style:country-complex="SA" style:font-style-complex="normal"/>
    </style:style>
    <style:style style:name="T330" style:family="text">
      <style:text-properties fo:language="cs" fo:country="CZ" fo:font-style="normal" officeooo:rsid="3ee2b593" style:language-asian="zxx" style:country-asian="none" style:font-style-asian="normal" style:language-complex="ar" style:country-complex="SA" style:font-style-complex="normal"/>
    </style:style>
    <style:style style:name="T331" style:family="text">
      <style:text-properties fo:language="cs" fo:country="CZ" fo:font-style="normal" officeooo:rsid="3bdf7925" fo:background-color="transparent" loext:char-shading-value="0" style:font-style-asian="normal" style:font-style-complex="normal"/>
    </style:style>
    <style:style style:name="T332" style:family="text">
      <style:text-properties fo:language="cs" fo:country="CZ" fo:font-style="normal" officeooo:rsid="3be099d0" fo:background-color="transparent" loext:char-shading-value="0" style:font-style-asian="normal" style:font-style-complex="normal"/>
    </style:style>
    <style:style style:name="T333" style:family="text">
      <style:text-properties fo:language="cs" fo:country="CZ" fo:font-style="normal" officeooo:rsid="3e4e6b1e" fo:background-color="transparent" loext:char-shading-value="0" style:font-style-asian="normal" style:font-style-complex="normal"/>
    </style:style>
    <style:style style:name="T334" style:family="text">
      <style:text-properties fo:language="cs" fo:country="CZ" fo:font-style="normal" officeooo:rsid="40775e8b" fo:background-color="transparent" loext:char-shading-value="0" style:font-style-asian="normal" style:font-style-complex="normal"/>
    </style:style>
    <style:style style:name="T335"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336"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337"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338"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339"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340"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341" style:family="text">
      <style:text-properties fo:language="cs" fo:country="CZ" officeooo:rsid="22404075" style:language-asian="cs" style:country-asian="CZ"/>
    </style:style>
    <style:style style:name="T342" style:family="text">
      <style:text-properties fo:language="cs" fo:country="CZ" officeooo:rsid="228a0369" style:language-asian="cs" style:country-asian="CZ"/>
    </style:style>
    <style:style style:name="T343" style:family="text">
      <style:text-properties fo:language="cs" fo:country="CZ" officeooo:rsid="1dfd222d"/>
    </style:style>
    <style:style style:name="T344" style:family="text">
      <style:text-properties fo:language="cs" fo:country="CZ" fo:font-weight="bold" style:font-weight-asian="bold" style:font-weight-complex="bold"/>
    </style:style>
    <style:style style:name="T345" style:family="text">
      <style:text-properties fo:language="cs" fo:country="CZ" fo:font-weight="bold" officeooo:rsid="1dbdf5ee" style:font-weight-asian="bold" style:font-weight-complex="bold"/>
    </style:style>
    <style:style style:name="T346" style:family="text">
      <style:text-properties fo:language="cs" fo:country="CZ" fo:font-weight="bold" officeooo:rsid="1dfd222d" style:font-weight-asian="bold" style:font-weight-complex="bold"/>
    </style:style>
    <style:style style:name="T347" style:family="text">
      <style:text-properties fo:language="cs" fo:country="CZ" fo:font-weight="bold" officeooo:rsid="25612f74" style:language-asian="zxx" style:country-asian="none" style:font-weight-asian="bold" style:language-complex="ar" style:country-complex="SA" style:font-weight-complex="bold"/>
    </style:style>
    <style:style style:name="T348" style:family="text">
      <style:text-properties fo:language="cs" fo:country="CZ" officeooo:rsid="25612f74" style:language-asian="zxx" style:country-asian="none" style:language-complex="ar" style:country-complex="SA"/>
    </style:style>
    <style:style style:name="T349" style:family="text">
      <style:text-properties fo:language="cs" fo:country="CZ" officeooo:rsid="27190835" fo:background-color="transparent" loext:char-shading-value="0"/>
    </style:style>
    <style:style style:name="T350" style:family="text">
      <style:text-properties fo:language="cs" fo:country="CZ" officeooo:rsid="16b81fd2"/>
    </style:style>
    <style:style style:name="T351" style:family="text">
      <style:text-properties fo:language="cs" fo:country="CZ" officeooo:rsid="395d89c3"/>
    </style:style>
    <style:style style:name="T352" style:family="text">
      <style:text-properties fo:language="cs" fo:country="CZ" fo:font-weight="normal" officeooo:rsid="3e40c4dc" style:font-weight-asian="normal" style:font-weight-complex="normal"/>
    </style:style>
    <style:style style:name="T353" style:family="text">
      <style:text-properties fo:language="cs" fo:country="CZ" fo:font-weight="normal" officeooo:rsid="40e2eab3" style:font-weight-asian="normal" style:font-weight-complex="normal"/>
    </style:style>
    <style:style style:name="T354" style:family="text">
      <style:text-properties fo:language="cs" fo:country="CZ" fo:font-weight="normal" style:language-asian="zxx" style:country-asian="none" style:font-weight-asian="normal" style:language-complex="ar" style:country-complex="SA" style:font-weight-complex="normal"/>
    </style:style>
    <style:style style:name="T355" style:family="text">
      <style:text-properties fo:language="cs" fo:country="CZ" officeooo:rsid="3c51988c"/>
    </style:style>
    <style:style style:name="T356" style:family="text">
      <style:text-properties fo:language="cs" fo:country="CZ" officeooo:rsid="3c7be508"/>
    </style:style>
    <style:style style:name="T357" style:family="text">
      <style:text-properties fo:language="cs" fo:country="CZ" officeooo:rsid="3ef07bc6"/>
    </style:style>
    <style:style style:name="T358" style:family="text">
      <style:text-properties fo:language="cs" fo:country="CZ" officeooo:rsid="3fe6522f"/>
    </style:style>
    <style:style style:name="T359" style:family="text">
      <style:text-properties fo:language="cs" fo:country="CZ" officeooo:rsid="40631d3d"/>
    </style:style>
    <style:style style:name="T360" style:family="text">
      <style:text-properties fo:language="cs" fo:country="CZ" officeooo:rsid="3d81531f"/>
    </style:style>
    <style:style style:name="T361" style:family="text">
      <style:text-properties fo:language="cs" fo:country="CZ" officeooo:rsid="4066a237"/>
    </style:style>
    <style:style style:name="T362" style:family="text">
      <style:text-properties fo:language="cs" fo:country="CZ" officeooo:rsid="40694813"/>
    </style:style>
    <style:style style:name="T363" style:family="text">
      <style:text-properties fo:language="cs" fo:country="CZ" officeooo:rsid="407ce360"/>
    </style:style>
    <style:style style:name="T364" style:family="text">
      <style:text-properties fo:language="cs" fo:country="CZ" officeooo:rsid="40bae644"/>
    </style:style>
    <style:style style:name="T365" style:family="text">
      <style:text-properties fo:language="cs" fo:country="CZ" officeooo:rsid="40d4bb9b"/>
    </style:style>
    <style:style style:name="T366" style:family="text">
      <style:text-properties fo:font-style="italic" style:font-style-asian="italic" style:font-style-complex="italic"/>
    </style:style>
    <style:style style:name="T367" style:family="text">
      <style:text-properties fo:font-style="italic" officeooo:rsid="252d7cd4" style:font-style-asian="italic" style:font-style-complex="italic"/>
    </style:style>
    <style:style style:name="T368" style:family="text">
      <style:text-properties fo:font-style="italic" officeooo:rsid="1f356719" style:font-style-asian="italic" style:font-style-complex="italic"/>
    </style:style>
    <style:style style:name="T369" style:family="text">
      <style:text-properties fo:font-style="italic" officeooo:rsid="229f4bef" style:font-style-asian="italic" style:font-style-complex="italic"/>
    </style:style>
    <style:style style:name="T370" style:family="text">
      <style:text-properties fo:font-style="italic" officeooo:rsid="2683345e" style:font-style-asian="italic" style:font-style-complex="italic"/>
    </style:style>
    <style:style style:name="T371" style:family="text">
      <style:text-properties fo:font-style="italic" officeooo:rsid="2684f7d7" style:font-style-asian="italic" style:font-style-complex="italic"/>
    </style:style>
    <style:style style:name="T372" style:family="text">
      <style:text-properties fo:font-style="italic" officeooo:rsid="275149cc" style:font-style-asian="italic" style:font-style-complex="italic"/>
    </style:style>
    <style:style style:name="T373" style:family="text">
      <style:text-properties fo:font-style="italic" officeooo:rsid="39a48878" style:font-style-asian="italic" style:font-style-complex="italic"/>
    </style:style>
    <style:style style:name="T374" style:family="text">
      <style:text-properties fo:font-style="italic" officeooo:rsid="3ba5979c" style:font-style-asian="italic" style:font-style-complex="italic"/>
    </style:style>
    <style:style style:name="T375" style:family="text">
      <style:text-properties fo:font-style="italic" officeooo:rsid="3bb0c1ce" style:font-style-asian="italic" style:font-style-complex="italic"/>
    </style:style>
    <style:style style:name="T376" style:family="text">
      <style:text-properties fo:font-style="italic" officeooo:rsid="3bc6b1d4" style:font-style-asian="italic" style:font-style-complex="italic"/>
    </style:style>
    <style:style style:name="T377" style:family="text">
      <style:text-properties fo:font-style="italic" officeooo:rsid="3bcf4542" style:font-style-asian="italic" style:font-style-complex="italic"/>
    </style:style>
    <style:style style:name="T378" style:family="text">
      <style:text-properties fo:font-style="italic" officeooo:rsid="3bd0929b" style:font-style-asian="italic" style:font-style-complex="italic"/>
    </style:style>
    <style:style style:name="T379" style:family="text">
      <style:text-properties fo:font-style="italic" officeooo:rsid="3bed2d2d" style:font-style-asian="italic" style:font-style-complex="italic"/>
    </style:style>
    <style:style style:name="T380" style:family="text">
      <style:text-properties fo:font-style="italic" officeooo:rsid="3bffcabb" style:font-style-asian="italic" style:font-style-complex="italic"/>
    </style:style>
    <style:style style:name="T381" style:family="text">
      <style:text-properties fo:font-style="italic" officeooo:rsid="3c0f11d2" style:font-style-asian="italic" style:font-style-complex="italic"/>
    </style:style>
    <style:style style:name="T382" style:family="text">
      <style:text-properties fo:font-style="italic" officeooo:rsid="3cda7b4c" style:font-style-asian="italic" style:font-style-complex="italic"/>
    </style:style>
    <style:style style:name="T383" style:family="text">
      <style:text-properties fo:font-style="italic" officeooo:rsid="3cfed208" style:font-style-asian="italic" style:font-style-complex="italic"/>
    </style:style>
    <style:style style:name="T384" style:family="text">
      <style:text-properties fo:font-style="italic" officeooo:rsid="3eb5997b" style:font-style-asian="italic" style:font-style-complex="italic"/>
    </style:style>
    <style:style style:name="T385" style:family="text">
      <style:text-properties fo:font-style="italic" officeooo:rsid="3f08eabc" style:font-style-asian="italic" style:font-style-complex="italic"/>
    </style:style>
    <style:style style:name="T386" style:family="text">
      <style:text-properties fo:font-style="italic" officeooo:rsid="3f331eab" style:font-style-asian="italic" style:font-style-complex="italic"/>
    </style:style>
    <style:style style:name="T387" style:family="text">
      <style:text-properties fo:font-style="italic" officeooo:rsid="3f9475dd" style:font-style-asian="italic" style:font-style-complex="italic"/>
    </style:style>
    <style:style style:name="T388" style:family="text">
      <style:text-properties fo:font-style="italic" officeooo:rsid="3f9a274c" style:font-style-asian="italic" style:font-style-complex="italic"/>
    </style:style>
    <style:style style:name="T389" style:family="text">
      <style:text-properties fo:font-style="italic" officeooo:rsid="3fa48dfe" style:font-style-asian="italic" style:font-style-complex="italic"/>
    </style:style>
    <style:style style:name="T390" style:family="text">
      <style:text-properties fo:font-style="italic" officeooo:rsid="3fcb76ac" style:font-style-asian="italic" style:font-style-complex="italic"/>
    </style:style>
    <style:style style:name="T391" style:family="text">
      <style:text-properties fo:font-style="italic" officeooo:rsid="3f9cbd1b" style:font-style-asian="italic" style:font-style-complex="italic"/>
    </style:style>
    <style:style style:name="T392" style:family="text">
      <style:text-properties fo:font-style="italic" officeooo:rsid="22404075" style:font-style-asian="italic" style:font-style-complex="italic"/>
    </style:style>
    <style:style style:name="T393" style:family="text">
      <style:text-properties fo:font-style="italic" officeooo:rsid="3ff7df0e" style:font-style-asian="italic" style:font-style-complex="italic"/>
    </style:style>
    <style:style style:name="T394" style:family="text">
      <style:text-properties fo:font-style="italic" officeooo:rsid="401b445d" style:font-style-asian="italic" style:font-style-complex="italic"/>
    </style:style>
    <style:style style:name="T395" style:family="text">
      <style:text-properties fo:font-style="italic" officeooo:rsid="4020f835" style:font-style-asian="italic" style:font-style-complex="italic"/>
    </style:style>
    <style:style style:name="T396" style:family="text">
      <style:text-properties fo:font-style="italic" officeooo:rsid="3cfdcdc8" style:font-style-asian="italic" style:font-style-complex="italic"/>
    </style:style>
    <style:style style:name="T397" style:family="text">
      <style:text-properties fo:font-style="italic" officeooo:rsid="3f353528" style:font-style-asian="italic" style:font-style-complex="italic"/>
    </style:style>
    <style:style style:name="T398" style:family="text">
      <style:text-properties fo:font-style="italic" officeooo:rsid="3f3840e8" style:font-style-asian="italic" style:font-style-complex="italic"/>
    </style:style>
    <style:style style:name="T399" style:family="text">
      <style:text-properties fo:font-style="italic" officeooo:rsid="3b7bf76d" style:font-style-asian="italic" style:font-style-complex="italic"/>
    </style:style>
    <style:style style:name="T400" style:family="text">
      <style:text-properties fo:font-style="italic" officeooo:rsid="3b785e2f" style:font-style-asian="italic" style:font-style-complex="italic"/>
    </style:style>
    <style:style style:name="T401" style:family="text">
      <style:text-properties fo:font-style="italic" officeooo:rsid="3b78d813" style:font-style-asian="italic" style:font-style-complex="italic"/>
    </style:style>
    <style:style style:name="T402" style:family="text">
      <style:text-properties fo:font-style="italic" officeooo:rsid="3f3a2234" style:font-style-asian="italic" style:font-style-complex="italic"/>
    </style:style>
    <style:style style:name="T403" style:family="text">
      <style:text-properties fo:font-style="italic" officeooo:rsid="3ea00737" style:font-style-asian="italic" style:font-style-complex="italic"/>
    </style:style>
    <style:style style:name="T404" style:family="text">
      <style:text-properties fo:font-style="italic" officeooo:rsid="3dfb0353" style:font-style-asian="italic" style:font-style-complex="italic"/>
    </style:style>
    <style:style style:name="T405" style:family="text">
      <style:text-properties fo:font-style="italic" officeooo:rsid="3ca79f67" style:font-style-asian="italic" style:font-style-complex="italic"/>
    </style:style>
    <style:style style:name="T406" style:family="text">
      <style:text-properties fo:font-style="italic" officeooo:rsid="3d48b390" style:font-style-asian="italic" style:font-style-complex="italic"/>
    </style:style>
    <style:style style:name="T407" style:family="text">
      <style:text-properties fo:font-style="italic" officeooo:rsid="3caad3ba" style:font-style-asian="italic" style:font-style-complex="italic"/>
    </style:style>
    <style:style style:name="T408" style:family="text">
      <style:text-properties fo:font-style="italic" officeooo:rsid="3dcad630" style:font-style-asian="italic" style:font-style-complex="italic"/>
    </style:style>
    <style:style style:name="T409" style:family="text">
      <style:text-properties fo:font-style="italic" officeooo:rsid="3ddd7fa6" style:font-style-asian="italic" style:font-style-complex="italic"/>
    </style:style>
    <style:style style:name="T410" style:family="text">
      <style:text-properties fo:font-style="italic" officeooo:rsid="403a51d8" style:font-style-asian="italic" style:font-style-complex="italic"/>
    </style:style>
    <style:style style:name="T411" style:family="text">
      <style:text-properties fo:font-style="italic" officeooo:rsid="405a4696" style:font-style-asian="italic" style:font-style-complex="italic"/>
    </style:style>
    <style:style style:name="T412" style:family="text">
      <style:text-properties fo:font-style="italic" officeooo:rsid="405b92f2" style:font-style-asian="italic" style:font-style-complex="italic"/>
    </style:style>
    <style:style style:name="T413" style:family="text">
      <style:text-properties fo:font-style="italic" officeooo:rsid="4066fb01" style:font-style-asian="italic" style:font-style-complex="italic"/>
    </style:style>
    <style:style style:name="T414" style:family="text">
      <style:text-properties fo:font-style="italic" officeooo:rsid="4074ff71" style:font-style-asian="italic" style:font-style-complex="italic"/>
    </style:style>
    <style:style style:name="T415" style:family="text">
      <style:text-properties fo:font-style="italic" officeooo:rsid="40a3dd4c" style:font-style-asian="italic" style:font-style-complex="italic"/>
    </style:style>
    <style:style style:name="T416" style:family="text">
      <style:text-properties fo:font-style="italic" officeooo:rsid="3ce6353e" style:font-style-asian="italic" style:font-style-complex="italic"/>
    </style:style>
    <style:style style:name="T417" style:family="text">
      <style:text-properties fo:font-style="italic" officeooo:rsid="408430cb" style:font-style-asian="italic" style:font-style-complex="italic"/>
    </style:style>
    <style:style style:name="T418" style:family="text">
      <style:text-properties fo:font-style="italic" fo:font-weight="bold" style:font-style-asian="italic" style:font-weight-asian="bold" style:font-style-complex="italic" style:font-weight-complex="bold"/>
    </style:style>
    <style:style style:name="T419" style:family="text">
      <style:text-properties fo:font-style="italic" fo:font-weight="bold" officeooo:rsid="2576dfad" style:font-style-asian="italic" style:font-weight-asian="bold" style:font-style-complex="italic" style:font-weight-complex="bold"/>
    </style:style>
    <style:style style:name="T420" style:family="text">
      <style:text-properties fo:font-style="italic" officeooo:rsid="217d02ee" fo:background-color="transparent" loext:char-shading-value="0" style:font-style-asian="italic" style:font-style-complex="italic"/>
    </style:style>
    <style:style style:name="T421" style:family="text">
      <style:text-properties fo:font-style="italic" officeooo:rsid="3a84f753" fo:background-color="transparent" loext:char-shading-value="0" style:font-style-asian="italic" style:font-style-complex="italic"/>
    </style:style>
    <style:style style:name="T422" style:family="text">
      <style:text-properties fo:font-style="italic" officeooo:rsid="275149cc" fo:background-color="transparent" loext:char-shading-value="0" style:font-style-asian="italic" style:font-style-complex="italic"/>
    </style:style>
    <style:style style:name="T423" style:family="text">
      <style:text-properties fo:font-style="italic" officeooo:rsid="3bd7d974" fo:background-color="transparent" loext:char-shading-value="0" style:font-style-asian="italic" style:font-style-complex="italic"/>
    </style:style>
    <style:style style:name="T424" style:family="text">
      <style:text-properties fo:font-style="italic" officeooo:rsid="3eb5997b" fo:background-color="transparent" loext:char-shading-value="0" style:font-style-asian="italic" style:font-style-complex="italic"/>
    </style:style>
    <style:style style:name="T425" style:family="text">
      <style:text-properties fo:font-style="italic" officeooo:rsid="4062c6af" fo:background-color="transparent" loext:char-shading-value="0" style:font-style-asian="italic" style:font-style-complex="italic"/>
    </style:style>
    <style:style style:name="T426" style:family="text">
      <style:text-properties fo:font-style="italic" officeooo:rsid="40775e8b" fo:background-color="transparent" loext:char-shading-value="0" style:font-style-asian="italic" style:font-style-complex="italic"/>
    </style:style>
    <style:style style:name="T427" style:family="text">
      <style:text-properties fo:font-style="italic" fo:font-weight="normal" style:font-style-asian="italic" style:font-weight-asian="normal" style:font-style-complex="italic" style:font-weight-complex="normal"/>
    </style:style>
    <style:style style:name="T428" style:family="text">
      <style:text-properties fo:font-style="italic" fo:font-weight="normal" officeooo:rsid="3f896825" style:font-style-asian="italic" style:font-weight-asian="normal" style:font-style-complex="italic" style:font-weight-complex="normal"/>
    </style:style>
    <style:style style:name="T429" style:family="text">
      <style:text-properties fo:font-style="italic" officeooo:rsid="3e731095" style:language-asian="cs" style:country-asian="CZ" style:font-style-asian="italic" style:font-style-complex="italic"/>
    </style:style>
    <style:style style:name="T430" style:family="text">
      <style:text-properties fo:font-style="normal" style:font-style-asian="normal" style:font-style-complex="normal"/>
    </style:style>
    <style:style style:name="T431" style:family="text">
      <style:text-properties fo:font-style="normal" officeooo:rsid="25a0872c" style:font-style-asian="normal" style:font-style-complex="normal"/>
    </style:style>
    <style:style style:name="T432" style:family="text">
      <style:text-properties fo:font-style="normal" officeooo:rsid="2640eef9" style:font-style-asian="normal" style:font-style-complex="normal"/>
    </style:style>
    <style:style style:name="T433" style:family="text">
      <style:text-properties fo:font-style="normal" officeooo:rsid="2643a342" style:font-style-asian="normal" style:font-style-complex="normal"/>
    </style:style>
    <style:style style:name="T434" style:family="text">
      <style:text-properties fo:font-style="normal" officeooo:rsid="266616ba" style:font-style-asian="normal" style:font-style-complex="normal"/>
    </style:style>
    <style:style style:name="T435" style:family="text">
      <style:text-properties fo:font-style="normal" officeooo:rsid="1f05e202" style:font-style-asian="normal" style:font-style-complex="normal"/>
    </style:style>
    <style:style style:name="T436" style:family="text">
      <style:text-properties fo:font-style="normal" officeooo:rsid="256e38d1" style:font-style-asian="normal" style:font-style-complex="normal"/>
    </style:style>
    <style:style style:name="T437" style:family="text">
      <style:text-properties fo:font-style="normal" officeooo:rsid="2571d9c7" style:font-style-asian="normal" style:font-style-complex="normal"/>
    </style:style>
    <style:style style:name="T438" style:family="text">
      <style:text-properties fo:font-style="normal" officeooo:rsid="25f2d04a" style:font-style-asian="normal" style:font-style-complex="normal"/>
    </style:style>
    <style:style style:name="T439" style:family="text">
      <style:text-properties fo:font-style="normal" officeooo:rsid="25f31ebd" style:font-style-asian="normal" style:font-style-complex="normal"/>
    </style:style>
    <style:style style:name="T440" style:family="text">
      <style:text-properties fo:font-style="normal" officeooo:rsid="2576dfad" style:font-style-asian="normal" style:font-style-complex="normal"/>
    </style:style>
    <style:style style:name="T441" style:family="text">
      <style:text-properties fo:font-style="normal" officeooo:rsid="25f3c728" style:font-style-asian="normal" style:font-style-complex="normal"/>
    </style:style>
    <style:style style:name="T442" style:family="text">
      <style:text-properties fo:font-style="normal" officeooo:rsid="3984e131" style:font-style-asian="normal" style:font-style-complex="normal"/>
    </style:style>
    <style:style style:name="T443" style:family="text">
      <style:text-properties fo:font-style="normal" officeooo:rsid="26d6747e" style:font-style-asian="normal" style:font-style-complex="normal"/>
    </style:style>
    <style:style style:name="T444" style:family="text">
      <style:text-properties fo:font-style="normal" officeooo:rsid="26d67ad6" style:font-style-asian="normal" style:font-style-complex="normal"/>
    </style:style>
    <style:style style:name="T445" style:family="text">
      <style:text-properties fo:font-style="normal" officeooo:rsid="39a48878" style:font-style-asian="normal" style:font-style-complex="normal"/>
    </style:style>
    <style:style style:name="T446" style:family="text">
      <style:text-properties fo:font-style="normal" officeooo:rsid="39a891b7" style:font-style-asian="normal" style:font-style-complex="normal"/>
    </style:style>
    <style:style style:name="T447" style:family="text">
      <style:text-properties fo:font-style="normal" officeooo:rsid="39b8d7fd" style:font-style-asian="normal" style:font-style-complex="normal"/>
    </style:style>
    <style:style style:name="T448" style:family="text">
      <style:text-properties fo:font-style="normal" officeooo:rsid="3a920d5a" style:font-style-asian="normal" style:font-style-complex="normal"/>
    </style:style>
    <style:style style:name="T449" style:family="text">
      <style:text-properties fo:font-style="normal" officeooo:rsid="3a9478eb" style:font-style-asian="normal" style:font-style-complex="normal"/>
    </style:style>
    <style:style style:name="T450" style:family="text">
      <style:text-properties fo:font-style="normal" officeooo:rsid="3a95f2d4" style:font-style-asian="normal" style:font-style-complex="normal"/>
    </style:style>
    <style:style style:name="T451" style:family="text">
      <style:text-properties fo:font-style="normal" officeooo:rsid="3a98b3ec" style:font-style-asian="normal" style:font-style-complex="normal"/>
    </style:style>
    <style:style style:name="T452" style:family="text">
      <style:text-properties fo:font-style="normal" officeooo:rsid="3a95f584" style:font-style-asian="normal" style:font-style-complex="normal"/>
    </style:style>
    <style:style style:name="T453" style:family="text">
      <style:text-properties fo:font-style="normal" officeooo:rsid="3a99fc7d" style:font-style-asian="normal" style:font-style-complex="normal"/>
    </style:style>
    <style:style style:name="T454" style:family="text">
      <style:text-properties fo:font-style="normal" officeooo:rsid="3a9a2361" style:font-style-asian="normal" style:font-style-complex="normal"/>
    </style:style>
    <style:style style:name="T455" style:family="text">
      <style:text-properties fo:font-style="normal" officeooo:rsid="3aa8a74a" style:font-style-asian="normal" style:font-style-complex="normal"/>
    </style:style>
    <style:style style:name="T456" style:family="text">
      <style:text-properties fo:font-style="normal" officeooo:rsid="3b564746" style:font-style-asian="normal" style:font-style-complex="normal"/>
    </style:style>
    <style:style style:name="T457" style:family="text">
      <style:text-properties fo:font-style="normal" officeooo:rsid="3b59bc07" style:font-style-asian="normal" style:font-style-complex="normal"/>
    </style:style>
    <style:style style:name="T458" style:family="text">
      <style:text-properties fo:font-style="normal" officeooo:rsid="3b5f36bd" style:font-style-asian="normal" style:font-style-complex="normal"/>
    </style:style>
    <style:style style:name="T459" style:family="text">
      <style:text-properties fo:font-style="normal" officeooo:rsid="3b855195" style:font-style-asian="normal" style:font-style-complex="normal"/>
    </style:style>
    <style:style style:name="T460" style:family="text">
      <style:text-properties fo:font-style="normal" officeooo:rsid="3b86a79e" style:font-style-asian="normal" style:font-style-complex="normal"/>
    </style:style>
    <style:style style:name="T461" style:family="text">
      <style:text-properties fo:font-style="normal" officeooo:rsid="3b930d19" style:font-style-asian="normal" style:font-style-complex="normal"/>
    </style:style>
    <style:style style:name="T462" style:family="text">
      <style:text-properties fo:font-style="normal" officeooo:rsid="3bb0c1ce" style:font-style-asian="normal" style:font-style-complex="normal"/>
    </style:style>
    <style:style style:name="T463" style:family="text">
      <style:text-properties fo:font-style="normal" officeooo:rsid="275149cc" style:font-style-asian="normal" style:font-style-complex="normal"/>
    </style:style>
    <style:style style:name="T464" style:family="text">
      <style:text-properties fo:font-style="normal" officeooo:rsid="3bb13bbb" style:font-style-asian="normal" style:font-style-complex="normal"/>
    </style:style>
    <style:style style:name="T465" style:family="text">
      <style:text-properties fo:font-style="normal" officeooo:rsid="26ae8a95" style:font-style-asian="normal" style:font-style-complex="normal"/>
    </style:style>
    <style:style style:name="T466" style:family="text">
      <style:text-properties fo:font-style="normal" officeooo:rsid="2684f7d7" style:font-style-asian="normal" style:font-style-complex="normal"/>
    </style:style>
    <style:style style:name="T467" style:family="text">
      <style:text-properties fo:font-style="normal" officeooo:rsid="3bd0929b" style:font-style-asian="normal" style:font-style-complex="normal"/>
    </style:style>
    <style:style style:name="T468" style:family="text">
      <style:text-properties fo:font-style="normal" officeooo:rsid="3bd35196" style:font-style-asian="normal" style:font-style-complex="normal"/>
    </style:style>
    <style:style style:name="T469" style:family="text">
      <style:text-properties fo:font-style="normal" officeooo:rsid="3bb78967" style:font-style-asian="normal" style:font-style-complex="normal"/>
    </style:style>
    <style:style style:name="T470" style:family="text">
      <style:text-properties fo:font-style="normal" officeooo:rsid="3bffcabb" style:font-style-asian="normal" style:font-style-complex="normal"/>
    </style:style>
    <style:style style:name="T471" style:family="text">
      <style:text-properties fo:font-style="normal" officeooo:rsid="3cfed208" style:font-style-asian="normal" style:font-style-complex="normal"/>
    </style:style>
    <style:style style:name="T472" style:family="text">
      <style:text-properties fo:font-style="normal" officeooo:rsid="26f112c4" style:font-style-asian="normal" style:font-style-complex="normal"/>
    </style:style>
    <style:style style:name="T473" style:family="text">
      <style:text-properties fo:font-style="normal" officeooo:rsid="3df3c486" style:font-style-asian="normal" style:font-style-complex="normal"/>
    </style:style>
    <style:style style:name="T474" style:family="text">
      <style:text-properties fo:font-style="normal" officeooo:rsid="3df40993" style:font-style-asian="normal" style:font-style-complex="normal"/>
    </style:style>
    <style:style style:name="T475" style:family="text">
      <style:text-properties fo:font-style="normal" officeooo:rsid="3e9c97a9" style:font-style-asian="normal" style:font-style-complex="normal"/>
    </style:style>
    <style:style style:name="T476" style:family="text">
      <style:text-properties fo:font-style="normal" officeooo:rsid="3f0202ee" style:font-style-asian="normal" style:font-style-complex="normal"/>
    </style:style>
    <style:style style:name="T477" style:family="text">
      <style:text-properties fo:font-style="normal" officeooo:rsid="3f19aaaa" style:font-style-asian="normal" style:font-style-complex="normal"/>
    </style:style>
    <style:style style:name="T478" style:family="text">
      <style:text-properties fo:font-style="normal" officeooo:rsid="3f1db19d" style:font-style-asian="normal" style:font-style-complex="normal"/>
    </style:style>
    <style:style style:name="T479" style:family="text">
      <style:text-properties fo:font-style="normal" officeooo:rsid="3f2ae0ed" style:font-style-asian="normal" style:font-style-complex="normal"/>
    </style:style>
    <style:style style:name="T480" style:family="text">
      <style:text-properties fo:font-style="normal" officeooo:rsid="3f2c1347" style:font-style-asian="normal" style:font-style-complex="normal"/>
    </style:style>
    <style:style style:name="T481" style:family="text">
      <style:text-properties fo:font-style="normal" officeooo:rsid="3f2d27ea" style:font-style-asian="normal" style:font-style-complex="normal"/>
    </style:style>
    <style:style style:name="T482" style:family="text">
      <style:text-properties fo:font-style="normal" officeooo:rsid="3f33182c" style:font-style-asian="normal" style:font-style-complex="normal"/>
    </style:style>
    <style:style style:name="T483" style:family="text">
      <style:text-properties fo:font-style="normal" officeooo:rsid="3f331eab" style:font-style-asian="normal" style:font-style-complex="normal"/>
    </style:style>
    <style:style style:name="T484" style:family="text">
      <style:text-properties fo:font-style="normal" officeooo:rsid="3f35b5ac" style:font-style-asian="normal" style:font-style-complex="normal"/>
    </style:style>
    <style:style style:name="T485" style:family="text">
      <style:text-properties fo:font-style="normal" officeooo:rsid="3f44d274" style:font-style-asian="normal" style:font-style-complex="normal"/>
    </style:style>
    <style:style style:name="T486" style:family="text">
      <style:text-properties fo:font-style="normal" officeooo:rsid="3f45113e" style:font-style-asian="normal" style:font-style-complex="normal"/>
    </style:style>
    <style:style style:name="T487" style:family="text">
      <style:text-properties fo:font-style="normal" officeooo:rsid="3f594651" style:font-style-asian="normal" style:font-style-complex="normal"/>
    </style:style>
    <style:style style:name="T488" style:family="text">
      <style:text-properties fo:font-style="normal" officeooo:rsid="3f59ecf2" style:font-style-asian="normal" style:font-style-complex="normal"/>
    </style:style>
    <style:style style:name="T489" style:family="text">
      <style:text-properties fo:font-style="normal" officeooo:rsid="3f5b62c9" style:font-style-asian="normal" style:font-style-complex="normal"/>
    </style:style>
    <style:style style:name="T490" style:family="text">
      <style:text-properties fo:font-style="normal" officeooo:rsid="3f7918f7" style:font-style-asian="normal" style:font-style-complex="normal"/>
    </style:style>
    <style:style style:name="T491" style:family="text">
      <style:text-properties fo:font-style="normal" officeooo:rsid="3f9cbd1b" style:font-style-asian="normal" style:font-style-complex="normal"/>
    </style:style>
    <style:style style:name="T492" style:family="text">
      <style:text-properties fo:font-style="normal" officeooo:rsid="3f2955a1" style:font-style-asian="normal" style:font-style-complex="normal"/>
    </style:style>
    <style:style style:name="T493" style:family="text">
      <style:text-properties fo:font-style="normal" officeooo:rsid="3f2f946e" style:font-style-asian="normal" style:font-style-complex="normal"/>
    </style:style>
    <style:style style:name="T494" style:family="text">
      <style:text-properties fo:font-style="normal" officeooo:rsid="3f9d44e3" style:font-style-asian="normal" style:font-style-complex="normal"/>
    </style:style>
    <style:style style:name="T495" style:family="text">
      <style:text-properties fo:font-style="normal" officeooo:rsid="3fa4ba3d" style:font-style-asian="normal" style:font-style-complex="normal"/>
    </style:style>
    <style:style style:name="T496" style:family="text">
      <style:text-properties fo:font-style="normal" officeooo:rsid="3fa76947" style:font-style-asian="normal" style:font-style-complex="normal"/>
    </style:style>
    <style:style style:name="T497" style:family="text">
      <style:text-properties fo:font-style="normal" officeooo:rsid="3fa908fd" style:font-style-asian="normal" style:font-style-complex="normal"/>
    </style:style>
    <style:style style:name="T498" style:family="text">
      <style:text-properties fo:font-style="normal" officeooo:rsid="3fd13d3c" style:font-style-asian="normal" style:font-style-complex="normal"/>
    </style:style>
    <style:style style:name="T499" style:family="text">
      <style:text-properties fo:font-style="normal" officeooo:rsid="3fd1c6df" style:font-style-asian="normal" style:font-style-complex="normal"/>
    </style:style>
    <style:style style:name="T500" style:family="text">
      <style:text-properties fo:font-style="normal" officeooo:rsid="3fd21e6b" style:font-style-asian="normal" style:font-style-complex="normal"/>
    </style:style>
    <style:style style:name="T501" style:family="text">
      <style:text-properties fo:font-style="normal" officeooo:rsid="3a936985" style:font-style-asian="normal" style:font-style-complex="normal"/>
    </style:style>
    <style:style style:name="T502" style:family="text">
      <style:text-properties fo:font-style="normal" officeooo:rsid="3ff7df0e" style:font-style-asian="normal" style:font-style-complex="normal"/>
    </style:style>
    <style:style style:name="T503" style:family="text">
      <style:text-properties fo:font-style="normal" officeooo:rsid="3ff8ed03" style:font-style-asian="normal" style:font-style-complex="normal"/>
    </style:style>
    <style:style style:name="T504" style:family="text">
      <style:text-properties fo:font-style="normal" officeooo:rsid="3ffac44a" style:font-style-asian="normal" style:font-style-complex="normal"/>
    </style:style>
    <style:style style:name="T505" style:family="text">
      <style:text-properties fo:font-style="normal" officeooo:rsid="40069751" style:font-style-asian="normal" style:font-style-complex="normal"/>
    </style:style>
    <style:style style:name="T506" style:family="text">
      <style:text-properties fo:font-style="normal" officeooo:rsid="4020eea8" style:font-style-asian="normal" style:font-style-complex="normal"/>
    </style:style>
    <style:style style:name="T507" style:family="text">
      <style:text-properties fo:font-style="normal" officeooo:rsid="3f25df45" style:font-style-asian="normal" style:font-style-complex="normal"/>
    </style:style>
    <style:style style:name="T508" style:family="text">
      <style:text-properties fo:font-style="normal" officeooo:rsid="3e8646a2" style:font-style-asian="normal" style:font-style-complex="normal"/>
    </style:style>
    <style:style style:name="T509" style:family="text">
      <style:text-properties fo:font-style="normal" officeooo:rsid="3ea8cdd2" style:font-style-asian="normal" style:font-style-complex="normal"/>
    </style:style>
    <style:style style:name="T510" style:family="text">
      <style:text-properties fo:font-style="normal" officeooo:rsid="3ea523a7" style:font-style-asian="normal" style:font-style-complex="normal"/>
    </style:style>
    <style:style style:name="T511" style:family="text">
      <style:text-properties fo:font-style="normal" officeooo:rsid="3b69e8b5" style:font-style-asian="normal" style:font-style-complex="normal"/>
    </style:style>
    <style:style style:name="T512" style:family="text">
      <style:text-properties fo:font-style="normal" officeooo:rsid="3f3840e8" style:font-style-asian="normal" style:font-style-complex="normal"/>
    </style:style>
    <style:style style:name="T513" style:family="text">
      <style:text-properties fo:font-style="normal" officeooo:rsid="3b7a0421" style:font-style-asian="normal" style:font-style-complex="normal"/>
    </style:style>
    <style:style style:name="T514" style:family="text">
      <style:text-properties fo:font-style="normal" officeooo:rsid="3b7bf76d" style:font-style-asian="normal" style:font-style-complex="normal"/>
    </style:style>
    <style:style style:name="T515" style:family="text">
      <style:text-properties fo:font-style="normal" officeooo:rsid="3b7e364a" style:font-style-asian="normal" style:font-style-complex="normal"/>
    </style:style>
    <style:style style:name="T516" style:family="text">
      <style:text-properties fo:font-style="normal" officeooo:rsid="3f3a2234" style:font-style-asian="normal" style:font-style-complex="normal"/>
    </style:style>
    <style:style style:name="T517" style:family="text">
      <style:text-properties fo:font-style="normal" officeooo:rsid="3b785e2f" style:font-style-asian="normal" style:font-style-complex="normal"/>
    </style:style>
    <style:style style:name="T518" style:family="text">
      <style:text-properties fo:font-style="normal" officeooo:rsid="3f49a4b5" style:font-style-asian="normal" style:font-style-complex="normal"/>
    </style:style>
    <style:style style:name="T519" style:family="text">
      <style:text-properties fo:font-style="normal" officeooo:rsid="3b78d813" style:font-style-asian="normal" style:font-style-complex="normal"/>
    </style:style>
    <style:style style:name="T520" style:family="text">
      <style:text-properties fo:font-style="normal" officeooo:rsid="3f4c2d30" style:font-style-asian="normal" style:font-style-complex="normal"/>
    </style:style>
    <style:style style:name="T521" style:family="text">
      <style:text-properties fo:font-style="normal" officeooo:rsid="40325e01" style:font-style-asian="normal" style:font-style-complex="normal"/>
    </style:style>
    <style:style style:name="T522" style:family="text">
      <style:text-properties fo:font-style="normal" officeooo:rsid="3c3cf434" style:font-style-asian="normal" style:font-style-complex="normal"/>
    </style:style>
    <style:style style:name="T523" style:family="text">
      <style:text-properties fo:font-style="normal" officeooo:rsid="3c40ab6f" style:font-style-asian="normal" style:font-style-complex="normal"/>
    </style:style>
    <style:style style:name="T524" style:family="text">
      <style:text-properties fo:font-style="normal" officeooo:rsid="3c3fc715" style:font-style-asian="normal" style:font-style-complex="normal"/>
    </style:style>
    <style:style style:name="T525" style:family="text">
      <style:text-properties fo:font-style="normal" officeooo:rsid="3c44386f" style:font-style-asian="normal" style:font-style-complex="normal"/>
    </style:style>
    <style:style style:name="T526" style:family="text">
      <style:text-properties fo:font-style="normal" officeooo:rsid="3c41e955" style:font-style-asian="normal" style:font-style-complex="normal"/>
    </style:style>
    <style:style style:name="T527" style:family="text">
      <style:text-properties fo:font-style="normal" officeooo:rsid="3c3d1fef" style:font-style-asian="normal" style:font-style-complex="normal"/>
    </style:style>
    <style:style style:name="T528" style:family="text">
      <style:text-properties fo:font-style="normal" officeooo:rsid="3c888a9f" style:font-style-asian="normal" style:font-style-complex="normal"/>
    </style:style>
    <style:style style:name="T529" style:family="text">
      <style:text-properties fo:font-style="normal" officeooo:rsid="3c89927b" style:font-style-asian="normal" style:font-style-complex="normal"/>
    </style:style>
    <style:style style:name="T530" style:family="text">
      <style:text-properties fo:font-style="normal" officeooo:rsid="3d6f16f0" style:font-style-asian="normal" style:font-style-complex="normal"/>
    </style:style>
    <style:style style:name="T531" style:family="text">
      <style:text-properties fo:font-style="normal" officeooo:rsid="3c8ac36c" style:font-style-asian="normal" style:font-style-complex="normal"/>
    </style:style>
    <style:style style:name="T532" style:family="text">
      <style:text-properties fo:font-style="normal" officeooo:rsid="3c89bb9c" style:font-style-asian="normal" style:font-style-complex="normal"/>
    </style:style>
    <style:style style:name="T533" style:family="text">
      <style:text-properties fo:font-style="normal" officeooo:rsid="3e1d10aa" style:font-style-asian="normal" style:font-style-complex="normal"/>
    </style:style>
    <style:style style:name="T534" style:family="text">
      <style:text-properties fo:font-style="normal" officeooo:rsid="3da38ccc" style:font-style-asian="normal" style:font-style-complex="normal"/>
    </style:style>
    <style:style style:name="T535" style:family="text">
      <style:text-properties fo:font-style="normal" officeooo:rsid="3da43c54" style:font-style-asian="normal" style:font-style-complex="normal"/>
    </style:style>
    <style:style style:name="T536" style:family="text">
      <style:text-properties fo:font-style="normal" officeooo:rsid="3da61201" style:font-style-asian="normal" style:font-style-complex="normal"/>
    </style:style>
    <style:style style:name="T537" style:family="text">
      <style:text-properties fo:font-style="normal" officeooo:rsid="3c8ae207" style:font-style-asian="normal" style:font-style-complex="normal"/>
    </style:style>
    <style:style style:name="T538" style:family="text">
      <style:text-properties fo:font-style="normal" officeooo:rsid="3c970005" style:font-style-asian="normal" style:font-style-complex="normal"/>
    </style:style>
    <style:style style:name="T539" style:family="text">
      <style:text-properties fo:font-style="normal" officeooo:rsid="277f84d2" style:font-style-asian="normal" style:font-style-complex="normal"/>
    </style:style>
    <style:style style:name="T540" style:family="text">
      <style:text-properties fo:font-style="normal" officeooo:rsid="3df48dff" style:font-style-asian="normal" style:font-style-complex="normal"/>
    </style:style>
    <style:style style:name="T541" style:family="text">
      <style:text-properties fo:font-style="normal" officeooo:rsid="408430cb" style:font-style-asian="normal" style:font-style-complex="normal"/>
    </style:style>
    <style:style style:name="T542" style:family="text">
      <style:text-properties fo:font-style="normal" officeooo:rsid="409fce6e" style:font-style-asian="normal" style:font-style-complex="normal"/>
    </style:style>
    <style:style style:name="T543" style:family="text">
      <style:text-properties fo:font-style="normal" officeooo:rsid="40ba43c5" style:font-style-asian="normal" style:font-style-complex="normal"/>
    </style:style>
    <style:style style:name="T544" style:family="text">
      <style:text-properties fo:font-style="normal" officeooo:rsid="40bff97a" style:font-style-asian="normal" style:font-style-complex="normal"/>
    </style:style>
    <style:style style:name="T545" style:family="text">
      <style:text-properties fo:font-style="normal" officeooo:rsid="40d4d52b" style:font-style-asian="normal" style:font-style-complex="normal"/>
    </style:style>
    <style:style style:name="T546" style:family="text">
      <style:text-properties fo:font-style="normal" fo:font-weight="bold" style:font-style-asian="normal" style:font-weight-asian="bold" style:font-style-complex="normal" style:font-weight-complex="bold"/>
    </style:style>
    <style:style style:name="T547" style:family="text">
      <style:text-properties fo:font-style="normal" fo:font-weight="bold" officeooo:rsid="25a0872c" style:font-style-asian="normal" style:font-weight-asian="bold" style:font-style-complex="normal" style:font-weight-complex="bold"/>
    </style:style>
    <style:style style:name="T548" style:family="text">
      <style:text-properties fo:font-style="normal" fo:font-weight="bold" officeooo:rsid="394cffbd" style:font-style-asian="normal" style:font-weight-asian="bold" style:font-style-complex="normal" style:font-weight-complex="bold"/>
    </style:style>
    <style:style style:name="T549" style:family="text">
      <style:text-properties fo:font-style="normal" fo:font-weight="bold" officeooo:rsid="3b650830" style:font-style-asian="normal" style:font-weight-asian="bold" style:font-style-complex="normal" style:font-weight-complex="bold"/>
    </style:style>
    <style:style style:name="T550" style:family="text">
      <style:text-properties fo:font-style="normal" fo:font-weight="bold" officeooo:rsid="3b745a22" style:font-style-asian="normal" style:font-weight-asian="bold" style:font-style-complex="normal" style:font-weight-complex="bold"/>
    </style:style>
    <style:style style:name="T551" style:family="text">
      <style:text-properties fo:font-style="normal" fo:font-weight="bold" officeooo:rsid="3c3cf434" style:font-style-asian="normal" style:font-weight-asian="bold" style:font-style-complex="normal" style:font-weight-complex="bold"/>
    </style:style>
    <style:style style:name="T552" style:family="text">
      <style:text-properties fo:font-style="normal" fo:font-weight="bold" officeooo:rsid="3d6df8f5" style:font-style-asian="normal" style:font-weight-asian="bold" style:font-style-complex="normal" style:font-weight-complex="bold"/>
    </style:style>
    <style:style style:name="T55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54"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555" style:family="text">
      <style:text-properties fo:font-style="normal" fo:font-weight="normal" style:font-style-asian="normal" style:font-weight-asian="normal" style:font-style-complex="normal" style:font-weight-complex="normal"/>
    </style:style>
    <style:style style:name="T556" style:family="text">
      <style:text-properties fo:font-style="normal" fo:font-weight="normal" officeooo:rsid="405b92f2" style:font-style-asian="normal" style:font-weight-asian="normal" style:font-style-complex="normal" style:font-weight-complex="normal"/>
    </style:style>
    <style:style style:name="T557" style:family="text">
      <style:text-properties fo:font-style="normal" fo:background-color="transparent" loext:char-shading-value="0" style:font-style-asian="normal" style:font-style-complex="normal"/>
    </style:style>
    <style:style style:name="T558" style:family="text">
      <style:text-properties fo:font-style="normal" officeooo:rsid="3bb13bbb" fo:background-color="transparent" loext:char-shading-value="0" style:font-style-asian="normal" style:font-style-complex="normal"/>
    </style:style>
    <style:style style:name="T559" style:family="text">
      <style:text-properties fo:font-style="normal" officeooo:rsid="3bd7d974" fo:background-color="transparent" loext:char-shading-value="0" style:font-style-asian="normal" style:font-style-complex="normal"/>
    </style:style>
    <style:style style:name="T560" style:family="text">
      <style:text-properties fo:font-style="normal" officeooo:rsid="217d02ee" fo:background-color="transparent" loext:char-shading-value="0" style:font-style-asian="normal" style:font-style-complex="normal"/>
    </style:style>
    <style:style style:name="T561" style:family="text">
      <style:text-properties fo:font-style="normal" officeooo:rsid="3bdeb4cd" fo:background-color="transparent" loext:char-shading-value="0" style:font-style-asian="normal" style:font-style-complex="normal"/>
    </style:style>
    <style:style style:name="T562" style:family="text">
      <style:text-properties fo:font-style="normal" officeooo:rsid="3bdf7925" fo:background-color="transparent" loext:char-shading-value="0" style:font-style-asian="normal" style:font-style-complex="normal"/>
    </style:style>
    <style:style style:name="T563" style:family="text">
      <style:text-properties fo:font-style="normal" officeooo:rsid="3e4e6b1e" fo:background-color="transparent" loext:char-shading-value="0" style:font-style-asian="normal" style:font-style-complex="normal"/>
    </style:style>
    <style:style style:name="T564" style:family="text">
      <style:text-properties fo:font-style="normal" officeooo:rsid="3c4cb20c" fo:background-color="transparent" loext:char-shading-value="0" style:font-style-asian="normal" style:font-style-complex="normal"/>
    </style:style>
    <style:style style:name="T565" style:family="text">
      <style:text-properties fo:font-style="normal" officeooo:rsid="4043481b" fo:background-color="transparent" loext:char-shading-value="0" style:font-style-asian="normal" style:font-style-complex="normal"/>
    </style:style>
    <style:style style:name="T566" style:family="text">
      <style:text-properties fo:font-style="normal" officeooo:rsid="3a843269" fo:background-color="transparent" loext:char-shading-value="0" style:font-style-asian="normal" style:font-style-complex="normal"/>
    </style:style>
    <style:style style:name="T567" style:family="text">
      <style:text-properties fo:font-style="normal" officeooo:rsid="40775e8b" fo:background-color="transparent" loext:char-shading-value="0" style:font-style-asian="normal" style:font-style-complex="normal"/>
    </style:style>
    <style:style style:name="T568" style:family="text">
      <style:text-properties fo:font-style="normal" officeooo:rsid="3eb5997b" fo:background-color="transparent" loext:char-shading-value="0" style:font-style-asian="normal" style:font-style-complex="normal"/>
    </style:style>
    <style:style style:name="T569" style:family="text">
      <style:text-properties fo:font-style="normal" officeooo:rsid="40782de0" fo:background-color="transparent" loext:char-shading-value="0" style:font-style-asian="normal" style:font-style-complex="normal"/>
    </style:style>
    <style:style style:name="T570" style:family="text">
      <style:text-properties fo:language="en" fo:country="US" fo:font-style="italic" style:font-style-asian="italic" style:font-style-complex="italic"/>
    </style:style>
    <style:style style:name="T571" style:family="text">
      <style:text-properties fo:language="en" fo:country="US" fo:font-style="normal" officeooo:rsid="3bdf7925" fo:background-color="transparent" loext:char-shading-value="0" style:font-style-asian="normal" style:font-style-complex="normal"/>
    </style:style>
    <style:style style:name="T572" style:family="text">
      <style:text-properties fo:language="en" fo:country="US" fo:font-style="normal" officeooo:rsid="274e343c" fo:background-color="transparent" loext:char-shading-value="0" style:font-style-asian="normal" style:font-style-complex="normal"/>
    </style:style>
    <style:style style:name="T573" style:family="text">
      <style:text-properties fo:font-weight="bold" style:font-weight-asian="bold" style:font-weight-complex="bold"/>
    </style:style>
    <style:style style:name="T574" style:family="text">
      <style:text-properties fo:font-weight="bold" officeooo:rsid="25f2d04a" style:font-weight-asian="bold" style:font-weight-complex="bold"/>
    </style:style>
    <style:style style:name="T575" style:family="text">
      <style:text-properties fo:font-weight="bold" officeooo:rsid="26f112c4" style:font-weight-asian="bold" style:font-weight-complex="bold"/>
    </style:style>
    <style:style style:name="T576" style:family="text">
      <style:text-properties fo:font-weight="bold" officeooo:rsid="3e15d31b" style:font-weight-asian="bold" style:font-weight-complex="bold"/>
    </style:style>
    <style:style style:name="T577" style:family="text">
      <style:text-properties fo:font-weight="bold" officeooo:rsid="27c86e38" style:font-weight-asian="bold" style:font-weight-complex="bold"/>
    </style:style>
    <style:style style:name="T578" style:family="text">
      <style:text-properties fo:font-weight="bold" officeooo:rsid="403a51d8" style:font-weight-asian="bold" style:font-weight-complex="bold"/>
    </style:style>
    <style:style style:name="T579" style:family="text">
      <style:text-properties fo:font-weight="bold" officeooo:rsid="3d7acb3a" style:font-weight-asian="bold" style:font-weight-complex="bold"/>
    </style:style>
    <style:style style:name="T580" style:family="text">
      <style:text-properties fo:font-weight="bold" fo:background-color="transparent" loext:char-shading-value="0" style:font-weight-asian="bold" style:font-weight-complex="bold"/>
    </style:style>
    <style:style style:name="T581" style:family="text">
      <style:text-properties fo:font-weight="bold" officeooo:rsid="280d8053" fo:background-color="transparent" loext:char-shading-value="0" style:font-weight-asian="bold" style:font-weight-complex="bold"/>
    </style:style>
    <style:style style:name="T582" style:family="text">
      <style:text-properties fo:font-weight="bold" style:language-asian="cs" style:country-asian="CZ" style:font-weight-asian="bold" style:font-weight-complex="bold"/>
    </style:style>
    <style:style style:name="T583" style:family="text">
      <style:text-properties officeooo:rsid="2527754f"/>
    </style:style>
    <style:style style:name="T584" style:family="text">
      <style:text-properties officeooo:rsid="2533b5ae"/>
    </style:style>
    <style:style style:name="T585" style:family="text">
      <style:text-properties officeooo:rsid="2534c700"/>
    </style:style>
    <style:style style:name="T586" style:family="text">
      <style:text-properties officeooo:rsid="2538c7b4"/>
    </style:style>
    <style:style style:name="T587" style:family="text">
      <style:text-properties officeooo:rsid="254b58a5"/>
    </style:style>
    <style:style style:name="T588" style:family="text">
      <style:text-properties officeooo:rsid="2554a1de"/>
    </style:style>
    <style:style style:name="T589" style:family="text">
      <style:text-properties officeooo:rsid="1cee05c8"/>
    </style:style>
    <style:style style:name="T590" style:family="text">
      <style:text-properties officeooo:rsid="1cfa83a5"/>
    </style:style>
    <style:style style:name="T591" style:family="text">
      <style:text-properties officeooo:rsid="19239c11"/>
    </style:style>
    <style:style style:name="T592" style:family="text">
      <style:text-properties officeooo:rsid="1f05e202"/>
    </style:style>
    <style:style style:name="T593" style:family="text">
      <style:text-properties officeooo:rsid="259a1df0"/>
    </style:style>
    <style:style style:name="T594" style:family="text">
      <style:text-properties officeooo:rsid="1f34f748"/>
    </style:style>
    <style:style style:name="T595" style:family="text">
      <style:text-properties officeooo:rsid="1d17f2b0"/>
    </style:style>
    <style:style style:name="T596" style:family="text">
      <style:text-properties officeooo:rsid="1d14e3d8"/>
    </style:style>
    <style:style style:name="T597" style:family="text">
      <style:text-properties officeooo:rsid="19e52a5d"/>
    </style:style>
    <style:style style:name="T598" style:family="text">
      <style:text-properties officeooo:rsid="1f356719"/>
    </style:style>
    <style:style style:name="T599" style:family="text">
      <style:text-properties officeooo:rsid="229f4bef"/>
    </style:style>
    <style:style style:name="T600" style:family="text">
      <style:text-properties officeooo:rsid="1f3ed1fc"/>
    </style:style>
    <style:style style:name="T601" style:family="text">
      <style:text-properties officeooo:rsid="25b9334e"/>
    </style:style>
    <style:style style:name="T602" style:family="text">
      <style:text-properties fo:background-color="transparent" loext:char-shading-value="0"/>
    </style:style>
    <style:style style:name="T603" style:family="text">
      <style:text-properties officeooo:rsid="2683345e" fo:background-color="transparent" loext:char-shading-value="0"/>
    </style:style>
    <style:style style:name="T604" style:family="text">
      <style:text-properties officeooo:rsid="217d02ee" fo:background-color="transparent" loext:char-shading-value="0"/>
    </style:style>
    <style:style style:name="T605" style:family="text">
      <style:text-properties officeooo:rsid="268c50a4" fo:background-color="transparent" loext:char-shading-value="0"/>
    </style:style>
    <style:style style:name="T606" style:family="text">
      <style:text-properties officeooo:rsid="268dc65d" fo:background-color="transparent" loext:char-shading-value="0"/>
    </style:style>
    <style:style style:name="T607" style:family="text">
      <style:text-properties officeooo:rsid="27156c24" fo:background-color="transparent" loext:char-shading-value="0"/>
    </style:style>
    <style:style style:name="T608" style:family="text">
      <style:text-properties officeooo:rsid="27157765" fo:background-color="transparent" loext:char-shading-value="0"/>
    </style:style>
    <style:style style:name="T609" style:family="text">
      <style:text-properties officeooo:rsid="272b165f" fo:background-color="transparent" loext:char-shading-value="0"/>
    </style:style>
    <style:style style:name="T610" style:family="text">
      <style:text-properties officeooo:rsid="27487751" fo:background-color="transparent" loext:char-shading-value="0"/>
    </style:style>
    <style:style style:name="T611" style:family="text">
      <style:text-properties officeooo:rsid="26ae8a95" fo:background-color="transparent" loext:char-shading-value="0"/>
    </style:style>
    <style:style style:name="T612" style:family="text">
      <style:text-properties officeooo:rsid="37126635" fo:background-color="transparent" loext:char-shading-value="0"/>
    </style:style>
    <style:style style:name="T613" style:family="text">
      <style:text-properties officeooo:rsid="3712f270" fo:background-color="transparent" loext:char-shading-value="0"/>
    </style:style>
    <style:style style:name="T614" style:family="text">
      <style:text-properties officeooo:rsid="3992ce83" fo:background-color="transparent" loext:char-shading-value="0"/>
    </style:style>
    <style:style style:name="T615" style:family="text">
      <style:text-properties officeooo:rsid="273ba786" fo:background-color="transparent" loext:char-shading-value="0"/>
    </style:style>
    <style:style style:name="T616" style:family="text">
      <style:text-properties officeooo:rsid="25c61070" fo:background-color="transparent" loext:char-shading-value="0"/>
    </style:style>
    <style:style style:name="T617" style:family="text">
      <style:text-properties officeooo:rsid="26dfd7f5" fo:background-color="transparent" loext:char-shading-value="0"/>
    </style:style>
    <style:style style:name="T618" style:family="text">
      <style:text-properties officeooo:rsid="39b42039" fo:background-color="transparent" loext:char-shading-value="0"/>
    </style:style>
    <style:style style:name="T619" style:family="text">
      <style:text-properties officeooo:rsid="399d523a" fo:background-color="transparent" loext:char-shading-value="0"/>
    </style:style>
    <style:style style:name="T620" style:family="text">
      <style:text-properties officeooo:rsid="26d8fde5" fo:background-color="transparent" loext:char-shading-value="0"/>
    </style:style>
    <style:style style:name="T621" style:family="text">
      <style:text-properties officeooo:rsid="3a843269" fo:background-color="transparent" loext:char-shading-value="0"/>
    </style:style>
    <style:style style:name="T622" style:family="text">
      <style:text-properties officeooo:rsid="273eb589" fo:background-color="transparent" loext:char-shading-value="0"/>
    </style:style>
    <style:style style:name="T623" style:family="text">
      <style:text-properties officeooo:rsid="3a84f753" fo:background-color="transparent" loext:char-shading-value="0"/>
    </style:style>
    <style:style style:name="T624" style:family="text">
      <style:text-properties officeooo:rsid="3b96ae07" fo:background-color="transparent" loext:char-shading-value="0"/>
    </style:style>
    <style:style style:name="T625" style:family="text">
      <style:text-properties officeooo:rsid="399ae408" fo:background-color="transparent" loext:char-shading-value="0"/>
    </style:style>
    <style:style style:name="T626" style:family="text">
      <style:text-properties officeooo:rsid="25c44266" fo:background-color="transparent" loext:char-shading-value="0"/>
    </style:style>
    <style:style style:name="T627" style:family="text">
      <style:text-properties officeooo:rsid="25c73a8f" fo:background-color="transparent" loext:char-shading-value="0"/>
    </style:style>
    <style:style style:name="T628" style:family="text">
      <style:text-properties officeooo:rsid="3b9c4194" fo:background-color="transparent" loext:char-shading-value="0"/>
    </style:style>
    <style:style style:name="T629" style:family="text">
      <style:text-properties officeooo:rsid="3b9c526f" fo:background-color="transparent" loext:char-shading-value="0"/>
    </style:style>
    <style:style style:name="T630" style:family="text">
      <style:text-properties officeooo:rsid="3b9fc895" fo:background-color="transparent" loext:char-shading-value="0"/>
    </style:style>
    <style:style style:name="T631" style:family="text">
      <style:text-properties officeooo:rsid="275149cc" fo:background-color="transparent" loext:char-shading-value="0"/>
    </style:style>
    <style:style style:name="T632" style:family="text">
      <style:text-properties officeooo:rsid="3bd84bae" fo:background-color="transparent" loext:char-shading-value="0"/>
    </style:style>
    <style:style style:name="T633" style:family="text">
      <style:text-properties officeooo:rsid="3bd8944c" fo:background-color="transparent" loext:char-shading-value="0"/>
    </style:style>
    <style:style style:name="T634" style:family="text">
      <style:text-properties officeooo:rsid="3bda42d2" fo:background-color="transparent" loext:char-shading-value="0"/>
    </style:style>
    <style:style style:name="T635" style:family="text">
      <style:text-properties officeooo:rsid="3bdc3f72" fo:background-color="transparent" loext:char-shading-value="0"/>
    </style:style>
    <style:style style:name="T636" style:family="text">
      <style:text-properties officeooo:rsid="3bdd1d0c" fo:background-color="transparent" loext:char-shading-value="0"/>
    </style:style>
    <style:style style:name="T637" style:family="text">
      <style:text-properties officeooo:rsid="3bddd3a7" fo:background-color="transparent" loext:char-shading-value="0"/>
    </style:style>
    <style:style style:name="T638" style:family="text">
      <style:text-properties officeooo:rsid="27657ad4" fo:background-color="transparent" loext:char-shading-value="0"/>
    </style:style>
    <style:style style:name="T639" style:family="text">
      <style:text-properties officeooo:rsid="23fb23e7" fo:background-color="transparent" loext:char-shading-value="0"/>
    </style:style>
    <style:style style:name="T640" style:family="text">
      <style:text-properties officeooo:rsid="3e3da2e6" fo:background-color="transparent" loext:char-shading-value="0"/>
    </style:style>
    <style:style style:name="T641" style:family="text">
      <style:text-properties fo:background-color="transparent" loext:char-shading-value="0" style:font-weight-asian="normal" style:font-weight-complex="normal"/>
    </style:style>
    <style:style style:name="T642" style:family="text">
      <style:text-properties officeooo:rsid="3f5e7ec8" fo:background-color="transparent" loext:char-shading-value="0"/>
    </style:style>
    <style:style style:name="T643" style:family="text">
      <style:text-properties officeooo:rsid="400611f3" fo:background-color="transparent" loext:char-shading-value="0"/>
    </style:style>
    <style:style style:name="T644" style:family="text">
      <style:text-properties officeooo:rsid="3d3c39e9" fo:background-color="transparent" loext:char-shading-value="0"/>
    </style:style>
    <style:style style:name="T645" style:family="text">
      <style:text-properties officeooo:rsid="3d1ba69b" fo:background-color="transparent" loext:char-shading-value="0"/>
    </style:style>
    <style:style style:name="T646" style:family="text">
      <style:text-properties officeooo:rsid="3d1f279f" fo:background-color="transparent" loext:char-shading-value="0"/>
    </style:style>
    <style:style style:name="T647" style:family="text">
      <style:text-properties officeooo:rsid="280d8053" fo:background-color="transparent" loext:char-shading-value="0"/>
    </style:style>
    <style:style style:name="T648" style:family="text">
      <style:text-properties officeooo:rsid="280f0850" fo:background-color="transparent" loext:char-shading-value="0"/>
    </style:style>
    <style:style style:name="T649" style:family="text">
      <style:text-properties officeooo:rsid="4061ec89" fo:background-color="transparent" loext:char-shading-value="0"/>
    </style:style>
    <style:style style:name="T650" style:family="text">
      <style:text-properties officeooo:rsid="4062c6af" fo:background-color="transparent" loext:char-shading-value="0"/>
    </style:style>
    <style:style style:name="T651" style:family="text">
      <style:text-properties officeooo:rsid="40775e8b" fo:background-color="transparent" loext:char-shading-value="0"/>
    </style:style>
    <style:style style:name="T652" style:family="text">
      <style:text-properties officeooo:rsid="40782de0" fo:background-color="transparent" loext:char-shading-value="0"/>
    </style:style>
    <style:style style:name="T653" style:family="text">
      <style:text-properties officeooo:rsid="40d9b077" fo:background-color="transparent" loext:char-shading-value="0"/>
    </style:style>
    <style:style style:name="T654" style:family="text">
      <style:text-properties officeooo:rsid="40da7ed5" fo:background-color="transparent" loext:char-shading-value="0"/>
    </style:style>
    <style:style style:name="T655" style:family="text">
      <style:text-properties officeooo:rsid="25e1b87e"/>
    </style:style>
    <style:style style:name="T656" style:family="text">
      <style:text-properties officeooo:rsid="25efa4d0"/>
    </style:style>
    <style:style style:name="T657" style:family="text">
      <style:text-properties officeooo:rsid="25f765f3"/>
    </style:style>
    <style:style style:name="T658" style:family="text">
      <style:text-properties officeooo:rsid="1dc8db78"/>
    </style:style>
    <style:style style:name="T659" style:family="text">
      <style:text-properties officeooo:rsid="1f9cbe3e"/>
    </style:style>
    <style:style style:name="T660" style:family="text">
      <style:text-properties officeooo:rsid="266fc3c7"/>
    </style:style>
    <style:style style:name="T661" style:family="text">
      <style:text-properties officeooo:rsid="1fa9862b"/>
    </style:style>
    <style:style style:name="T662" style:family="text">
      <style:text-properties officeooo:rsid="1fade0ed"/>
    </style:style>
    <style:style style:name="T663" style:family="text">
      <style:text-properties officeooo:rsid="1faf23fb"/>
    </style:style>
    <style:style style:name="T664" style:family="text">
      <style:text-properties officeooo:rsid="1fa5f3ed"/>
    </style:style>
    <style:style style:name="T665" style:family="text">
      <style:text-properties officeooo:rsid="2676798e"/>
    </style:style>
    <style:style style:name="T666" style:family="text">
      <style:text-properties officeooo:rsid="26776c49"/>
    </style:style>
    <style:style style:name="T667" style:family="text">
      <style:text-properties officeooo:rsid="267b3a1f"/>
    </style:style>
    <style:style style:name="T668" style:family="text">
      <style:text-properties officeooo:rsid="2683345e"/>
    </style:style>
    <style:style style:name="T669" style:family="text">
      <style:text-properties officeooo:rsid="26a0a888"/>
    </style:style>
    <style:style style:name="T670" style:family="text">
      <style:text-properties officeooo:rsid="26a0d4ee"/>
    </style:style>
    <style:style style:name="T671" style:family="text">
      <style:text-properties officeooo:rsid="26c8ee92"/>
    </style:style>
    <style:style style:name="T672" style:family="text">
      <style:text-properties officeooo:rsid="26dac5ef"/>
    </style:style>
    <style:style style:name="T673" style:family="text">
      <style:text-properties officeooo:rsid="27166f7c"/>
    </style:style>
    <style:style style:name="T674" style:family="text">
      <style:text-properties fo:font-weight="normal" style:font-weight-asian="normal" style:font-weight-complex="normal"/>
    </style:style>
    <style:style style:name="T675" style:family="text">
      <style:text-properties fo:font-weight="normal" officeooo:rsid="4020a67b" style:font-weight-asian="normal" style:font-weight-complex="normal"/>
    </style:style>
    <style:style style:name="T676" style:family="text">
      <style:text-properties fo:font-weight="normal" officeooo:rsid="3fece03e" style:font-weight-asian="normal" style:font-weight-complex="normal"/>
    </style:style>
    <style:style style:name="T677" style:family="text">
      <style:text-properties fo:font-weight="normal" officeooo:rsid="4020eea8" style:font-weight-asian="normal" style:font-weight-complex="normal"/>
    </style:style>
    <style:style style:name="T678" style:family="text">
      <style:text-properties fo:font-weight="normal" officeooo:rsid="4035a86a" style:font-weight-asian="normal" style:font-weight-complex="normal"/>
    </style:style>
    <style:style style:name="T679" style:family="text">
      <style:text-properties fo:font-weight="normal" officeooo:rsid="3d7acb3a" style:font-weight-asian="normal" style:font-weight-complex="normal"/>
    </style:style>
    <style:style style:name="T680" style:family="text">
      <style:text-properties fo:font-weight="normal" officeooo:rsid="4066fb01" style:font-weight-asian="normal" style:font-weight-complex="normal"/>
    </style:style>
    <style:style style:name="T681" style:family="text">
      <style:text-properties fo:font-weight="normal" officeooo:rsid="40bae644" style:font-weight-asian="normal" style:font-weight-complex="normal"/>
    </style:style>
    <style:style style:name="T682" style:family="text">
      <style:text-properties fo:font-weight="normal" fo:background-color="transparent" loext:char-shading-value="0" style:font-weight-asian="normal" style:font-weight-complex="normal"/>
    </style:style>
    <style:style style:name="T683" style:family="text">
      <style:text-properties officeooo:rsid="2719e06b"/>
    </style:style>
    <style:style style:name="T684" style:family="text">
      <style:text-properties officeooo:rsid="2725b06c"/>
    </style:style>
    <style:style style:name="T685" style:family="text">
      <style:text-properties officeooo:rsid="275149cc"/>
    </style:style>
    <style:style style:name="T686" style:family="text">
      <style:text-properties officeooo:rsid="277393fc"/>
    </style:style>
    <style:style style:name="T687" style:family="text">
      <style:text-properties officeooo:rsid="2773a9d1"/>
    </style:style>
    <style:style style:name="T688" style:family="text">
      <style:text-properties officeooo:rsid="277a00f7"/>
    </style:style>
    <style:style style:name="T689" style:family="text">
      <style:text-properties officeooo:rsid="2780a676"/>
    </style:style>
    <style:style style:name="T690" style:family="text">
      <style:text-properties officeooo:rsid="27811011"/>
    </style:style>
    <style:style style:name="T691" style:family="text">
      <style:text-properties officeooo:rsid="27be212f"/>
    </style:style>
    <style:style style:name="T692" style:family="text">
      <style:text-properties officeooo:rsid="27dfeaae"/>
    </style:style>
    <style:style style:name="T693" style:family="text">
      <style:text-properties officeooo:rsid="19deae58"/>
    </style:style>
    <style:style style:name="T694" style:family="text">
      <style:text-properties fo:color="#6482ff" fo:language="cs" fo:country="CZ"/>
    </style:style>
    <style:style style:name="T695" style:family="text">
      <style:text-properties fo:color="#6482ff" fo:language="cs" fo:country="CZ" fo:font-style="normal" officeooo:rsid="1a1cdfe0" style:language-asian="cs" style:country-asian="CZ" style:font-style-asian="normal" style:font-style-complex="normal"/>
    </style:style>
    <style:style style:name="T696" style:family="text">
      <style:text-properties fo:color="#6482ff" fo:language="cs" fo:country="CZ" fo:font-style="normal" officeooo:rsid="27925bf3" style:language-asian="cs" style:country-asian="CZ" style:font-style-asian="normal" style:font-style-complex="normal"/>
    </style:style>
    <style:style style:name="T697" style:family="text">
      <style:text-properties fo:color="#6482ff" fo:language="cs" fo:country="CZ" fo:font-style="normal" officeooo:rsid="3d9e4135" style:language-asian="cs" style:country-asian="CZ" style:font-style-asian="normal" style:font-style-complex="normal"/>
    </style:style>
    <style:style style:name="T698" style:family="text">
      <style:text-properties fo:color="#6482ff" fo:language="cs" fo:country="CZ" officeooo:rsid="1a1cdfe0" style:language-asian="cs" style:country-asian="CZ"/>
    </style:style>
    <style:style style:name="T699" style:family="text">
      <style:text-properties officeooo:rsid="1b1aed4f"/>
    </style:style>
    <style:style style:name="T700" style:family="text">
      <style:text-properties officeooo:rsid="395d80a2"/>
    </style:style>
    <style:style style:name="T701" style:family="text">
      <style:text-properties officeooo:rsid="397ba404"/>
    </style:style>
    <style:style style:name="T702" style:family="text">
      <style:text-properties officeooo:rsid="397d6d7e"/>
    </style:style>
    <style:style style:name="T703" style:family="text">
      <style:text-properties officeooo:rsid="3989dc07"/>
    </style:style>
    <style:style style:name="T704" style:family="text">
      <style:text-properties officeooo:rsid="398bdeda"/>
    </style:style>
    <style:style style:name="T705" style:family="text">
      <style:text-properties officeooo:rsid="398dd07b"/>
    </style:style>
    <style:style style:name="T706" style:family="text">
      <style:text-properties officeooo:rsid="39946da1"/>
    </style:style>
    <style:style style:name="T707" style:family="text">
      <style:text-properties officeooo:rsid="3999438f"/>
    </style:style>
    <style:style style:name="T708" style:family="text">
      <style:text-properties officeooo:rsid="39a03c77"/>
    </style:style>
    <style:style style:name="T709" style:family="text">
      <style:text-properties officeooo:rsid="39a16f27"/>
    </style:style>
    <style:style style:name="T710" style:family="text">
      <style:text-properties officeooo:rsid="39a2aa3f"/>
    </style:style>
    <style:style style:name="T711" style:family="text">
      <style:text-properties officeooo:rsid="39a7486e"/>
    </style:style>
    <style:style style:name="T712" style:family="text">
      <style:text-properties officeooo:rsid="39a76602"/>
    </style:style>
    <style:style style:name="T713" style:family="text">
      <style:text-properties officeooo:rsid="39a7921b"/>
    </style:style>
    <style:style style:name="T714" style:family="text">
      <style:text-properties officeooo:rsid="39aae868"/>
    </style:style>
    <style:style style:name="T715" style:family="text">
      <style:text-properties officeooo:rsid="39ab598e"/>
    </style:style>
    <style:style style:name="T716" style:family="text">
      <style:text-properties officeooo:rsid="39b57652"/>
    </style:style>
    <style:style style:name="T717" style:family="text">
      <style:text-properties officeooo:rsid="39b5d502"/>
    </style:style>
    <style:style style:name="T718" style:family="text">
      <style:text-properties officeooo:rsid="39bc3bf1"/>
    </style:style>
    <style:style style:name="T719" style:family="text">
      <style:text-properties officeooo:rsid="3a8089af"/>
    </style:style>
    <style:style style:name="T720" style:family="text">
      <style:text-properties officeooo:rsid="3a85c4c9"/>
    </style:style>
    <style:style style:name="T721" style:family="text">
      <style:text-properties officeooo:rsid="3a873266"/>
    </style:style>
    <style:style style:name="T722" style:family="text">
      <style:text-properties officeooo:rsid="3a9ce382"/>
    </style:style>
    <style:style style:name="T723" style:family="text">
      <style:text-properties officeooo:rsid="3a9e7256"/>
    </style:style>
    <style:style style:name="T724" style:family="text">
      <style:text-properties officeooo:rsid="3b5c055a"/>
    </style:style>
    <style:style style:name="T725" style:family="text">
      <style:text-properties officeooo:rsid="3b8776fb"/>
    </style:style>
    <style:style style:name="T726" style:family="text">
      <style:text-properties officeooo:rsid="3b8afba3"/>
    </style:style>
    <style:style style:name="T727" style:family="text">
      <style:text-properties officeooo:rsid="3b97e985"/>
    </style:style>
    <style:style style:name="T728" style:family="text">
      <style:text-properties officeooo:rsid="3b9c4194"/>
    </style:style>
    <style:style style:name="T729" style:family="text">
      <style:text-properties officeooo:rsid="3b9d8bf6"/>
    </style:style>
    <style:style style:name="T730" style:family="text">
      <style:text-properties officeooo:rsid="3ba13eeb"/>
    </style:style>
    <style:style style:name="T731" style:family="text">
      <style:text-properties officeooo:rsid="3bb97fca"/>
    </style:style>
    <style:style style:name="T732" style:family="text">
      <style:text-properties officeooo:rsid="3bc4a2d5"/>
    </style:style>
    <style:style style:name="T733" style:family="text">
      <style:text-properties officeooo:rsid="3bcce293"/>
    </style:style>
    <style:style style:name="T734" style:family="text">
      <style:text-properties officeooo:rsid="3bcebff5"/>
    </style:style>
    <style:style style:name="T735" style:family="text">
      <style:text-properties officeooo:rsid="3bcf4542"/>
    </style:style>
    <style:style style:name="T736" style:family="text">
      <style:text-properties officeooo:rsid="3bd0929b"/>
    </style:style>
    <style:style style:name="T737" style:family="text">
      <style:text-properties officeooo:rsid="3bd0e386"/>
    </style:style>
    <style:style style:name="T738" style:family="text">
      <style:text-properties officeooo:rsid="3be5107e"/>
    </style:style>
    <style:style style:name="T739" style:family="text">
      <style:text-properties officeooo:rsid="3bed2d2d"/>
    </style:style>
    <style:style style:name="T740" style:family="text">
      <style:text-properties officeooo:rsid="3bff2c40"/>
    </style:style>
    <style:style style:name="T741" style:family="text">
      <style:text-properties officeooo:rsid="3c0cf6c5"/>
    </style:style>
    <style:style style:name="T742" style:family="text">
      <style:text-properties officeooo:rsid="3c0e6b2d"/>
    </style:style>
    <style:style style:name="T743" style:family="text">
      <style:text-properties officeooo:rsid="27de6c88"/>
    </style:style>
    <style:style style:name="T744" style:family="text">
      <style:text-properties officeooo:rsid="3c2968e5"/>
    </style:style>
    <style:style style:name="T745" style:family="text">
      <style:text-properties officeooo:rsid="3c2d95a2"/>
    </style:style>
    <style:style style:name="T746" style:family="text">
      <style:text-properties style:font-weight-asian="normal" style:font-weight-complex="normal"/>
    </style:style>
    <style:style style:name="T747" style:family="text">
      <style:text-properties officeooo:rsid="3c763339"/>
    </style:style>
    <style:style style:name="T748" style:family="text">
      <style:text-properties officeooo:rsid="3c98558e"/>
    </style:style>
    <style:style style:name="T749" style:family="text">
      <style:text-properties officeooo:rsid="3cd84649"/>
    </style:style>
    <style:style style:name="T750" style:family="text">
      <style:text-properties officeooo:rsid="3cd85ef5"/>
    </style:style>
    <style:style style:name="T751" style:family="text">
      <style:text-properties officeooo:rsid="3cda7b4c"/>
    </style:style>
    <style:style style:name="T752" style:family="text">
      <style:text-properties officeooo:rsid="3cde1668"/>
    </style:style>
    <style:style style:name="T753" style:family="text">
      <style:text-properties officeooo:rsid="3cde368e"/>
    </style:style>
    <style:style style:name="T754" style:family="text">
      <style:text-properties officeooo:rsid="3cdf5dc0"/>
    </style:style>
    <style:style style:name="T755" style:family="text">
      <style:text-properties officeooo:rsid="3cdf7725"/>
    </style:style>
    <style:style style:name="T756" style:family="text">
      <style:text-properties officeooo:rsid="3ce13f19"/>
    </style:style>
    <style:style style:name="T757" style:family="text">
      <style:text-properties officeooo:rsid="3ce52fac"/>
    </style:style>
    <style:style style:name="T758" style:family="text">
      <style:text-properties officeooo:rsid="3ce5ec36"/>
    </style:style>
    <style:style style:name="T759" style:family="text">
      <style:text-properties officeooo:rsid="3ce6353e"/>
    </style:style>
    <style:style style:name="T760" style:family="text">
      <style:text-properties officeooo:rsid="3cf5f2a2"/>
    </style:style>
    <style:style style:name="T761" style:family="text">
      <style:text-properties officeooo:rsid="3cf65b9a"/>
    </style:style>
    <style:style style:name="T762" style:family="text">
      <style:text-properties officeooo:rsid="3d5c058b"/>
    </style:style>
    <style:style style:name="T763" style:family="text">
      <style:text-properties officeooo:rsid="3d8bd2d0"/>
    </style:style>
    <style:style style:name="T764" style:family="text">
      <style:text-properties fo:color="#faa61a"/>
    </style:style>
    <style:style style:name="T765" style:family="text">
      <style:text-properties fo:color="#faa61a" fo:language="cs" fo:country="CZ" fo:font-style="normal" officeooo:rsid="3d9377ea" style:language-asian="cs" style:country-asian="CZ" style:font-style-asian="normal" style:font-style-complex="normal"/>
    </style:style>
    <style:style style:name="T766" style:family="text">
      <style:text-properties fo:color="#faa61a" fo:language="cs" fo:country="CZ" fo:font-style="normal" officeooo:rsid="3fdc9fe4" style:language-asian="cs" style:country-asian="CZ" style:font-style-asian="normal" style:font-style-complex="normal"/>
    </style:style>
    <style:style style:name="T767" style:family="text">
      <style:text-properties fo:color="#faa61a" fo:language="cs" fo:country="CZ" fo:font-style="normal" officeooo:rsid="4028283a" style:language-asian="cs" style:country-asian="CZ" style:font-style-asian="normal" style:font-style-complex="normal"/>
    </style:style>
    <style:style style:name="T768" style:family="text">
      <style:text-properties fo:color="#faa61a" officeooo:rsid="3d9377ea"/>
    </style:style>
    <style:style style:name="T769" style:family="text">
      <style:text-properties fo:color="#faa61a" officeooo:rsid="3fe193c1"/>
    </style:style>
    <style:style style:name="T770" style:family="text">
      <style:text-properties officeooo:rsid="3df20db0"/>
    </style:style>
    <style:style style:name="T771" style:family="text">
      <style:text-properties officeooo:rsid="3df40993"/>
    </style:style>
    <style:style style:name="T772" style:family="text">
      <style:text-properties officeooo:rsid="3e1c2c6c"/>
    </style:style>
    <style:style style:name="T773" style:family="text">
      <style:text-properties officeooo:rsid="3e2601e3"/>
    </style:style>
    <style:style style:name="T774" style:family="text">
      <style:text-properties officeooo:rsid="3e2ad733"/>
    </style:style>
    <style:style style:name="T775" style:family="text">
      <style:text-properties officeooo:rsid="3e2d75dd"/>
    </style:style>
    <style:style style:name="T776" style:family="text">
      <style:text-properties officeooo:rsid="3e2e5b47"/>
    </style:style>
    <style:style style:name="T777" style:family="text">
      <style:text-properties officeooo:rsid="3e33c3aa"/>
    </style:style>
    <style:style style:name="T778" style:family="text">
      <style:text-properties officeooo:rsid="3e36bf2a"/>
    </style:style>
    <style:style style:name="T779" style:family="text">
      <style:text-properties officeooo:rsid="3e38ce50"/>
    </style:style>
    <style:style style:name="T780" style:family="text">
      <style:text-properties officeooo:rsid="3e3aa502"/>
    </style:style>
    <style:style style:name="T781" style:family="text">
      <style:text-properties officeooo:rsid="3e3adeff"/>
    </style:style>
    <style:style style:name="T782" style:family="text">
      <style:text-properties officeooo:rsid="3e3fb82e"/>
    </style:style>
    <style:style style:name="T783" style:family="text">
      <style:text-properties officeooo:rsid="3e3fcc34"/>
    </style:style>
    <style:style style:name="T784" style:family="text">
      <style:text-properties officeooo:rsid="3e436bc5"/>
    </style:style>
    <style:style style:name="T785" style:family="text">
      <style:text-properties officeooo:rsid="3e4a15c7"/>
    </style:style>
    <style:style style:name="T786" style:family="text">
      <style:text-properties officeooo:rsid="3e7911aa"/>
    </style:style>
    <style:style style:name="T787" style:family="text">
      <style:text-properties officeooo:rsid="3e88d409"/>
    </style:style>
    <style:style style:name="T788" style:family="text">
      <style:text-properties officeooo:rsid="3e8a6f9a"/>
    </style:style>
    <style:style style:name="T789" style:family="text">
      <style:text-properties officeooo:rsid="3ee54f8c"/>
    </style:style>
    <style:style style:name="T790" style:family="text">
      <style:text-properties officeooo:rsid="3ee69147"/>
    </style:style>
    <style:style style:name="T791" style:family="text">
      <style:text-properties officeooo:rsid="3eeae9c2"/>
    </style:style>
    <style:style style:name="T792" style:family="text">
      <style:text-properties officeooo:rsid="3ef264c7"/>
    </style:style>
    <style:style style:name="T793" style:family="text">
      <style:text-properties officeooo:rsid="3ef79c8d"/>
    </style:style>
    <style:style style:name="T794" style:family="text">
      <style:text-properties officeooo:rsid="3ef8d37f"/>
    </style:style>
    <style:style style:name="T795" style:family="text">
      <style:text-properties officeooo:rsid="3ef8f7dd"/>
    </style:style>
    <style:style style:name="T796" style:family="text">
      <style:text-properties officeooo:rsid="3efba593"/>
    </style:style>
    <style:style style:name="T797" style:family="text">
      <style:text-properties officeooo:rsid="3efbe172"/>
    </style:style>
    <style:style style:name="T798" style:family="text">
      <style:text-properties officeooo:rsid="3efea042"/>
    </style:style>
    <style:style style:name="T799" style:family="text">
      <style:text-properties officeooo:rsid="3f0046b1"/>
    </style:style>
    <style:style style:name="T800" style:family="text">
      <style:text-properties officeooo:rsid="3f00c97c"/>
    </style:style>
    <style:style style:name="T801" style:family="text">
      <style:text-properties officeooo:rsid="3f0428e6"/>
    </style:style>
    <style:style style:name="T802" style:family="text">
      <style:text-properties officeooo:rsid="3f04b7a4"/>
    </style:style>
    <style:style style:name="T803" style:family="text">
      <style:text-properties officeooo:rsid="3f08eabc"/>
    </style:style>
    <style:style style:name="T804" style:family="text">
      <style:text-properties officeooo:rsid="3f2e59a4"/>
    </style:style>
    <style:style style:name="T805" style:family="text">
      <style:text-properties officeooo:rsid="3f2ef4d0"/>
    </style:style>
    <style:style style:name="T806" style:family="text">
      <style:text-properties officeooo:rsid="3f2f946e"/>
    </style:style>
    <style:style style:name="T807" style:family="text">
      <style:text-properties officeooo:rsid="3f31534e"/>
    </style:style>
    <style:style style:name="T808" style:family="text">
      <style:text-properties officeooo:rsid="3f331eab"/>
    </style:style>
    <style:style style:name="T809" style:family="text">
      <style:text-properties officeooo:rsid="3f3f2fd9"/>
    </style:style>
    <style:style style:name="T810" style:family="text">
      <style:text-properties officeooo:rsid="3f4f0b52"/>
    </style:style>
    <style:style style:name="T811" style:family="text">
      <style:text-properties officeooo:rsid="3f5d4a7d"/>
    </style:style>
    <style:style style:name="T812" style:family="text">
      <style:text-properties officeooo:rsid="3f5f37a5"/>
    </style:style>
    <style:style style:name="T813" style:family="text">
      <style:text-properties officeooo:rsid="3f5f9609"/>
    </style:style>
    <style:style style:name="T814" style:family="text">
      <style:text-properties officeooo:rsid="3f7a8cbd"/>
    </style:style>
    <style:style style:name="T815" style:family="text">
      <style:text-properties officeooo:rsid="3f7e5b07"/>
    </style:style>
    <style:style style:name="T816" style:family="text">
      <style:text-properties officeooo:rsid="3f819772"/>
    </style:style>
    <style:style style:name="T817" style:family="text">
      <style:text-properties officeooo:rsid="3f820f20"/>
    </style:style>
    <style:style style:name="T818" style:family="text">
      <style:text-properties officeooo:rsid="3f8340c4"/>
    </style:style>
    <style:style style:name="T819" style:family="text">
      <style:text-properties officeooo:rsid="3f8498ee"/>
    </style:style>
    <style:style style:name="T820" style:family="text">
      <style:text-properties officeooo:rsid="3f85eb3d"/>
    </style:style>
    <style:style style:name="T821" style:family="text">
      <style:text-properties officeooo:rsid="3f8c0847"/>
    </style:style>
    <style:style style:name="T822" style:family="text">
      <style:text-properties officeooo:rsid="3f9475dd"/>
    </style:style>
    <style:style style:name="T823" style:family="text">
      <style:text-properties officeooo:rsid="3f9a274c"/>
    </style:style>
    <style:style style:name="T824" style:family="text">
      <style:text-properties officeooo:rsid="3f9cdd66"/>
    </style:style>
    <style:style style:name="T825" style:family="text">
      <style:text-properties officeooo:rsid="3f9e5366"/>
    </style:style>
    <style:style style:name="T826" style:family="text">
      <style:text-properties officeooo:rsid="3f9e778f"/>
    </style:style>
    <style:style style:name="T827" style:family="text">
      <style:text-properties officeooo:rsid="3fba3b1d"/>
    </style:style>
    <style:style style:name="T828" style:family="text">
      <style:text-properties officeooo:rsid="3fc2d1ec"/>
    </style:style>
    <style:style style:name="T829" style:family="text">
      <style:text-properties officeooo:rsid="3fc4dc6b"/>
    </style:style>
    <style:style style:name="T830" style:family="text">
      <style:text-properties officeooo:rsid="3f9cbd1b"/>
    </style:style>
    <style:style style:name="T831" style:family="text">
      <style:text-properties officeooo:rsid="3fd291ca"/>
    </style:style>
    <style:style style:name="T832" style:family="text">
      <style:text-properties officeooo:rsid="3fdad943"/>
    </style:style>
    <style:style style:name="T833" style:family="text">
      <style:text-properties officeooo:rsid="3fdb5916"/>
    </style:style>
    <style:style style:name="T834" style:family="text">
      <style:text-properties officeooo:rsid="3fdc2f37"/>
    </style:style>
    <style:style style:name="T835" style:family="text">
      <style:text-properties officeooo:rsid="3fdd3b17"/>
    </style:style>
    <style:style style:name="T836" style:family="text">
      <style:text-properties officeooo:rsid="3fdf0734"/>
    </style:style>
    <style:style style:name="T837" style:family="text">
      <style:text-properties officeooo:rsid="3fdf76d3"/>
    </style:style>
    <style:style style:name="T838" style:family="text">
      <style:text-properties officeooo:rsid="3fe6522f"/>
    </style:style>
    <style:style style:name="T839" style:family="text">
      <style:text-properties officeooo:rsid="3fea8e2b"/>
    </style:style>
    <style:style style:name="T840" style:family="text">
      <style:text-properties officeooo:rsid="26e5fbb8"/>
    </style:style>
    <style:style style:name="T841" style:family="text">
      <style:text-properties officeooo:rsid="1fc23eee"/>
    </style:style>
    <style:style style:name="T842" style:family="text">
      <style:text-properties officeooo:rsid="3ff60362"/>
    </style:style>
    <style:style style:name="T843" style:family="text">
      <style:text-properties officeooo:rsid="4000c634"/>
    </style:style>
    <style:style style:name="T844" style:family="text">
      <style:text-properties officeooo:rsid="40038caf"/>
    </style:style>
    <style:style style:name="T845" style:family="text">
      <style:text-properties officeooo:rsid="4005317f"/>
    </style:style>
    <style:style style:name="T846" style:family="text">
      <style:text-properties officeooo:rsid="400611f3"/>
    </style:style>
    <style:style style:name="T847" style:family="text">
      <style:text-properties officeooo:rsid="4009f6d0"/>
    </style:style>
    <style:style style:name="T848" style:family="text">
      <style:text-properties officeooo:rsid="40112e26"/>
    </style:style>
    <style:style style:name="T849" style:family="text">
      <style:text-properties officeooo:rsid="3f2c1347"/>
    </style:style>
    <style:style style:name="T850" style:family="text">
      <style:text-properties officeooo:rsid="401a379c"/>
    </style:style>
    <style:style style:name="T851" style:family="text">
      <style:text-properties officeooo:rsid="401b445d"/>
    </style:style>
    <style:style style:name="T852" style:family="text">
      <style:text-properties officeooo:rsid="401c48e4"/>
    </style:style>
    <style:style style:name="T853" style:family="text">
      <style:text-properties officeooo:rsid="4020a67b"/>
    </style:style>
    <style:style style:name="T854" style:family="text">
      <style:text-properties officeooo:rsid="4020f835"/>
    </style:style>
    <style:style style:name="T855" style:family="text">
      <style:text-properties officeooo:rsid="40225d58"/>
    </style:style>
    <style:style style:name="T856" style:family="text">
      <style:text-properties officeooo:rsid="402713c8"/>
    </style:style>
    <style:style style:name="T857" style:family="text">
      <style:text-properties officeooo:rsid="40288635"/>
    </style:style>
    <style:style style:name="T858" style:family="text">
      <style:text-properties officeooo:rsid="4029c60c"/>
    </style:style>
    <style:style style:name="T859" style:family="text">
      <style:text-properties officeooo:rsid="3cfdcdc8"/>
    </style:style>
    <style:style style:name="T860" style:family="text">
      <style:text-properties officeooo:rsid="3f353528"/>
    </style:style>
    <style:style style:name="T861" style:family="text">
      <style:text-properties officeooo:rsid="3f36d8c3"/>
    </style:style>
    <style:style style:name="T862" style:family="text">
      <style:text-properties officeooo:rsid="3f49a4b5"/>
    </style:style>
    <style:style style:name="T863" style:family="text">
      <style:text-properties officeooo:rsid="3f491f7d"/>
    </style:style>
    <style:style style:name="T864" style:family="text">
      <style:text-properties officeooo:rsid="40325e01"/>
    </style:style>
    <style:style style:name="T865" style:family="text">
      <style:text-properties officeooo:rsid="273dc687"/>
    </style:style>
    <style:style style:name="T866" style:family="text">
      <style:text-properties officeooo:rsid="4035a86a"/>
    </style:style>
    <style:style style:name="T867" style:family="text">
      <style:text-properties officeooo:rsid="3c31cd8f"/>
    </style:style>
    <style:style style:name="T868" style:family="text">
      <style:text-properties officeooo:rsid="27fe4e02"/>
    </style:style>
    <style:style style:name="T869" style:family="text">
      <style:text-properties officeooo:rsid="3c826b87"/>
    </style:style>
    <style:style style:name="T870" style:family="text">
      <style:text-properties officeooo:rsid="3c8498cf"/>
    </style:style>
    <style:style style:name="T871" style:family="text">
      <style:text-properties officeooo:rsid="3c3cf434"/>
    </style:style>
    <style:style style:name="T872" style:family="text">
      <style:text-properties officeooo:rsid="3c8f0b14"/>
    </style:style>
    <style:style style:name="T873" style:family="text">
      <style:text-properties officeooo:rsid="3c9370bd"/>
    </style:style>
    <style:style style:name="T874" style:family="text">
      <style:text-properties officeooo:rsid="3c8e38ae"/>
    </style:style>
    <style:style style:name="T875" style:family="text">
      <style:text-properties officeooo:rsid="3c90767f"/>
    </style:style>
    <style:style style:name="T876" style:family="text">
      <style:text-properties officeooo:rsid="27f3cab3"/>
    </style:style>
    <style:style style:name="T877" style:family="text">
      <style:text-properties officeooo:rsid="27d96928"/>
    </style:style>
    <style:style style:name="T878" style:family="text">
      <style:text-properties officeooo:rsid="27c4ff00"/>
    </style:style>
    <style:style style:name="T879" style:family="text">
      <style:text-properties style:language-asian="cs" style:country-asian="CZ"/>
    </style:style>
    <style:style style:name="T880" style:family="text">
      <style:text-properties officeooo:rsid="3c248610" style:language-asian="cs" style:country-asian="CZ"/>
    </style:style>
    <style:style style:name="T881" style:family="text">
      <style:text-properties officeooo:rsid="3e731095" style:language-asian="cs" style:country-asian="CZ"/>
    </style:style>
    <style:style style:name="T882" style:family="text">
      <style:text-properties officeooo:rsid="404d1cf3" style:language-asian="cs" style:country-asian="CZ"/>
    </style:style>
    <style:style style:name="T883" style:family="text">
      <style:text-properties officeooo:rsid="4051c256" style:language-asian="cs" style:country-asian="CZ"/>
    </style:style>
    <style:style style:name="T884" style:family="text">
      <style:text-properties officeooo:rsid="4052b3c0" style:language-asian="cs" style:country-asian="CZ"/>
    </style:style>
    <style:style style:name="T885" style:family="text">
      <style:text-properties officeooo:rsid="4052bd0f" style:language-asian="cs" style:country-asian="CZ"/>
    </style:style>
    <style:style style:name="T886" style:family="text">
      <style:text-properties officeooo:rsid="4052fb12" style:language-asian="cs" style:country-asian="CZ"/>
    </style:style>
    <style:style style:name="T887" style:family="text">
      <style:text-properties officeooo:rsid="3e731095"/>
    </style:style>
    <style:style style:name="T888" style:family="text">
      <style:text-properties officeooo:rsid="27ca0434"/>
    </style:style>
    <style:style style:name="T889" style:family="text">
      <style:text-properties officeooo:rsid="3e139964"/>
    </style:style>
    <style:style style:name="T890" style:family="text">
      <style:text-properties officeooo:rsid="27ff85eb"/>
    </style:style>
    <style:style style:name="T891" style:family="text">
      <style:text-properties officeooo:rsid="27b9f7ba"/>
    </style:style>
    <style:style style:name="T892" style:family="text">
      <style:text-properties officeooo:rsid="3dad10a7"/>
    </style:style>
    <style:style style:name="T893" style:family="text">
      <style:text-properties officeooo:rsid="3d5dedc5"/>
    </style:style>
    <style:style style:name="T894" style:family="text">
      <style:text-properties officeooo:rsid="3d61e468"/>
    </style:style>
    <style:style style:name="T895" style:family="text">
      <style:text-properties officeooo:rsid="3d63b303"/>
    </style:style>
    <style:style style:name="T896" style:family="text">
      <style:text-properties officeooo:rsid="3d6acaa7"/>
    </style:style>
    <style:style style:name="T897" style:family="text">
      <style:text-properties officeooo:rsid="3d6b929a"/>
    </style:style>
    <style:style style:name="T898" style:family="text">
      <style:text-properties officeooo:rsid="3d65febd"/>
    </style:style>
    <style:style style:name="T899" style:family="text">
      <style:text-properties officeooo:rsid="3dafc571"/>
    </style:style>
    <style:style style:name="T900" style:family="text">
      <style:text-properties officeooo:rsid="3d6df8f5"/>
    </style:style>
    <style:style style:name="T901" style:family="text">
      <style:text-properties officeooo:rsid="3db37335"/>
    </style:style>
    <style:style style:name="T902" style:family="text">
      <style:text-properties officeooo:rsid="3db3fe1a"/>
    </style:style>
    <style:style style:name="T903" style:family="text">
      <style:text-properties officeooo:rsid="3ea00737"/>
    </style:style>
    <style:style style:name="T904" style:family="text">
      <style:text-properties officeooo:rsid="3db60ad5"/>
    </style:style>
    <style:style style:name="T905" style:family="text">
      <style:text-properties officeooo:rsid="3dfb0353"/>
    </style:style>
    <style:style style:name="T906" style:family="text">
      <style:text-properties officeooo:rsid="3cf8f95e"/>
    </style:style>
    <style:style style:name="T907" style:family="text">
      <style:text-properties officeooo:rsid="3ca76f92"/>
    </style:style>
    <style:style style:name="T908" style:family="text">
      <style:text-properties officeooo:rsid="3ca79f67"/>
    </style:style>
    <style:style style:name="T909" style:family="text">
      <style:text-properties officeooo:rsid="3d48b390"/>
    </style:style>
    <style:style style:name="T910" style:family="text">
      <style:text-properties officeooo:rsid="3cafbbbc"/>
    </style:style>
    <style:style style:name="T911" style:family="text">
      <style:text-properties officeooo:rsid="3ca8d6e9"/>
    </style:style>
    <style:style style:name="T912" style:family="text">
      <style:text-properties officeooo:rsid="3d4b037c"/>
    </style:style>
    <style:style style:name="T913" style:family="text">
      <style:text-properties officeooo:rsid="3caad3ba"/>
    </style:style>
    <style:style style:name="T914" style:family="text">
      <style:text-properties officeooo:rsid="3caf88a6"/>
    </style:style>
    <style:style style:name="T915" style:family="text">
      <style:text-properties officeooo:rsid="3db72564"/>
    </style:style>
    <style:style style:name="T916" style:family="text">
      <style:text-properties officeooo:rsid="3d09b08d"/>
    </style:style>
    <style:style style:name="T917" style:family="text">
      <style:text-properties officeooo:rsid="3dc40439"/>
    </style:style>
    <style:style style:name="T918" style:family="text">
      <style:text-properties officeooo:rsid="3dba2500"/>
    </style:style>
    <style:style style:name="T919" style:family="text">
      <style:text-properties officeooo:rsid="3dbbd41b"/>
    </style:style>
    <style:style style:name="T920" style:family="text">
      <style:text-properties officeooo:rsid="3d0529db"/>
    </style:style>
    <style:style style:name="T921" style:family="text">
      <style:text-properties officeooo:rsid="3d07c9a3"/>
    </style:style>
    <style:style style:name="T922" style:family="text">
      <style:text-properties officeooo:rsid="3dcad630"/>
    </style:style>
    <style:style style:name="T923" style:family="text">
      <style:text-properties officeooo:rsid="3ddd7fa6"/>
    </style:style>
    <style:style style:name="T924" style:family="text">
      <style:text-properties officeooo:rsid="3de55cb2"/>
    </style:style>
    <style:style style:name="T925" style:family="text">
      <style:text-properties officeooo:rsid="280aa77e"/>
    </style:style>
    <style:style style:name="T926" style:family="text">
      <style:text-properties officeooo:rsid="3d1ba69b"/>
    </style:style>
    <style:style style:name="T927" style:family="text">
      <style:text-properties officeooo:rsid="3d1c6ea5"/>
    </style:style>
    <style:style style:name="T928" style:family="text">
      <style:text-properties officeooo:rsid="3d22d8e2"/>
    </style:style>
    <style:style style:name="T929" style:family="text">
      <style:text-properties officeooo:rsid="3d74dc7d"/>
    </style:style>
    <style:style style:name="T930" style:family="text">
      <style:text-properties officeooo:rsid="3d7647a0"/>
    </style:style>
    <style:style style:name="T931" style:family="text">
      <style:text-properties officeooo:rsid="3e00ffe7"/>
    </style:style>
    <style:style style:name="T932" style:family="text">
      <style:text-properties officeooo:rsid="3d7c227c"/>
    </style:style>
    <style:style style:name="T933" style:family="text">
      <style:text-properties officeooo:rsid="3e15d31b"/>
    </style:style>
    <style:style style:name="T934" style:family="text">
      <style:text-properties officeooo:rsid="3e018bbc"/>
    </style:style>
    <style:style style:name="T935" style:family="text">
      <style:text-properties officeooo:rsid="27c703fc"/>
    </style:style>
    <style:style style:name="T936" style:family="text">
      <style:text-properties officeooo:rsid="27c9fd73"/>
    </style:style>
    <style:style style:name="T937" style:family="text">
      <style:text-properties officeooo:rsid="27c86e38"/>
    </style:style>
    <style:style style:name="T938" style:family="text">
      <style:text-properties officeooo:rsid="40384e10"/>
    </style:style>
    <style:style style:name="T939" style:family="text">
      <style:text-properties officeooo:rsid="403a51d8"/>
    </style:style>
    <style:style style:name="T940" style:family="text">
      <style:text-properties officeooo:rsid="403c2fef"/>
    </style:style>
    <style:style style:name="T941" style:family="text">
      <style:text-properties officeooo:rsid="404009e1"/>
    </style:style>
    <style:style style:name="T942" style:family="text">
      <style:text-properties officeooo:rsid="4041cdea"/>
    </style:style>
    <style:style style:name="T943" style:family="text">
      <style:text-properties officeooo:rsid="4043481b"/>
    </style:style>
    <style:style style:name="T944" style:family="text">
      <style:text-properties officeooo:rsid="40530e74"/>
    </style:style>
    <style:style style:name="T945" style:family="text">
      <style:text-properties officeooo:rsid="269e503f"/>
    </style:style>
    <style:style style:name="T946" style:family="text">
      <style:text-properties officeooo:rsid="40551915"/>
    </style:style>
    <style:style style:name="T947" style:family="text">
      <style:text-properties officeooo:rsid="405a4696"/>
    </style:style>
    <style:style style:name="T948" style:family="text">
      <style:text-properties officeooo:rsid="405b92f2"/>
    </style:style>
    <style:style style:name="T949" style:family="text">
      <style:text-properties officeooo:rsid="405c9e3c"/>
    </style:style>
    <style:style style:name="T950" style:family="text">
      <style:text-properties officeooo:rsid="4061ec89"/>
    </style:style>
    <style:style style:name="T951" style:family="text">
      <style:text-properties officeooo:rsid="3d81531f"/>
    </style:style>
    <style:style style:name="T952" style:family="text">
      <style:text-properties officeooo:rsid="4066a237"/>
    </style:style>
    <style:style style:name="T953" style:family="text">
      <style:text-properties officeooo:rsid="4066fb01"/>
    </style:style>
    <style:style style:name="T954" style:family="text">
      <style:text-properties officeooo:rsid="406c8a35"/>
    </style:style>
    <style:style style:name="T955" style:family="text">
      <style:text-properties officeooo:rsid="407584b6"/>
    </style:style>
    <style:style style:name="T956" style:family="text">
      <style:text-properties officeooo:rsid="407ce360"/>
    </style:style>
    <style:style style:name="T957" style:family="text">
      <style:text-properties officeooo:rsid="3b70fb00"/>
    </style:style>
    <style:style style:name="T958" style:family="text">
      <style:text-properties officeooo:rsid="409bce2b"/>
    </style:style>
    <style:style style:name="T959" style:family="text">
      <style:text-properties officeooo:rsid="40a3dd4c"/>
    </style:style>
    <style:style style:name="T960" style:family="text">
      <style:text-properties officeooo:rsid="40a8b25e"/>
    </style:style>
    <style:style style:name="T961" style:family="text">
      <style:text-properties fo:color="#8ba60e"/>
    </style:style>
    <style:style style:name="T962" style:family="text">
      <style:text-properties officeooo:rsid="40aa207b"/>
    </style:style>
    <style:style style:name="T963" style:family="text">
      <style:text-properties officeooo:rsid="40aedc2c"/>
    </style:style>
    <style:style style:name="T964" style:family="text">
      <style:text-properties officeooo:rsid="40b0e745"/>
    </style:style>
    <style:style style:name="T965" style:family="text">
      <style:text-properties officeooo:rsid="40b23baf"/>
    </style:style>
    <style:style style:name="T966" style:family="text">
      <style:text-properties officeooo:rsid="40bae644"/>
    </style:style>
    <style:style style:name="T967" style:family="text">
      <style:text-properties officeooo:rsid="40becdaa"/>
    </style:style>
    <style:style style:name="T968" style:family="text">
      <style:text-properties officeooo:rsid="40c17e1e"/>
    </style:style>
    <style:style style:name="T969" style:family="text">
      <style:text-properties officeooo:rsid="40c7a031"/>
    </style:style>
    <style:style style:name="T970" style:family="text">
      <style:text-properties officeooo:rsid="40ca7fd4"/>
    </style:style>
    <style:style style:name="T971" style:family="text">
      <style:text-properties officeooo:rsid="40cba6b5"/>
    </style:style>
    <style:style style:name="T972" style:family="text">
      <style:text-properties officeooo:rsid="40cd17f5"/>
    </style:style>
    <style:style style:name="T973" style:family="text">
      <style:text-properties officeooo:rsid="40ce9cc8"/>
    </style:style>
    <style:style style:name="T974" style:family="text">
      <style:text-properties officeooo:rsid="40d008ec"/>
    </style:style>
    <style:style style:name="T975" style:family="text">
      <style:text-properties officeooo:rsid="40d3e4eb"/>
    </style:style>
    <style:style style:name="T976" style:family="text">
      <style:text-properties officeooo:rsid="40d412ac"/>
    </style:style>
    <style:style style:name="T977" style:family="text">
      <style:text-properties officeooo:rsid="40d4d52b"/>
    </style:style>
    <style:style style:name="T978" style:family="text">
      <style:text-properties officeooo:rsid="40d8dc51"/>
    </style:style>
    <style:style style:name="T979" style:family="text">
      <style:text-properties officeooo:rsid="40d901f7"/>
    </style:style>
    <style:style style:name="T980" style:family="text">
      <style:text-properties officeooo:rsid="40e4e601"/>
    </style:style>
    <style:style style:name="T981" style:family="text">
      <style:text-properties officeooo:rsid="40e82db5"/>
    </style:style>
    <style:style style:name="T982" style:family="text">
      <style:text-properties officeooo:rsid="40e8fff4"/>
    </style:style>
    <style:style style:name="T983" style:family="text">
      <style:text-properties officeooo:rsid="40ea1c0a"/>
    </style:style>
    <style:style style:name="T984" style:family="text">
      <style:text-properties officeooo:rsid="40ec13cf"/>
    </style:style>
    <style:style style:name="T985"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
      <text:p text:style-name="Text_20_body"/>
      <text:p text:style-name="Text_20_body"/>
      <text:p text:style-name="P142">Dračák</text:p>
      <text:p text:style-name="P139"/>
      <text:p text:style-name="P139"/>
      <text:p text:style-name="P404">podle staré školy</text:p>
      <text:p text:style-name="P405"/>
      <text:p text:style-name="P403">SOUBOJÁK</text:p>
      <text:p text:style-name="P140"/>
      <text:p text:style-name="P141"/>
      <text:p text:style-name="P140"/>
      <text:p text:style-name="P140"/>
      <text:p text:style-name="P140"/>
      <text:p text:style-name="P140"/>
      <text:p text:style-name="P140"/>
      <text:p text:style-name="P406"/>
      <text:p text:style-name="P2">Michal Světlý</text:p>
      <text:p text:style-name="P11"><text:soft-page-break/></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17"><text:a xlink:type="simple" xlink:href="#__RefHeading___Toc1652_4210766435" text:style-name="Internet_20_link" text:visited-style-name="Internet_20_link">Boj</text:a><text:tab/>2</text:p>
          <text:p text:style-name="P407"><text:a xlink:type="simple" xlink:href="#__RefHeading___Toc32288_1519352611" text:style-name="Internet_20_link" text:visited-style-name="Internet_20_link">Jak se učit pravidla pro boj</text:a><text:tab/>3</text:p>
          <text:p text:style-name="P407"><text:a xlink:type="simple" xlink:href="#__RefHeading___Toc12860_4230435934" text:style-name="Internet_20_link" text:visited-style-name="Internet_20_link">Představení situace</text:a><text:tab/>3</text:p>
          <text:p text:style-name="P407"><text:a xlink:type="simple" xlink:href="#__RefHeading___Toc12862_4230435934" text:style-name="Internet_20_link" text:visited-style-name="Internet_20_link">Kola</text:a><text:tab/>4</text:p>
          <text:p text:style-name="P407"><text:a xlink:type="simple" xlink:href="#__RefHeading___Toc1656_4210766435" text:style-name="Internet_20_link" text:visited-style-name="Internet_20_link">Úmysly</text:a><text:tab/>5</text:p>
          <text:p text:style-name="P407"><text:a xlink:type="simple" xlink:href="#__RefHeading___Toc33057_2891756509" text:style-name="Internet_20_link" text:visited-style-name="Internet_20_link">Hod na úspěch a na obranu</text:a><text:tab/>11</text:p>
          <text:p text:style-name="P407"><text:a xlink:type="simple" xlink:href="#__RefHeading___Toc33059_2891756509" text:style-name="Internet_20_link" text:visited-style-name="Internet_20_link"><text:span text:style-name="T430">Z</text:span></text:a><text:a xlink:type="simple" xlink:href="#__RefHeading___Toc33059_2891756509" text:style-name="Internet_20_link" text:visited-style-name="Internet_20_link"><text:span text:style-name="T430">ranění</text:span></text:a><text:tab/>17</text:p>
          <text:p text:style-name="P407"><text:a xlink:type="simple" xlink:href="#__RefHeading___Toc32290_1519352611" text:style-name="Internet_20_link" text:visited-style-name="Internet_20_link">Váš první souboj</text:a><text:tab/>23</text:p>
          <text:p text:style-name="P407"><text:a xlink:type="simple" xlink:href="#__RefHeading___Toc33233_2891756509" text:style-name="Internet_20_link" text:visited-style-name="Internet_20_link">Výhody a nevýhody</text:a><text:tab/>24</text:p>
          <text:p text:style-name="P407"><text:a xlink:type="simple" xlink:href="#__RefHeading___Toc33235_2891756509" text:style-name="Internet_20_link" text:visited-style-name="Internet_20_link">Úspěchy</text:a><text:tab/>29</text:p>
          <text:p text:style-name="P407"><text:a xlink:type="simple" xlink:href="#__RefHeading___Toc33231_2891756509" text:style-name="Internet_20_link" text:visited-style-name="Internet_20_link">Pořadí házení</text:a><text:tab/>49</text:p>
          <text:p text:style-name="P407"><text:a xlink:type="simple" xlink:href="#__RefHeading___Toc32292_1519352611" text:style-name="Internet_20_link" text:visited-style-name="Internet_20_link">Taktické možnosti</text:a><text:tab/>50</text:p>
          <text:p text:style-name="P407"><text:a xlink:type="simple" xlink:href="#__RefHeading___Toc32294_1519352611" text:style-name="Internet_20_link" text:visited-style-name="Internet_20_link">Časté situace v boji</text:a><text:tab/>54</text:p>
        </text:index-body>
      </text:table-of-content>
      <text:p text:style-name="P143"/>
      <text:p text:style-name="P4"/>
      <text:p text:style-name="P4"/>
      <text:p text:style-name="P4"/>
      <text:p text:style-name="P3">Verze 0.<text:span text:style-name="T984">10</text:span></text:p>
      <text:h text:style-name="Heading_20_2" text:outline-level="2"><text:bookmark-start text:name="__RefHeading___Toc1652_4210766435"/><text:span text:style-name="T2">B</text:span><text:span text:style-name="T1">oj</text:span><text:bookmark-end text:name="__RefHeading___Toc1652_4210766435"/></text:h>
      <text:p text:style-name="P132"><text:span text:style-name="T30">Když </text:span><text:span text:style-name="T71">jde do tuhého</text:span><text:span text:style-name="T30">, </text:span><text:span text:style-name="T52">přichází na řadu kostky a následující pravidla</text:span><text:span text:style-name="T30">.</text:span></text:p>
      <text:h text:style-name="P394" text:outline-level="3"><text:bookmark-start text:name="__RefHeading___Toc32288_1519352611"/><text:soft-page-break/>Jak se učit pravidla <text:span text:style-name="T848">pro boj</text:span><text:bookmark-end text:name="__RefHeading___Toc32288_1519352611"/></text:h>
      <text:p text:style-name="P133"><text:span text:style-name="T178">P</text:span><text:span text:style-name="T168">ravidla pro boj nabízí spoustu </text:span><text:span text:style-name="T178">taktických</text:span><text:span text:style-name="T168"> možností, díky tomu ale není snadné si je zapamatovat na první přečtení. Pokud se tedy chystáte hrát Dračák poprvé, </text:span><text:span text:style-name="T30">měli byste začít jen se </text:span><text:span text:style-name="T179">základem</text:span><text:span text:style-name="T30"> a </text:span><text:span text:style-name="T175">další</text:span><text:span text:style-name="T30"> pravidla přidávat </text:span><text:span text:style-name="T176">postupně</text:span><text:span text:style-name="T30">.<text:line-break/><text:tab/></text:span><text:span text:style-name="T176">Prvních pár soubojů </text:span><text:span text:style-name="T179">tedy</text:span><text:span text:style-name="T176"> </text:span><text:span text:style-name="T179">určitě</text:span><text:span text:style-name="T176"> odehrajte jen podle kapitol</text:span><text:span text:style-name="T169"> </text:span><text:span text:style-name="Odkaz_20_na_20_kapitolu"><text:span text:style-name="T1"><text:bookmark-ref text:reference-format="text" text:ref-name="__RefHeading___Toc12860_4230435934">Představení situace</text:bookmark-ref></text:span></text:span><text:span text:style-name="T169">, </text:span><text:span text:style-name="Odkaz_20_na_20_kapitolu"><text:span text:style-name="T1"><text:bookmark-ref text:reference-format="text" text:ref-name="__RefHeading___Toc12862_4230435934">Kola</text:bookmark-ref></text:span></text:span><text:span text:style-name="T169">, </text:span><text:span text:style-name="Odkaz_20_na_20_kapitolu"><text:span text:style-name="T1"><text:bookmark-ref text:reference-format="text" text:ref-name="__RefHeading___Toc1656_4210766435">Úmysly</text:bookmark-ref></text:span></text:span><text:span text:style-name="T169">, </text:span><text:span text:style-name="Odkaz_20_na_20_kapitolu"><text:span text:style-name="T1"><text:bookmark-ref text:reference-format="text" text:ref-name="__RefHeading___Toc33057_2891756509">Hod na úspěch a na obranu</text:bookmark-ref></text:span></text:span><text:span text:style-name="T169"><text:s/>a </text:span><text:span text:style-name="Odkaz_20_na_20_kapitolu"><text:span text:style-name="T1"><text:bookmark-ref text:reference-format="text" text:ref-name="__RefHeading___Toc33059_2891756509">Zranění</text:bookmark-ref></text:span></text:span><text:span text:style-name="T169">. </text:span><text:span text:style-name="T173">Dozví</text:span><text:span text:style-name="T174">te</text:span><text:span text:style-name="T173"> se v nich</text:span><text:span text:style-name="T30">, jak </text:span><text:span text:style-name="T173">probíhá </text:span><text:span text:style-name="T176">boj, když</text:span><text:span text:style-name="T173"> </text:span><text:span text:style-name="T174">se všichni snaží soupeře jen zranit</text:span><text:span text:style-name="T171">.</text:span><text:span text:style-name="T172"><text:line-break/><text:tab/></text:span><text:span text:style-name="T30">Až </text:span><text:span text:style-name="T175">si vyzkoušíte jednoduchou rubačku</text:span><text:span text:style-name="T30">, přidejte kapitoly </text:span><text:span text:style-name="Odkaz_20_na_20_kapitolu"><text:span text:style-name="T1"><text:bookmark-ref text:reference-format="text" text:ref-name="__RefHeading___Toc33233_2891756509">Výhody a nevýhody</text:bookmark-ref></text:span></text:span><text:span text:style-name="T30">,</text:span><text:span text:style-name="T170"> </text:span><text:span text:style-name="Odkaz_20_na_20_kapitolu"><text:span text:style-name="T1"><text:bookmark-ref text:reference-format="text" text:ref-name="__RefHeading___Toc33235_2891756509">Úspěchy</text:bookmark-ref></text:span></text:span><text:span text:style-name="T170"><text:s/></text:span><text:span text:style-name="T180">a </text:span><text:span text:style-name="Odkaz_20_na_20_kapitolu"><text:span text:style-name="T1"><text:bookmark-ref text:reference-format="text" text:ref-name="__RefHeading___Toc33231_2891756509">Pořadí házení</text:bookmark-ref></text:span></text:span><text:span text:style-name="T170">. </text:span><text:span text:style-name="T174">Ty vám umožní dělat prakticky cokoliv vás napadne</text:span><text:span text:style-name="T170">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170"><text:s/>obsahuje </text:span><text:span text:style-name="T177">různé</text:span><text:span text:style-name="T170"> taktické možnosti </text:span><text:span text:style-name="T174">a </text:span><text:span text:style-name="T170">příklady nejčastějších situací. </text:span><text:span text:style-name="T179">Tato p</text:span><text:span text:style-name="T170">ravidla do hry přidáv</text:span><text:span text:style-name="T177">ejte</text:span><text:span text:style-name="T170"> postupně podle toho, co zrovna budete potřebovat.</text:span></text:p>
      <text:h text:style-name="P395" text:outline-level="3"><text:bookmark-start text:name="__RefHeading___Toc12860_4230435934"/><text:span text:style-name="T30">P</text:span><text:span text:style-name="T53">ředstavení</text:span><text:span text:style-name="T30"> situace</text:span><text:bookmark-end text:name="__RefHeading___Toc12860_4230435934"/></text:h>
      <text:p text:style-name="P8">Boj vždy začíná <text:span text:style-name="T593">představením</text:span> situace. <text:span text:style-name="T591">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144"><text:span text:style-name="T30">P</text:span><text:span text:style-name="T1">říklad:</text:span></text:p>
      <text:p text:style-name="P202"><text:span text:style-name="T347">Pán jeskyně:</text:span><text:span text:style-name="T348"> </text:span><text:span text:style-name="T320">„</text:span><text:span text:style-name="T321">Vběhl</text:span><text:span text:style-name="T322">i</text:span><text:span text:style-name="T323"> js</text:span><text:span text:style-name="T322">te</text:span><text:span text:style-name="T323"> do </text:span><text:span text:style-name="T329">velké,</text:span><text:span text:style-name="T323"> obdélníkové místnosti. </text:span><text:span text:style-name="T324">Strop podpírají čtyři sloupy. </text:span><text:span text:style-name="T325">U stěn jsou dlouhé stoly, </text:span><text:span text:style-name="T326">další je uprostřed</text:span><text:span text:style-name="T325">. Na nich jsou </text:span><text:span text:style-name="T326">holé</text:span><text:span text:style-name="T325"> kosti, spousta různých váčků </text:span><text:span text:style-name="T327">a</text:span><text:span text:style-name="T325"> svázané otýpky bylin</text:span><text:span text:style-name="T326">.</text:span><text:span text:style-name="T323"> </text:span><text:span text:style-name="T330">V</text:span><text:span text:style-name="T323">elký, svalnatý ork </text:span><text:span text:style-name="T330">u prostředního stolu </text:span><text:span text:style-name="T328">něco ukazuje</text:span><text:span text:style-name="T323"> mnohem menší</text:span><text:span text:style-name="T328">mu</text:span><text:span text:style-name="T323"> goblin</text:span><text:span text:style-name="T328">ovi</text:span><text:span text:style-name="T323">. Ork má zbroj ze silné kůže, </text:span><text:span text:style-name="T328">g</text:span><text:span text:style-name="T323">oblin plášť z ptačího peří.“</text:span></text:p>
      <text:p text:style-name="P27"><text:soft-page-break/><text:span text:style-name="T290">Pokud ti z popisu něco není jasné, po</text:span><text:span text:style-name="T293">žádej</text:span><text:span text:style-name="T290"> Pána jeskyně o upřesnění. </text:span><text:span text:style-name="T294">Můžeš mu také návrhy </text:span><text:span text:style-name="T297">nebo</text:span><text:span text:style-name="T294"> návodnými dotazy </text:span><text:span text:style-name="T297">s popisem pomáhat</text:span><text:span text:style-name="T294">.</text:span></text:p>
      <text:p text:style-name="P146"><text:span text:style-name="T30">P</text:span><text:span text:style-name="T1">říklad:</text:span></text:p>
      <text:p text:style-name="P194"><text:span text:style-name="T548">Katka</text:span><text:span text:style-name="T547">:</text:span><text:span text:style-name="T431"> </text:span><text:span text:style-name="T435">„</text:span><text:span text:style-name="T456">Jsou tu po tmě, nebo si něčím svítí</text:span><text:span text:style-name="T431">?</text:span><text:span text:style-name="T436">“</text:span></text:p>
      <text:p text:style-name="P194"><text:span text:style-name="T547">Pán jeskyně:</text:span><text:span text:style-name="T431"> </text:span><text:span text:style-name="T435">„</text:span><text:span text:style-name="T431">Hmm, </text:span><text:span text:style-name="T456">vidíš,</text:span><text:span text:style-name="T431"> </text:span><text:span text:style-name="T456">na to jsem zapomněl</text:span><text:span text:style-name="T431">. Na stole uprostřed jsou dvě </text:span><text:span text:style-name="T490">olejové</text:span><text:span text:style-name="T431"> lampy. Jedna z nich je zapálená.</text:span><text:span text:style-name="T435">“</text:span></text:p>
      <text:p text:style-name="P12"><text:span text:style-name="T7">Další popis může být potřeba, </text:span><text:span text:style-name="T10">když se třeba</text:span><text:span text:style-name="T7"> v průběhu boje</text:span><text:span text:style-name="T8"> přesunete</text:span><text:span text:style-name="T7"> do jiné místnosti, když </text:span><text:span text:style-name="T9">někomu dorazí posily</text:span><text:span text:style-name="T7"> a podobně.</text:span></text:p>
      <text:h text:style-name="P396" text:outline-level="3"><text:bookmark-start text:name="__RefHeading___Toc12862_4230435934"/>Kola<text:bookmark-end text:name="__RefHeading___Toc12862_4230435934"/></text:h>
      <text:p text:style-name="P34"><text:span text:style-name="T357">Jakmile</text:span><text:span text:style-name="T181"> je jasné, kde se bude bojovat a kdo se boje účastní, začínají bojová kola. </text:span><text:span text:style-name="T587">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37">Každé kolo probíhá následovně:</text:p>
      <text:list xml:id="list1761968204" text:style-name="L67">
        <text:list-item>
          <text:p text:style-name="P297"><text:span text:style-name="T789">Nejdříve</text:span> všichni popíšou, co chtějí udělat.</text:p>
        </text:list-item>
        <text:list-item>
          <text:p text:style-name="P297">Ti, kdo jsou vůči sobě v konfliktu, si pak proti sobě hází kostkou.</text:p>
        </text:list-item>
        <text:list-item>
          <text:p text:style-name="P297">Výsledkem hodu je 0-3 úspěchů. Každý představuje jednu věc, kterou <text:span text:style-name="T792">vítěz</text:span> soupeři udělá: může ho třeba zranit, srazit na zem, vyrazit mu zbraň a podobně.</text:p>
        </text:list-item>
      </text:list>
      <text:h text:style-name="P397" text:outline-level="3"><text:bookmark-start text:name="__RefHeading___Toc1656_4210766435"/><text:soft-page-break/>Úmysly<text:bookmark-end text:name="__RefHeading___Toc1656_4210766435"/></text:h>
      <text:p text:style-name="P21">Na začátku každého kola vám Pán jeskyně popíše, co dělají vaši protivníci. <text:span text:style-name="T656">Měj na paměti, že to jsou jenom záměry, a co se opravdu stane, závisí na tom, co budete dělat vy a také na náhodě.</text:span></text:p>
      <text:p text:style-name="P160">Příklad<text:span text:style-name="T592">:</text:span></text:p>
      <text:p text:style-name="P225"><text:span text:style-name="T283">Pán jeskyně:</text:span><text:span text:style-name="T181"> </text:span><text:span text:style-name="T289">„</text:span><text:span text:style-name="T313">O</text:span><text:span text:style-name="T289">rk </text:span><text:span text:style-name="T304">zved</text:span><text:span text:style-name="T305">á</text:span><text:span text:style-name="T304"> kyj, </text:span><text:span text:style-name="T314">který měl opřený o stůl,</text:span><text:span text:style-name="T289"> </text:span><text:span text:style-name="T328">a staví se mezi vás a goblina</text:span><text:span text:style-name="T289">. </text:span><text:span text:style-name="T306">Goblin</text:span><text:span text:style-name="T289"> ukazuje na </text:span><text:span text:style-name="T307">Gorondara</text:span><text:span text:style-name="T289"> a </text:span><text:span text:style-name="T314">něco při tom</text:span><text:span text:style-name="T289"> </text:span><text:span text:style-name="T308">mumlá</text:span><text:span text:style-name="T289">. Co dělá</text:span><text:span text:style-name="T309">te</text:span><text:span text:style-name="T289">?“</text:span></text:p>
      <text:p text:style-name="P21">Potom každý hráč popíše, co bude dělat jeho postava.</text:p>
      <text:h text:style-name="P368" text:outline-level="4">Půjde to udělat?</text:h>
      <text:p text:style-name="P38">Když si nejsi jistý, jestli <text:span text:style-name="T790">něco půjde udělat</text:span>, zeptej se.</text:p>
      <text:p text:style-name="P145">Příklad:</text:p>
      <text:p text:style-name="P226"><text:span text:style-name="T345">Pavel</text:span><text:span text:style-name="T344">:</text:span><text:span text:style-name="T181"> </text:span><text:span text:style-name="T289">„Půjde kolem toho orka proběhnout ke goblinovi?“</text:span></text:p>
      <text:p text:style-name="P39"><text:span text:style-name="T315">Povšimni si, že se Pavel neptá, jak je místnost široká. </text:span><text:span text:style-name="T316">Místo toho popsal</text:span><text:span text:style-name="T315">, čeho se snaží dosáhnout. Díky tomu mu Pán jeskyně může </text:span><text:span text:style-name="T289">říct, jak na to budou reagovat protivníci.</text:span></text:p>
      <text:p text:style-name="P152">Příklad:</text:p>
      <text:p text:style-name="P200"><text:span text:style-name="T346">Pán jeskyně:</text:span><text:span text:style-name="T343"> </text:span><text:span text:style-name="T290">„</text:span><text:span text:style-name="T299">Určitě, místnost je dost široká.</text:span><text:span text:style-name="T300"> </text:span><text:span text:style-name="T299">Ork se ti v tom ale </text:span><text:span text:style-name="T301">bude</text:span><text:span text:style-name="T299"> snažit zabránit.</text:span><text:span text:style-name="T290">“</text:span></text:p>
      <text:p text:style-name="P23">Když chceš udělat něco, co není v silách tvé postavy, nebo je to zbytečně komplikované, může ti také Pán jeskyně rovnou říct, jaké jsou alternativy.</text:p>
      <text:p text:style-name="Example_20_Header">Příklad:</text:p>
      <text:p text:style-name="P203"><text:span text:style-name="T345">Pavel</text:span><text:span text:style-name="T344">:</text:span><text:span text:style-name="T181"> </text:span><text:span text:style-name="T289">„</text:span><text:span text:style-name="T295">Zvládnu zvednout jeden z těch stolů, co jsou u stěn, a hodit ho orkovi na hlavu</text:span><text:span text:style-name="T289">?“</text:span></text:p>
      <text:p text:style-name="P201"><text:soft-page-break/><text:span text:style-name="T286">Pán jeskyně:</text:span><text:span text:style-name="T290"> „</text:span><text:span text:style-name="T295">To asi </text:span><text:span text:style-name="T302">nedáš</text:span><text:span text:style-name="T295">, jsou fakt masivní</text:span><text:span text:style-name="T299">. </text:span><text:span text:style-name="T295">Ten uprostřed je ale mnohem menší, s tím </text:span><text:span text:style-name="T303">by to šlo</text:span><text:span text:style-name="T295">.</text:span><text:span text:style-name="T290">“</text:span></text:p>
      <text:h text:style-name="P369" text:outline-level="4">Změny úmyslů</text:h>
      <text:p text:style-name="P24"><text:span text:style-name="T292">Co kdo chcete udělat, ř</text:span><text:span text:style-name="T291">íkejte samozřejmě postupně, abyste si rozuměli. Vaše postavy a jejich nepřátelé to ale </text:span><text:span text:style-name="T318">budou dělat</text:span><text:span text:style-name="T291"> současně. </text:span><text:span text:style-name="T298">Aby nezáleželo na tom, v jakém pořadí </text:span><text:span text:style-name="T319">říkáte, co má kdo v úmyslu</text:span><text:span text:style-name="T298">, můžete </text:span><text:span text:style-name="T319">to</text:span><text:span text:style-name="T298"> libovolně upravovat</text:span><text:span text:style-name="T291">. Stejně tak </text:span><text:span text:style-name="T317">může</text:span><text:span text:style-name="T291"> Pán jeskyně </text:span><text:span text:style-name="T296">měnit</text:span><text:span text:style-name="T291"> záměry protivníků.</text:span></text:p>
      <text:p text:style-name="Example_20_Header">Příklad:</text:p>
      <text:p text:style-name="P205"><text:span text:style-name="T285">Katka:</text:span><text:span text:style-name="T291"> „</text:span><text:span text:style-name="T312">Otočím se</text:span><text:span text:style-name="T291"> a běžím zp</text:span><text:span text:style-name="T310">átky</text:span><text:span text:style-name="T291">.“</text:span></text:p>
      <text:p text:style-name="P204"><text:span text:style-name="T284">Pavel</text:span><text:span text:style-name="T285">:</text:span><text:span text:style-name="T291"> „</text:span><text:span text:style-name="T312">Já z</text:span><text:span text:style-name="T311">kusím oběhnout orka a dostat se ke goblinovi, abych mu zabránil v mumlání.</text:span><text:span text:style-name="T291">“</text:span></text:p>
      <text:p text:style-name="P219"><text:span text:style-name="T574">Katka</text:span><text:span text:style-name="T573">:</text:span> <text:span text:style-name="T430">„</text:span><text:span text:style-name="T437">Aha, </text:span><text:span text:style-name="T438">tak</text:span><text:span text:style-name="T437"> v</text:span><text:span text:style-name="T430"> tom případě </text:span><text:span text:style-name="T438">se zastavím a připravím si luk</text:span><text:span text:style-name="T430">. </text:span><text:span text:style-name="T457">N</text:span><text:span text:style-name="T439">enechám </text:span><text:span text:style-name="T457">v tom </text:span><text:span text:style-name="T439">Gorondara </text:span><text:span text:style-name="T457">samotného</text:span><text:span text:style-name="T439">.</text:span><text:span text:style-name="T430">“</text:span></text:p>
      <text:p text:style-name="P193"><text:span text:style-name="T418">P</text:span><text:span text:style-name="T419">án jeskyně</text:span><text:span text:style-name="T418">:</text:span><text:span text:style-name="T366"> </text:span><text:span text:style-name="T430">„</text:span><text:span text:style-name="T440">Dobře. </text:span><text:span text:style-name="T441">Ork vyráží Gorondarovi naproti, aby mu zablokoval cestu ke goblinovi</text:span><text:span text:style-name="T440">. Goblin dál mumlá.</text:span><text:span text:style-name="T430">“</text:span></text:p>
      <text:p text:style-name="P36"><text:span text:style-name="T278">S</text:span><text:span text:style-name="T269">v</text:span><text:span text:style-name="T279">ůj</text:span><text:span text:style-name="T269"> </text:span><text:span text:style-name="T280">úmysl</text:span><text:span text:style-name="T269"> </text:span><text:span text:style-name="T278">ale měň</text:span><text:span text:style-name="T269"> </text:span><text:span text:style-name="T275">co nejméně</text:span><text:span text:style-name="T268">. </text:span><text:span text:style-name="T273">T</text:span><text:span text:style-name="T274">uto možnost má</text:span><text:span text:style-name="T278">š</text:span><text:span text:style-name="T272">, aby</text:span><text:span text:style-name="T274">s</text:span><text:span text:style-name="T272"> </text:span><text:span text:style-name="T274">mohl</text:span><text:span text:style-name="T272"> reagovat na </text:span><text:span text:style-name="T277">to, co dělají ostatní</text:span><text:span text:style-name="T272">, nikoliv</text:span><text:span text:style-name="T270"> aby</text:span><text:span text:style-name="T278">ste</text:span><text:span text:style-name="T272"> </text:span><text:span text:style-name="T276">se s Pánem jeskyně snažili</text:span><text:span text:style-name="T272"> vzájemně</text:span><text:span text:style-name="T270"> přechytračit</text:span><text:span text:style-name="T271">.</text:span></text:p>
      <text:h text:style-name="P370" text:outline-level="4">Co by mělo být v popisu <text:span text:style-name="T975">úmyslů</text:span></text:h>
      <text:p text:style-name="P33">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793">závisí na hodu </text:span>kostkou, takže předem nevíš, co všechno <text:span text:style-name="T794">se ti podaří</text:span>.</text:p>
      <text:p text:style-name="P159"><text:soft-page-break/>Příklad:</text:p>
      <text:p text:style-name="P224">Gorondar by chtěl <text:span text:style-name="T786">doběhnout ke goblinovi,</text:span> srazit <text:span text:style-name="T786">ho</text:span> na zem a zacpat mu pusu. Pokud si ale hodí jen jeden úspěch, <text:span text:style-name="T791">podaří se mu ho</text:span> pouze srazit na zem.</text:p>
      <text:p text:style-name="P35">Abys zbytečně nevymýšlel a nepopisoval věci, které se pak nestanou, nemusíš nutně říkat, co všechno soupeři uděláš, ani jak přesně to uděláš. Měl bys ale <text:span text:style-name="T975">své úmysly</text:span> popsat tak, aby na ně ostatní mohli reagovat.</text:p>
      <text:p text:style-name="P157">Příklad:</text:p>
      <text:p text:style-name="P224"><text:span text:style-name="T573">Pavel:</text:span> „Se sekerou v ruce běžím ke goblinovi.“</text:p>
      <text:p text:style-name="Text_20_body">Nevadí, že Pavel neřekl, co přesně chce goblinovi udělat, protože z jeho popisu je jasné, že to nebude nic hezkého. Ork, který stojí před goblinem a chce ho bránit, ostatně ani nemůže vědět, co má přesně Gorondar v plánu. Vidí ale, že má v ruce zbraň se kolem něj proběhnout, a může na to reagovat.</text:p>
      <text:p text:style-name="P158">Příklad:</text:p>
      <text:p text:style-name="P223"><text:span text:style-name="T287">Pán jeskyně:</text:span><text:span text:style-name="T271"> „Ork se tě pokusí zastavit, abys ke goblinovi nedoběhl.“</text:span></text:p>
      <text:p text:style-name="P7">Až budeš vědět, kolik ti padlo úspěchů, tak teprve řekneš, co a jak jsi soupeři udělal.</text:p>
      <text:h text:style-name="Heading_20_4" text:outline-level="4">Co se dá stihnout v jednom kole</text:h>
      <text:p text:style-name="P32">Kolo trvá <text:span text:style-name="T795">několik vteřin</text:span>, takže v něm <text:span text:style-name="T828">jde</text:span> udělat víc věcí než jen máchnout mečem. <text:span text:style-name="T815">Zde je pár příkladů, co můžeš stihnout, když ti v tom nikdo nezabrání:</text:span></text:p>
      <text:list xml:id="list1568558307" text:style-name="L68">
        <text:list-item>
          <text:p text:style-name="P298">Srazit nepřítele na zem, tasit <text:span text:style-name="T814">dýku</text:span> a bodnout ho</text:p>
        </text:list-item>
        <text:list-item>
          <text:p text:style-name="P298">Tasit <text:span text:style-name="T788">jednoruční zbraň</text:span>, uběhnout <text:span text:style-name="T366">krátkou vzdálenost</text:span> a zaútočit</text:p>
        </text:list-item>
        <text:list-item>
          <text:p text:style-name="P299"><text:soft-page-break/>Sebrat ze země meč a rovnou jím někoho seknout</text:p>
        </text:list-item>
      </text:list>
      <text:list xml:id="list75381488" text:style-name="L69">
        <text:list-item>
          <text:p text:style-name="P300"><text:span text:style-name="T787">Přimáčknout protivníka ke stěně štítem</text:span> a bodnout ho zbraní</text:p>
        </text:list-item>
        <text:list-item>
          <text:p text:style-name="P301">Srazit <text:span text:style-name="T796">jej</text:span> na zem a zalehnout ho, aby nemohl vstát</text:p>
        </text:list-item>
        <text:list-item>
          <text:p text:style-name="P302"><text:span text:style-name="T589">N</text:span>abít luk a vystřelit</text:p>
        </text:list-item>
        <text:list-item>
          <text:p text:style-name="P303">Vystřelit z nabité zbraně a <text:span text:style-name="T783">začít</text:span> <text:span text:style-name="T782">utíkat</text:span></text:p>
        </text:list-item>
        <text:list-item>
          <text:p text:style-name="P304">Nabít kuši</text:p>
        </text:list-item>
        <text:list-item>
          <text:p text:style-name="P305">Sundat ze zad luk nebo jinou zbraň</text:p>
        </text:list-item>
        <text:list-item>
          <text:p text:style-name="P306">Opatrně něco položit na zem</text:p>
        </text:list-item>
        <text:list-item>
          <text:p text:style-name="P305">Sundat ze zad tornu</text:p>
        </text:list-item>
        <text:list-item>
          <text:p text:style-name="P305">Vyndat něco z<text:span text:style-name="T590">e sundané</text:span> torny</text:p>
        </text:list-item>
        <text:list-item>
          <text:p text:style-name="P307">Vypít <text:span text:style-name="T588">připravený</text:span> lektvar</text:p>
        </text:list-item>
        <text:list-item>
          <text:p text:style-name="P307"><text:span text:style-name="T774">Udělat pár kroků a s</text:span>eslat kouzlo</text:p>
        </text:list-item>
        <text:list-item>
          <text:p text:style-name="P308"><text:span text:style-name="T773">Pečlivě z</text:span>amířit</text:p>
        </text:list-item>
        <text:list-item>
          <text:p text:style-name="P309">Dorazit vyřazeného protivníka</text:p>
        </text:list-item>
      </text:list>
      <text:p text:style-name="P31">Když chceš udělat něco, co zde není uvedeno, Pán jeskyně po domluvě určí, kolik kol to zabere.</text:p>
      <text:p text:style-name="Example_20_Header">Poznámka:</text:p>
      <text:p text:style-name="Example">Pokud se vám v předchozím seznamu něco ne<text:span text:style-name="T796">zdá</text:span>, klidně to hrajte jinak. Pokud možno ale neměňte, že luk střílí každé kolo, zatímco kuše se jedno kolo nabíjí. Výměnou za to má kuše větší zranění, takže pokud <text:span text:style-name="T797">půjde</text:span> z obojího střílet stejně rychle, nebude důvod používat luk.</text:p>
      <text:h text:style-name="Heading_20_4" text:outline-level="4"><text:soft-page-break/>Pohyb v boji</text:h>
      <text:p text:style-name="P41"><text:span text:style-name="T818">V</text:span> boji jsi <text:span text:style-name="T816">téměř</text:span> neustále v pohybu. Když chceš protivníka zasáhnout, obvykle musíš udělat pár kroků, abys na něj vůbec dosáhl<text:span text:style-name="T817">. M</text:span>ůžeš <text:span text:style-name="T819">jej</text:span> při tom také obejít, nebo <text:span text:style-name="T829">někam</text:span> ustoupit <text:span text:style-name="T829">a nechat ho přijít za tebou</text:span>. <text:span text:style-name="T820">P</text:span>ři natahování luku můžeš <text:span text:style-name="T829">zase</text:span> udělat pár kroků, vystřelit, <text:span text:style-name="T817">a vrátit se zpátky do krytu</text:span>. <text:span text:style-name="T816">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3">Vzdálenost odhadujeme <text:s/><text:span text:style-name="T594">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1399336491" text:style-name="L70">
        <text:list-item>
          <text:p text:style-name="P310"><text:span text:style-name="T427">Kontaktní </text:span><text:span text:style-name="T428">vzdálenost</text:span> – <text:span text:style-name="T700">pár kroků od tebe</text:span></text:p>
          <text:list>
            <text:list-item>
              <text:p text:style-name="P312">Protivník<text:span text:style-name="T583">y</text:span> v kontaktní vzdálenosti můžeš <text:span text:style-name="T584">ohrozit</text:span> zblízka, <text:span text:style-name="T585">i když se od tebe v tomto kole snaží utéct</text:span></text:p>
            </text:list-item>
          </text:list>
        </text:list-item>
        <text:list-item>
          <text:p text:style-name="P311"><text:span text:style-name="T427">Krátká </text:span><text:span text:style-name="T428">vzdálenost</text:span> – v dostřelu malé vrhací zbraně</text:p>
          <text:list>
            <text:list-item>
              <text:p text:style-name="P313">Dá se uběhnout za <text:span text:style-name="T809">1</text:span> kol<text:span text:style-name="T958">o</text:span></text:p>
            </text:list-item>
            <text:list-item>
              <text:p text:style-name="P314"><text:span text:style-name="T809">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351"> </text:span><text:span text:style-name="Odkaz_20_na_20_kapitolu"><text:bookmark-ref text:reference-format="text" text:ref-name="__RefHeading___Toc23284_831167585">Error: Reference source not found</text:bookmark-ref></text:span><text:span text:style-name="T596">)</text:span></text:p>
            </text:list-item>
          </text:list>
        </text:list-item>
        <text:list-item>
          <text:p text:style-name="P311"><text:span text:style-name="T427">Střední </text:span><text:span text:style-name="T428">vzdálenost</text:span> – v dostřelu <text:span text:style-name="T597">oštěpu</text:span> nebo kuše</text:p>
          <text:list>
            <text:list-item>
              <text:p text:style-name="P315"><text:soft-page-break/>Dá se uběhnout za <text:span text:style-name="T595">2-3</text:span> kola</text:p>
            </text:list-item>
          </text:list>
        </text:list-item>
        <text:list-item>
          <text:p text:style-name="P311"><text:span text:style-name="T427">Dlouhá </text:span><text:span text:style-name="T428">vzdálenost</text:span> – v dostřelu dlouhého luku</text:p>
          <text:list>
            <text:list-item>
              <text:p text:style-name="P315">Dá se uběhnout za <text:span text:style-name="T798">4-9</text:span> kol</text:p>
            </text:list-item>
          </text:list>
        </text:list-item>
      </text:list>
      <text:p text:style-name="Example_20_Header">Příklad:</text:p>
      <text:p text:style-name="Example"><text:span text:style-name="T573">Pán jeskyně:</text:span> „Jak se blížíte ke srubu, vidíte, že ze dveří vyběhl skřet. Je od vás teď zhruba <text:span text:style-name="T799">pět</text:span> kol běhu. Krátký luk nebo kuše na něj tedy nedostřelí, dlouhý luk ano. Když se k němu rozběhnete, tak za dvě kola budete na dostřel krátkého luku, za <text:span text:style-name="T800">čtyři</text:span> kol<text:span text:style-name="T800">a</text:span> na dohoz <text:span text:style-name="T775">malé</text:span> vrhací zbraně a za <text:span text:style-name="T800">pět</text:span> kol doběhnete tam, co teď stojí.“</text:p>
      <text:h text:style-name="Heading_20_4" text:outline-level="4"><text:bookmark-start text:name="__RefHeading___Toc4067_1870267181"/>Rychlost<text:bookmark-end text:name="__RefHeading___Toc4067_1870267181"/></text:h>
      <text:p text:style-name="P14"><text:span text:style-name="T821">Kůň běhá zhruba dvakrát rychleji než člověk, takže vzdálenost, kterou uběhneš za dvě kola, urazí za kolo. Někteří tvorové jsou naopak mnohem pomalejší a překonat </text:span><text:span text:style-name="T368">krátkou vzdálenost</text:span><text:span text:style-name="T598"> jim zabere dvě kola nebo i více.</text:span></text:p>
      <text:list xml:id="list2812637925" text:style-name="L71">
        <text:list-item>
          <text:p text:style-name="P316"><text:span text:style-name="T1">Pokud z nějakého důvodu nemůžeš běhat, třeba když se </text:span><text:span text:style-name="T31">soustředíš</text:span><text:span text:style-name="T1"> na nějakou schopnost či kouzlo </text:span><text:span text:style-name="T74">nebo</text:span><text:span text:style-name="T1"> když máš vážně zraněnou nohu nebo břicho</text:span><text:span text:style-name="T75">,</text:span><text:span text:style-name="T1"> pohybuješ se poloviční rychlostí, takže </text:span><text:span text:style-name="T31">krátkou vzdálenost</text:span><text:span text:style-name="T56"> urazíš za dvě kola. </text:span><text:span text:style-name="T57">To samé platí, když chceš dělat něco, při čem se dost dobře nedá běhat: třeba střílet, kouzlit, nabíjet luk, vytahovat věci z torny a podobně.</text:span></text:p>
        </text:list-item>
        <text:list-item>
          <text:p text:style-name="P317"><text:span text:style-name="T658">Když</text:span> jsi <text:span text:style-name="T366">vyřazený z boje</text:span><text:span text:style-name="T430">, </text:span><text:span text:style-name="T455">můžeš se </text:span><text:span text:style-name="T458">nanejvýš </text:span><text:span text:style-name="T476">pomalu</text:span><text:span text:style-name="T455"> plazit</text:span><text:span text:style-name="T434">.</text:span></text:p>
        </text:list-item>
        <text:list-item>
          <text:p text:style-name="P318"><text:span text:style-name="T434">K</text:span><text:span text:style-name="T430">dyž míříš, nabíjíš kuši a podobně, tak se nemůžeš přesouvat vůbec.</text:span></text:p>
        </text:list-item>
      </text:list>
      <text:h text:style-name="Heading_20_4" text:outline-level="4"><text:soft-page-break/>Zrychlení a zpomalení</text:h>
      <text:p text:style-name="P40"><text:span text:style-name="T601">Když nějaká schopnost nebo kouzlo způsobuje </text:span><text:span text:style-name="T369">zpomalení</text:span><text:span text:style-name="T599">, znamená to snížení rychlosti na polovinu. </text:span><text:span text:style-name="T367">Z</text:span><text:span text:style-name="T369">rychlující</text:span><text:span text:style-name="T599"> kouzla a efekty ji naopak zvyšují na dvojnásobek.</text:span></text:p>
      <text:p text:style-name="Example_20_Header">Příklad:</text:p>
      <text:p text:style-name="Example">Když Kara sešle na Nariu kouzlo <text:span text:style-name="T366">rychlost</text:span>, <text:span text:style-name="T801">elfka</text:span> <text:span text:style-name="T802">poběží zhruba stejně rychle jako kůň</text:span> v trysku.</text:p>
      <text:h text:style-name="P398" text:outline-level="3"><text:bookmark-start text:name="__RefHeading___Toc33057_2891756509"/>Hod <text:span text:style-name="T586">na úspěch a na obranu</text:span><text:bookmark-end text:name="__RefHeading___Toc33057_2891756509"/></text:h>
      <text:p text:style-name="P129"><text:span text:style-name="T600">Když je jasné, co kdo chce udělat, je třeba určit, jak to dopadne</text:span>.</text:p>
      <text:list xml:id="list3708166636" text:style-name="L72">
        <text:list-item>
          <text:p text:style-name="P319"><text:span text:style-name="T823">Když cíl tvého útoku zároveň útočí na tebe, házíte proti sobě </text:span><text:span text:style-name="T388">na úspěch</text:span></text:p>
        </text:list-item>
        <text:list-item>
          <text:p text:style-name="P319"><text:span text:style-name="T823">Když útočí na někoho jiného nebo vůbec, ty si házíš </text:span><text:span text:style-name="T388">na úspěch</text:span><text:span text:style-name="T823"> a on </text:span><text:span text:style-name="T388">na obranu</text:span></text:p>
        </text:list-item>
      </text:list>
      <text:p text:style-name="P161">Příklad:</text:p>
      <text:p text:style-name="Example">Gorondar <text:span text:style-name="T823">s Nariou</text:span> bojuj<text:span text:style-name="T823">í</text:span> se skřetem. <text:span text:style-name="T826">Naria na něj střílí z luku, Gorondar útočí sekerou.</text:span> <text:span text:style-name="T823">Oba si tedy proti skřetovi hází </text:span><text:span text:style-name="T388">na ú</text:span><text:span text:style-name="T390">spěch</text:span><text:span text:style-name="T823">.</text:span> <text:span text:style-name="T823">Skřet útočí jen na Gorondara, takže proti němu si hází </text:span><text:span text:style-name="T388">na úspěch</text:span><text:span text:style-name="T823"> a proti elfce si hází </text:span><text:span text:style-name="T388">na obranu</text:span><text:span text:style-name="T823">.</text:span></text:p>
      <text:p text:style-name="P43"><text:span text:style-name="T366">Na úspěch</text:span> <text:span text:style-name="T803">i </text:span><text:span text:style-name="T385">na obranu</text:span><text:span text:style-name="T803"> se hází stejně: k tomu, co ti padne na šestistěnné kostce, přičteš jednu z vlastností (Fyzičku, Finesu nebo Duši) a</text:span> bonusy a postihy <text:span text:style-name="T702">za případné výhody, nevýhody či jiné okolnosti. </text:span>Čím více ti v součtu padne, tím lépe.</text:p>
      <text:list xml:id="list3696303081" text:style-name="L73">
        <text:list-item>
          <text:p text:style-name="P320"><text:span text:style-name="T491">Hod je vždy </text:span><text:span text:style-name="T549">k6 </text:span><text:span text:style-name="T550">+ </text:span><text:span text:style-name="T549">vlastnost + bonusy a postihy</text:span></text:p>
        </text:list-item>
      </text:list>
      <text:p text:style-name="P49"><text:soft-page-break/><text:span text:style-name="T856">Hodem </text:span><text:span text:style-name="T391">na obranu</text:span><text:span text:style-name="T830">, na rozdíl od hodu </text:span><text:span text:style-name="T391">na úspěch</text:span><text:span text:style-name="T830">, nemůžeš protivníka zranit. Když hodíš </text:span><text:span text:style-name="T391">na obranu</text:span><text:span text:style-name="T830"> víc než útočník </text:span><text:span text:style-name="T391">na úspěch</text:span><text:span text:style-name="T830">, znamená to, že ses úspěšně ubránil. Rozdíl je také v tom, jakou vlastností se hází.</text:span></text:p>
      <text:h text:style-name="P371" text:outline-level="4">Vlastnost při hodu na úspěch</text:h>
      <text:p text:style-name="P44">Jakou vlastnost si započítáš při hodu <text:span text:style-name="T366">na úspěch</text:span> záleží na tom, čím bojuješ a jestli máš těžkou zbroj:</text:p>
      <text:list xml:id="list1644868716" text:style-name="L74">
        <text:list-item>
          <text:p text:style-name="P321">Když bojuješ <text:span text:style-name="T806">bojuješ beze zbraně,</text:span> s těžkou zbraní nebo v těžké zbroji (s libovolnou zbraní na blízko), házíš<text:span text:style-name="T480"> </text:span><text:span text:style-name="T479">Fyzičkou</text:span><text:span text:style-name="T477">. </text:span><text:span text:style-name="T479">Platí to i p</text:span><text:span text:style-name="T485">ro</text:span><text:span text:style-name="T482"> </text:span><text:span text:style-name="T485">těžké</text:span><text:span text:style-name="T479"> vrhací zbran</text:span><text:span text:style-name="T485">ě</text:span><text:span text:style-name="T479"> </text:span><text:span text:style-name="T482">nebo</text:span><text:span text:style-name="T479"> když bojuješ se dvěma zbraněmi a </text:span><text:span text:style-name="T482">jen</text:span><text:span text:style-name="T479"> jedna z nich je těžká. </text:span><text:span text:style-name="T494">Fyzičkou také házíš, k</text:span><text:span text:style-name="T492">dyž se snažíš někam doběhnout rychleji než tvůj protivník </text:span><text:span text:style-name="T494">a</text:span><text:span text:style-name="T493"> když se s někým přetlačuješ nebo přetahuješ</text:span><text:span text:style-name="T478">.</text:span></text:p>
        </text:list-item>
        <text:list-item>
          <text:p text:style-name="P323">Když střílíš z libovolné zbraně, házíš Finesou <text:span text:style-name="T824">(i když střílíš v těžké zbroji)</text:span>.</text:p>
        </text:list-item>
        <text:list-item>
          <text:p text:style-name="P322"><text:span text:style-name="T478">Když sesíláš </text:span><text:span text:style-name="T481">kouzlo, ať už</text:span><text:span text:style-name="T478"> sám nebo pomocí svitku či jiného magického předmětu, házíš Duší </text:span><text:span text:style-name="T483">a počítáš si postih za zbroj </text:span><text:span text:style-name="T486">(viz </text:span><text:span text:style-name="Odkaz_20_na_20_kapitolu"><text:span text:style-name="T746"><text:bookmark-ref text:reference-format="text" text:ref-name="__RefHeading___Toc34766_2891756509">Kouzlení ve zbroji</text:bookmark-ref></text:span></text:span><text:span text:style-name="T486">)</text:span><text:span text:style-name="T483">.</text:span></text:p>
        </text:list-item>
        <text:list-item>
          <text:p text:style-name="P321"><text:span text:style-name="T807">V ostatních případech, tedy když nemáš těžkou zbroj a bojuješ lehkou zbraní, házíš lehkou vrhací zbraň, snažíš se někoho srazit na zem, nebo se chceš dostat z nevýhodné pozice a podobně, si můžeš </text:span><text:span text:style-name="T386">na úspěch</text:span><text:span text:style-name="T808"> hodit Fyzičkou nebo Finesou podle toho, co je pro tebe lepší.</text:span></text:p>
        </text:list-item>
      </text:list>
      <text:h text:style-name="P371" text:outline-level="4"><text:span text:style-name="T805">Vlastnost při hodu n</text:span>a obranu</text:h>
      <text:p text:style-name="P44">Jakou vlastnost si započítáš při hodu <text:span text:style-name="T366">na obranu</text:span> záleží na tom, proti čemu se bráníš, jestli máš těžkou zbroj <text:span text:style-name="T825">a zda se bráníš kouzlem</text:span>.</text:p>
      <text:list xml:id="list87391573" text:style-name="L75">
        <text:list-item>
          <text:p text:style-name="P325"><text:soft-page-break/>Když se bráníš proti kouzlu <text:span text:style-name="T810">nebo odoláváš nějaké schopnosti</text:span>, házíš vlastností, která je uvedená v jeho <text:span text:style-name="T810">nebo jejím</text:span> popisu.</text:p>
        </text:list-item>
        <text:list-item>
          <text:p text:style-name="P326">Když se bráníš proti čemukoliv jinému <text:span text:style-name="T804">a máš na sobě těžkou zbroj, házíš Fyzičkou. Když těžkou zbroj nemáš, házíš Finesou.</text:span></text:p>
        </text:list-item>
        <text:list-item>
          <text:p text:style-name="P326">Když odoláváš jedu, házíš Fyzičkou.</text:p>
        </text:list-item>
        <text:list-item>
          <text:p text:style-name="P324"><text:span text:style-name="T849">Když se bráníš kouzlem, házíš Duší</text:span><text:span text:style-name="T478"> </text:span><text:span text:style-name="T483">a počítáš si postih za zbroj </text:span><text:span text:style-name="T486">(viz </text:span><text:span text:style-name="Odkaz_20_na_20_kapitolu"><text:span text:style-name="T746"><text:bookmark-ref text:reference-format="text" text:ref-name="__RefHeading___Toc34766_2891756509">Kouzlení ve zbroji</text:bookmark-ref></text:span></text:span><text:span text:style-name="T486">)</text:span><text:span text:style-name="T484">. </text:span><text:span text:style-name="T498">Platí to i v případě, že se kouzlem bráníš před jiným kouzlem nebo před nějakou schopností (házíš si tedy Duší a ne vlastností uvedenou u toho, před čím se bráníš).</text:span></text:p>
        </text:list-item>
      </text:list>
      <text:p text:style-name="P130"><text:span text:style-name="T498">P</text:span><text:span text:style-name="T430">okud se vůbec nemůže</text:span><text:span text:style-name="T542">š</text:span><text:span text:style-name="T430"> hýbat, třeba protože j</text:span><text:span text:style-name="T542">si</text:span><text:span text:style-name="T430"> </text:span><text:span text:style-name="T366">vyřazený z boje</text:span><text:span text:style-name="T430">, v </text:span><text:span text:style-name="T366">bezvědomí</text:span><text:span text:style-name="T430">, pevně svázaný, paralyzovaný kouzlem a podobně, tak si do hodu </text:span><text:span text:style-name="T366">na obranu</text:span><text:span text:style-name="T430"> vlastnost vůbec nepočítá</text:span><text:span text:style-name="T542">š</text:span><text:span text:style-name="T430">. Více se o tom dozvíš v kapitole </text:span><text:span text:style-name="Odkaz_20_na_20_kapitolu"><text:bookmark-ref text:reference-format="text" text:ref-name="__RefHeading___Toc70948_4008629961">Útok na nehybného protivníka</text:bookmark-ref></text:span><text:span text:style-name="T430">.</text:span></text:p>
      <text:h text:style-name="P372" text:outline-level="4"><text:bookmark-start text:name="__RefHeading___Toc35639_2585827368"/>Obrana útokem<text:bookmark-end text:name="__RefHeading___Toc35639_2585827368"/></text:h>
      <text:p text:style-name="P76"><text:span text:style-name="T860">Jak jsme si řekli v kapitole </text:span><text:span text:style-name="Odkaz_20_na_20_kapitolu"><text:bookmark-ref text:reference-format="text" text:ref-name="__RefHeading___Toc33057_2891756509">Hod na úspěch a na obranu</text:bookmark-ref></text:span><text:span text:style-name="T860">, když tě například skřet chce praštit kyjem a ty ho chceš usmažit </text:span><text:span text:style-name="T397">modrým bleskem</text:span><text:span text:style-name="T860">, neházíš si proti němu </text:span><text:span text:style-name="T397">na obranu</text:span><text:span text:style-name="T860">, ale </text:span><text:span text:style-name="T397">na úspěch</text:span><text:span text:style-name="T860">.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366">zelený blesk</text:span><text:span text:style-name="T860"> na dva skřety, proti oběma si hází na úspěch, nikoliv na obranu.</text:span></text:p>
      <text:h text:style-name="Heading_20_4" text:outline-level="4"><text:bookmark-start text:name="__RefHeading___Toc26514_4008629961"/><text:soft-page-break/><text:span text:style-name="T839">Útok na více</text:span> protivník<text:span text:style-name="T839">ů</text:span><text:bookmark-end text:name="__RefHeading___Toc26514_4008629961"/></text:h>
      <text:p text:style-name="P42"><text:span text:style-name="T822">Když v jednom kole útočíš na více protivníků, házíš si </text:span><text:span text:style-name="T387">na úspěch</text:span><text:span text:style-name="T822"> jen jednou a výsledek použiješ proti každému z nich. Pokud útočíš něčím s plošným účinkem, třeba když házíš granát nebo sesíláš kouzlo </text:span><text:span text:style-name="T375">ohnivá koule</text:span><text:span text:style-name="T462">, házíš </text:span><text:span text:style-name="T389">na úspěch</text:span><text:span text:style-name="T462"> bez postihu. Když na ně ale střílíš z luku, snažíš se je zasáhnout mečem a podobně, musíš si </text:span><text:span text:style-name="T496">započítat</text:span><text:span text:style-name="T462"> postih -</text:span><text:span text:style-name="T475">1 za každ</text:span><text:span text:style-name="T499">ý další cíl </text:span><text:span text:style-name="T500">nad první</text:span><text:span text:style-name="T462">.</text:span></text:p>
      <text:p text:style-name="P162">Příklad:</text:p>
      <text:p text:style-name="P227"><text:span text:style-name="T465">Kara sesílá </text:span><text:span text:style-name="T376">zelený blesk</text:span><text:span text:style-name="T466"> na dva skřety. </text:span><text:span text:style-name="T500">V popisu tohoto kouzla je napsáno, že</text:span><text:span text:style-name="T466"> zasahuje </text:span><text:span text:style-name="T495">až dva</text:span><text:span text:style-name="T466"> cíl</text:span><text:span text:style-name="T495">e</text:span><text:span text:style-name="T466"> najednou, takže Jana hází </text:span><text:span text:style-name="T371">na úspěch</text:span><text:span text:style-name="T466"> bez postihu</text:span><text:span text:style-name="T497">.</text:span></text:p>
      <text:p text:style-name="P162">Příklad:</text:p>
      <text:p text:style-name="P228"><text:span text:style-name="T668">Gorondar bojuje sekerou proti dvěma skřetům. Pavel může buď zaútočit jen na jednoho z nich a proti tomu druhému si hodit </text:span><text:span text:style-name="T370">na obranu</text:span><text:span text:style-name="T668">, nebo zaútočit na oba najednou s postihem -1.</text:span></text:p>
      <text:p text:style-name="P75"><text:span text:style-name="T859">V jednom kole je možné seslat vždy jen jedno kouzlo. Když chceš tedy například seslat </text:span><text:span text:style-name="T396">modrý blesk</text:span><text:span text:style-name="T859"> na jednoho skřeta a </text:span><text:span text:style-name="T396">ohnivou střelu</text:span><text:span text:style-name="T859"> na druhého, zabere ti to dvě kola.</text:span></text:p>
      <text:h text:style-name="Heading_20_4" text:outline-level="4">Boj na dálku</text:h>
      <text:p text:style-name="P61">Při boji na dálku, ať už střelnou zbraní, vrhací zbraní, kouzlem, nebo čímkoliv jiným si počítáš postih podle vzdálenosti cíle:</text:p>
      <text:list xml:id="list1033290187" text:style-name="L76">
        <text:list-item>
          <text:p text:style-name="P327"><text:span text:style-name="T366">Kontaktní</text:span> nebo <text:span text:style-name="T366">krátká</text:span>: <text:span text:style-name="T430">bez postihu</text:span></text:p>
        </text:list-item>
        <text:list-item>
          <text:p text:style-name="P327"><text:span text:style-name="T366">Střední</text:span>:<text:span text:style-name="T430"> postih -1</text:span></text:p>
        </text:list-item>
        <text:list-item>
          <text:p text:style-name="P327"><text:span text:style-name="T366">Dlouhá:</text:span><text:span text:style-name="T430"> postih -2</text:span></text:p>
        </text:list-item>
      </text:list>
      <text:h text:style-name="P373" text:outline-level="4"><text:soft-page-break/>Munice</text:h>
      <text:p text:style-name="P71"><text:span text:style-name="T720">V</text:span>zácn<text:span text:style-name="T720">ou nebo drahou</text:span> munic<text:span text:style-name="T720">i</text:span>, která se při útoku spotřebuje, <text:span text:style-name="T720">jako jsou</text:span> granáty, jedy, magické flakóny a podobně, si vždycky <text:span text:style-name="T722">ode</text:span>čítej. <text:span text:style-name="T723">Škrtej si také obyčejnou munici, pokud od ní máš jen několik kusů.</text:span></text:p>
      <text:p text:style-name="P171">Příklad:</text:p>
      <text:p text:style-name="P236">Naria má <text:span text:style-name="T720">tři vrhací nože. V jednom boji tedy je nemůže hodit víc jak třikrát a když o nějaký z nich přijde, její možnosti to dále sníží. Katka si tedy bude držet přehled o tom, kolik jich ještě má.</text:span></text:p>
      <text:p text:style-name="P71"><text:span text:style-name="T720">Pokud ale používáš snadno dostupnou munici a máš jí tolik, že ji v jednom boji určitě nespotřebuješ, tak </text:span>prostě předpokládáme, že <text:span text:style-name="T723">si ji vždy po boji</text:span> posbíráš <text:span text:style-name="T723">a při nejbližší návštěvě města nebo jiné vhodné příležitosti ji doplníš</text:span>.</text:p>
      <text:p text:style-name="P171">Příklad:</text:p>
      <text:p text:style-name="P235">Dvacet šípů v toulci určitě vystačí nejméně na několik bojů, takže si je <text:span text:style-name="T721">Katka</text:span> po každém výstřelu odečítat nemusí.</text:p>
      <text:p text:style-name="P70">Snaž se ale občas zmínit, že si po boji šípy sbíráš, <text:span text:style-name="T856">nebo</text:span> že je ve městě zajdeš nakoupit, aby se to dostalo do hry.</text:p>
      <text:h text:style-name="P374" text:outline-level="4">Obrana <text:span text:style-name="T861">při kouzlení</text:span></text:h>
      <text:p text:style-name="P78">Když na někoho sesíláš útočné kouzlo, házíš si proti němu <text:span text:style-name="T366">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862">proti němu si</text:span> <text:span text:style-name="T863">Duší hodit nemůžeš. Pokud máš těžkou zbroj, házíš si proti němu na obranu Fyzičkou, jinak Finesou.</text:span></text:p>
      <text:p text:style-name="P172"><text:soft-page-break/>Příklad:</text:p>
      <text:p text:style-name="P243"><text:span text:style-name="T511">K</text:span><text:span text:style-name="T430">ara bojuje se </text:span><text:span text:style-name="T512">třemi</text:span><text:span text:style-name="T430"> skřety </text:span><text:span text:style-name="T513">a</text:span><text:span text:style-name="T430"> </text:span><text:span text:style-name="T513">r</text:span><text:span text:style-name="T430">ozhodne se na </text:span><text:span text:style-name="T512">dva</text:span><text:span text:style-name="T430"> z nich seslat </text:span><text:span text:style-name="T398">zelený</text:span><text:span text:style-name="T366"> blesk</text:span><text:span text:style-name="T430">. Proti </text:span><text:span text:style-name="T512">nim</text:span><text:span text:style-name="T430"> si </text:span><text:span text:style-name="T514">tedy</text:span><text:span text:style-name="T430"> hází </text:span><text:span text:style-name="T366">na úspěch</text:span><text:span text:style-name="T430"> Duší. </text:span><text:span text:style-name="T514">Proti </text:span><text:span text:style-name="T512">třetímu</text:span><text:span text:style-name="T514"> si ovšem Duší hodit nemůže, protože její blesk jej neohrožuje a ani ji před ním </text:span><text:span text:style-name="T515">nijak</text:span><text:span text:style-name="T514"> nebrání. </text:span><text:span text:style-name="T516">Kara nemá těžkou zbroj, hodí</text:span><text:span text:style-name="T512"> si tedy proti němu</text:span><text:span text:style-name="T514"> </text:span><text:span text:style-name="T399">na obranu</text:span><text:span text:style-name="T430"> Finesou.</text:span></text:p>
      <text:p text:style-name="P79"><text:span text:style-name="T517">Obrannými kouzly, jako je třeba </text:span><text:span text:style-name="T400">magický štít</text:span><text:span text:style-name="T517">, se naopak nedá útočit a dají se použít pouze při </text:span><text:span text:style-name="T400">hodu na obranu</text:span><text:span text:style-name="T517">. Ostatními kouzly se můžeš bránit, když to dává smysl.</text:span></text:p>
      <text:p text:style-name="P172">Příklad:</text:p>
      <text:p text:style-name="P241"><text:span text:style-name="T511">K</text:span><text:span text:style-name="T430">ara usoudí, že </text:span><text:span text:style-name="T518">tři</text:span><text:span text:style-name="T430"> skřeti jsou nad její síly, takže se v dalším kole rozhodne </text:span><text:span text:style-name="T519">seslat kouzlo</text:span><text:span text:style-name="T430"> </text:span><text:span text:style-name="T366">návrat</text:span><text:span text:style-name="T430"> a </text:span><text:span text:style-name="T519">přemístit se tak z jejich dosahu</text:span><text:span text:style-name="T430">. </text:span><text:span text:style-name="T519">Když z ničeho nic zmizí, tak ji skřeti nebudou moci zasáhnout. Jana si </text:span><text:span text:style-name="T521">tedy</text:span><text:span text:style-name="T519"> proti oběma hodí </text:span><text:span text:style-name="T401">na obranu</text:span><text:span text:style-name="T519"> Duší </text:span><text:span text:style-name="T521">(protože se brání kouzlem)</text:span><text:span text:style-name="T519">.</text:span></text:p>
      <text:p text:style-name="P80"><text:span text:style-name="T430">Hod Duší při obraně kouzlem má přednost před pravidlem, že proti kouzlu </text:span><text:span text:style-name="T520">nebo schopnosti</text:span><text:span text:style-name="T430"> se brání vlastností, která je u něj </text:span><text:span text:style-name="T520">nebo u ní</text:span><text:span text:style-name="T430"> uvedena.</text:span></text:p>
      <text:p text:style-name="P172">Příklad:</text:p>
      <text:p text:style-name="P242"><text:span text:style-name="T516">Nepřátelský</text:span><text:span text:style-name="T430"> čaroděj sesílá na Karu </text:span><text:span text:style-name="T366">modrý blesk</text:span><text:span text:style-name="T430">. Kaře už došla útočná kouzla a rozhodne se bránit kouzlem </text:span><text:span text:style-name="T366">magický štít</text:span><text:span text:style-name="T430">. Normálně by s</text:span><text:span text:style-name="T516">i</text:span><text:span text:style-name="T430"> proti </text:span><text:span text:style-name="T366">modrému blesku</text:span><text:span text:style-name="T430"> musela </text:span><text:span text:style-name="T402">na obranu</text:span><text:span text:style-name="T516"> hodit</text:span><text:span text:style-name="T430"> Fyzičkou, protože to je uvedeno v jeho popisu. Jelikož se ale brání kouzlem, hodí si Duší.</text:span></text:p>
      <text:p text:style-name="P77"><text:span text:style-name="T507">Při sesílání kouzla se nemůžeš bránit štítem, protože rukama musíš provádět potřebná gesta. Od případného zranění si tedy nemůžeš odečíst štít</text:span><text:span text:style-name="T508"> </text:span><text:span text:style-name="T509">(</text:span><text:span text:style-name="T508">viz </text:span><text:span text:style-name="T507">kapitola</text:span><text:span text:style-name="T508"> </text:span><text:span text:style-name="Odkaz_20_na_20_kapitolu"><text:bookmark-ref text:reference-format="text" text:ref-name="__RefHeading___Toc33059_2891756509">Zranění</text:bookmark-ref></text:span><text:span text:style-name="T510">).</text:span></text:p>
      <text:h text:style-name="P375" text:outline-level="4"><text:bookmark-start text:name="__RefHeading___Toc34766_2891756509"/><text:soft-page-break/>Kouzlení ve zbroji<text:bookmark-end text:name="__RefHeading___Toc34766_2891756509"/></text:h>
      <text:p text:style-name="P69"><text:span text:style-name="T471">Když máš na sobě lehkou zbroj, k hodům Duší při sesílání kouzla si počítáš postih -1, s těžkou zbrojí dokonce -2. Týká se to hodů </text:span><text:span text:style-name="T383">na úspěch</text:span><text:span text:style-name="T471"> i </text:span><text:span text:style-name="T383">na obranu</text:span><text:span text:style-name="T471"> a platí to pro všechna kouzla, ať už je sesíláš sám nebo ze svitku či jiného kouzleného předmětu.</text:span></text:p>
      <text:h text:style-name="Heading_20_3" text:outline-level="3"><text:bookmark-start text:name="__RefHeading___Toc33059_2891756509"/><text:span text:style-name="T471">Z</text:span><text:span text:style-name="T430">ranění</text:span><text:bookmark-end text:name="__RefHeading___Toc33059_2891756509"/></text:h>
      <text:p text:style-name="P45">Když hodíš <text:span text:style-name="T366">na úspěch</text:span> stejně nebo víc než tvůj protivník <text:span text:style-name="T415">na úspěch</text:span><text:span text:style-name="T959"> či </text:span><text:span text:style-name="T415">na obranu</text:span>, zraníš ho za rozdíl hodů. K tomu se dále přičte zranění tvé zbraně nebo kouzla a odečte se protivníkova zbroj <text:span text:style-name="T832">a</text:span> štít.</text:p>
      <text:list xml:id="list1921871426" text:style-name="L77">
        <text:list-item>
          <text:p text:style-name="P328">Zranění je vždy <text:span text:style-name="T573">rozdíl hodů + zranění zbraně nebo kouzla – zbroj – štít</text:span></text:p>
        </text:list-item>
      </text:list>
      <text:p text:style-name="P147"><text:span text:style-name="T183">P</text:span><text:span text:style-name="T182">říklad:</text:span></text:p>
      <text:p text:style-name="P221"><text:span text:style-name="T202">Gorondar bojuje s</text:span><text:span text:style-name="T221"> orkem.</text:span><text:span text:style-name="T202"> Pavel hodil </text:span><text:span text:style-name="T186">na úspěch</text:span><text:span text:style-name="T202"> </text:span><text:span text:style-name="T207">6</text:span><text:span text:style-name="T202"> (Gorondar má </text:span><text:span text:style-name="T220">Fyzičku</text:span><text:span text:style-name="T202"> 3, na </text:span><text:span text:style-name="T210">mu</text:span><text:span text:style-name="T202"> kostce padlo </text:span><text:span text:style-name="T207">3</text:span><text:span text:style-name="T202">)</text:span><text:span text:style-name="T200">. </text:span><text:span text:style-name="T202">Pán jeskyně hodil za </text:span><text:span text:style-name="T221">orka</text:span><text:span text:style-name="T202"> </text:span><text:span text:style-name="T207">10</text:span><text:span text:style-name="T202"> (</text:span><text:span text:style-name="T221">ork</text:span><text:span text:style-name="T202"> má </text:span><text:span text:style-name="T220">Fyzičku</text:span><text:span text:style-name="T202"> </text:span><text:span text:style-name="T221">4</text:span><text:span text:style-name="T202">, na kostce padlo </text:span><text:span text:style-name="T221">6</text:span><text:span text:style-name="T202">). </text:span><text:span text:style-name="T221">Ork</text:span><text:span text:style-name="T203"> tedy Gorondara přehodil o 4. Útočí </text:span><text:span text:style-name="T221">dvojruční sekerou</text:span><text:span text:style-name="T206">, </text:span><text:span text:style-name="T209">kter</text:span><text:span text:style-name="T222">á</text:span><text:span text:style-name="T209"> má</text:span><text:span text:style-name="T203"> zranění 3. Gorondar má naštěstí těžkou zbroj, </text:span><text:span text:style-name="T221">která snižuje zranění o 2</text:span><text:span text:style-name="T203"> a štít, </text:span><text:span text:style-name="T221">který ho snižuje o 1</text:span><text:span text:style-name="T203">. </text:span><text:span text:style-name="T214">Z</text:span><text:span text:style-name="T203">raněn </text:span><text:span text:style-name="T214">je</text:span><text:span text:style-name="T203"> za 4 (rozdíl hodů) + 3 (zranění </text:span><text:span text:style-name="T221">orkovy</text:span><text:span text:style-name="T203"> zbraně) – 2 (</text:span><text:span text:style-name="T208">těžká zbroj</text:span><text:span text:style-name="T203">) – 1 (štít), tedy za 4 </text:span><text:span text:style-name="T213">životy</text:span><text:span text:style-name="T203">.</text:span></text:p>
      <text:h text:style-name="Heading_20_4" text:outline-level="4">Zranění zbraní</text:h>
      <text:p text:style-name="P47"><text:span text:style-name="T198">Zranění zbraní najdeš v /* TODO: odkaz na ceník, nebo kde budou. </text:span><text:span text:style-name="T267">Nebo možná na kapitolu Výbava</text:span><text:span text:style-name="T198"> */. </text:span><text:span text:style-name="T227">Zde si povíme, jak se ta čísla počítají.</text:span></text:p>
      <text:list xml:id="list4251313591" text:style-name="L78">
        <text:list-item>
          <text:p text:style-name="P292">Boj beze zbraně má zranění 0</text:p>
        </text:list-item>
        <text:list-item>
          <text:p text:style-name="P293">Lehké jednoruční zbraně mají zranění 1</text:p>
        </text:list-item>
        <text:list-item>
          <text:p text:style-name="P293">Těžké jednoruční zbraně mají zranění 2</text:p>
        </text:list-item>
        <text:list-item>
          <text:p text:style-name="P294"><text:soft-page-break/>Dvojruční zbraně nebo obouručně držené jedenapůlruční zbraně mají zranění o 1 vyšší</text:p>
        </text:list-item>
        <text:list-item>
          <text:p text:style-name="P294"><text:span text:style-name="T831">Boj se</text:span> dvěma zbraněmi <text:span text:style-name="T831">zvyšuje zranění o 1</text:span></text:p>
        </text:list-item>
        <text:list-item>
          <text:p text:style-name="P329"><text:span text:style-name="T198">Improvizované zbraně (židle, noha od stolu), primitivní zbraně (hůl, kyj, obušek, kostěný nůž, oštěp či šípy s hrotem z pazourku a podobně) nebo velmi krátké zbraně (nůž) mají zranění o 1 nižší </text:span><text:span text:style-name="T232">(ale nejméně nula)</text:span></text:p>
        </text:list-item>
        <text:list-item>
          <text:p text:style-name="P330"><text:span text:style-name="T198">Luk, ať už krátký nebo dlouhý, </text:span><text:span text:style-name="T223">se bere jako lehká dvojruční zbraň a</text:span><text:span text:style-name="T198"> má </text:span><text:span text:style-name="T223">tedy</text:span><text:span text:style-name="T198"> zranění 2</text:span></text:p>
        </text:list-item>
        <text:list-item>
          <text:p text:style-name="P330"><text:span text:style-name="T198">Kuše </text:span><text:span text:style-name="T223">se bere jako těžká dvojruční zbraň a</text:span><text:span text:style-name="T198"> má </text:span><text:span text:style-name="T224">tedy</text:span><text:span text:style-name="T198"> zranění 3</text:span></text:p>
        </text:list-item>
        <text:list-item>
          <text:p text:style-name="P295">Vrhací zbraně jsou vždy jednoruční, takže lehké mají zranění 1 (oštěp, vrhací nůž, šipka a podobně) a těžké 2 (vrhací sekera či kladivo)</text:p>
        </text:list-item>
      </text:list>
      <text:p text:style-name="Example_20_Header">Příklad<text:span text:style-name="T827">y</text:span>:</text:p>
      <text:p text:style-name="P284"><text:span text:style-name="T198">Meč je těžká jednoruční zbraň a má tedy zranění 2. Když si do druhé ruky vezmeš štít, zranění se ti nezvýší, zato si </text:span><text:span text:style-name="T233">za štít</text:span><text:span text:style-name="T198"> o 1 snížíš každé zranění, které dostaneš. Když si k meči vezmeš dýku, máš zranění 3.</text:span></text:p>
      <text:p text:style-name="P196">Hůl je primitivní lehká dvojruční zbraň. Zranění má tedy 1 (1 za lehkou zbraň, 1 za obouruční držení a -1 za primitivní zbraň). Dvojruční kyj je těžká obouruční primitivní zbraň a má tedy zranění 2.</text:p>
      <text:p text:style-name="P197">Jedenapůlruční meč je těžká zbraň. Když ho držíš v jedné ruce, má zranění 2. Když ho vezmeš do obou rukou, má zranění 3.</text:p>
      <text:p text:style-name="P284"><text:span text:style-name="T225">Kopí je lehká dvojruční zbraň, dá se ale házet. Když s ní</text:span><text:span text:style-name="T226">m</text:span><text:span text:style-name="T225"> bojuješ na blízko </text:span><text:span text:style-name="T226">a</text:span><text:span text:style-name="T225"> držíš ho oběma rukama, má zranění 2. Když ho vrháš, házíš jen jednou rukou a má tedy zranění jen 1.</text:span></text:p>
      <text:p text:style-name="P198">Noha od stolu bude nejspíš těžká jednoruční zraň. Je ale určitě improvizovaná, takže má zranění jen 1.</text:p>
      <text:p text:style-name="P284"><text:soft-page-break/><text:span text:style-name="T227">Nůž je lehká jednoruční zbraň. Je ale velmi krátký, takže má zranění nula, </text:span><text:span text:style-name="T228">tedy stejné jako při boji beze zbraně. </text:span><text:span text:style-name="T229">Rozdíl </text:span><text:span text:style-name="T234">mezi nožem a bojem beze zbraně</text:span><text:span text:style-name="T229"> je v tom, co můžeš </text:span><text:span text:style-name="T230">soupeři</text:span><text:span text:style-name="T229"> udělat – </text:span><text:span text:style-name="T234">prázdnou </text:span><text:span text:style-name="T229">rukou ho </text:span><text:span text:style-name="T230">například</text:span><text:span text:style-name="T229"> nebodneš. </text:span><text:span text:style-name="T231">Vrátíme se k tomu v kapitole </text:span><text:span text:style-name="Odkaz_20_na_20_kapitolu_20_v_20_příkladu"><text:bookmark-ref text:reference-format="text" text:ref-name="__RefHeading___Toc47594_2585827368">Vážné zranění</text:bookmark-ref></text:span><text:span text:style-name="T231">.</text:span></text:p>
      <text:h text:style-name="P376" text:outline-level="4">Hlášení útoku <text:span text:style-name="T875">zbraní</text:span></text:h>
      <text:p text:style-name="P125">Když chceš protivníka zranit <text:span text:style-name="T876">zbraní</text:span>, obvykle se <text:span text:style-name="T877">výsledek hodu</text:span> hlásí rovnou s „plus <text:span text:style-name="T878">zranění</text:span>“ na konci.</text:p>
      <text:p text:style-name="P191">Příklad:</text:p>
      <text:p text:style-name="P282">Naria má Finesu 3, bojuje dýkou se zraněním <text:span text:style-name="T943">1</text:span> a chce protivníka zranit.</text:p>
      <text:p text:style-name="P283"><text:span text:style-name="T554">Katka</text:span><text:span text:style-name="T553">:</text:span><text:span text:style-name="T564"> </text:span><text:span text:style-name="T557">„</text:span><text:span text:style-name="T564">Na skřeta mám</text:span><text:span text:style-name="T557"> pět plus </text:span><text:span text:style-name="T565">jedna</text:span><text:span text:style-name="T557">.“</text:span></text:p>
      <text:p text:style-name="Example"><text:span text:style-name="T335">Pán jeskyně se </text:span><text:span text:style-name="T338">teď</text:span><text:span text:style-name="T337"> Katky</text:span><text:span text:style-name="T335"> ne</text:span><text:span text:style-name="T339">musí</text:span><text:span text:style-name="T335"> ptát, jaké má zranění zbraně a rovnou </text:span><text:span text:style-name="T339">může</text:span><text:span text:style-name="T335"> spočítat, za kolik </text:span><text:span text:style-name="T337">skřeta</text:span><text:span text:style-name="T336"> zranila</text:span><text:span text:style-name="T335">.</text:span></text:p>
      <text:h text:style-name="P377" text:outline-level="4">Zranění kouz<text:span text:style-name="T744">lem</text:span></text:h>
      <text:p text:style-name="P29">Zranění kouzel, na rozdíl od zbraní, není vyjádřeno číslem, ale počtem „kostek zranění“ <text:span text:style-name="T692">(zkráceně „kz“)</text:span>.<text:span text:style-name="T743"> Za tím je </text:span>vždy<text:span text:style-name="T743"> ještě uvedeno, o jaký druh zranění se jedná – podle toho se pozná, jestli má nestvůra proti tomuto kouzlu odolnost.</text:span></text:p>
      <text:p text:style-name="P164"><text:span text:style-name="T183">P</text:span><text:span text:style-name="T182">říklad:</text:span></text:p>
      <text:p text:style-name="P220"><text:span text:style-name="T199">Kouzlo </text:span><text:span text:style-name="T184">modrý blesk</text:span><text:span text:style-name="T199"> má zranění</text:span><text:span text:style-name="T341"> </text:span><text:span text:style-name="T342">4</text:span><text:span text:style-name="T341">kz </text:span><text:span text:style-name="T698">bleskem</text:span><text:span text:style-name="T341">.</text:span></text:p>
      <text:p text:style-name="P46">Zranění kouzla určíš tak, že hodíš příslušný počet kostek zranění a spočítáš ty, na kterých padlo 4 nebo víc.</text:p>
      <text:p text:style-name="P148"><text:span text:style-name="T183">P</text:span><text:span text:style-name="T182">říklad:</text:span></text:p>
      <text:p text:style-name="P229"><text:span text:style-name="T211">Kara sesílá </text:span><text:span text:style-name="T187">modrý blesk</text:span><text:span text:style-name="T211"> na orka </text:span><text:span text:style-name="T239">v lehké zbroji</text:span><text:span text:style-name="T211">. Ork </text:span><text:span text:style-name="T235">útočí na</text:span><text:span text:style-name="T211"> Gorondar</text:span><text:span text:style-name="T235">a</text:span><text:span text:style-name="T211">, proti Kaře si tedy hází </text:span><text:span text:style-name="T187">na obranu</text:span><text:span text:style-name="T211">. </text:span><text:span text:style-name="T237">Proti </text:span><text:span text:style-name="T189">modrému blesku</text:span><text:span text:style-name="T237"> se brání Fyzičkou.</text:span><text:span text:style-name="T211"> Janě na úspěch padlo 7 (Duše 3 + 4 na kostce), Pánovi jeskyně padlo na obranu 6 (</text:span><text:span text:style-name="T236">Fyzička</text:span><text:span text:style-name="T211"> 4 + 2 na kostce). </text:span><text:span text:style-name="T200">Jana </text:span><text:span text:style-name="T238">tedy</text:span><text:span text:style-name="T200"> </text:span><text:span text:style-name="T212">přehodila </text:span><text:span text:style-name="T215">orka</text:span><text:span text:style-name="T212"> o 1</text:span><text:span text:style-name="T200">.<text:line-break/></text:span><text:soft-page-break/><text:span text:style-name="T200"><text:tab/></text:span><text:span text:style-name="T213">Základem zranění je rozdíl hodů, což je 1. K tomu se přičítá zranění kouzla.</text:span><text:span text:style-name="T200"> </text:span><text:span text:style-name="T185">M</text:span><text:span text:style-name="T184">odrý blesk</text:span><text:span text:style-name="T199"> má zranění 4kz, Jana tedy hodí čtyřmi šestistěnnými kostkami (neb</text:span><text:span text:style-name="T201">o</text:span><text:span text:style-name="T199"> čtyřikrát jednou kostkou). Padne jí: 1, 3, 4 a 6. Na dvou kostkách </text:span><text:span text:style-name="T216">jí</text:span><text:span text:style-name="T199"> padlo 4 nebo víc, tento </text:span><text:span text:style-name="T184">modrý blesk</text:span><text:span text:style-name="T199"> má tedy zranění 2. </text:span><text:span text:style-name="T240">Z</text:span><text:span text:style-name="T218">broj proti </text:span><text:span text:style-name="T695">blesk</text:span><text:span text:style-name="T697">u</text:span><text:span text:style-name="T218"> </text:span><text:span text:style-name="T240">chrání, ork si tedy </text:span><text:span text:style-name="T218">za ni odečte 1</text:span><text:span text:style-name="T213">. </text:span><text:span text:style-name="T219">Kdyby to ale bylo jiné kouzlo a způsobovalo například </text:span><text:span text:style-name="T765">duševní</text:span><text:span text:style-name="T219"> zranění, zbroj by mu proti němu nepomohla a odečíst by si ji nemohl.</text:span><text:span text:style-name="T213"><text:line-break/><text:tab/>Ork je </text:span><text:span text:style-name="T190">modrým bleskem</text:span><text:span text:style-name="T213"> </text:span><text:span text:style-name="T203">zraněn </text:span><text:span text:style-name="T219">celkem</text:span><text:span text:style-name="T203"> za </text:span><text:span text:style-name="T213">1</text:span><text:span text:style-name="T203"> (rozdíl hodů) + </text:span><text:span text:style-name="T213">2</text:span><text:span text:style-name="T203"> (</text:span><text:span text:style-name="T213">zranění </text:span><text:span text:style-name="T246">tohoto</text:span><text:span text:style-name="T188"> modrého blesku</text:span><text:span text:style-name="T203">) – </text:span><text:span text:style-name="T213">1</text:span><text:span text:style-name="T203"> (</text:span><text:span text:style-name="T213">lehká</text:span><text:span text:style-name="T208"> zbroj</text:span><text:span text:style-name="T203">), </text:span><text:span text:style-name="T213">tedy za 2 životy.</text:span></text:p>
      <text:h text:style-name="Heading_20_4" text:outline-level="4"><text:span text:style-name="T832">Z</text:span>broj a štít</text:h>
      <text:p text:style-name="P6">Lehká zbroj snižuje zranění o 1, těžká o 2. <text:span text:style-name="T833">Š</text:span>tít <text:span text:style-name="T833">zranění sníží</text:span> o další <text:span text:style-name="T960">bod</text:span>.</text:p>
      <text:p text:style-name="P153"><text:span text:style-name="T392">P</text:span><text:span text:style-name="T366">říklad:</text:span></text:p>
      <text:p text:style-name="Example">Gorondar má těžkou zbroj a štít. Obdržené zranění si tedy snižuje o 3 <text:span text:style-name="T864">(2 za těžkou zbroj, 1 za štít)</text:span>.</text:p>
      <text:p text:style-name="P51">Některé obzvláště pancéřované nestvůry mohou mít i vyšší Zbroj než 2.</text:p>
      <text:p text:style-name="P155"><text:span text:style-name="T392">P</text:span><text:span text:style-name="T366">říklad:</text:span></text:p>
      <text:p text:style-name="P195">Družina bojuje s oživlou sochou. Socha je celá z kamene a má tedy Zbroj 3.</text:p>
      <text:p text:style-name="P5">Zbroj ani štít nechrání před <text:span text:style-name="T768">duševní</text:span><text:span text:style-name="T764">mi</text:span><text:span text:style-name="T768"> </text:span>a <text:span text:style-name="T769">nehmotnými</text:span> útoky.</text:p>
      <text:p text:style-name="P154"><text:span text:style-name="T392">P</text:span><text:span text:style-name="T366">říklad:</text:span></text:p>
      <text:p text:style-name="P239">Skřetí šaman seslal na Gorondara <text:span text:style-name="T366">duševní úder</text:span>. Přehodil ho o 3 a kouzlo má zranění 2. Gorondar má sice těžkou zbroj a štít, ale proti <text:span text:style-name="T765">duševní</text:span><text:span text:style-name="T766">m</text:span><text:span text:style-name="T767">u</text:span><text:span text:style-name="T766"> </text:span>zranění mu nepomůže, takže je zraněn za 5 životů.</text:p>
      <text:p text:style-name="P72"><text:soft-page-break/>Zbroj ani štít také nechrání před zraněním způsobeným <text:span text:style-name="T961">jedem</text:span>. Může ale chránit před tím, aby vůbec k otravě došlo – když zbroj <text:span text:style-name="T850">a štít dohromady</text:span> sníží <text:span text:style-name="T852">zranění</text:span> <text:span text:style-name="T850">na nulu nebo méně, znamená to, že zbraň nebo šipka neprošla skrz a zasažený tedy není otrávený.</text:span></text:p>
      <text:p text:style-name="Example_20_Header">Příklad:</text:p>
      <text:p text:style-name="P237">Zákeřný goblin střílí na Gorondara otráven<text:span text:style-name="T851">ý</text:span> <text:span text:style-name="T851">šíp</text:span>. Pán jeskyně hodil za goblina <text:span text:style-name="T851">6</text:span>, Gorondar má <text:span text:style-name="T851">5</text:span>. Zranění <text:span text:style-name="T851">luku je 2</text:span>. <text:span text:style-name="T851">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394">latence</text:span><text:span text:style-name="T851"> by si pak házel Fyzičkou na odolání (viz kapitola </text:span><text:span text:style-name="Odkaz_20_na_20_kapitolu_20_v_20_příkladu"><text:bookmark-ref text:reference-format="text" text:ref-name="__RefHeading___Toc12876_4230435934">Error: Reference source not found</text:bookmark-ref></text:span><text:span text:style-name="T851">). Při tom mu už zbroj ani štít nepomohou, takže si je odečíst nemůže.</text:span></text:p>
      <text:h text:style-name="P378" text:outline-level="4">Odolnost <text:span text:style-name="T836">a zranitelnost</text:span> <text:span text:style-name="T834">nestvůr</text:span></text:h>
      <text:p text:style-name="P30">Některé nestvůry jsou odolné proti určitým druhům zranění. <text:span text:style-name="T834">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147"><text:span text:style-name="T183">P</text:span><text:span text:style-name="T182">říklad:</text:span></text:p>
      <text:p text:style-name="P222">Bodat do kostlivce nemá moc velký smysl – proto má proti zranění bodem <text:span text:style-name="T835">Zbroj 2</text:span>. Když do něj tedy Naria vystřelí z luku, od zranění si odečte 2.</text:p>
      <text:p text:style-name="P50">Nestvůry mohou být také <text:span text:style-name="T837">něčím obzvláště</text:span> zranitelné. <text:span text:style-name="T837">V tom případě mají proti určitým druhům zraněním nižší Zbroj než proti ostatním.</text:span></text:p>
      <text:p text:style-name="P149"><text:soft-page-break/><text:span text:style-name="T183">P</text:span><text:span text:style-name="T182">říklad:</text:span></text:p>
      <text:p text:style-name="P240">Oživlá kamenná socha <text:span text:style-name="T857">má sice Zbroj 3, ale proti drtivým útokům a kamenickým nástrojům jen 1.</text:span> <text:span text:style-name="T858">K</text:span>dyž <text:span text:style-name="T858">tedy</text:span> do ní <text:span text:style-name="T858">Gorondar bude mlátit sekerou</text:span>, <text:span text:style-name="T858">nic moc jí nejspíš neudělá</text:span>, ale <text:span text:style-name="T858">když ji</text:span> vymění kladivo, socha si bude počítat Zbroj jen 1.</text:p>
      <text:h text:style-name="P378" text:outline-level="4"><text:span text:style-name="T350">P</text:span><text:span text:style-name="T181">řidané zranění</text:span></text:h>
      <text:p text:style-name="P28"><text:span text:style-name="T181">Některá kouzla nebo magické předměty přidávají </text:span><text:span text:style-name="T358">v případě zásahu</text:span><text:span text:style-name="T181"> další zranění, například </text:span><text:span text:style-name="T356">3kz</text:span><text:span text:style-name="T181"> </text:span><text:span text:style-name="T694">bleskem</text:span><text:span text:style-name="T181">.</text:span></text:p>
      <text:list xml:id="list1220960362" text:style-name="L79">
        <text:list-item>
          <text:p text:style-name="P296">Od každé<text:span text:style-name="T745">ho přidaného</text:span> zranění s<text:span text:style-name="T699">i zasažený znovu</text:span> odečte <text:span text:style-name="T699">Z</text:span>broj <text:span text:style-name="T838">proti tomuto druhu zranění</text:span>.</text:p>
        </text:list-item>
      </text:list>
      <text:p text:style-name="P163">Příklad:</text:p>
      <text:p text:style-name="P254"><text:span text:style-name="T204">Gorondar útočí očarovaným kladivem na oživlou sochu. Kladivo má </text:span><text:span text:style-name="T217">zranění 2</text:span><text:span text:style-name="T204"> a navíc při zásahu způsobí zranění </text:span><text:span text:style-name="T247">3kz</text:span><text:span text:style-name="T204"> </text:span><text:span text:style-name="T695">bleskem</text:span><text:span text:style-name="T204">. Socha je z kamene a je tedy těžké ji poškodit – má Zbroj 3. Je ovšem náchylná na drtivá zranění, </text:span><text:span text:style-name="T217">proti těm má</text:span><text:span text:style-name="T204"> Zbroj pouze 1.<text:line-break/><text:tab/>Gorondar ji přehodil o 3. </text:span><text:span text:style-name="T217">Jeho k</text:span><text:span text:style-name="T204">ladivo má zranění 2. </text:span><text:span text:style-name="T205">S</text:span><text:span text:style-name="T204">ocha </text:span><text:span text:style-name="T205">si</text:span><text:span text:style-name="T204"> odečte </text:span><text:span text:style-name="T205">Z</text:span><text:span text:style-name="T204">broj proti drtivému zranění (což je 1). </text:span><text:span text:style-name="T217">Nárazem kladiva je tedy zraněna</text:span><text:span text:style-name="T204"> za 4. </text:span><text:span text:style-name="T217">Potom Pavel hodí na přidané zranění.</text:span><text:span text:style-name="T204"> Na třech kostkách mu padne 4, 6 a 1, což dává zranění </text:span><text:span text:style-name="T695">bleskem</text:span><text:span text:style-name="T204"> 2. Od toho si socha odečte svou zbroj proti </text:span><text:span text:style-name="T695">blesk</text:span><text:span text:style-name="T696">u</text:span><text:span text:style-name="T204">, což je 3. </text:span><text:span text:style-name="T217">Přidané zranění jí tedy nic neudělalo.</text:span></text:p>
      <text:h text:style-name="P379" text:outline-level="4">Vyřazení z boje <text:span text:style-name="T838">a bezvědomí</text:span></text:h>
      <text:p text:style-name="P98"><text:span text:style-name="T203">Když ti </text:span><text:span text:style-name="T242">po odečtení zranění</text:span><text:span text:style-name="T203"> klesnou životy na </text:span><text:span text:style-name="T241">nulu</text:span><text:span text:style-name="T203"> nebo méně, jsi </text:span><text:span text:style-name="T191">vyřazený z boje</text:span><text:span text:style-name="T203">. </text:span><text:span text:style-name="T244">Nejsi schopen boje ani kouzlení, zvládneš jen šeptat a můžeš se nanejvýš pomalu plazit.</text:span><text:span text:style-name="T203"><text:line-break/><text:tab/></text:span><text:span text:style-name="T242">Životy mohou jít i do záporu. </text:span><text:span text:style-name="T245">B</text:span><text:span text:style-name="T244">udeš pak potřebovat více léčení, aby ses vrátil alespoň na 1 život a mohl opět bojovat</text:span><text:span text:style-name="T243">.<text:line-break/><text:tab/></text:span><text:span text:style-name="T244">Když tvoje životy klesnou na -6 nebo méně, upadneš do </text:span><text:span text:style-name="T192">bezvědomí</text:span><text:span text:style-name="T244">.</text:span></text:p>
      <text:h text:style-name="P380" text:outline-level="4"><text:soft-page-break/><text:span text:style-name="T882">D</text:span><text:span text:style-name="T879">orážení protivníků</text:span></text:h>
      <text:p text:style-name="P99"><text:span text:style-name="T882">V </text:span><text:span text:style-name="T582">Dračáku podle staré školy</text:span><text:span text:style-name="T879"> není možné nikoho zabít pouhým ubíráním životů. Nehledě na to, </text:span><text:span text:style-name="T884">jak hluboko jsi</text:span><text:span text:style-name="T879"> v záporu, časem se z toho vyléčíš.<text:line-break/><text:tab/>Když </text:span><text:span text:style-name="T884">chceš</text:span><text:span text:style-name="T879"> protivníkovo trápení ukončit, musíš ho nejdřív vyřadit, tedy ubrat mu životy na nulu nebo níž, a pak strávit jedno kolo tím, že ho dorazíš </text:span><text:span text:style-name="T883">(usekneš mu hlavu, prořízneš krční tepnu a podobně)</text:span><text:span text:style-name="T879">.</text:span><text:span text:style-name="T885"><text:line-break/><text:tab/></text:span><text:span text:style-name="T886">Na dorážení musíš mít klid. Nemůžeš to tedy udělat, když při tom na tebe někdo útočí, nebo tě jinak ohrožuje.</text:span></text:p>
      <text:h text:style-name="P381" text:outline-level="4"><text:span text:style-name="T880">P</text:span><text:span text:style-name="T879">opisování zranění</text:span></text:h>
      <text:p text:style-name="P97"><text:span text:style-name="T217">Popis </text:span><text:span text:style-name="T263">zranění</text:span><text:span text:style-name="T217"> </text:span><text:span text:style-name="T258">musí</text:span><text:span text:style-name="T217"> odpovídat</text:span><text:span text:style-name="T263"> </text:span><text:span text:style-name="T265">tomu, co padlo</text:span><text:span text:style-name="T217">. Když tedy například skřeta jednou ranou vyřadíš, nemůžeš to popsat jako „škrábnul jsem ho na ruce“, a když ho zraníš za jeden život, nemůžeš říct „probodnul jsem </text:span><text:span text:style-name="T259">ho</text:span><text:span text:style-name="T260"> skrz naskrz</text:span><text:span text:style-name="T217">“. </text:span><text:span text:style-name="T261">Nemůžeš t</text:span><text:span text:style-name="T264">aké popisovat zjevně smrtelné zásahy, </text:span><text:span text:style-name="T266">jako třeba „useknul jsem mu hlavu“</text:span><text:span text:style-name="T261"> – to můžeš udělat, až </text:span><text:span text:style-name="T262">budeš mít čas </text:span><text:span text:style-name="T266">soupeře</text:span><text:span text:style-name="T262"> dorazit.</text:span></text:p>
      <text:h text:style-name="Heading_20_3" text:outline-level="3"><text:bookmark-start text:name="__RefHeading___Toc32290_1519352611"/>Váš první souboj<text:bookmark-end text:name="__RefHeading___Toc32290_1519352611"/></text:h>
      <text:p text:style-name="P73"><text:span text:style-name="T853">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853">, </text:span><text:span text:style-name="Odkaz_20_na_20_kapitolu"><text:bookmark-ref text:reference-format="text" text:ref-name="__RefHeading___Toc33233_2891756509">Výhody a nevýhody</text:bookmark-ref></text:span><text:span text:style-name="T853"><text:s/>a </text:span><text:span text:style-name="Odkaz_20_na_20_kapitolu"><text:bookmark-ref text:reference-format="text" text:ref-name="__RefHeading___Toc33235_2891756509">Úspěchy</text:bookmark-ref></text:span><text:span text:style-name="Odkaz_20_na_20_kapitolu"><text:span text:style-name="T674">. </text:span></text:span><text:span text:style-name="Odkaz_20_na_20_kapitolu"><text:span text:style-name="T675">V těch</text:span></text:span><text:span text:style-name="Odkaz_20_na_20_kapitolu"><text:span text:style-name="T676"> už nebudeme předpokládat, že všichni chtějí protivníky jen zranit. </text:span></text:span><text:span text:style-name="Odkaz_20_na_20_kapitolu"><text:span text:style-name="T675">Budeš</text:span></text:span><text:span text:style-name="Odkaz_20_na_20_kapitolu"><text:span text:style-name="T676"> tedy </text:span></text:span><text:span text:style-name="Odkaz_20_na_20_kapitolu"><text:span text:style-name="T675">moci</text:span></text:span><text:span text:style-name="Odkaz_20_na_20_kapitolu"><text:span text:style-name="T676"> soupeře například srazit na zem, v něčem mu zabránit, vyrazit mu zbraň, chytit ho za ruku, sebrat něco dřív než on </text:span></text:span><text:span text:style-name="Odkaz_20_na_20_kapitolu"><text:span text:style-name="T677">nebo udělat</text:span></text:span><text:span text:style-name="Odkaz_20_na_20_kapitolu"><text:span text:style-name="T676"> cokoliv dalšího tě napadne.</text:span></text:span></text:p>
      <text:h text:style-name="P399" text:outline-level="3"><text:bookmark-start text:name="__RefHeading___Toc33233_2891756509"/><text:soft-page-break/><text:span text:style-name="T655">V</text:span>ýhod<text:span text:style-name="T655">y</text:span> a nevýhod<text:span text:style-name="T657">y</text:span><text:bookmark-end text:name="__RefHeading___Toc33233_2891756509"/></text:h>
      <text:p text:style-name="P15"><text:span text:style-name="T659">Podmínky při boji nejsou vždy vyrovnané</text:span>. <text:span text:style-name="T659">Když například ležíš a tvůj protivník stojí, budeš mít proti němu nevýhodu.</text:span></text:p>
      <text:list xml:id="list393606235" text:style-name="L80">
        <text:list-item>
          <text:p text:style-name="P331">Za každou výhodu <text:span text:style-name="T705">máš</text:span> <text:span text:style-name="T705">+</text:span>1 <text:span text:style-name="T705">k hodu,</text:span> za každou nevýhodu naopak -<text:span text:style-name="T705">1</text:span></text:p>
        </text:list-item>
      </text:list>
      <text:p text:style-name="P58"><text:span text:style-name="T614">Výhody a nevýhody si počítáš, i když se do nich dostaneš v průběhu kola</text:span><text:span text:style-name="T615">.</text:span></text:p>
      <text:p text:style-name="P168">Příklad:</text:p>
      <text:p text:style-name="P206">Gorondar chytil skřeta pod krkem a přimáčk<text:span text:style-name="T706">nul</text:span> ho ke stěně. Naria na skřeta střílí z luku. <text:span text:style-name="T811">Když bude</text:span> Katka ház<text:span text:style-name="T811">et</text:span> po Pavlovi, přičte si k hodu bonus za výhodu, protože skřet už je Gorondarem přitisknutý ke zdi. <text:span text:style-name="T811">Kdyby házela před ním, přičíst by si ho nemohla.</text:span></text:p>
      <text:p text:style-name="P16"><text:span text:style-name="T661">Když se na tebe něco vztahuje stejně jako na tvého protivníka, výhodu za to nebude mít žádný z vás</text:span>.</text:p>
      <text:p text:style-name="P168">Příklad:</text:p>
      <text:p text:style-name="P230"><text:span text:style-name="T616">Když </text:span><text:span text:style-name="T642">ty i tvůj protivník bojujete po pás ve vodě, omezuje vás to oba stejně a</text:span><text:span text:style-name="T617"> </text:span><text:span text:style-name="T642">žádný z vás</text:span><text:span text:style-name="T619"> </text:span><text:span text:style-name="T642">si tedy za to nebude počítat</text:span><text:span text:style-name="T619"> výhodu</text:span><text:span text:style-name="T616">.</text:span></text:p>
      <text:h text:style-name="P382" text:outline-level="4">Druhy výhod a nevýhod</text:h>
      <text:p text:style-name="P52">Nejčastější druhy <text:span text:style-name="T666">výhod a</text:span> nevýhod <text:span text:style-name="T666">v boji</text:span> jsou:</text:p>
      <text:list xml:id="list903943008" text:style-name="L81">
        <text:list-header>
          <text:p text:style-name="P332"><text:span text:style-name="T662">Ztížení</text:span> pohybu</text:p>
          <text:list>
            <text:list-header>
              <text:p text:style-name="P408">Jsi zalehnutý, jsi zatlačený do rohu nebo přimáčknutý ke stěně, jsi po pás ve vodě, brodíš se v bahně, <text:span text:style-name="T667">balancuješ na hraně propasti,</text:span> <text:span text:style-name="T663">máš vážně zraněnou nohu.</text:span></text:p>
            </text:list-header>
          </text:list>
          <text:p text:style-name="P333"><text:span text:style-name="T662">Ztížení</text:span> viditelnosti</text:p>
          <text:list text:continue-numbering="true">
            <text:list-header>
              <text:p text:style-name="P408"><text:soft-page-break/>Bojuješ se zavázanýma očima, <text:span text:style-name="T711">jsi poblíž pochodně a někdo na tebe střílí ze tmy</text:span>, <text:span text:style-name="T664">máš písek v očích, protivník je neviditelný, cíl je schovaný v křoví.</text:span></text:p>
            </text:list-header>
          </text:list>
          <text:p text:style-name="P334">Nevhodná zbraň</text:p>
          <text:list text:continue-numbering="true">
            <text:list-header>
              <text:p text:style-name="P408">Bojuješ <text:span text:style-name="T712">dlouhou zbraní</text:span> v<text:span text:style-name="T712">e stísněném</text:span> prostoru <text:span text:style-name="T713">nebo</text:span> při zápasení na zemi.</text:p>
            </text:list-header>
          </text:list>
          <text:p text:style-name="P335">Nadměrný náklad</text:p>
          <text:list text:continue-numbering="true">
            <text:list-header>
              <text:p text:style-name="P408"><text:span text:style-name="T726">Vlečeš</text:span> těžkou truhlu, táhneš vyřazeného spolubojovníka, neseš několik velkých zbraní.</text:p>
            </text:list-header>
          </text:list>
          <text:p text:style-name="P336">Kryt</text:p>
          <text:list text:continue-numbering="true">
            <text:list-header>
              <text:p text:style-name="P408"><text:span text:style-name="T777">Střílíš zpoza rohu</text:span>, bráníš hradby před ztečí.</text:p>
            </text:list-header>
          </text:list>
          <text:p text:style-name="P337">Dezorientace</text:p>
          <text:list text:continue-numbering="true">
            <text:list-header>
              <text:p text:style-name="P408"><text:span text:style-name="T667">Máš vážné zranění hlavy, kouzlo ti způsobuje halucinace, zmatení nebo ztrátu paměti</text:span>.</text:p>
            </text:list-header>
          </text:list>
          <text:p text:style-name="P338">Strach</text:p>
          <text:list text:continue-numbering="true">
            <text:list-header>
              <text:p text:style-name="P409"><text:span text:style-name="T963">K</text:span>ouzlo nebo schopnost <text:span text:style-name="T963">v tobě vzbudilo</text:span> <text:span text:style-name="T366">strach</text:span><text:span text:style-name="T430"> </text:span><text:span text:style-name="T446">a ty přesto útočíš na to, čeho se bojíš</text:span>.</text:p>
            </text:list-header>
          </text:list>
          <text:p text:style-name="P339">Vyvedení z rovnováhy</text:p>
          <text:list text:continue-numbering="true">
            <text:list-header>
              <text:p text:style-name="P408">Dostal jsi těžký zásah, někdo do tebe narazil.</text:p>
            </text:list-header>
          </text:list>
          <text:p text:style-name="P340">Překvapení</text:p>
          <text:list text:continue-numbering="true">
            <text:list-header>
              <text:p text:style-name="P408"><text:span text:style-name="T963">Ú</text:span>tok jsi nečekal.</text:p>
            </text:list-header>
          </text:list>
          <text:p text:style-name="P341">Střelba na běžící cíl</text:p>
          <text:list text:continue-numbering="true">
            <text:list-header>
              <text:p text:style-name="P410">Běžící cíl se hůře zasahuje, střelec má tedy nevýhodu. Platí to i pro útoky vrhací zbraní nebo kouzlem.</text:p>
            </text:list-header>
          </text:list>
          <text:p text:style-name="P342"><text:soft-page-break/>Útok <text:span text:style-name="T665">do zad</text:span></text:p>
          <text:list text:continue-numbering="true">
            <text:list-header>
              <text:p text:style-name="P408">Protivník utíká z boje nebo probíhá kolem tebe. <text:span text:style-name="T812">P</text:span>rotivník je obklíčený, v tomto kole tě neohrožuje a máš dost prostoru, aby ses mu dostal do zad.</text:p>
            </text:list-header>
          </text:list>
          <text:p text:style-name="P343">Vyčerpání</text:p>
          <text:list text:continue-numbering="true">
            <text:list-header>
              <text:p text:style-name="P411">V noci jsi nespal, bez odpočinku ses pustil do boje po běhu nebo po celodenním pochodu, nepřátelům v průběhu boje dorazily čerstvé posily.</text:p>
            </text:list-header>
          </text:list>
        </text:list-header>
      </text:list>
      <text:h text:style-name="P382" text:outline-level="4">Sčítání výhod a nevýhod</text:h>
      <text:p text:style-name="P17"><text:span text:style-name="T684">Postihy a bonusy za v</text:span>ýhody <text:span text:style-name="T684">nebo</text:span> nevýhody stejného druhu se nesčítají.</text:p>
      <text:p text:style-name="P168">Příklad:</text:p>
      <text:p text:style-name="P230"><text:span text:style-name="T660">Když</text:span> tě někdo zatlačí do rohu místnosti a pak tě <text:span text:style-name="T672">přitiskne ke zdi</text:span>, tak si počítáš jen -1, protože obojí ti omezuje pohyb.</text:p>
      <text:p text:style-name="P53"><text:span text:style-name="T714">K</text:span>aždá <text:span text:style-name="T714">nevýhoda ale omezuje, co můžeš dělat.</text:span></text:p>
      <text:p text:style-name="P168">Příklad:</text:p>
      <text:p text:style-name="P207">Gorondar sraz<text:span text:style-name="T813">il</text:span> goblina k zemi a zalehn<text:span text:style-name="T813">ul</text:span> ho. <text:span text:style-name="T715">Má teď proti němu +1 k hodu a současně to znamená, že se goblin nemůže zvednout a utéct, dokud na něm Gorondar leží. P</text:span>ořád <text:span text:style-name="T840">má ale</text:span> volné obě ruce a může s nimi něco dělat.<text:line-break/><text:tab/><text:span text:style-name="T841">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382" text:outline-level="4">Trvání výhod a nevýhod</text:h>
      <text:p text:style-name="P54"><text:span text:style-name="T1">Výhody a nevýhody jsou </text:span><text:span text:style-name="T72">vždy</text:span><text:span text:style-name="T1"> spojené </text:span><text:span text:style-name="T55">s nějakým stavem nebo situací</text:span><text:span text:style-name="T1"> ve hře. </text:span><text:span text:style-name="T54">Jakmile </text:span><text:span text:style-name="T55">t</text:span><text:span text:style-name="T73">ato situace skončí</text:span><text:span text:style-name="T54">, zmizí i výhoda či nevýhoda.</text:span></text:p>
      <text:list xml:id="list2673293197" text:style-name="L82">
        <text:list-item>
          <text:p text:style-name="P344"><text:soft-page-break/><text:span text:style-name="T605">J</text:span><text:span text:style-name="T606">ednorázové výhody a nevýhody, jako třeba překvapení, vyvedení z rovnováhy </text:span><text:span text:style-name="T607">nebo útok do zad </text:span><text:span text:style-name="T624">trvají</text:span><text:span text:style-name="T606"> pouze</text:span><text:span text:style-name="T609"> jed</text:span><text:span text:style-name="T618">no</text:span><text:span text:style-name="T609"> </text:span><text:span text:style-name="T618">kolo</text:span><text:span text:style-name="T606">.</text:span></text:p>
        </text:list-item>
        <text:list-item>
          <text:p text:style-name="P345">Situační výhody a nevýhody, jako třeba ztížení pohybu, tma, kryt, nevhodná zbraň, střelba na <text:span text:style-name="T716">běžící</text:span> cíl, střelba na útočníka zblízka a podobně trvají, dokud trvá příslušná situace.</text:p>
        </text:list-item>
        <text:list-item>
          <text:p text:style-name="P346"><text:span text:style-name="T716">K</text:span>dyž tě <text:span text:style-name="T716">protivník drží v nevýhodné situaci, například tě</text:span> zatlačil do rohu, <text:span text:style-name="T716">nevýhoda trvá</text:span>, dokud <text:span text:style-name="T727">se z ní nedostaneš</text:span> (viz <text:span text:style-name="T355">kapitola</text:span> <text:span text:style-name="Odkaz_20_na_20_kapitolu"><text:span text:style-name="T746"><text:bookmark-ref text:reference-format="text" text:ref-name="__RefHeading___Toc36421_4008629961">Prolomení nevýhody</text:bookmark-ref></text:span></text:span>). <text:span text:style-name="T717">Automaticky také pomine, když tě v ní přestane držet – třeba protože se jde věnovat někomu jinému.</text:span></text:p>
        </text:list-item>
        <text:list-item>
          <text:p text:style-name="P347">Krátkodobá omezení, třeba když ti někdo hodí písek nebo bahno do očí, trvají, <text:span text:style-name="T843">dokud se</text:span> jich <text:span text:style-name="T843">ne</text:span>zbavíš. <text:span text:style-name="T683">To</text:span> obvykle zabere jedno kolo.</text:p>
        </text:list-item>
        <text:list-item>
          <text:p text:style-name="P348">Výhody a nevýhody plynoucí z účinků kouzel trvají po dobu působení kouzla.</text:p>
        </text:list-item>
        <text:list-item>
          <text:p text:style-name="P347">Nevýhody plynoucí z působení jedů trvají po dobu působení jedu (<text:span text:style-name="T673">viz kapitola</text:span> <text:span text:style-name="Odkaz_20_na_20_kapitolu"><text:bookmark-ref text:reference-format="text" text:ref-name="__RefHeading___Toc12876_4230435934">Error: Reference source not found</text:bookmark-ref></text:span>).</text:p>
        </text:list-item>
      </text:list>
      <text:list xml:id="list1786057815" text:style-name="L83">
        <text:list-item>
          <text:p text:style-name="P351"><text:span text:style-name="T605">Nevýhod</text:span><text:span text:style-name="T608">y</text:span><text:span text:style-name="T605"> za v</text:span><text:span text:style-name="T603">ážn</text:span><text:span text:style-name="T605">é</text:span><text:span text:style-name="T603"> zranění trv</text:span><text:span text:style-name="T608">ají</text:span><text:span text:style-name="T603">, dokud si nevyléčíš všechny ztracené životy </text:span><text:span text:style-name="T349">(viz kapitola </text:span><text:span text:style-name="Odkaz_20_na_20_kapitolu"><text:span text:style-name="T602"><text:bookmark-ref text:reference-format="text" text:ref-name="__RefHeading___Toc12880_4230435934">Error: Reference source not found</text:bookmark-ref></text:span></text:span><text:span text:style-name="T349">)</text:span><text:span text:style-name="T603">.</text:span></text:p>
        </text:list-item>
      </text:list>
      <text:h text:style-name="P382" text:outline-level="4">Počítají se jen relevantní <text:span text:style-name="T956">okolnosti</text:span></text:h>
      <text:p text:style-name="P55"><text:span text:style-name="T741">Počítáš si vždy jen výhody a nevýhody, které se vztahují k tomu, co se snažíš udělat</text:span>.</text:p>
      <text:p text:style-name="P168"><text:soft-page-break/>Příklad:</text:p>
      <text:p text:style-name="P230">Naria má vážně zraněnou nohu. Když by musela bojovat dýkou, bude si za to počítat nevýhodu (-1), protože v boji na blízko potřebuje obě nohy. Když bude ale střílet z luku, postih si počítat nebude, protože stát může i na jedné noze.</text:p>
      <text:h text:style-name="P382" text:outline-level="4">Výhody a nevýhody <text:span text:style-name="T844">při kouzlení</text:span></text:h>
      <text:p text:style-name="P56">Na kouzlení se vztahují stejné výhody a nevýhody jako na střelbu.</text:p>
      <text:p text:style-name="P168">Příklad:</text:p>
      <text:p text:style-name="P232">Kara sesílá <text:span text:style-name="T366">modrý blesk</text:span> na skřeta který <text:span text:style-name="T845">nese svého vyřazeného druha a</text:span> schovává za sloupem. <text:span text:style-name="T845">Skřet má tedy výhodu (+1) za kryt, ale také nevýhodu (-1) za nadměrný náklad.</text:span></text:p>
      <text:h text:style-name="Heading_20_4" text:outline-level="4"><text:span text:style-name="T732">B</text:span>onusy <text:span text:style-name="T722">a</text:span> postihy si přičítá hráč postavy</text:h>
      <text:p text:style-name="P134">Když má <text:span text:style-name="T964">někdo</text:span> v boji výhodu, tak se to dá vyjádřit dvěma způsoby: buď si <text:span text:style-name="T964">on</text:span> přičte <text:span text:style-name="T728">k hodu</text:span> +1, nebo jeho protivník -1. <text:span text:style-name="T964">Rozdíl hodů bude v obou případech stejný. To samé platí i pro nevýhody.<text:line-break/><text:tab/></text:span><text:span text:style-name="T628">Přestože je ale jedno, kdo si </text:span><text:span text:style-name="T643">započítá</text:span><text:span text:style-name="T628"> bonus (nebo </text:span><text:span text:style-name="T643">odpovídající</text:span><text:span text:style-name="T628"> postih), </text:span><text:span text:style-name="T625">je lepší, když si všechn</text:span><text:span text:style-name="T628">o</text:span><text:span text:style-name="T626"> přičítá hráč </text:span><text:span text:style-name="T627">postavy</text:span><text:span text:style-name="T629">.</text:span></text:p>
      <text:list xml:id="list1521161209" text:style-name="L84">
        <text:list-item>
          <text:p text:style-name="P349"><text:span text:style-name="T846">Nestane se vám, že byste</text:span> stejnou okolnost <text:span text:style-name="T707">omylem</text:span> započítali dvakrát</text:p>
        </text:list-item>
        <text:list-item>
          <text:p text:style-name="P350">Pán jeskyně pak za protivníky vždycky hází jen (Vlastnost + k6) a nemusí nic dalšího přičítat, což mu výrazně ulehčí práci</text:p>
        </text:list-item>
      </text:list>
      <text:p text:style-name="P165">Příklad:</text:p>
      <text:p text:style-name="P208">Naria <text:span text:style-name="T708">má zamířeno</text:span> na těžce zraněného skřeta. Při výstřelu si Jana přičte k hodu +1 za míření a další +1 za skřetov<text:span text:style-name="T709">o zranění</text:span>. Pán jeskyně za skřeta hází jen Finesa + k6.</text:p>
      <text:h text:style-name="Heading_20_4" text:outline-level="4"><text:soft-page-break/>Říkej nahlas, co do hodu počítáš</text:h>
      <text:p text:style-name="P58">Předtím, než hodíš <text:span text:style-name="T965">kostkou</text:span>, vždycky nahlas <text:span text:style-name="T729">řekni</text:span>, co si do hodu počítáš.</text:p>
      <text:p text:style-name="P168">Příklad:</text:p>
      <text:p text:style-name="P209"><text:span text:style-name="T573">Pavel:</text:span> <text:span text:style-name="T430">„</text:span><text:span text:style-name="T443">Házím </text:span><text:span text:style-name="T505">Fyzičkou</text:span><text:span text:style-name="T443"> a počítám si +1, </text:span><text:span text:style-name="T444">proto</text:span><text:span text:style-name="T443">že jsem na břehu řeky a skřet se brodí vodou.</text:span><text:span text:style-name="T430">“</text:span></text:p>
      <text:p text:style-name="P58"><text:span text:style-name="T620">Ne</text:span><text:span text:style-name="T630">ostýchej</text:span><text:span text:style-name="T620"> se </text:span><text:span text:style-name="T630">připomínat výhody a nevýhody, které si někdo zapomněl započítat</text:span><text:span text:style-name="T620">. </text:span><text:span text:style-name="T630">Pomůže to tomu</text:span><text:span text:style-name="T620">, abyste hráli fér, a také </text:span><text:span text:style-name="T630">se díky tomu ujistíte</text:span><text:span text:style-name="T620">, že si všichni představujete situaci stejně.</text:span></text:p>
      <text:h text:style-name="P400" text:outline-level="3"><text:bookmark-start text:name="__RefHeading___Toc33235_2891756509"/>Úspěchy<text:bookmark-end text:name="__RefHeading___Toc33235_2891756509"/></text:h>
      <text:p text:style-name="P62">Zda se ti podař<text:span text:style-name="T747">ilo protivníkovi udělat</text:span> to, co <text:span text:style-name="T747">jsi zamýšlel</text:span>, závisí na rozdílu <text:span text:style-name="T854">tvého hodu </text:span><text:span text:style-name="T395">na úspěch</text:span><text:span text:style-name="T854"> a jeho hodu </text:span><text:span text:style-name="T395">na úspěch</text:span><text:span text:style-name="T854"> nebo </text:span><text:span text:style-name="T395">na obranu</text:span>:</text:p>
      <text:list xml:id="list2877403710" text:style-name="L85">
        <text:list-item>
          <text:p text:style-name="P352">Pokud jsi hodil stejně, nebo jsi ho přehodil o 1 či 2, máš <text:span text:style-name="T669">proti němu</text:span> jeden úspěch</text:p>
        </text:list-item>
        <text:list-item>
          <text:p text:style-name="P352">Jestliže jsi ho přehodil o 3-5, máš <text:span text:style-name="T669">proti němu</text:span> <text:span text:style-name="T670">dva</text:span> úspěchy</text:p>
        </text:list-item>
        <text:list-item>
          <text:p text:style-name="P352">Pokud jsi ho přehodil o 6 nebo víc, máš <text:span text:style-name="T669">proti němu dokonce</text:span> tři úspěchy</text:p>
          <text:list>
            <text:list-item>
              <text:p text:style-name="P353">Více než tři úspěchy není možné získat (nehledě na to, o kolik protivníka přehodíš)</text:p>
            </text:list-item>
          </text:list>
        </text:list-item>
      </text:list>
      <text:p text:style-name="P170">Poznámka pro zapamatování:</text:p>
      <text:p text:style-name="P238">Úspěchy přibývají po třech bodech přesahu:</text:p>
      <text:list xml:id="list3504900123" text:style-name="L86">
        <text:list-item>
          <text:p text:style-name="P412">1 úspěch je za přesah 0, 1 a 2</text:p>
        </text:list-item>
        <text:list-item>
          <text:p text:style-name="P412">2 úspěchy jsou za přesah 3, 4 a 5 <text:span text:style-name="T854">(tedy při přesahu 3 a víc)</text:span></text:p>
        </text:list-item>
        <text:list-item>
          <text:p text:style-name="P412"><text:soft-page-break/>3 úspěchy j<text:span text:style-name="T784">sou</text:span> za přesah 6 <text:span text:style-name="T854">a víc</text:span></text:p>
        </text:list-item>
      </text:list>
      <text:p text:style-name="P63">Úspěchy představují <text:span text:style-name="T847">to</text:span>, <text:span text:style-name="T847">co</text:span> se ti povedlo soupeři udělat. Co <text:span text:style-name="T855">všechno</text:span> to může být, záleží na tom, kolik <text:span text:style-name="T847">jich</text:span> máš.</text:p>
      <text:h text:style-name="Heading_20_4" text:outline-level="4">Použití úspěchů</text:h>
      <text:p text:style-name="P64"><text:span text:style-name="T785">Za jeden úspěch můžeš</text:span> <text:span text:style-name="T747">například:</text:span></text:p>
      <text:list xml:id="list4287705584" text:style-name="L87">
        <text:list-item>
          <text:p text:style-name="P354">Zranit ho <text:span text:style-name="T866">(viz kapitola </text:span><text:span text:style-name="Odkaz_20_na_20_kapitolu"><text:bookmark-ref text:reference-format="text" text:ref-name="__RefHeading___Toc33059_2891756509">Zranění</text:bookmark-ref></text:span><text:span text:style-name="Odkaz_20_na_20_kapitolu"><text:span text:style-name="T678">)</text:span></text:span></text:p>
          <text:list>
            <text:list-item>
              <text:p text:style-name="P355"><text:span text:style-name="Odkaz_20_na_20_kapitolu"><text:span text:style-name="T288">V jednom kole můžeš protivníka zranit pouze jednou.</text:span></text:span><text:span text:style-name="Odkaz_20_na_20_kapitolu"><text:span text:style-name="T281"> I když tedy proti němu máš více úspěchů, jen jeden z nich může </text:span></text:span><text:span text:style-name="Odkaz_20_na_20_kapitolu"><text:span text:style-name="T282">představovat</text:span></text:span><text:span text:style-name="Odkaz_20_na_20_kapitolu"><text:span text:style-name="T281"> zranění</text:span></text:span></text:p>
            </text:list-item>
            <text:list-item>
              <text:p text:style-name="P356">Za další úspěch můžeš ze zranění udělat vážné <text:span text:style-name="T941">(viz </text:span><text:span text:style-name="Odkaz_20_na_20_kapitolu"><text:bookmark-ref text:reference-format="text" text:ref-name="__RefHeading___Toc47594_2585827368">Vážné zranění</text:bookmark-ref></text:span><text:span text:style-name="T941">),</text:span> zasáhnout část těla, která není krytá zbrojí (<text:span text:style-name="T943">viz </text:span><text:span text:style-name="Odkaz_20_na_20_kapitolu"><text:bookmark-ref text:reference-format="text" text:ref-name="__RefHeading___Toc48286_2585827368">Zásah mimo zbroj</text:bookmark-ref></text:span>), <text:span text:style-name="T943">nebo obejít jeho štít (viz </text:span><text:span text:style-name="Odkaz_20_na_20_kapitolu"><text:bookmark-ref text:reference-format="text" text:ref-name="__RefHeading___Toc48288_2585827368">Obcházení štítu</text:bookmark-ref></text:span><text:span text:style-name="T943">)</text:span></text:p>
            </text:list-item>
          </text:list>
        </text:list-item>
        <text:list-item>
          <text:p text:style-name="P357">Zasáhnout předmět, který drží, nebo ho má na sobě<text:span text:style-name="T945"> (viz </text:span><text:span text:style-name="Odkaz_20_na_20_kapitolu"><text:bookmark-ref text:reference-format="text" text:ref-name="__RefHeading___Toc60491_2585827368">Zásah předmětu</text:bookmark-ref></text:span><text:span text:style-name="T944">)</text:span></text:p>
        </text:list-item>
        <text:list-item>
          <text:p text:style-name="P358">Chytit ho, srazit ho k zemi, přimáčknout ho ke zdi a podobně <text:span text:style-name="T944">(viz </text:span><text:span text:style-name="Odkaz_20_na_20_kapitolu"><text:bookmark-ref text:reference-format="text" text:ref-name="__RefHeading___Toc47364_2585827368">Znevýhodnění protivníka</text:bookmark-ref></text:span><text:span text:style-name="T944">)</text:span></text:p>
        </text:list-item>
        <text:list-item>
          <text:p text:style-name="P359"><text:span text:style-name="T762">N</text:span>ěkam ho zatlačit či odtáhnout <text:span text:style-name="T946">(viz </text:span><text:span text:style-name="Odkaz_20_na_20_kapitolu"><text:bookmark-ref text:reference-format="text" text:ref-name="__RefHeading___Toc25558_4008629961">Zatlačení nebo odtáhnutí protivníka</text:bookmark-ref></text:span><text:span text:style-name="T946">)</text:span></text:p>
        </text:list-item>
        <text:list-item>
          <text:p text:style-name="P360">Zastoupit mu cestu <text:span text:style-name="T947">(viz </text:span><text:span text:style-name="Odkaz_20_na_20_kapitolu"><text:bookmark-ref text:reference-format="text" text:ref-name="__RefHeading___Toc26512_4008629961">Zastoupení cesty</text:bookmark-ref></text:span><text:span text:style-name="T947">)</text:span></text:p>
        </text:list-item>
        <text:list-item>
          <text:p text:style-name="P359">Dostat se z nevýhody, ve které tě drží <text:span text:style-name="T948">(viz </text:span><text:span text:style-name="Odkaz_20_na_20_kapitolu"><text:bookmark-ref text:reference-format="text" text:ref-name="__RefHeading___Toc27000_4008629961">Únik z nevýhodné situace</text:bookmark-ref></text:span><text:span text:style-name="T948">)</text:span></text:p>
        </text:list-item>
        <text:list-item>
          <text:p text:style-name="P361">V něčem mu zabránit (viz <text:span text:style-name="Odkaz_20_na_20_kapitolu"><text:bookmark-ref text:reference-format="text" text:ref-name="__RefHeading___Toc48749_4008629961">Zabránění v akci nebo v útoku</text:bookmark-ref></text:span>)</text:p>
        </text:list-item>
      </text:list>
      <text:p text:style-name="P65"><text:soft-page-break/><text:span text:style-name="T763">Za dva úspěchy můžeš</text:span>:</text:p>
      <text:list xml:id="list175350715319447" text:continue-numbering="true" text:style-name="L87">
        <text:list-item>
          <text:p text:style-name="P359">Odzbrojit <text:span text:style-name="T686">ho (viz </text:span><text:span text:style-name="Odkaz_20_na_20_kapitolu"><text:bookmark-ref text:reference-format="text" text:ref-name="__RefHeading___Toc39311_4008629961">Odzbrojení protivníka</text:bookmark-ref></text:span><text:span text:style-name="T686">)</text:span></text:p>
        </text:list-item>
        <text:list-item>
          <text:p text:style-name="P362">Srazit <text:span text:style-name="T687">ho do propasti</text:span> <text:span text:style-name="T687">nebo zatlačit</text:span> <text:span text:style-name="T687">do</text:span> <text:span text:style-name="T686">pasti (viz </text:span><text:span text:style-name="Odkaz_20_na_20_kapitolu"><text:bookmark-ref text:reference-format="text" text:ref-name="__RefHeading___Toc30464_3828966542">Srážení do pastí a propastí</text:bookmark-ref></text:span><text:span text:style-name="T686">)</text:span></text:p>
        </text:list-item>
        <text:list-item>
          <text:p text:style-name="P363">Zabránit mu v mluvení <text:span text:style-name="T954">(viz </text:span><text:span text:style-name="Odkaz_20_na_20_kapitolu"><text:bookmark-ref text:reference-format="text" text:ref-name="__RefHeading___Toc39801_4008629961">Zabránění v mluvení</text:bookmark-ref></text:span><text:span text:style-name="T954">)</text:span></text:p>
        </text:list-item>
      </text:list>
      <text:p text:style-name="P66"><text:span text:style-name="T785">Když potřebuješ dva úspěchy,</text:span> nemusíš <text:span text:style-name="T785">je</text:span> nutně získat ve stejném kole. <text:span text:style-name="T770">Můžeš dokonce s někým spolupracovat, takže každý z vás na to věnuje jeden úspěch. Z prvního úspěchu, který na to použiješ, ale musí být jasné, že to směřuje k tomu, co mu chceš udělat za ten druhý.</text:span></text:p>
      <text:p text:style-name="P170">Příklad:</text:p>
      <text:p text:style-name="P234">Gorondar bojuje se skřetem poblíž hluboké díry a chce ho do ní srazit. Pavlovi padne jen jeden úspěch. Do díry tedy Gorondar skřeta shodit nemůže, protože na to by potřeboval dva úspěchy. Může na tom ale za jeden úspěch začít pracovat:</text:p>
      <text:p text:style-name="P234"><text:span text:style-name="T573">Pavel:</text:span> „Zatlačím ho k hraně díry.“</text:p>
      <text:p text:style-name="P234">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383" text:outline-level="4">Výsledek musí odpovídat <text:span text:style-name="T975">úmyslům</text:span></text:h>
      <text:p text:style-name="P67"><text:span text:style-name="T738">To, co protivníkovi uděláš, musí být v souladu s tím</text:span>, co jsi ohlásil na začátku kola.</text:p>
      <text:p text:style-name="P170"><text:soft-page-break/>Příklad:</text:p>
      <text:p text:style-name="P234">Když se orkovi podaří Gorondarovi zabránit v tom, aby se dostal ke goblinovi, <text:span text:style-name="T671">Gorondar</text:span> už v tomto kole nemůže po goblinovi hod<text:span text:style-name="T671">it</text:span> dýku, protože to <text:span text:style-name="T975">neměl v úmyslu</text:span>. Může to udělat až v dalším kole a protivníci na to budou moci reagovat.</text:p>
      <text:p text:style-name="P68"><text:span text:style-name="T688">N</text:span>a začátku kola <text:span text:style-name="T688">ale nemusíš</text:span> do detailů pop<text:span text:style-name="T688">isova</text:span>t, jak přesně svůj plán provedeš. <text:span text:style-name="T688">To stačí udělat, až když víš, kolik máš úspěchů.</text:span></text:p>
      <text:p text:style-name="P170">Příklad:</text:p>
      <text:p text:style-name="P234">Na začátku kola Pavel <text:span text:style-name="T975">řekl, co chce udělat</text:span>:</text:p>
      <text:p text:style-name="P233"><text:span text:style-name="T575">Pavel:</text:span><text:span text:style-name="T472"> „</text:span><text:span text:style-name="T474">Rozběhnu se</text:span><text:span text:style-name="T473"> na goblina</text:span><text:span text:style-name="T430">.“</text:span></text:p>
      <text:p text:style-name="P218">Když pak proti němu získá <text:span text:style-name="T771">jeden úspěch, popíše to takto</text:span>:</text:p>
      <text:p text:style-name="P234"><text:span text:style-name="T575">Pavel:</text:span><text:span text:style-name="T472"> „</text:span><text:span text:style-name="T474">Z rozběhu do něj vrazím a povalím ho na zem</text:span><text:span text:style-name="T472">.“</text:span></text:p>
      <text:h text:style-name="P384" text:outline-level="4"><text:span text:style-name="T748">Výsledek</text:span> musí dávat smysl</text:h>
      <text:p text:style-name="P81"><text:span text:style-name="T472">Úspěchy ti nedávají právo udělat protivníkovi úplně cokoliv, musí to vždy dávat smysl. Nemůžeš například dost dobře někomu vypíchnout oko obuškem a nejspíš také nezvládneš povalit draka, </text:span><text:span text:style-name="T543">nehledě na to, jak dobře si hodíš</text:span><text:span text:style-name="T472">.<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Error: Reference source not found</text:bookmark-ref></text:span><text:span text:style-name="T538">.</text:span></text:p>
      <text:h text:style-name="P384" text:outline-level="4">Nerozhoduj, co udělá protivník</text:h>
      <text:p text:style-name="P96"><text:span text:style-name="T691">Nemůžeš popisovat protivníkovy reakce, to je práce Pána jeskyně, případně hráče té postavy.</text:span> Popisuj jen to, <text:span text:style-name="T689">jsi mu udělal</text:span>. <text:span text:style-name="T690">Stejně tak Pán jeskyně nemůže popisovat, jak zareaguje tvoje postava, protože o tom vždy rozhoduješ ty.</text:span></text:p>
      <text:p text:style-name="P179"><text:soft-page-break/>Příklad:</text:p>
      <text:p text:style-name="P253"><text:span text:style-name="T538">Pavel nemůže říct, </text:span><text:span text:style-name="T539">že</text:span><text:span text:style-name="T538"> goblin uskočil směrem </text:span><text:span text:style-name="T540">k orkovi</text:span><text:span text:style-name="T538">. Může ale říct, že</text:span><text:span text:style-name="T539"> ho</text:span><text:span text:style-name="T538"> směrem k orkovi </text:span><text:span text:style-name="T539">strčil</text:span><text:span text:style-name="T538">.</text:span></text:p>
      <text:h text:style-name="P385" text:outline-level="4">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975">z toho, co měl v úmyslu</text:span>. </text:p>
      <text:p text:style-name="P26">Příklad:</text:p>
      <text:p text:style-name="P252">Gorondar <text:span text:style-name="T940">bojuje s orkem a podařilo se mu ho srazit na zem</text:span>.</text:p>
      <text:p text:style-name="P251"><text:span text:style-name="T573">Pán jeskyně:</text:span> „Ork se chce zvednout bodnout tě při tom tesákem.“</text:p>
      <text:p text:style-name="P251"><text:span text:style-name="T573">Pavel:</text:span> „Já do něj chci kopnout, aby zůstal na zemi.“</text:p>
      <text:p text:style-name="P251">Oba si te<text:span text:style-name="T181">ď</text:span> hodí <text:span text:style-name="T366">na úspěch</text:span> a jako na potvoru oběma padne stejně. Oba tedy mají jeden úspěch.</text:p>
      <text:p text:style-name="P252"><text:span text:style-name="T578">Pán jeskyně:</text:span><text:span text:style-name="T939"> „Ork se pokusil vstát a tys do něj při tom kopnul, takže se dál válí na zemi </text:span><text:span text:style-name="T410">(to udělal Pavel za svůj úspěch)</text:span><text:span text:style-name="T939">. Stihnul tě při tom ale bodnout svým tesákem. Hodili jste stejně a tesák má zranění jen 1, takže se rána svezla po tvé těžké zbroji </text:span><text:span text:style-name="T410">(to udělal ork za svůj úspěch)</text:span><text:span text:style-name="T939">.“</text:span></text:p>
      <text:p text:style-name="P251">Pro orka by bylo výhodnější, kdyby se za svůj úspěch nesnažil Gorondara zranit, ale udělal mu něco jiného, třeba ho strhnul k sobě na zem. Nemůže to ale udělat, protože to neodpovídá <text:span text:style-name="T976">tomu, čeho chtěl v tomto kole dosáhnout</text:span>.</text:p>
      <text:p text:style-name="P136">Když jsou úmysly soupeřů natolik protikladné, že nemohou nastat současně, při rovnosti hodů bude dál trvat stávající stav a oběma soupeřům jejich úspěch propadne.</text:p>
      <text:p text:style-name="Example_20_Header"><text:soft-page-break/>Příklad:</text:p>
      <text:p text:style-name="Example">Naria <text:span text:style-name="T978">se pere se skřetem těsně vedle bažiny a chce ho do ní strčit</text:span>. Skřet chce utéct, aby se tomu vyhnul. Oba si tedy chtějí vzájemně zabránit v tom, co se chystají udělat: Když Naria strčí skřeta do bažiny, <text:span text:style-name="T978">skřet neuteče. Pokud skřet uteče, Naria ho zase nestrčí do bažiny. Když tedy oba na úspěch hodí stejně, nic se nezmění a budou se dále prát těsně vedle bažiny. Rozhodne se to až v dalším kole.</text:span><text:line-break/><text:tab/></text:p>
      <text:h text:style-name="P386" text:outline-level="4">S<text:span text:style-name="T932">ebrání nějaké</text:span> věci</text:h>
      <text:p text:style-name="P109"><text:span text:style-name="T951">Když chceš sebrat zbra</text:span><text:span text:style-name="T360">ň nebo jiný předmět, </text:span><text:span text:style-name="T361">ať už ze země nebo odjinud,</text:span><text:span text:style-name="T360"> </text:span><text:span text:style-name="T361">a nikdo ti při tom nepřekáží</text:span><text:span text:style-name="T360">, neházíš si </text:span><text:span text:style-name="T194">na úspěch</text:span><text:span text:style-name="T360">. Pokud ti v tom nikdo nezabrání, automaticky se ti to podaří. </text:span><text:span text:style-name="T359">Sebranou zbraní můžeš rovnou někoho ohrozit.</text:span></text:p>
      <text:p text:style-name="P156">Příklad:</text:p>
      <text:p text:style-name="P265"><text:span text:style-name="T359">G</text:span><text:span text:style-name="T181">orondar vbíhá do místnosti, kde dva skřeti hráli karty.</text:span></text:p>
      <text:p text:style-name="P265"><text:span text:style-name="T344">Pán jeskyně:</text:span><text:span text:style-name="T181"> „Skřeti se chápou šavlí, které měli opřené o stěnu, a vrhají se na tebe“.</text:span></text:p>
      <text:p text:style-name="P265"><text:span text:style-name="T344">Pavel:</text:span><text:span text:style-name="T181"> „Chci jednoho skřeta srazit na zem ještě před tím, než se dostane k šavli. A stoupnu si pak na ni, aby ji nemohl sebrat.“</text:span></text:p>
      <text:p text:style-name="P265">Když Pavel hodí alespoň jeden úspěch, skřet bude i v dalším kole beze zbraně, <text:span text:style-name="T952">protože se k ní nedostal</text:span>. Gorondar <text:span text:style-name="T966">na ní</text:span> navíc bude stát, takže pokud ji bude chtít skřet sebrat, bude ho muset za jeden úspěch odstrčit.</text:p>
      <text:p text:style-name="P108"><text:span text:style-name="T181">Když dva soupeři chtějí sebrat stejnou věc, třeba odhozenou zbraň, hází proti sobě </text:span><text:span text:style-name="T193">na úspěch</text:span><text:span text:style-name="T181">. Ten, kdo hodí víc, ji sebere. </text:span><text:span text:style-name="T362">Nepotřebuje na to úspěch, protože úspěchy představují to, co kdo udělá svému protivníkovi a sebrání</text:span><text:span text:style-name="T364">m</text:span><text:span text:style-name="T362"> předmětu </text:span><text:span text:style-name="T364">nikoho</text:span><text:span text:style-name="T362"> neohrožuje. Když padne oběma stejně, tak ji oba chytí a za své úspěchy mohou soupeři udělat </text:span><text:span text:style-name="T364">něco dalšího </text:span><text:span text:style-name="T365">z toho, co měli v úmyslu</text:span><text:span text:style-name="T362">.</text:span></text:p>
      <text:p text:style-name="P185"><text:soft-page-break/>Příklad:</text:p>
      <text:p text:style-name="P265">Gorondar úspěšně vy<text:span text:style-name="T953">razil</text:span> orkovi z rukou kopí.</text:p>
      <text:p text:style-name="P265"><text:span text:style-name="T573">Pán jeskyně:</text:span> „Ork chce sebrat kopí ze země, trochu poodstoupit a bodnout tě s ním.“</text:p>
      <text:p text:style-name="P265"><text:span text:style-name="T573">Pavel:</text:span> „Já ho chci sebrat dřív než on a praštit ho při tom kladivem.“</text:p>
      <text:p text:style-name="P265"><text:span text:style-name="T953">Pavel a Pán jeskyně si teď hází </text:span><text:span text:style-name="T413">na úspěch</text:span><text:span text:style-name="T953">. </text:span>Padne jim stejně, takže <text:span text:style-name="T953">oběma se podařilo kopí chytit a</text:span> oba mají po jednom úspěchu<text:span text:style-name="T953">.</text:span></text:p>
      <text:p text:style-name="P265"><text:span text:style-name="T573">Pán jeskyně:</text:span> „<text:span text:style-name="T953">Ork chytil kopí a o kus ustoupil. Bodnout tě s ním ale nemůže, protože ty ho držíš za druhej konec</text:span><text:span text:style-name="T679">. </text:span><text:span text:style-name="T680">Svůj úspěch tedy nemůže použít.</text:span><text:span text:style-name="T679">“</text:span></text:p>
      <text:p text:style-name="P265"><text:span text:style-name="T579">Pavel:</text:span><text:span text:style-name="T679"> „</text:span><text:span text:style-name="T680">Ok. Já jsem kopí chytnul levou rukou a pravou jsem orka majznul kladivem. Přehodil jsem ho o nulu, takže zranění mám </text:span><text:span text:style-name="T681">jen</text:span><text:span text:style-name="T680"> dva.“</text:span></text:p>
      <text:h text:style-name="P387" text:outline-level="4">Úspěchy nejsou zásahy</text:h>
      <text:p text:style-name="P124"><text:span text:style-name="T335">Získané úspěchy představují to, co jsi protivníkovi udělal v průběhu celého kola, nejsou to jednotlivé rány. Úspěch, </text:span><text:span text:style-name="T340">za</text:span><text:span text:style-name="T335"> který protivníka zran</text:span><text:span text:style-name="T340">íš</text:span><text:span text:style-name="T335">,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135"><text:span text:style-name="T198">Když </text:span><text:span text:style-name="T248">protivníka zraníš alespoň za 3, tak můžeš za další úspěch říct, že </text:span><text:span text:style-name="T249">jsi</text:span><text:span text:style-name="T248"> mu </text:span><text:span text:style-name="T250">tím</text:span><text:span text:style-name="T248"> vyřadil nějakou část těla. </text:span><text:span text:style-name="T256">Musí to ale jít udělat tvou zbraní – rukou těžko můžeš někoho bodnout do břicha a kyjem nemůžeš useknout hydře hlavu.</text:span></text:p>
      <text:p text:style-name="P175"><text:span text:style-name="T76">P</text:span><text:span text:style-name="T1">říklad:</text:span></text:p>
      <text:p text:style-name="P210"><text:span text:style-name="T44">Pán jeskyně:</text:span><text:span text:style-name="T77"> „Katko, máš proti skřetovi dva úspěchy. Co mu uděláš?“</text:span></text:p>
      <text:p text:style-name="P211"><text:span text:style-name="T44">Katka:</text:span><text:span text:style-name="T77"> „</text:span><text:span text:style-name="T78">Určitě ho zraním. Můž</text:span><text:span text:style-name="T79">e</text:span><text:span text:style-name="T78"> </text:span><text:span text:style-name="T79">to být</text:span><text:span text:style-name="T78"> vážné zranění?“</text:span></text:p>
      <text:p text:style-name="P210"><text:soft-page-break/><text:span text:style-name="T44">Pán jeskyně:</text:span><text:span text:style-name="T77"> „Nemá zbroj, přehodila jsi ho o 4 a luk má zranění 2, takže to dostane za 6 životů. To určitě stačí.“</text:span></text:p>
      <text:p text:style-name="P211"><text:span text:style-name="T44">Katka:</text:span><text:span text:style-name="T1"> „</text:span><text:span text:style-name="T86">Fajn. </text:span><text:span text:style-name="T1">Prostřelila jsem</text:span><text:span text:style-name="T87"> </text:span><text:span text:style-name="T86">mu</text:span><text:span text:style-name="T1"> levou nohu.“</text:span></text:p>
      <text:p text:style-name="P83"><text:span text:style-name="T867">Vyřazenou část těla není možné</text:span> používat.</text:p>
      <text:p text:style-name="P173"><text:span text:style-name="T76">P</text:span><text:span text:style-name="T1">říklad:</text:span></text:p>
      <text:p text:style-name="P247">Když <text:span text:style-name="T867">vyřadíš</text:span> kyklopov<text:span text:style-name="T867">i</text:span> oko, tak ho tím oslepíš. Když <text:span text:style-name="T867">vyřadíš</text:span> ocas obřího štíra, nebude <text:span text:style-name="T868">jím</text:span> moci útočit. <text:span text:style-name="T869">Když někomu vážně zraníš ruku, nebude moci bojovat dvojruční zbraní (tedy ani střílet z luku nebo kuše) a</text:span> <text:span text:style-name="T942">pokud to byla ruka se štítem, nebude se jím moci bránit a tedy si za něj snižovat zranění. </text:span>S vážně zraněnou nohou se nedá běhat <text:span text:style-name="T867">ani skákat</text:span>.</text:p>
      <text:p text:style-name="P84">Zasažený bude také mít nevýhodu na všechno, při čem ho vážné zranění omezuje.</text:p>
      <text:p text:style-name="P173"><text:span text:style-name="T76">P</text:span><text:span text:style-name="T1">říklad:</text:span></text:p>
      <text:p text:style-name="P247">Skřet s prostřelenou nohou bude mít nevýhodu při boji zblízka, <text:span text:style-name="T870">protože při tom se potřebuje pohybovat,</text:span> ale ne při střelbě z luku nebo při kouzlení.</text:p>
      <text:p text:style-name="P85"><text:span text:style-name="T88">V</text:span><text:span text:style-name="T1">ážným zásahem </text:span><text:span text:style-name="T89">nemůžeš</text:span><text:span text:style-name="T1"> protivníka vyřadit úplně – </text:span><text:span text:style-name="T88">na to </text:span><text:span text:style-name="T166">mu musíš</text:span><text:span text:style-name="T88"> ubrat všechny životy. Když se ho tedy rozhodneš </text:span><text:span text:style-name="T90">vážně zranit</text:span><text:span text:style-name="T88"> do těla nebo do hlavy, tak </text:span><text:span text:style-name="T91">ho tím nevyřadíš, </text:span><text:span text:style-name="T92">ale</text:span><text:span text:style-name="T89"> bude </text:span><text:span text:style-name="T92">si</text:span><text:span text:style-name="T89"> počítat nevýhodu na všechny hody </text:span><text:span text:style-name="T32">na úspěch</text:span><text:span text:style-name="T89"> i </text:span><text:span text:style-name="T32">na obranu</text:span><text:span text:style-name="T58"> </text:span><text:span text:style-name="T62">a </text:span><text:span text:style-name="T59">bude se mu také hůř </text:span><text:span text:style-name="T62">běhat, </text:span><text:span text:style-name="T59">šplhat, skákat přes překážky </text:span><text:span text:style-name="T60">a podobně</text:span><text:span text:style-name="T59">.</text:span><text:span text:style-name="T88"><text:line-break/><text:tab/></text:span><text:span text:style-name="T251">Všechna vážná zranění</text:span><text:span text:style-name="T248"> zmizí ve chvíli, kdy si doléčí</text:span><text:span text:style-name="T250">š</text:span><text:span text:style-name="T248"> </text:span><text:span text:style-name="T257">veškeré</text:span><text:span text:style-name="T248"> ztracené životy.</text:span></text:p>
      <text:h text:style-name="Heading_20_4" text:outline-level="4"><text:bookmark-start text:name="__RefHeading___Toc48286_2585827368"/>Zásah mimo zbroj<text:bookmark-end text:name="__RefHeading___Toc48286_2585827368"/></text:h>
      <text:p text:style-name="P86"><text:span text:style-name="T252">P</text:span><text:span text:style-name="T198">okud </text:span><text:span text:style-name="T253">protivníkova</text:span><text:span text:style-name="T198"> zbroj nechrání nějakou důležitou část těla, může</text:span><text:span text:style-name="T253">š</text:span><text:span text:style-name="T198"> za </text:span><text:span text:style-name="T254">další</text:span><text:span text:style-name="T198"> úspěch říct, že jsi zasáhnul </text:span><text:span text:style-name="T253">zrovna tam. V </text:span><text:span text:style-name="T255">tom</text:span><text:span text:style-name="T253"> případě se od zranění neodečítá.</text:span></text:p>
      <text:p text:style-name="P175"><text:soft-page-break/>Příklad:</text:p>
      <text:p text:style-name="P245">Družina bojuje s trpaslickým bojovníkem zakutým do <text:span text:style-name="T967">těžké</text:span> zbroje. Kara před bojem na Nariu <text:span text:style-name="T871">seslala</text:span> <text:span text:style-name="T366">neviditelnost</text:span>.</text:p>
      <text:p text:style-name="P245"><text:span text:style-name="T573">Katka:</text:span> <text:span text:style-name="T430">„Připlížím se k němu zezadu a zkusím mu sundat helmu.“</text:span></text:p>
      <text:p text:style-name="P247"><text:span text:style-name="T546">Pán jeskyně:</text:span><text:span text:style-name="T430"> „</text:span><text:span text:style-name="T522">Trpaslík vyčkává a neví o tobě, takže ho budu brát jako nehybného protivníka</text:span><text:span text:style-name="T430">. </text:span><text:span text:style-name="T522">Nebudu mu tedy počítat vlastnost, ale ani nevýhody za překvapení a za to, že tě nevidí. Padla mi </text:span><text:span text:style-name="T523">pětka</text:span><text:span text:style-name="T522">.</text:span><text:span text:style-name="T430">“</text:span></text:p>
      <text:p text:style-name="P245"><text:span text:style-name="T546">Katka:</text:span><text:span text:style-name="T430"> „</text:span><text:span text:style-name="T524">Ouch, to má docela kliku. </text:span><text:span text:style-name="T430">Já </text:span><text:span text:style-name="T522">mám </text:span><text:span text:style-name="T523">trojkovou</text:span><text:span text:style-name="T522"> Finesu a padla mi dvojka, takže tak</text:span><text:span text:style-name="T525">y</text:span><text:span text:style-name="T522"> </text:span><text:span text:style-name="T523">pět</text:span><text:span text:style-name="T522">.“</text:span></text:p>
      <text:p text:style-name="P245"><text:span text:style-name="T551">Pán jeskyně:</text:span><text:span text:style-name="T522"> „</text:span><text:span text:style-name="T526">P</text:span><text:span text:style-name="T522">ři rovnosti hodů máš jeden úspěch, </text:span><text:span text:style-name="T526">takže se ti to povedlo</text:span><text:span text:style-name="T522">. V dalším kole trpaslík vztekle řve a ohání se po tobě sekerou. Co děláte?“</text:span></text:p>
      <text:p text:style-name="P245"><text:span text:style-name="T551">Pavel</text:span><text:span text:style-name="T546">:</text:span><text:span text:style-name="T430"> „</text:span><text:span text:style-name="T522">Na to</text:span><text:span text:style-name="T526">hle</text:span><text:span text:style-name="T522"> jsem přesně čekal, vrhám se na něj“.</text:span></text:p>
      <text:p text:style-name="P245"><text:span text:style-name="T551">Katka:</text:span><text:span text:style-name="T522"> „Uskakuju, soustředím se na obranu.“</text:span></text:p>
      <text:p text:style-name="P245"><text:span text:style-name="T551">Pán jeskyně:</text:span><text:span text:style-name="T522"> „Pavle, hoď si první. Pokud ho vyřadíš, k útoku na Nariu se nedostane. Počítej si výhodu za to, že se k tobě otáčí zády.“</text:span></text:p>
      <text:p text:style-name="P245"><text:span text:style-name="T551">Pavel:</text:span><text:span text:style-name="T522"> „To je od něj hezký. </text:span><text:span text:style-name="T544">Fyzičku</text:span><text:span text:style-name="T522"> mám 3, za výhodu +1 a na kostce 5, takže celkem </text:span><text:span text:style-name="T527">9.</text:span><text:span text:style-name="T522">“</text:span></text:p>
      <text:p text:style-name="P245"><text:span text:style-name="T551">Pán jeskyně:</text:span><text:span text:style-name="T522"> „Tentokrát už není nehybný. </text:span><text:span text:style-name="T544">Pořád bojuje v těžké zbroji, takže si hází Fyzičkou</text:span><text:span text:style-name="T527">. </text:span><text:span text:style-name="T544">Tu má čtyřkovou a na kostce mi padlo 1, takže celkem 5.</text:span><text:span text:style-name="T527"> Máš proti němu dva úspěchy, co mu uděláš?</text:span><text:span text:style-name="T522">“</text:span></text:p>
      <text:p text:style-name="P245"><text:span text:style-name="T551">Pavel:</text:span><text:span text:style-name="T522"> „</text:span><text:span text:style-name="T527">Třísknu ho kladivem do kebule.</text:span><text:span text:style-name="T522">“</text:span></text:p>
      <text:p text:style-name="P245"><text:span text:style-name="T551">Pán jeskyně:</text:span><text:span text:style-name="T522"> „</text:span><text:span text:style-name="T544">Ok. </text:span><text:span text:style-name="T527">Přehodil jsi ho o </text:span><text:span text:style-name="T544">4</text:span><text:span text:style-name="T527">, za kladivo máš +2 a on si nepočítá zbroj, takže to koupil za </text:span><text:span text:style-name="T544">6</text:span><text:span text:style-name="T527">.“</text:span></text:p>
      <text:p text:style-name="P88"><text:span text:style-name="T527">T</text:span><text:span text:style-name="T528">uto možnost je možné využít pouze v případě, že obránci nějaká část zbroje chybí. Nestačí tedy říct, že zasáhneš štěrbinu v helmě, mezeru mezi </text:span><text:span text:style-name="T529">pláty</text:span><text:span text:style-name="T528"> a podobně. Můžeš tak </text:span><text:span text:style-name="T530">samozřejmě</text:span><text:span text:style-name="T528"> svůj zásah popsat, ale od zranění se</text:span><text:span text:style-name="T529"> normálně</text:span><text:span text:style-name="T528"> odečte obráncova Zbroj.<text:line-break/><text:tab/></text:span><text:span text:style-name="T531">V některých případech zbroj obcházíš automaticky. </text:span><text:span text:style-name="T532">Obří brouk </text:span><text:soft-page-break/><text:span text:style-name="T532">je například celý chráněný siln</text:span><text:span text:style-name="T533">ým</text:span><text:span text:style-name="T532"> chitinov</text:span><text:span text:style-name="T534">ým krunýřem</text:span><text:span text:style-name="T532">, ale když se ti podaří </text:span><text:span text:style-name="T531">dostat se pod něj a</text:span><text:span text:style-name="T532"> zaútočit mu na nechráněné břicho, tak si </text:span><text:span text:style-name="T544">z</text:span><text:span text:style-name="T535">b</text:span><text:span text:style-name="T544">r</text:span><text:span text:style-name="T535">oj</text:span><text:span text:style-name="T532"> od zranění odečíst nemůže. </text:span><text:span text:style-name="T531">Podobně pokud má protivník jen hrudní plát a ty mu útočíš do zad, třeba protože </text:span><text:span text:style-name="T536">sis</text:span><text:span text:style-name="T531"> </text:span><text:span text:style-name="T537">v úkrytu</text:span><text:span text:style-name="T531"> </text:span><text:span text:style-name="T537">počkal,</text:span><text:span text:style-name="T531"> </text:span><text:span text:style-name="T537">až projde kolem</text:span><text:span text:style-name="T531">,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87">Štít lze obejít, když s ním protivník nemůže nebo nechce volně manipulovat. <text:span text:style-name="T872">Musí to tedy vždy vyplývat ze situace.</text:span></text:p>
      <text:p text:style-name="P175">Příklad:</text:p>
      <text:p text:style-name="P247">Gorondar bojuje s přesilou goblinů. Jeden z nich ho přehodil o 1 a za získaný úspěch mu oběma rukama chytil štít. Proti dalším goblinům ho Gorondar nebude moci používat. <text:span text:style-name="T968">D</text:span>okud se z této nevýhody nedostane, <text:span text:style-name="T968">n</text:span>ebude si za něj od případného odečítat jedničku.</text:p>
      <text:p text:style-name="P175">Příklad:</text:p>
      <text:p text:style-name="P246">Naria později bojuje dýkou proti orkovi s <text:span text:style-name="T873">kladivem a</text:span> štítem.</text:p>
      <text:p text:style-name="P247"><text:span text:style-name="T573">Pán jeskyně:</text:span> „Přehodila jsi ho o 3, máš tedy dva úspěchy. Co mu uděláš?“</text:p>
      <text:p text:style-name="P247"><text:span text:style-name="T573">Katka:</text:span> „Za první mu levou rukou chytnu štít a za druhý ho bodnu.“</text:p>
      <text:p text:style-name="P247"><text:span text:style-name="T573">Pán jeskyně:</text:span> „Dobře. Základ zranění je 3, za dýku máš nulu, ale ork si nemůže odečíst štít. Nemá zbroj, takže jsi ho zranila za 3.“</text:p>
      <text:p text:style-name="P174">Příklad:</text:p>
      <text:p text:style-name="P247">Gorondar <text:span text:style-name="T872">čelí</text:span> skupině skřetích lučištníků.</text:p>
      <text:p text:style-name="P247"><text:span text:style-name="T573">Pavel:</text:span> „Kreju se za štítem.“</text:p>
      <text:p text:style-name="P247"><text:span text:style-name="T573">Pán jeskyně:</text:span> „Dobře, házíš si tedy proti nim s výhodou za <text:span text:style-name="T366">plnou obranu</text:span>. Mám pro tebe ale špatnou zprávu: Další skřet se schovával za tebou a střílí ti teď do zad.“</text:p>
      <text:p text:style-name="P247"><text:soft-page-break/><text:span text:style-name="T573">Pavel:</text:span> „<text:span text:style-name="T874">Hmm, sakra. Proti němu si asi nemůžu počítat štít, když ho mám nastavený na druhou stranu, co?</text:span>“</text:p>
      <text:p text:style-name="P247"><text:span text:style-name="T573">Pán jeskyně:</text:span> „<text:span text:style-name="T874">Přesně tak.“</text:span></text:p>
      <text:h text:style-name="Heading_20_4" text:outline-level="4"><text:bookmark-start text:name="__RefHeading___Toc60491_2585827368"/>Zásah předmětu<text:bookmark-end text:name="__RefHeading___Toc60491_2585827368"/></text:h>
      <text:p text:style-name="P82">Za jeden úspěch můžeš také zasáhnout předmět, který dotyčný drží, nebo ho má na sobě.</text:p>
      <text:p text:style-name="P180">Příklad:</text:p>
      <text:p text:style-name="P255"><text:span text:style-name="T879">Skřetí šaman má na krku amulet z ptačího peří. </text:span>Když si proti němu Katka hodí <text:span text:style-name="T887">dva úspěchy</text:span>, může to popsat takto:</text:p>
      <text:p text:style-name="P255"><text:span text:style-name="T582">Katka:</text:span><text:span text:style-name="T879"> „Šíp mu prostřelil amulet </text:span><text:span text:style-name="T429">(za první úspěch zásah předmětu)</text:span><text:span text:style-name="T879"> a zabodnul se mu do <text:s/>hrudi </text:span><text:span text:style-name="T429">(za druhý úspěch zranění)</text:span><text:span text:style-name="T881">.</text:span><text:span text:style-name="T879">“</text:span></text:p>
      <text:p text:style-name="P244">Kdyby měla jen jeden úspěch, mohla by stále zasáhnout amulet, ale šíp by šamana nezranil.</text:p>
      <text:h text:style-name="Heading_20_4" text:outline-level="4"><text:bookmark-start text:name="__RefHeading___Toc47364_2585827368"/>Znevýhodnění<text:span text:style-name="T890"> protivníka</text:span><text:bookmark-end text:name="__RefHeading___Toc47364_2585827368"/></text:h>
      <text:p text:style-name="P89"><text:span text:style-name="T1">Za </text:span><text:span text:style-name="T93">jeden</text:span><text:span text:style-name="T1"> úspěch můžeš protivníka dostat do nevýhodné </text:span><text:span text:style-name="T94">pozice</text:span><text:span text:style-name="T1">. Jak jsme si ale řekli,</text:span><text:span text:style-name="T95"> výhody a nevýhody jsou vždy pevně svázané s nějakou situací. </text:span><text:span text:style-name="T1">N</text:span><text:span text:style-name="T96">estačí </text:span><text:span text:style-name="T1">tedy</text:span><text:span text:style-name="T96"> říct: </text:span><text:span text:style-name="T61">„Dostal jsem ho do nevýhody“.</text:span><text:span text:style-name="T96"> </text:span><text:span text:style-name="T97">M</text:span><text:span text:style-name="T96">usíš </text:span><text:span text:style-name="T97">vždy</text:span><text:span text:style-name="T96"> </text:span><text:span text:style-name="T95">popsat, co </text:span><text:span text:style-name="T98">mu </text:span><text:span text:style-name="T99">konkrétně</text:span><text:span text:style-name="T98"> uděláš</text:span><text:span text:style-name="T95">.</text:span></text:p>
      <text:p text:style-name="P178"><text:span text:style-name="T76">P</text:span><text:span text:style-name="T1">říklad:</text:span></text:p>
      <text:p text:style-name="P250">Naria střílí na orka, přehodila ho o 2.</text:p>
      <text:p text:style-name="P250"><text:span text:style-name="T573">Pán jeskyně:</text:span> „Máš proti němu jeden úspěch, co mu uděláš?“</text:p>
      <text:p text:style-name="P250"><text:span text:style-name="T45">Katka</text:span><text:span text:style-name="T44">:</text:span><text:span text:style-name="T77"> „</text:span><text:span text:style-name="T80">Dám mu nevýhodu.“</text:span></text:p>
      <text:p text:style-name="P250"><text:span text:style-name="T44">Pán jeskyně:</text:span><text:span text:style-name="T77"> „Nezlob se, ale takhle pravidla nefungují. Musíš popsat, co konkrétně mu uděláš. Nevýhodu si za to bude počítat až v případě, že mu to </text:span><text:span text:style-name="T81">nějak </text:span><text:span text:style-name="T77">zkomplikuje plány.“</text:span></text:p>
      <text:p text:style-name="P250"><text:soft-page-break/><text:span text:style-name="T45">Katka</text:span><text:span text:style-name="T44">:</text:span><text:span text:style-name="T77"> „</text:span><text:span text:style-name="T82">Jak se opírá o dveře, </text:span><text:span text:style-name="T83">přistřelím mu šípem rukáv</text:span><text:span text:style-name="T84"> ke</text:span><text:span text:style-name="T82"> dveří</text:span><text:span text:style-name="T84">m</text:span><text:span text:style-name="T82">.</text:span><text:span text:style-name="T77">“</text:span></text:p>
      <text:p text:style-name="P250"><text:span text:style-name="T44">Pán jeskyně:</text:span><text:span text:style-name="T77"> „Jo, to by šlo. Takže dokud se nevyprostí nebo neutrhne, nebude moci </text:span><text:span text:style-name="T85">ruku</text:span><text:span text:style-name="T77"> používat. </text:span><text:span text:style-name="T85">K</text:span><text:span text:style-name="T77">terá </text:span><text:span text:style-name="T85">že</text:span><text:span text:style-name="T77"> to byla?“</text:span></text:p>
      <text:p text:style-name="P250"><text:span text:style-name="T45">Katka</text:span><text:span text:style-name="T44">:</text:span><text:span text:style-name="T77"> „</text:span><text:span text:style-name="T80">Ta se zbraní.“</text:span></text:p>
      <text:p text:style-name="P90"><text:span text:style-name="T76">T</text:span><text:span text:style-name="T1">o, co popíšeš, může </text:span><text:span text:style-name="T100">kromě</text:span><text:span text:style-name="T1"> situac</text:span><text:span text:style-name="T100">e</text:span><text:span text:style-name="T1"> tvého protivníka </text:span><text:span text:style-name="T100">změnit</text:span><text:span text:style-name="T1"> tak</text:span><text:span text:style-name="T101">é</text:span><text:span text:style-name="T1"> tvoji </text:span><text:span text:style-name="T102">pozici</text:span><text:span text:style-name="T1">.</text:span></text:p>
      <text:p text:style-name="P178"><text:span text:style-name="T76">P</text:span><text:span text:style-name="T1">říklad:</text:span></text:p>
      <text:p text:style-name="P212"><text:span text:style-name="T46">P</text:span><text:span text:style-name="T44">avel:</text:span><text:span text:style-name="T1"> „Srazím goblina na zem a zalehnu ho.“</text:span></text:p>
      <text:p text:style-name="P215">Goblin teď bude mít nevýhodu proti Gorondarovi, protože leží pod ním. Současně ale bude mít Gorondar nevýhodu proti orkovi, protože leží na goblinovi, zatímco ork stojí.</text:p>
      <text:p text:style-name="P91">Tvůj popis také určí, jak se bude moci protivník nevýhody <text:span text:style-name="T891">zbavit</text:span>.</text:p>
      <text:p text:style-name="P176"><text:span text:style-name="T76">P</text:span><text:span text:style-name="T1">říklad:</text:span></text:p>
      <text:p text:style-name="P287"><text:span text:style-name="T104">Aby mohl </text:span><text:span text:style-name="T156">g</text:span><text:span text:style-name="T104">oblin zalehnutý Gorondarem vstát, musí </text:span><text:span text:style-name="T156">ho</text:span><text:span text:style-name="T104"> nejdřív odvalit </text:span><text:span text:style-name="T42">(</text:span><text:span text:style-name="T43">bude si</text:span><text:span text:style-name="T42"> proti němu </text:span><text:span text:style-name="T43">házet</text:span><text:span text:style-name="T42"> Fyzičkou)</text:span><text:span text:style-name="T104">, nebo se zpod něj vysmýknout </text:span><text:span text:style-name="T42">(</text:span><text:span text:style-name="T43">bude si házet</text:span><text:span text:style-name="T42"> Finesou)</text:span><text:span text:style-name="T104">. </text:span><text:span text:style-name="T105">V obou případech bude potřebovat jeden úspěch.</text:span></text:p>
      <text:p text:style-name="P10">Vytvořená nevýhoda se nevztahuje zpětně na hod, kterým jsi ji vytvořil.</text:p>
      <text:p text:style-name="P176"><text:span text:style-name="T158">P</text:span><text:span text:style-name="T1">říklad:</text:span></text:p>
      <text:p text:style-name="P248"><text:span text:style-name="T104">P</text:span><text:span text:style-name="T103">avel přehodil skřeta o 2, má tedy jeden úspěch. Rozhodne se ho za něj srazit na zem. Od této chvíle si za to skřet bude počítat nevýhodu. </text:span><text:span text:style-name="T153">N</text:span><text:span text:style-name="T103">eznamená to ale, že ji měl už při tomto hodu, a tedy že ho Pavel vlastně přehodil o 3.</text:span></text:p>
      <text:h text:style-name="Heading_20_4" text:outline-level="4"><text:bookmark-start text:name="__RefHeading___Toc25558_4008629961"/><text:soft-page-break/>Zatlačení nebo odtáhnutí protivníka<text:bookmark-end text:name="__RefHeading___Toc25558_4008629961"/></text:h>
      <text:p text:style-name="P105">Za <text:span text:style-name="T892">jeden</text:span> úspěch můžeš také protivníka zatlačit nebo odtáhnout <text:span text:style-name="T893">zhruba o tolik metrů, o kolik jsi ho přehodil. Platí to ale samozřejmě pouze pro srovnatelně těžkého tvora – draka asi nikam nezatlačíš a malý pes na vodítku tě naopak skoro nezpomalí.</text:span></text:p>
      <text:h text:style-name="P388" text:outline-level="4"><text:span text:style-name="T900">Zatlačení</text:span> protivníka na někoho jiného</text:h>
      <text:p text:style-name="P107">Když chceš protivníka strčit na někoho jiného, třeba abys oba povalil, musíš ohrozit všechny najednou, takže si počítáš postih za<text:span text:style-name="T901"> </text:span><text:span text:style-name="Odkaz_20_na_20_kapitolu"><text:bookmark-ref text:reference-format="text" text:ref-name="__RefHeading___Toc26514_4008629961">Útok na více protivníků</text:bookmark-ref></text:span><text:span text:style-name="T901">. </text:span>Když <text:span text:style-name="T947">se ti</text:span> navíc <text:span text:style-name="T947">nepovede strčit do prvního protivníka (</text:span>nezískáš <text:span text:style-name="T947">proti němu</text:span> žádný úspěch<text:span text:style-name="T947">)</text:span>, tak samozřejmě neohrozíš ani ty další, <text:span text:style-name="T947">takže si proti nim nemůžeš počítat svůj hod </text:span><text:span text:style-name="T411">na úspěch</text:span><text:span text:style-name="T947"> a musíš si hodit</text:span> <text:span text:style-name="T366">na obranu</text:span>.</text:p>
      <text:p text:style-name="P181">Příklad:</text:p>
      <text:p text:style-name="P258"><text:span text:style-name="T546">Pavel:</text:span> „Chci strčit do skřeta s šavlí, aby vrazil do lučištníka za ním a skončili oba na zemi.“</text:p>
      <text:p text:style-name="P258"><text:span text:style-name="T546">Pán jeskyně:</text:span> „Na to si musíš hodit <text:span text:style-name="T366">na úspěch</text:span> proti oběma naráz.“</text:p>
      <text:p text:style-name="P258"><text:span text:style-name="T546">Pavel:</text:span> „To nebude problém. Mám <text:span text:style-name="T902">válečnickou</text:span> schopnost <text:span text:style-name="T384">rychlý boj</text:span>, takže si na <text:span text:style-name="T948">dva cíle</text:span> budu házet bez postihu.“</text:p>
      <text:p text:style-name="P259">Pavel si teď hází na úspěch proti oběma skřetům. Pán jeskyně <text:span text:style-name="T903">hází nejdřív za skřeta se šavlí – výsledek určí, jestli se ho Gorondarovi podařilo odstrčit</text:span>. <text:span text:style-name="T903">Pavel získá dva úspěchy, takže se mu to povedlo a Pán jeskyně si teď hodí za skřeta s lukem. Pavel nehází znovu, protože </text:span><text:span text:style-name="T403">na úspěch</text:span><text:span text:style-name="T903"> se vždy v jednom kole hází jen jednou a výsledek se použije proti všem ohroženým cílům. Pán jeskyně ale tentokrát za skřeta s lukem hodí výjimečně dobře, takže proti němu Pavel nemá žádný úspěch.</text:span></text:p>
      <text:p text:style-name="P258"><text:span text:style-name="T546">Pavel:</text:span> „Jestli tomu dobře rozumím, tak lučištníka na zem srazit nemůžu?“</text:p>
      <text:p text:style-name="P258"><text:span text:style-name="T546">P</text:span><text:span text:style-name="T552">án jeskyně</text:span><text:span text:style-name="T546">:</text:span> „Chápeš to správně, na to bys proti němu potřeboval aspoň jeden <text:span text:style-name="T900">úspěch.“</text:span></text:p>
      <text:p text:style-name="P261"><text:soft-page-break/><text:span text:style-name="T546">Pavel:</text:span> „<text:span text:style-name="T903">Dobře</text:span>. <text:span text:style-name="T903">Takže jsem odstrčil skřeta se šavlí </text:span><text:span text:style-name="T403">(za první úspěch </text:span><text:span text:style-name="T412">ho zatlačí</text:span><text:span text:style-name="T403">)</text:span><text:span text:style-name="T903"> tak prudce, že spadl na zem </text:span><text:span text:style-name="T403">(za druhý úspěch </text:span><text:span text:style-name="T412">ho dostane do nevýhodné situace</text:span><text:span text:style-name="T403">)</text:span><text:span text:style-name="T903">.</text:span>“</text:p>
      <text:p text:style-name="P181">Příklad:</text:p>
      <text:p text:style-name="P259">Kdyby první se skřet se šavlí Gorondarovi úspěšně ubránil (<text:span text:style-name="T969">a </text:span>Pavel by tedy proti němu nezískal žádný úspěch), pokračovalo by to takto:</text:p>
      <text:p text:style-name="P260"><text:span text:style-name="T573">Pán jeskyně:</text:span><text:span text:style-name="T555"> „Chtěl jsi odstrčit skřeta se šavlí, ten </text:span><text:span text:style-name="T556">se tomu vyhnul</text:span><text:span text:style-name="T555">. Skřet s lukem na tebe střílí. Nepodařilo se ti ho ohrozit, hoď si tedy proti němu </text:span><text:span text:style-name="T427">na obranu</text:span><text:span text:style-name="T555">.“</text:span></text:p>
      <text:h text:style-name="P389" text:outline-level="4"><text:bookmark-start text:name="__RefHeading___Toc26512_4008629961"/><text:span text:style-name="T138">Z</text:span><text:span text:style-name="T103">astoupení cesty</text:span><text:bookmark-end text:name="__RefHeading___Toc26512_4008629961"/></text:h>
      <text:p text:style-name="P104"><text:span text:style-name="T103">Úspěch musíš použít, pouze když má soupeř dost prostoru, aby tě obešel. </text:span><text:span text:style-name="T140">Když</text:span><text:span text:style-name="T103"> blokuješ úzký průchod, lávku a podobně, v průchodu mu bráníš </text:span><text:span text:style-name="T148">pasivně svou pozicí</text:span><text:span text:style-name="T103">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8"><text:span text:style-name="T950">Na to, aby ses dostal</text:span> z nevýhodné situace, <text:span text:style-name="T925">potřebuješ úspěch, pouze když ti v </text:span>tom protivník<text:span text:style-name="T925"> </text:span>pasivně <text:span text:style-name="T925">brání svou pozicí.</text:span></text:p>
      <text:p text:style-name="P184"><text:span text:style-name="T950">P</text:span>říklad:</text:p>
      <text:p text:style-name="P213">Orkovi se podařilo chytit <text:span text:style-name="T949">Karu</text:span> za ruku. <text:span text:style-name="T950">V dalším kole ji bude pořád držet</text:span>. <text:span text:style-name="T926">Na to, aby se vyprostila, bude tedy ona proti němu muset získat úspěch.</text:span></text:p>
      <text:p text:style-name="P20">Když ti v opuštění nevýhodné situace nikdo nebrání čistě svou pozicí, úspěch na to nepotřebuješ. Když ti v tom někdo bude chtít aktivně zabránit, tak bude naopak on potřebovat úspěch proti tobě.</text:p>
      <text:p text:style-name="P182"><text:soft-page-break/>Příklad:</text:p>
      <text:p text:style-name="P262"><text:span text:style-name="T602">Naria přistřelila orkovi rukáv ke dveřím a on teď chce šíp přelomit, </text:span><text:span text:style-name="T649">aby se uvolnil</text:span><text:span text:style-name="T602">. </text:span><text:span text:style-name="T649">J</text:span><text:span text:style-name="T602">e od něj daleko, takže </text:span><text:span text:style-name="T644">svou pozicí mu v tom nijak nebrání</text:span><text:span text:style-name="T602">. </text:span><text:span text:style-name="T645">Ork na to tedy nepotřebuje úspěch, </text:span><text:span text:style-name="T649">prostě to udělá. Zlomení šípu ho moc nezdrží, takže ve stejném kole stihne i něco dalšího.<text:line-break/><text:tab/>K</text:span><text:span text:style-name="T646">dyž mu v tom Naria bude chtít zabránit a v této nevýhodě ho udržet, tak k němu musí přiběhnout a získat proti němu úspěch. </text:span><text:span text:style-name="T649">Jana to pak může popsat třeba tak, že ho chytla za ruku, kterou se chystal šíp zlomit.</text:span></text:p>
      <text:p text:style-name="P19"><text:span text:style-name="T927">Z</text:span> nevýhody <text:span text:style-name="T927">můžeš</text:span> dostat i někoho jiného.</text:p>
      <text:p text:style-name="P182">Příklad:</text:p>
      <text:p text:style-name="P214">Ork stále drží Nariu za ruku. <text:span text:style-name="T928">Na pomoc jí ale přispěchal </text:span>Gorondar. Pavel proti orkovi hodí dva úspěchy a popíše to takto:</text:p>
      <text:p text:style-name="P263"><text:span text:style-name="T581">Pavel:</text:span><text:span text:style-name="T647"> „</text:span><text:span text:style-name="T648">Seknul jsem orka do ruk</text:span><text:span text:style-name="T650">y</text:span><text:span text:style-name="T648">, kterou drží Nariu. Zranil jsem ho </text:span><text:span text:style-name="T425">(za první úspěch)</text:span><text:span text:style-name="T648"> a navíc ji musel pustit </text:span><text:span text:style-name="T425">(za druhý úspěch)</text:span><text:span text:style-name="T648">.</text:span><text:span text:style-name="T647">“</text:span></text:p>
      <text:h text:style-name="Heading_20_4" text:outline-level="4"><text:bookmark-start text:name="__RefHeading___Toc48749_4008629961"/><text:span text:style-name="T161">Zab</text:span><text:span text:style-name="T1">ránění v akci </text:span><text:span text:style-name="T162">nebo</text:span><text:span text:style-name="T163"> v útoku</text:span><text:bookmark-end text:name="__RefHeading___Toc48749_4008629961"/></text:h>
      <text:p text:style-name="P115"><text:span text:style-name="T161">T</text:span><text:span text:style-name="T1">ím, že protivníka znevýhodníš, </text:span><text:span text:style-name="T164">nebo mu nedovolíš, aby se někam dostal</text:span><text:span text:style-name="T1">, mu také můžeš zabránit </text:span><text:span text:style-name="T163">udělat to, co měl v úmyslu</text:span><text:span text:style-name="T165">.</text:span></text:p>
      <text:p text:style-name="P187">Příklad:</text:p>
      <text:p text:style-name="P273">Když ork srazí Gorondara na zem, tak ho tím dostane do nevýhodné situace a současně mu zabrání v tom, aby se dostal k mumlajícímu goblinovi, <text:span text:style-name="T906">takže jej nebude moci ohrozit</text:span>. Obojí vyplývá z toho, že ho srazil na zem, takže <text:span text:style-name="T907">ho</text:span> to bude stát pouze jeden úspěch.</text:p>
      <text:p text:style-name="P116">Zabránění v útoku je něco jiného než obrana <text:span text:style-name="T908">nebo výhra ve vzájemném </text:span><text:span text:style-name="T405">hodu na úspěch</text:span>.</text:p>
      <text:list xml:id="list3806363892" text:style-name="L88">
        <text:list-item>
          <text:p text:style-name="P364">Když uspěješ v hodu <text:span text:style-name="T366">na obranu</text:span>, znamená to, že jsi před útokem uhnul, vykryl jsi ránu zbraní nebo štítem, <text:span text:style-name="T909">kouzlo tě minulo</text:span> a podobně (podle toho, jak ses rozhodl bránit).</text:p>
        </text:list-item>
        <text:list-item>
          <text:p text:style-name="P364"><text:soft-page-break/>Když protivníka přehodíš ve vzájemném hodu <text:span text:style-name="T366">na úspěch</text:span>, znamená <text:span text:style-name="T909">to</text:span>, že ses vyhnul <text:span text:style-name="T977">tomu, co ti chtěl udělat,</text:span> a současně jsi něco udělal <text:span text:style-name="T977">ty jemu</text:span>.</text:p>
        </text:list-item>
        <text:list-item>
          <text:p text:style-name="P364">Když při vzájemném hodu <text:span text:style-name="T366">na úspěch</text:span> hodíš stejně jako tvůj protivník, tak <text:span text:style-name="T910">oba máte jeden úspěch. Znamená to tedy, že</text:span> se ti podařilo mu něco udělat, ale nepovedlo se ti úplně vyhnout se tomu, co chtěl udělat on tobě.</text:p>
        </text:list-item>
      </text:list>
      <text:p text:style-name="P102">Ve všech těchto případech <text:span text:style-name="T909">tě sice protivníkův útok nezasáhl, ale proběhl – na poslední chvíli jsi uskočil před výbuchem </text:span><text:span text:style-name="T406">ohnivé koule</text:span><text:span text:style-name="T909">, uhnul jsi před ránou mečem nebo jsi ji vykryl štítem či zbraní, psychické kouzlo tě sice zasáhlo, ale odolal jsi jeho vlivu, šíp neškodně proletěl kolem tebe</text:span>.<text:line-break/><text:tab/><text:span text:style-name="T909">Když ale použiješ jeden ze svých úspěchů na to, abys protivníkovi v útoku zabránil, tak kouzlo vůbec nesešle, zbraní nemáchne, šíp nevystřelí.</text:span></text:p>
      <text:p text:style-name="P187">Příklad:</text:p>
      <text:p text:style-name="P273">Skřetí alchymista <text:span text:style-name="T911">chce</text:span> na postavy hodit <text:span text:style-name="T366">ohnivou hlínu</text:span>. <text:span text:style-name="T912">Katka si ale proti němu hodí jeden úspěch a popíše to takto:</text:span></text:p>
      <text:p text:style-name="P273"><text:span text:style-name="T573">Katka:</text:span> „Rychle k němu přiskočím a chytnu <text:span text:style-name="T912">ho za</text:span> ruku, aby <text:span text:style-name="T904">nemohl házet</text:span>.“</text:p>
      <text:p text:style-name="P273"><text:span text:style-name="T913">S</text:span>křet <text:span text:style-name="T913">tedy </text:span><text:span text:style-name="T407">ohnivou hlínu</text:span><text:span text:style-name="T913"> </text:span>vůbec nehod<text:span text:style-name="T914">í </text:span>a nikdo další se tedy proti ní nemusí bránit.</text:p>
      <text:p text:style-name="P117">Tím, že protivníkovi zabráníš v útoku, <text:span text:style-name="T915">tedy</text:span> můžeš bránit své spolubojovníky.</text:p>
      <text:p text:style-name="P177"><text:span text:style-name="T76">P</text:span><text:span text:style-name="T1">říklad:</text:span></text:p>
      <text:p text:style-name="P274"><text:span text:style-name="T103">Lítý vlk srazil Nariu na zem a chystá se j</text:span><text:span text:style-name="T154">i</text:span><text:span text:style-name="T103"> zakousnout. Gorondar jí běží na pomoc. Pavlovi </text:span><text:span text:style-name="T109">proti němu</text:span><text:span text:style-name="T103"> padne úspěch</text:span><text:span text:style-name="T110">.</text:span></text:p>
      <text:p text:style-name="P274"><text:span text:style-name="T48">Pavel:</text:span><text:span text:style-name="T110"> „</text:span><text:span text:style-name="T111">V plný rychlosti narazím do vlka a odstrčím ho tím kus stranou.</text:span><text:span text:style-name="T110">“</text:span></text:p>
      <text:p text:style-name="P273"><text:soft-page-break/><text:span text:style-name="T150">Vlk nyní nemůže </text:span><text:span text:style-name="T112">elfce</text:span><text:span text:style-name="T110"> prokousnout hrdlo</text:span><text:span text:style-name="T150">, protože je od ní daleko.</text:span></text:p>
      <text:h text:style-name="Heading_20_4" text:outline-level="4"><text:bookmark-start text:name="__RefHeading___Toc39311_4008629961"/>Odzbrojení protivníka<text:bookmark-end text:name="__RefHeading___Toc39311_4008629961"/></text:h>
      <text:p text:style-name="P110">Odzbrojení protivníka, podobně jako zabránění v mluvení nebo sr<text:span text:style-name="T929">á</text:span>žení do p<text:span text:style-name="T929">rop</text:span>asti, vyžaduje dva úspěchy. Nemusíš je nutně oba získat v jednom kole, ale z tvého popisu prvního úspěchu musí <text:span text:style-name="T930">být zřejmé</text:span>, že ti <text:span text:style-name="T970">to</text:span> s odzbrojením pomůže. <text:span text:style-name="T931">Můžeš na tom dokonce spolupracovat s někým dalším – každý přispějete jedním úspěchem.</text:span></text:p>
      <text:p text:style-name="P186">Příklad:</text:p>
      <text:p text:style-name="P266">Gorondar chce odzbrojit orka, aby ho družina mohla zajmout. Má proti němu ale jen jeden úspěch.</text:p>
      <text:p text:style-name="P266"><text:span text:style-name="T573">Pavel:</text:span> „Zaklesnu mu svou sekeru za ratiště kopí, abych mu ho mohl vypáčit z rukou.“</text:p>
      <text:p text:style-name="P101">Vyražená zbraň obvykle spadne na zem. Za případný třetí úspěch můžeš říct, kde přesně skončí, nebo že mu ji rovnou sebereš.</text:p>
      <text:p text:style-name="P192">Příklad:</text:p>
      <text:p text:style-name="P266">Pokud <text:span text:style-name="T971">Pavel</text:span> v dalším kole získá jeden úspěch, orka odzbrojí <text:span text:style-name="T971">a kopí skončí na zemi</text:span>. <text:span text:style-name="T971">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938">a</text:span>stí a <text:span text:style-name="T938">pro</text:span>pastí<text:bookmark-end text:name="__RefHeading___Toc30464_3828966542"/></text:h>
      <text:p text:style-name="P92"><text:span text:style-name="T972">Na to, abys</text:span> někoho zatlači<text:span text:style-name="T972">l</text:span> či srazi<text:span text:style-name="T972">l</text:span> do pasti nebo propasti, <text:span text:style-name="T894">potřebuješ dva úspěchy. Po prvním bude balancovat na hraně propasti (bude tedy v nevýhodě), až za druhý jej tam můžeš srazit</text:span>. <text:span text:style-name="T895">Nemusíš nutně oba úspěchy získat v jednom kole a můžeš na tom dokonce spolupracovat s někým dalším – každý přispěje jedním úspěchem.</text:span></text:p>
      <text:p text:style-name="P25">Příklad:</text:p>
      <text:p text:style-name="P250"><text:soft-page-break/>Gorondar brání úzký dlouhý most před přesilou skřetů – obvykle to sice bývá práce kouzelníků v šedém plášti, ale Kara si ho zrovna nechala doma, <text:span text:style-name="T972">takže ji musel zastoupit</text:span>. <text:span text:style-name="T896">Prvního skřeta Pavel přehodil o 4. Má tedy proti němu dva úspěchy a popíše to:</text:span></text:p>
      <text:p text:style-name="P250"><text:span text:style-name="T573">Pavel:</text:span> „Vrazím do něj štítem, abych ho trochu rozhodil, a pak mu podrazím nohu. Skřet letí do propasti.“</text:p>
      <text:p text:style-name="P250"><text:span text:style-name="T573">Pán jeskyně:</text:span> „Dalšího v řadě to kupodivu neodradilo a vrhá se na tebe.“</text:p>
      <text:p text:style-name="P286"><text:span text:style-name="T573">Pavel:</text:span> „<text:span text:style-name="T973">Tak si to zopakujeme.“</text:span></text:p>
      <text:p text:style-name="P250">Tentokrát Pavel hodil stejně jako Pán jeskyně. Skřet i Gorondar tedy mají po jednom úspěchu.</text:p>
      <text:p text:style-name="P250"><text:span text:style-name="T573">Pán jeskyně:</text:span> „Tenhle skřet na to šel chytře. Nejdřív o kousek ustoupil, takže jsi ho štítem <text:span text:style-name="T897">minul</text:span>. Pak se ti na něj ale natlačil. Málem jsi ztratil rovnováhu, balancuješ teď na hraně propasti.“</text:p>
      <text:p text:style-name="P250"><text:span text:style-name="T573">Pavel:</text:span> „Nespadl jsem tam, protože jsem ho při tom chytil za ruku a pak jsem ho odstrčil, aby mi dělal protiváhu. Takže teď balancujeme oba.“</text:p>
      <text:p text:style-name="P285">V dalším kole to bude napínavé – oběma stačí jeden úspěch na to, aby toho druhého srazili dolů.</text:p>
      <text:p text:style-name="P285"><text:span text:style-name="T573">Pán jeskyně:</text:span> „<text:span text:style-name="T898">Skřet zřejmě není sebevrah. Snaží se ti vytrhnout a o krok ustoupit.</text:span>“</text:p>
      <text:p text:style-name="P285"><text:span text:style-name="T573">Pavel:</text:span> „<text:span text:style-name="T972">Já ho tam chci srazit.</text:span>“</text:p>
      <text:p text:style-name="P285"><text:span text:style-name="T898">Oba jsou ve stejné nevýhodné situaci, takže za to nikdo nebude mít bonus.</text:span> <text:span text:style-name="T899">J</text:span>ako na potvoru <text:span text:style-name="T899">znovu</text:span> oba hod<text:span text:style-name="T898">ili stejně.</text:span></text:p>
      <text:p text:style-name="P285"><text:span text:style-name="T573">Pán jeskyně:</text:span> „<text:span text:style-name="T972">Skřet ti chtěl zabránit v tom, abys ho hodil dolů, tys mu ale zase zjevně chtěl zabránit v tom, aby se uvolnil. Obojí najednou udělat nejde, takže to necháme jako remízu. Oba pořád balancujete na hraně.“</text:span></text:p>
      <text:p text:style-name="P127"><text:soft-page-break/>Pokud hrajete s příběhovou imunitou, <text:span text:style-name="T974">snažte</text:span> se těmto situacím vyhýbat. <text:span text:style-name="T974">T</text:span>ěžko se <text:span text:style-name="T974">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916">Zab</text:span>ránění v mluvení<text:bookmark-end text:name="__RefHeading___Toc39801_4008629961"/></text:h>
      <text:p text:style-name="P111">Zabránit někomu, aby <text:span text:style-name="T973">něco řekl</text:span>, <text:span text:style-name="T917">nebo třeba</text:span> volal na poplach,<text:span text:style-name="T917"> </text:span>je těžší, než ho jen srazit k zemi nebo chytit za ruku, protože se k němu musíš dostat tak blízko, abys mu mohl zacpat ústa. <text:span text:style-name="T918">Potřebuješ na to tedy dva úspěchy</text:span>: jeden na to, abys ho chytil, zalehnul a podobně, a za druhý mu pak můžeš zacpat pusu. <text:span text:style-name="T919">Nemusíš je nutně oba získat v jednom kole a můžeš na tom dokonce spolupracovat s někým dalším – každý přispěje jedním úspěchem.</text:span></text:p>
      <text:p text:style-name="P150">Příklad:</text:p>
      <text:p text:style-name="P273">Po neúspěšném vyjednávání se skřetem ho Naria s Gorondarem chtějí zlikvidovat tak, aby nezavolal na poplach. <text:span text:style-name="T920">Jsou od něj jen pár kroků, takže n</text:span>a to, aby ho odstřelili ze zálohy, je už pozdě. Zato se <text:span text:style-name="T921">ale</text:span> na něj mohou oba vrhnout.<text:line-break/><text:tab/>Pavlovi padne jen jeden úspěch. To na zabránění v mluvení nestačí. Gorondar na to ale není sám, takže se Pavel rozhodne, že udělá <text:span text:style-name="T920">alespoň</text:span> část práce:</text:p>
      <text:p text:style-name="P273"><text:span text:style-name="T47">Pavel:</text:span><text:span text:style-name="T103"> „Přimáčknu ho ke zdi. Chtěl jsem mu sice původně </text:span><text:span text:style-name="T113">rovnou</text:span><text:span text:style-name="T103"> zacpat pusu, ale to se mi zjevně nepovedlo.“</text:span></text:p>
      <text:p text:style-name="P273"><text:span text:style-name="T49">Pán jeskyně:</text:span><text:span text:style-name="T114"> „</text:span><text:span text:style-name="T113">Je to tak. Na to bys potřeboval dva úspěchy.“</text:span></text:p>
      <text:p text:style-name="P273"><text:span text:style-name="T155">Katka</text:span><text:span text:style-name="T103"> si teď </text:span><text:span text:style-name="T115">p</text:span><text:span text:style-name="T103">ři svém hodu </text:span><text:span text:style-name="T33">na úspěch</text:span><text:span text:style-name="T103"> bude počítat výhodu </text:span><text:span text:style-name="T115">za to, že Gorondar drží skřeta u zdi a ztěžuje mu pohyb, </text:span><text:span text:style-name="T116">a bude</text:span><text:span text:style-name="T115"> jí stačit jeden úspěch, </text:span><text:span text:style-name="T117">a</text:span><text:span text:style-name="T116">by mu zacpala pusu, </text:span><text:span text:style-name="T118">protože Gorondar jí připravil situaci</text:span><text:span text:style-name="T115">. </text:span><text:span text:style-name="T114">Když jej získá, v dalším kole bude situace následující:</text:span></text:p>
      <text:p text:style-name="P273"><text:soft-page-break/><text:span text:style-name="T49">Pán jeskyně:</text:span><text:span text:style-name="T114"> „Gorondar drží skřeta přimáčknutého u stěny a Naria mu drží </text:span><text:span text:style-name="T119">tlamu</text:span><text:span text:style-name="T114">,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114"><text:span text:style-name="T924">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103"><text:bookmark-ref text:reference-format="text" text:ref-name="__RefHeading___Toc39801_4008629961">Zabránění v mluvení</text:bookmark-ref></text:span></text:span><text:span text:style-name="T924"><text:s/>potřebuješ dva úspěchy. </text:span><text:span text:style-name="T128">Obvykle je tedy jednodušší kouzelníkovi znemožnit gestikulovat</text:span><text:span text:style-name="T130">.</text:span><text:span text:style-name="T128"> </text:span><text:span text:style-name="T130">Na to stačí jeden úspěch, viz </text:span><text:span text:style-name="Odkaz_20_na_20_kapitolu"><text:span text:style-name="T103"><text:bookmark-ref text:reference-format="text" text:ref-name="__RefHeading___Toc48749_4008629961">Zabránění v akci nebo v útoku</text:bookmark-ref></text:span></text:span><text:span text:style-name="T128">.</text:span></text:p>
      <text:p text:style-name="P187">Příklad:</text:p>
      <text:p text:style-name="P271"><text:span text:style-name="T103">Pavel získal proti goblin</text:span><text:span text:style-name="T131">ímu šamanovi</text:span><text:span text:style-name="T103"> dva úspěchy.</text:span></text:p>
      <text:p text:style-name="P273"><text:span text:style-name="T47">Pavel:</text:span><text:span text:style-name="T103"> „</text:span><text:span text:style-name="T132">C</text:span><text:span text:style-name="T133">hytnu </text:span><text:span text:style-name="T130">ho</text:span><text:span text:style-name="T133"> levou rukou pod krkem a </text:span><text:span text:style-name="T103">pravou mu zacpu pusu.“</text:span></text:p>
      <text:p text:style-name="P217">Kdyby měl jen jeden úspěch, mohl by mu v kouzlení zabránit třeba tím, že ho chytne za ruku.</text:p>
      <text:p text:style-name="P100"><text:span text:style-name="T131">Stejně jako u </text:span><text:span text:style-name="Odkaz_20_na_20_kapitolu"><text:span text:style-name="T103"><text:bookmark-ref text:reference-format="text" text:ref-name="__RefHeading___Toc48749_4008629961">Zabránění v akci nebo v útoku</text:bookmark-ref></text:span></text:span><text:span text:style-name="T131"><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34">Když </text:span><text:span text:style-name="T135">naopak</text:span><text:span text:style-name="T134"> někomu v seslání plošného kouzla zabráníš</text:span><text:span text:style-name="T68">, tak ho vůbec nesešle a </text:span><text:span text:style-name="T69">neohrozí jím ani nikoho dalšího</text:span><text:span text:style-name="T70">.</text:span></text:p>
      <text:p text:style-name="P151">Příklad:</text:p>
      <text:p text:style-name="P272"><text:span text:style-name="T136">K</text:span><text:span text:style-name="T103">ara sesílá </text:span><text:span text:style-name="T33">zelený blesk</text:span><text:span text:style-name="T103"> na dva skřety, kteří </text:span><text:span text:style-name="T134">se na ní vyřítili z boční chodby</text:span><text:span text:style-name="T103">. Jana si tedy hází </text:span><text:span text:style-name="T33">na úspěch</text:span><text:span text:style-name="T103"> Duší. První </text:span><text:span text:style-name="T134">skřet jí chce v kouzlení zabránit </text:span><text:span text:style-name="T129">a</text:span><text:span text:style-name="T103"> </text:span><text:span text:style-name="T129">h</text:span><text:span text:style-name="T128">odí si proti ní jeden úspěch.</text:span></text:p>
      <text:p text:style-name="P272"><text:soft-page-break/><text:span text:style-name="T51">Pán jeskyně:</text:span><text:span text:style-name="T134"> „</text:span><text:span text:style-name="T128">Skřeti asi vě</text:span><text:span text:style-name="T130">d</text:span><text:span text:style-name="T128">í, </text:span><text:span text:style-name="T134">že mají co do činění s kouzelnicí, </text:span><text:span text:style-name="T130">protože</text:span><text:span text:style-name="T134"> </text:span><text:span text:style-name="T130">p</text:span><text:span text:style-name="T128">rvní z nich k tobě rychle přiskočil a chytil tě za levou ruku. </text:span><text:span text:style-name="T37">Zelený blesk</text:span><text:span text:style-name="T134"> jsi tedy vůbec neseslala a druhého skřeta nijak neohrožuješ. Hoď si proti němu </text:span><text:span text:style-name="T37">na obranu.</text:span><text:span text:style-name="T134">“</text:span></text:p>
      <text:p text:style-name="P273"><text:span text:style-name="T137">Jana si nemůže proti druhému skřetovi počítat svůj hod </text:span><text:span text:style-name="T38">na úspěch</text:span><text:span text:style-name="T137"> Duší, protože se jí k</text:span><text:span text:style-name="T128">ouzlo nepodařilo seslat, takže ho vůbec neohrožuje.</text:span><text:span text:style-name="T137"> </text:span><text:span text:style-name="T151">Musí si tedy proti němu hodit na obranu (Finesou, protože nemá těžkou zbroj).</text:span></text:p>
      <text:h text:style-name="P401" text:outline-level="3"><text:bookmark-start text:name="__RefHeading___Toc33231_2891756509"/>Pořadí házení<text:bookmark-end text:name="__RefHeading___Toc33231_2891756509"/></text:h>
      <text:p text:style-name="P74"><text:span text:style-name="T506">P</text:span><text:span text:style-name="T501">okud na sebe </text:span><text:span text:style-name="T545">úmysly</text:span><text:span text:style-name="T459"> logicky navazují, </text:span><text:span text:style-name="T501">záleží na pořadí házení</text:span><text:span text:style-name="T459">.</text:span></text:p>
      <text:p text:style-name="P169">Příklad:</text:p>
      <text:p text:style-name="P231"><text:span text:style-name="T842">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430">Když </text:span><text:span text:style-name="T449">ho </text:span><text:span text:style-name="T487">totiž</text:span><text:span text:style-name="T449"> vyřadí, </text:span><text:span text:style-name="T487">Gorondarovi v cestě ke goblinovi nebude nikdo bránit</text:span><text:span text:style-name="T449">.</text:span></text:p>
      <text:p text:style-name="P60"><text:span text:style-name="T393">N</text:span><text:span text:style-name="T373">a úspěch</text:span><text:span text:style-name="T445"> </text:span><text:span text:style-name="T502">se proto </text:span><text:span text:style-name="T445">hází</text:span><text:span text:style-name="T433"> v pořadí, v jakém </text:span><text:span text:style-name="T450">jsou záměry zřetězené</text:span><text:span text:style-name="T433">.</text:span></text:p>
      <text:p text:style-name="P169">Příklad:</text:p>
      <text:p text:style-name="P231"><text:span text:style-name="T433">Nejdřív si musí hodit Katka </text:span><text:span text:style-name="T442">proti orkovi</text:span><text:span text:style-name="T433">, jestli se jí </text:span><text:span text:style-name="T442">ho </text:span><text:span text:style-name="T433">podaří vyřadit, nebo alespoň </text:span><text:span text:style-name="T488">nějak</text:span><text:span text:style-name="T433"> </text:span><text:span text:style-name="T432">znevýhodnit</text:span><text:span text:style-name="T433">. Pokud orka nevyřadí, bude </text:span><text:span text:style-name="T448">se házet,</text:span><text:span text:style-name="T433"> </text:span><text:span text:style-name="T448">jestli</text:span><text:span text:style-name="T447"> ork</text:span><text:span text:style-name="T433"> zastav</text:span><text:span text:style-name="T447">í</text:span><text:span text:style-name="T433"> Gorondara. Když se </text:span><text:span text:style-name="T447">mu</text:span><text:span text:style-name="T433"> to nepodaří, bude si teprve Pavel moci hodit, </text:span><text:span text:style-name="T447">zda</text:span><text:span text:style-name="T433"> zabrán</text:span><text:span text:style-name="T447">í</text:span><text:span text:style-name="T433"> goblinovi v mumlání.</text:span></text:p>
      <text:p text:style-name="P290"><text:span text:style-name="T452">Když </text:span><text:span text:style-name="T461">vás několik</text:span><text:span text:style-name="T452"> ohrožuje stejného protivníka, </text:span><text:span text:style-name="T451">na pořadí házení </text:span><text:span text:style-name="T503">se</text:span><text:span text:style-name="T451"> můžete domluvit. </text:span><text:span text:style-name="T460">O</text:span><text:span text:style-name="T451">bvykle je výhodné, aby nejdřív házeli ti, </text:span><text:span text:style-name="T453">kdo nejsou ohroženi, </text:span><text:span text:style-name="T504">protože jejich výsledek může pomoci těm, kteří ohroženi jsou</text:span><text:span text:style-name="T451">. Je to ale každopádně na vás, můžete se </text:span><text:span text:style-name="T460">rozhodnout</text:span><text:span text:style-name="T451"> i jinak.</text:span></text:p>
      <text:p text:style-name="P169"><text:soft-page-break/>Příklad:</text:p>
      <text:p text:style-name="P231">Naria střílí na skřeta, se kterým bojuje Gorondar.</text:p>
      <text:p text:style-name="P231"><text:span text:style-name="T546">Pavel:</text:span><text:span text:style-name="T430"> „Katko, házej první. Když ho vyřadíš, </text:span><text:span text:style-name="T489">nebudu muset riskovat, že mě zraní.</text:span><text:span text:style-name="T430">“</text:span></text:p>
      <text:p text:style-name="P59"><text:span text:style-name="T460">Když více protivníků</text:span><text:span text:style-name="T453"> oh</text:span><text:span text:style-name="T454">r</text:span><text:span text:style-name="T453">ožuje stejnou postavu, </text:span><text:span text:style-name="T460">o pořadí, v jakém budou házet,</text:span><text:span text:style-name="T453"> rozhoduje Pán jeskyně.</text:span></text:p>
      <text:h text:style-name="P390" text:outline-level="4">Pořadí podle výsledků hodů</text:h>
      <text:p text:style-name="P48">Výjimečně se vám může stát, že <text:span text:style-name="T718">se </text:span>záměry <text:span text:style-name="T718">zacyklí</text:span>. V tom případě se samozřejmě nedá rozplést, v jakém pořadí se má házet. Místo toho použijte následující pravidlo:</text:p>
      <text:list xml:id="list3833837917" text:style-name="L89">
        <text:list-item>
          <text:p text:style-name="P365">Nejdříve si všichni hodí <text:span text:style-name="T366">na úspěch</text:span>. Výsledky si zapamatujte nebo zapište. Zatím ale neurčujte, co se stalo.</text:p>
        </text:list-item>
        <text:list-item>
          <text:p text:style-name="P365"><text:span text:style-name="T725">Vyhodnoťte je v pořadí </text:span>od nejvyššího <text:span text:style-name="T776">součtu</text:span> po nejnižší. V případě rovnosti buď <text:span text:style-name="T704">proběhnou</text:span> současně (pokud to dává smysl), nebo to rozhodněte <text:span text:style-name="T703">zopakováním hodu</text:span>.</text:p>
        </text:list-item>
      </text:list>
      <text:p text:style-name="P59">Takto také postupujte, <text:span text:style-name="T772">pokud</text:span> se na pořadí házení nedokážete dohodnout.</text:p>
      <text:h text:style-name="Heading_20_3" text:outline-level="3"><text:bookmark-start text:name="__RefHeading___Toc32292_1519352611"/>Taktické možnosti<text:bookmark-end text:name="__RefHeading___Toc32292_1519352611"/></text:h>
      <text:p text:style-name="P118">V této kapitole <text:span text:style-name="T979">jsou</text:span> pravidla, která může být výhodné použít v některých situacích. <text:span text:style-name="T962">Nezatěžujte se jimi, dokud nebudete dobře ovládat předchozí kapitoly. Poté je přidávejte do hry podle toho, kdy se vám zrovna bude některé z nich hodit.</text:span></text:p>
      <text:h text:style-name="P391" text:outline-level="4"><text:bookmark-start text:name="__RefHeading___Toc49251_4008629961"/><text:soft-page-break/>Plná obrana<text:bookmark-end text:name="__RefHeading___Toc49251_4008629961"/></text:h>
      <text:p text:style-name="P119"><text:span text:style-name="T604">Když se soustředíš na obranu, </text:span><text:span text:style-name="T610">tak neházíš </text:span><text:span text:style-name="T422">na úspěch</text:span><text:span text:style-name="T631">, </text:span><text:span text:style-name="T558">protože nikoho neohrožuješ</text:span><text:span text:style-name="T559">, ale na všechny </text:span><text:span text:style-name="T423">hody na obranu</text:span><text:span text:style-name="T559"> v tomto kole máš</text:span><text:span text:style-name="T612"> výhodu (</text:span><text:span text:style-name="T604">+</text:span><text:span text:style-name="T612">1)</text:span><text:span text:style-name="T604">.</text:span></text:p>
      <text:p text:style-name="P188">Příklad:</text:p>
      <text:p text:style-name="P275"><text:span text:style-name="T611">Z</text:span><text:span text:style-name="T604">lobrovi se podařilo nebohého Gorondara</text:span><text:span text:style-name="T634"> zvednout a odhodit</text:span><text:span text:style-name="T604">, takže Naria proti němu </text:span><text:span text:style-name="T634">chvíli</text:span><text:span text:style-name="T604"> stojí sama. Má pořád jen dýku, takže se rozhodne raději ustupovat a počkat, až se Gorondar vrátí. </text:span><text:span text:style-name="T613">Výměnou za to, že zlobra v tomto kole neohrožuje, si </text:span><text:span text:style-name="T420">na obranu</text:span><text:span text:style-name="T604"> </text:span><text:span text:style-name="T613">hodí </text:span><text:span text:style-name="T604">s </text:span><text:span text:style-name="T613">výhodou</text:span><text:span text:style-name="T604"> </text:span><text:span text:style-name="T613">(+1)</text:span><text:span text:style-name="T604">.</text:span></text:p>
      <text:p text:style-name="P22"><text:span text:style-name="T633">Při plné obraně nemůžeš dělat nic jiného: </text:span><text:span text:style-name="T653">utíkat</text:span><text:span text:style-name="T637">, </text:span><text:span text:style-name="T633">nabíjet, mířit, vyndavat něco z batohu a podobně. </text:span><text:span text:style-name="T632">Plná obrana </text:span><text:span text:style-name="T633">také</text:span><text:span text:style-name="T632"> vyžaduje dost</text:span><text:span text:style-name="T640">atek</text:span><text:span text:style-name="T632"> prostoru nebo nějakou překážku, za kterou můžeš uhnout. </text:span><text:span text:style-name="T633">To mimo jiné znamená, že nemůžeš blokovat chodbu a počítat si při tom výhodu za plnou obranu – když před někým ustupuješ, tak mu nebráníš v průchodu.<text:line-break/><text:tab/></text:span><text:span text:style-name="T622">Výhoda za </text:span><text:span text:style-name="T621">plnou obranu</text:span><text:span text:style-name="T622"> se sčítá s </text:span><text:span text:style-name="T621">ostatními</text:span><text:span text:style-name="T622"> výhod</text:span><text:span text:style-name="T621">ami</text:span><text:span text:style-name="T622"> a nevýhod</text:span><text:span text:style-name="T621">ami</text:span><text:span text:style-name="T622">. </text:span><text:span text:style-name="T633">Nejčastěji se kombinuje s </text:span><text:span text:style-name="T635">přesunem do krytu nebo s</text:span><text:span text:style-name="T633"> ústupem za </text:span><text:span text:style-name="T635">nějakou</text:span><text:span text:style-name="T633"> překážku.</text:span></text:p>
      <text:p text:style-name="P167">Příklad:</text:p>
      <text:p text:style-name="P276"><text:span text:style-name="T602">Kdyby Naria měla za </text:span><text:span text:style-name="T636">ustoupit</text:span><text:span text:style-name="T602">, třeba za nějaký sloup, tak by si </text:span><text:span text:style-name="T623">k </text:span><text:span text:style-name="T421">hodu na obranu</text:span><text:span text:style-name="T602"> </text:span><text:span text:style-name="T623">proti zlobrovi počítala +1 za</text:span><text:span text:style-name="T557"> plnou obranu </text:span><text:span text:style-name="T623">a další +1 za </text:span><text:span text:style-name="T635">kryt</text:span><text:span text:style-name="T602">.</text:span></text:p>
      <text:p text:style-name="P118"><text:span text:style-name="T560">Kouzl</text:span><text:span text:style-name="T566">o</text:span><text:span text:style-name="T560"> </text:span><text:span text:style-name="T566">je</text:span><text:span text:style-name="T560"> možné použít na plnou obranu </text:span><text:span text:style-name="T566">pouze pokud to je v jeho</text:span><text:span text:style-name="T621"> popisu </text:span><text:span text:style-name="T604">výslovně </text:span><text:span text:style-name="T621">uvedeno</text:span><text:span text:style-name="T604"> (například </text:span><text:span text:style-name="T420">magický štít</text:span><text:span text:style-name="T604">).</text:span></text:p>
      <text:h text:style-name="P392" text:outline-level="4"><text:bookmark-start text:name="__RefHeading___Toc36421_4008629961"/><text:soft-page-break/><text:span text:style-name="T724">Prolomení</text:span> nevýhody<text:bookmark-end text:name="__RefHeading___Toc36421_4008629961"/></text:h>
      <text:p text:style-name="P123"><text:span text:style-name="T604">P</text:span><text:span text:style-name="T651">rolomení nevýhody se používá, když se potřebuješ dostat z nevýhodné situace, </text:span><text:span text:style-name="T638">například </text:span><text:span text:style-name="T651">když chceš</text:span><text:span text:style-name="T639"> </text:span><text:span text:style-name="T604">odstrčit toho, kdo na t</text:span><text:span text:style-name="T654">o</text:span><text:span text:style-name="T604">b</text:span><text:span text:style-name="T654">ě</text:span><text:span text:style-name="T604"> leží, prorazit z obklíčení, vyčistit si oči od písku a podobně</text:span><text:span text:style-name="T651">. Funguje podobně jako </text:span><text:span text:style-name="Odkaz_20_na_20_kapitolu"><text:span text:style-name="T602"><text:bookmark-ref text:reference-format="text" text:ref-name="__RefHeading___Toc49251_4008629961">Plná obrana</text:bookmark-ref></text:span></text:span><text:span text:style-name="Odkaz_20_na_20_kapitolu"><text:span text:style-name="T682">:</text:span></text:span><text:span text:style-name="T651"> získáš výhodu (+1) výměnou za to, že se vzdáš svého útoku.<text:line-break/><text:tab/>Při prolamování nevýhody si házíš </text:span><text:span text:style-name="T426">na úspěch</text:span><text:span text:style-name="T651">, získané úspěchy ale můžeš</text:span><text:span text:style-name="T561"> </text:span><text:span text:style-name="T563">použít pouze na to, aby ses dostal z nevýhodné situace </text:span><text:span text:style-name="T567">(viz</text:span><text:span text:style-name="T562"> </text:span><text:span text:style-name="Odkaz_20_na_20_kapitolu"><text:span text:style-name="T641"><text:bookmark-ref text:reference-format="text" text:ref-name="__RefHeading___Toc27000_4008629961">Únik z nevýhodné situace</text:bookmark-ref></text:span></text:span><text:span text:style-name="T562">)</text:span><text:span text:style-name="T560">.<text:line-break/><text:tab/></text:span><text:span text:style-name="T572">N</text:span><text:span text:style-name="T571">a </text:span><text:span text:style-name="T333">rozdíl </text:span><text:span text:style-name="T331">od plné obran</text:span><text:span text:style-name="T332">y </text:span><text:span text:style-name="T334">si</text:span><text:span text:style-name="T331"> při prolamování nevýhody ne</text:span><text:span text:style-name="T334">počítáš</text:span><text:span text:style-name="T331"> výhodu při svých hodech </text:span><text:span text:style-name="T195">na obranu</text:span><text:span text:style-name="T331">.</text:span></text:p>
      <text:p text:style-name="P182">Příklad:</text:p>
      <text:p text:style-name="P257"><text:span text:style-name="T141">Naria střílí na skřeta, kterého </text:span><text:span text:style-name="T142">G</text:span><text:span text:style-name="T143">orondar drží přitisknutého ke zdi. Skřet se snaží Gorondarovi vysmýknout. </text:span><text:span text:style-name="T144">Při svém </text:span><text:span text:style-name="T39">hodu na úspěch</text:span><text:span text:style-name="T144"> si tedy započítá výhodu</text:span><text:span text:style-name="T145">, ale </text:span><text:span text:style-name="T144">p</text:span><text:span text:style-name="T146">roti Nariině střelbě si bude házet </text:span><text:span text:style-name="T40">na obranu</text:span><text:span text:style-name="T146"> bez bonusu. </text:span><text:span text:style-name="T144">Když skřet Gorondara přehodí, vyklouzne z jeho sevření, ale nemůže ho v tomto kole zranit nebo jakkoliv jinak ohrozit.</text:span></text:p>
      <text:p text:style-name="P122"><text:span text:style-name="T149">P</text:span><text:span text:style-name="T103">rolomení nevýhody jde zkombinovat s útokem na více protivníků (viz </text:span><text:span text:style-name="Odkaz_20_na_20_kapitolu"><text:span text:style-name="T103"><text:bookmark-ref text:reference-format="text" text:ref-name="__RefHeading___Toc26514_4008629961">Útok na více protivníků</text:bookmark-ref></text:span></text:span><text:span text:style-name="T103">).</text:span></text:p>
      <text:p text:style-name="P183">Příklad:</text:p>
      <text:p text:style-name="P264">Gorondar bojuje s přesilou skřetů. Jeden z nich ho srazil k zemi a zalehnul ho, druhý mu drží levou ruku, třetí mu sedí na nohách.</text:p>
      <text:p text:style-name="P281"><text:span text:style-name="T580">Pavel:</text:span><text:span text:style-name="T602"> „Uff, vypadá to se mnou špatně. Ale bez boje se nevzdám.</text:span><text:span text:style-name="T557"> </text:span><text:span text:style-name="T569">Soustředím se na to, abych </text:span><text:span text:style-name="T557">setřás</text:span><text:span text:style-name="T569">l</text:span><text:span text:style-name="T557"> </text:span><text:span text:style-name="T569">skřeta</text:span><text:span text:style-name="T557">, který na mě leží, a toho, co mi sedí na nohách. Použiju válečnickou schopnost </text:span><text:span text:style-name="T424">rychlý boj</text:span><text:span text:style-name="T568">, </text:span><text:span text:style-name="T567">abych neměl postih.</text:span></text:p>
      <text:p text:style-name="Example"><text:span text:style-name="T580">Pán jeskyně:</text:span><text:span text:style-name="T602"> „</text:span><text:span text:style-name="T651">Ok</text:span><text:span text:style-name="T602">. </text:span><text:span text:style-name="T652">Máš výhodu</text:span><text:span text:style-name="Odkaz_20_na_20_kapitolu_20_v_20_příkladu"><text:span text:style-name="T674"> to</text:span></text:span><text:span text:style-name="Odkaz_20_na_20_kapitolu_20_v_20_příkladu"><text:span text:style-name="T354">, že se vzdáváš útoku,</text:span></text:span><text:span text:style-name="T354"> </text:span><text:span text:style-name="T602">a nevýhodu za to, že tě skřeti tisknou k zemi.“</text:span></text:p>
      <text:p text:style-name="P264"><text:soft-page-break/><text:span text:style-name="T139">Pavel </text:span><text:span text:style-name="T152">si hodí</text:span><text:span text:style-name="T139"> </text:span><text:span text:style-name="T41">na úspěch</text:span><text:span text:style-name="T139">. </text:span><text:span text:style-name="T147">K</text:span><text:span text:style-name="T139">aždý skřet si proti němu bude házet zvlášť. Když </text:span><text:span text:style-name="T147">mu</text:span><text:span text:style-name="T139"> proti </text:span><text:span text:style-name="T147">každému z nich padne alespoň jeden </text:span><text:span text:style-name="T152">úspěch</text:span><text:span text:style-name="T139">,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77">. </text:span></text:span><text:span text:style-name="Odkaz_20_na_20_kapitolu_20_v_20_příkladu"><text:span text:style-name="T22">Kdyby ho ale jeden ze skřetů držel ve dvou nevýhodných situacích </text:span></text:span><text:span text:style-name="Odkaz_20_na_20_kapitolu_20_v_20_příkladu"><text:span text:style-name="T23">(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57">Když děláš klamný útok, házíš soupeři židli pod nohy, nebo <text:span text:style-name="T736">si třeba počkáš na vhodnou chvíli k útoku</text:span>, tak neházíš <text:span text:style-name="T366">na úspěch</text:span>, <text:span text:style-name="T464">protože nikoho neohrožuješ</text:span><text:span text:style-name="T430">. </text:span>Pokud ti v tom n<text:span text:style-name="T737">ě</text:span>kdo nezabrání, <text:span text:style-name="T731">v příštím kole za to budeš mít výhodu</text:span>.</text:p>
      <text:p text:style-name="P168">Příklad:</text:p>
      <text:p text:style-name="P230"><text:span text:style-name="T735">Gorondar bojuje se Zlobrem, který je mnohem silnější než on. Pavel se tedy rozhodne první útok jen fingovat a zvýšit si tak šanci v příštím kole.<text:line-break/><text:tab/>V Prvním kole tedy Pán jeskyně za zlobra hází </text:span><text:span text:style-name="T377">na úspěch</text:span><text:span text:style-name="T735">, ale Pavel si hází </text:span><text:span text:style-name="T377">na obranu</text:span><text:span text:style-name="T735">, protože zlobra neohrožuje. V dalším kole si Pavel k hodu přičte +1, ať už se bude opět jen bránit, nebo zkusí zlobra zasáhnout.</text:span></text:p>
      <text:h text:style-name="Heading_20_4" text:outline-level="4"><text:bookmark-start text:name="__RefHeading___Toc25643_40684605011"/>Rozptýlení protivníka<text:bookmark-end text:name="__RefHeading___Toc25643_40684605011"/></text:h>
      <text:p text:style-name="P58"><text:span text:style-name="T685">Když se snažíš soupeře rozptýlit, rozhodit či odvést jeho pozornost, tak neházíš </text:span><text:span text:style-name="T372">na úspěch</text:span><text:span text:style-name="T685">, </text:span><text:span text:style-name="T464">protože nikoho neohrožuješ</text:span><text:span text:style-name="T463">. </text:span><text:span text:style-name="T467">Pokud ti v tom n</text:span><text:span text:style-name="T468">ě</text:span><text:span text:style-name="T467">kdo nezabrání, protivník bude mít v tomto kole nevýhodu.</text:span></text:p>
      <text:p text:style-name="P168">Příklad:</text:p>
      <text:p text:style-name="P230">Naria <text:span text:style-name="T736">přiběhla Gorondarovi na pomoc s rozzuřeným zlobrem</text:span>. <text:span text:style-name="T736">P</text:span>řišla <text:span text:style-name="T736">ale</text:span> o luk a má jen svou dýku, takže místo aby se <text:span text:style-name="T736">na zlobra vrhla</text:span>, rozhodne <text:span text:style-name="T736">se</text:span> pomáhat Gorondarovi <text:span text:style-name="T736">jinak</text:span>. Začne sbírat kameny a házet je zlobrovi na hlavu. <text:span text:style-name="T736">Nesnaží se mu tím ublížit, chce pouze rozptýlit jeho pozornost</text:span>. <text:span text:style-name="T736">Katka si tedy nehází </text:span><text:span text:style-name="T378">na úspěch</text:span><text:span text:style-name="T736"> a zlobr si proti Gorondarovi počítá nevýhodu.</text:span></text:p>
      <text:h text:style-name="Heading_20_4" text:outline-level="4"><text:soft-page-break/>Míření</text:h>
      <text:p text:style-name="P137"><text:span text:style-name="T865">Když strávíš kolo mířením, neházíš </text:span><text:span text:style-name="T372">na úspěch</text:span><text:span text:style-name="T463">, </text:span><text:span text:style-name="T464">protože nikoho neohrožuješ</text:span><text:span text:style-name="T463">.</text:span><text:span text:style-name="T372"> </text:span><text:span text:style-name="T719">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622"> se sčítá s </text:span><text:span text:style-name="T621">ostatními</text:span><text:span text:style-name="T622"> výhod</text:span><text:span text:style-name="T621">ami</text:span><text:span text:style-name="T622"> a nevýhod</text:span><text:span text:style-name="T621">ami</text:span><text:span text:style-name="T622">.</text:span></text:p>
      <text:p text:style-name="P166">Příklad:</text:p>
      <text:p text:style-name="P230">Naria klečí ve tmě a míří do chodby, <text:span text:style-name="T733">odkud očekává, že přiběhnou skřeti</text:span>. Na prvního <text:span text:style-name="T734">z nich</text:span> bude mít +1 za míření a +1 za překvapení, dohromady tedy +2.</text:p>
      <text:h text:style-name="P402" text:outline-level="3"><text:bookmark-start text:name="__RefHeading___Toc32294_1519352611"/><text:span text:style-name="T159">Č</text:span><text:span text:style-name="T1">asté situace v boji</text:span><text:bookmark-end text:name="__RefHeading___Toc32294_1519352611"/></text:h>
      <text:p text:style-name="P126"><text:span text:style-name="T167">V </text:span><text:span text:style-name="T1">této kapitole si projdeme několik situací, které v boji často nastávají, a ukážeme si, jak se vyhodnotí.</text:span></text:p>
      <text:h text:style-name="Heading_20_4" text:outline-level="4"><text:span text:style-name="T159">Ú</text:span><text:span text:style-name="T1">těk z </text:span><text:span text:style-name="T160">b</text:span><text:span text:style-name="T1">oje zblízka</text:span></text:h>
      <text:p text:style-name="P93"><text:span text:style-name="T106">Když</text:span><text:span text:style-name="T10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03"><text:bookmark-ref text:reference-format="text" text:ref-name="__RefHeading___Toc27000_4008629961">Únik z nevýhodné situace</text:bookmark-ref></text:span></text:span><text:span text:style-name="T103">. </text:span><text:span text:style-name="T106">Až v dalším kole budeš moci utéct.</text:span><text:span text:style-name="T103"><text:line-break/><text:tab/></text:span><text:span text:style-name="T106">Když máš cestu volnou, útěk stačí ohlásit. </text:span><text:span text:style-name="T107">Neházíš si na úspěch, protože nikoho neohrožuješ. Při obraně p</text:span><text:span text:style-name="T106">roti těm, </text:span><text:span text:style-name="T107">od koho utíkáš, si počítáš nevýhodu za to, že jim vystavuješ záda. Při útěku nemůžeš použít </text:span><text:span text:style-name="T34">plnou obranu</text:span><text:span text:style-name="T107"> – buď se soustředíš na obranu, nebo na útěk (viz </text:span><text:span text:style-name="Odkaz_20_na_20_kapitolu"><text:span text:style-name="T103"><text:bookmark-ref text:reference-format="text" text:ref-name="__RefHeading___Toc49251_4008629961">Plná obrana</text:bookmark-ref></text:span></text:span><text:span text:style-name="T107">).<text:line-break/></text:span><text:soft-page-break/><text:span text:style-name="T107"><text:tab/></text:span><text:span text:style-name="T106">Pokud ti někdo </text:span><text:span text:style-name="T107">chce</text:span><text:span text:style-name="T106"> v útěku zabránit, potřebuje proti tobě získat alespoň jeden úspěch a </text:span><text:span text:style-name="T108">za něj</text:span><text:span text:style-name="T106"> tě chytit za ruku, srazit na zem, nebo ti nějak jinak v útěku zabránit. Tím tě také </text:span><text:span text:style-name="T157">zároveň</text:span><text:span text:style-name="T106"> může dostat do nevýhodné situace, viz </text:span><text:span text:style-name="Odkaz_20_na_20_kapitolu"><text:span text:style-name="T103"><text:bookmark-ref text:reference-format="text" text:ref-name="__RefHeading___Toc47364_2585827368">Znevýhodnění protivníka</text:bookmark-ref></text:span></text:span><text:span text:style-name="T106">.</text:span></text:p>
      <text:p text:style-name="P178">Příklad:</text:p>
      <text:p text:style-name="P288">Gorondar bojuje s orkským šampiónem. Zjistil, že poněkud přecenil své síly, a chtěl by utéct. <text:span text:style-name="T905">Ork ho ale mezitím přitlačil ke zdi. Pavel si tedy nejdřív bude muset proti němu hodit </text:span><text:span text:style-name="T404">na úspěch</text:span><text:span text:style-name="T905">.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26">Když hodí Pán jeskyně stejně nebo víc, ork bude mít jeden úspěch a použije ho na to, aby Gorondara zastavil. Když hodí víc</text:span><text:span text:style-name="T27"> </text:span><text:span text:style-name="T26">Pave</text:span><text:span text:style-name="T29">l</text:span><text:span text:style-name="T26">, Gorondar úspěšně uteče.</text:span></text:p>
      <text:p text:style-name="P106"><text:span text:style-name="T28">Když ti v útěku nikdo nezabrání,</text:span><text:span text:style-name="T26"> vytvoříš </text:span><text:span text:style-name="T28">si </text:span><text:span text:style-name="T26">malý náskok – pokud tě nic nezrychluje nebo nezpomaluje, za jedno kolo uběhneš </text:span><text:span text:style-name="T3">krátkou vzdálenost</text:span><text:span text:style-name="T26">. Protivníci se tě pak mohou rozhodnout honit – viz kapitola </text:span><text:span text:style-name="Odkaz_20_na_20_kapitolu"><text:span text:style-name="T103"><text:bookmark-ref text:reference-format="text" text:ref-name="__RefHeading___Toc23284_831167585">Error: Reference source not found</text:bookmark-ref></text:span></text:span><text:span text:style-name="T26">.</text:span></text:p>
      <text:h text:style-name="P393" text:outline-level="4"><text:bookmark-start text:name="__RefHeading___Toc70948_4008629961"/>Útok na nehybného protivníka<text:bookmark-end text:name="__RefHeading___Toc70948_4008629961"/></text:h>
      <text:p text:style-name="P131">Když se <text:span text:style-name="T730">protivník</text:span> nemůže hýbat, <text:span text:style-name="T541">třeba protože je </text:span><text:span text:style-name="T417">vyřazený z boje</text:span><text:span text:style-name="T541">, </text:span><text:span text:style-name="T417">v bezvědomí</text:span><text:span text:style-name="T541">, pevně svázaný, paralyzovaný kouzlem a podobně</text:span>, <text:span text:style-name="T366">na obranu</text:span> si hází 0 + k6 <text:span text:style-name="T693">a nepočítá si žádné výhody ani nevýhody</text:span>. <text:span text:style-name="T701">Útočník si své výhody a nevýhody počítá.</text:span></text:p>
      <text:p text:style-name="P188">Příklad:</text:p>
      <text:p text:style-name="P277">Když Naria před výstřelem zamíří na <text:span text:style-name="T710">sváza</text:span>ného skřet<text:span text:style-name="T710">a</text:span>, bude za to mít výhodu. <text:span text:style-name="T710">S</text:span>křet si ale nebude počítat nevýhodu za to, že je oslepený, <text:span text:style-name="T740">protože i kdyby Nariu viděl, stejně by mu to nepomohlo.</text:span></text:p>
      <text:p text:style-name="P138"><text:soft-page-break/><text:span text:style-name="T24">Když někoho držíš, ležíš na něm, tiskneš ho štítem ke zdi a podobně, tak to není nehybný protivník, protože sebou pořád může zmítat. V těchto případech se </text:span><text:span text:style-name="T25">tedy</text:span><text:span text:style-name="T24"> do obrany počítá vlastnost a příslušné nevýhody.</text:span></text:p>
      <text:p text:style-name="P138"><text:span text:style-name="T24"><text:line-break/><text:tab/></text:span><text:span text:style-name="T957">O nehybného obránce se ale jedná, pokud o útočníkovi neví a zrovna se prakticky nehýbe, třeba protože stojí na hlídce, leží, nebo pomalu jde a s někým se baví.</text:span></text:p>
      <text:p text:style-name="P189">Příklad:</text:p>
      <text:p text:style-name="P279">Postavy chtějí zlikvidovat skřetí <text:span text:style-name="T742">stráž</text:span>, aniž by zavolala na poplach.</text:p>
      <text:p text:style-name="P280"><text:span text:style-name="T573">Katka:</text:span> <text:span text:style-name="T366">„Můžu se k němu připlížit a zkusit ho zastřelit ze zálohy. Stojí na hlídce, takže je výborný cíl, ale i tak si nejsem jistá, že jedna rána bude stačit.“</text:span></text:p>
      <text:p text:style-name="P280"><text:span text:style-name="T573">Pavel:</text:span><text:span text:style-name="T366"> „Já </text:span><text:span text:style-name="T381">sice</text:span><text:span text:style-name="T366"> mám kuši, ale neumím se plížit.“</text:span></text:p>
      <text:p text:style-name="P280"><text:span text:style-name="T573">Jana:</text:span> <text:span text:style-name="T366">„</text:span><text:span text:style-name="T380">Já </text:span><text:span text:style-name="T381">jsem na tohle nepoužitelná</text:span><text:span text:style-name="T380">. </text:span><text:span text:style-name="T374">P</text:span><text:span text:style-name="T366">ři kouzlení musím vyslovit zaklínací formuli, takže nikoho nepřekvapím. </text:span><text:span text:style-name="T380">Mohla bych</text:span><text:span text:style-name="T366"> ale </text:span><text:span text:style-name="T414">předem</text:span><text:span text:style-name="T366"> seslat neviditelnost na Gorondara.“</text:span></text:p>
      <text:p text:style-name="P280"><text:span text:style-name="T573">Pavel:</text:span><text:span text:style-name="T366"> „To by šlo. Ve dvou ho </text:span><text:span text:style-name="T380">určitě složíme</text:span><text:span text:style-name="T366">.“</text:span></text:p>
      <text:p text:style-name="P280"><text:span text:style-name="T573">Katka:</text:span><text:span text:style-name="T366"> „</text:span><text:span text:style-name="T379">Jsem pro</text:span><text:span text:style-name="T366">. </text:span><text:span text:style-name="T379">Připlížíme se k němu a vystřelíme současně.</text:span><text:span text:style-name="T366">“</text:span></text:p>
      <text:p text:style-name="P280"><text:span text:style-name="T546">Pán jeskyně:</text:span><text:span text:style-name="T430"> „</text:span><text:span text:style-name="T469">Bez problémů jste se </text:span><text:span text:style-name="T470">přiblížili skoro až k němu, aniž by si vás všimnul</text:span><text:span text:style-name="T430">. Oba si zamíříte, předpokládám?“</text:span></text:p>
      <text:p text:style-name="P280"><text:span text:style-name="T573">Pavel:</text:span> „<text:span text:style-name="T739">Jasně</text:span>.“</text:p>
      <text:p text:style-name="P278"><text:span text:style-name="T11">Pán jeskyně si teď bude za skřeta dvakrát házet </text:span><text:span text:style-name="T4">na obranu</text:span><text:span text:style-name="T11">. Jednou proti Katce, podruhé proti Pavlovi. V obou případech hází </text:span><text:span text:style-name="T12">0 +</text:span><text:span text:style-name="T11"> k6, protože jde o útoky ze zálohy. </text:span><text:span text:style-name="T13">J</text:span><text:span text:style-name="T14">ak Pavel, tak Katka mají výhodu za míření, takže si ke svým hodům </text:span><text:span text:style-name="T5">na úspěch</text:span><text:span text:style-name="T14"> přičítají +</text:span><text:span text:style-name="T15">1</text:span><text:span text:style-name="T14">. </text:span><text:span text:style-name="T13">Nebudou si ale počítat výhodu za to, že je skřet nevidí, ani za to, že ho překvapili. Skřet se totiž vůbec nebrání, takže je jedno, </text:span><text:span text:style-name="T21">že</text:span><text:span text:style-name="T13"> útočníky </text:span><text:span text:style-name="T21">ne</text:span><text:span text:style-name="T13">vidí, </text:span><text:span text:style-name="T21">a že je nečekal</text:span><text:span text:style-name="T13">.</text:span></text:p>
      <text:p text:style-name="P128"><text:soft-page-break/>Když ale protivník běží, bojuje, nebo jinak svým pohybem ztěžuje útočníkovi zásah, o nehybného obránce se nejedná a do hodu si tedy vlastnost započítá.</text:p>
      <text:p text:style-name="P189">Příklad:</text:p>
      <text:p text:style-name="P280"><text:span text:style-name="T16">Pokud skřet první kolo přežije, v dalším </text:span><text:span text:style-name="T17">nejspíš</text:span><text:span text:style-name="T16"> začne volat na poplach </text:span><text:span text:style-name="T18">a</text:span><text:span text:style-name="T16"> rozběhne </text:span><text:span text:style-name="T18">se </text:span><text:span text:style-name="T16">do úkrytu. Proti dalším výstřelům si tedy už bude počítat svou Finesu, </text:span><text:span text:style-name="T19">protože střelcům aktivně ztěžuje zásah,</text:span><text:span text:style-name="T16"> </text:span><text:span text:style-name="T18">ale také nevýhody za to, že útočníky nevidí a za případná vážná zranění, která utrpěl v prvním kole. </text:span><text:span text:style-name="T20">Současně ale bude</text:span><text:span text:style-name="T18"> mít výhodu za </text:span><text:span text:style-name="T6">plnou obranu</text:span><text:span text:style-name="T18">,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121">V této kapitole si <text:span text:style-name="T758">ukážeme, co se může dít</text:span>, kdy<text:span text:style-name="T758">ž</text:span> ke střelci přibíhá útočník, který ho chce ohrozit zblízka.</text:p>
      <text:p text:style-name="P190">Příklad:</text:p>
      <text:p text:style-name="P256"><text:span text:style-name="T573">Pán jeskyně:</text:span> „<text:span text:style-name="T749">Katko, zabočila jsi do dlouhé rovné chodby, která v dálce zatáčí doleva. Z té zatáčky teď na protější stěnu dopadlo světlo, zřejmě odtamtud někdo přichází s lucernou nebo pochodní. Slyšíš také těžké kroky jedné osoby.</text:span>“</text:p>
      <text:p text:style-name="P256"><text:span text:style-name="T573">Katka:</text:span> „<text:span text:style-name="T749">Zhasnu svou lucernu, nabiju luk a zamířím si.</text:span>“</text:p>
      <text:p text:style-name="P256"><text:span text:style-name="T573">Pán jeskyně:</text:span> „<text:span text:style-name="T752">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363"><text:bookmark-ref text:reference-format="text" text:ref-name="__RefHeading___Toc70948_4008629961">Útok na nehybného protivníka</text:bookmark-ref></text:span></text:span><text:span text:style-name="Odkaz_20_na_20_kapitolu_20_v_20_příkladu"><text:span text:style-name="T674">. </text:span></text:span><text:span text:style-name="Odkaz_20_na_20_kapitolu_20_v_20_příkladu"><text:span text:style-name="T352">Je teď od tebe </text:span></text:span><text:span text:style-name="Odkaz_20_na_20_kapitolu_20_v_20_příkladu"><text:span text:style-name="T353">ve</text:span></text:span><text:span text:style-name="Odkaz_20_na_20_kapitolu_20_v_20_příkladu"><text:span text:style-name="T352"> </text:span></text:span><text:span text:style-name="Odkaz_20_na_20_kapitolu_20_v_20_příkladu"><text:span text:style-name="T196">střední vzdálenost</text:span></text:span><text:span text:style-name="Odkaz_20_na_20_kapitolu_20_v_20_příkladu"><text:span text:style-name="T197">i</text:span></text:span><text:span text:style-name="Odkaz_20_na_20_kapitolu_20_v_20_příkladu"><text:span text:style-name="T352">, takže </text:span></text:span><text:span text:style-name="Odkaz_20_na_20_kapitolu_20_v_20_příkladu"><text:span text:style-name="T353">i</text:span></text:span><text:span text:style-name="Odkaz_20_na_20_kapitolu_20_v_20_příkladu"><text:span text:style-name="T352"> když to přežije, tak k tobě v tomhle kole stejně nedoběhne.</text:span></text:span><text:span text:style-name="T752"> Pokud ale zůstaneš na místě, tak v dalším už ano.“</text:span></text:p>
      <text:p text:style-name="P256"><text:span text:style-name="T573">Katka:</text:span> „<text:span text:style-name="T750">Střílím. Zatím nikam neutíkám, hned nabiju další šíp.“</text:span></text:p>
      <text:p text:style-name="P256"><text:soft-page-break/><text:span text:style-name="T573">Pán jeskyně:</text:span> „Dobře. Ork si do hodu nepočítá vlastnost, ale ani nevýhodu za to, že tě nevidí a že je překvapený. Ty máš výhodu za míření, ale taky -1 za střelbu na střední vzdálenost.<text:span text:style-name="T750">“</text:span></text:p>
      <text:p text:style-name="P256"><text:span text:style-name="T753">Zde je</text:span> několik možností, jak to může dopadnout:</text:p>
      <text:list xml:id="list4239203138" text:style-name="L90">
        <text:list-item>
          <text:p text:style-name="P413">Pokud <text:span text:style-name="T759">orka</text:span> <text:span text:style-name="T754">svým</text:span> výstřelem vyřadí, je dobojováno.</text:p>
        </text:list-item>
        <text:list-item>
          <text:p text:style-name="P413">Když <text:span text:style-name="T755">se jí podaří vyřadit mu</text:span> nohu, ork se pak <text:span text:style-name="T759">bude moci</text:span> jen belhat. V dalším kole <text:span text:style-name="T755">se</text:span> k ní tedy určitě nedo<text:span text:style-name="T755">stan</text:span>e a pokud se <text:span text:style-name="T756">Naria</text:span> rozhodne při střelbě ustupovat a bude na to mít dost prostoru, dokáže si udržet vzdálenost a dříve nebo později <text:span text:style-name="T759">ho</text:span> ustřílí.</text:p>
        </text:list-item>
      </text:list>
      <text:p text:style-name="P256">Když se k ní ork dostane na <text:span text:style-name="T366">krátkou vzdálenost</text:span> a nebude nijak zpomalený, Naria bude mít v dalším kole několik možností, co udělat:</text:p>
      <text:list xml:id="list698390446" text:style-name="L91">
        <text:list-item>
          <text:p text:style-name="P414"><text:span text:style-name="T751">Pokud zůstane na místě, například </text:span>když by neměla kam ustoupit<text:span text:style-name="T751">, ork k ní doběhne a ohrozí ji. Bude si tedy proti ní házet </text:span><text:span text:style-name="T382">na úspěch</text:span><text:span text:style-name="T751"> Silou (protože bojuje těžkou zbraní). </text:span>Když bude<text:span text:style-name="T751"> Naria </text:span>znovu střílet,<text:span text:style-name="T751"> nebude </text:span>už<text:span text:style-name="T751"> mít výhodu za míření a za střelbu ze tmy, ale ani postih za střelbu na </text:span><text:span text:style-name="T382">střední vzdálenost</text:span><text:span text:style-name="T751">.</text:span></text:p>
        </text:list-item>
        <text:list-item>
          <text:p text:style-name="P414">Když se Naria rozhodne při střelbě ustupovat, získá tím trochu času navíc. V tomto kole ji ork nebude moci ohrozit, protože uběhne jen <text:span text:style-name="T366">krátkou vzdálenos</text:span>t, <text:span text:style-name="T760">která je původně dělila,</text:span> <text:span text:style-name="T760">ale</text:span> Naria ještě o kus ustoupí. V dalším kole už ale bude v <text:span text:style-name="T366">kontaktní vzdálenosti</text:span>, takže Nariu určitě ohrozí. Pokud <text:span text:style-name="T980">by se</text:span> <text:span text:style-name="T757">navíc</text:span> <text:span text:style-name="T761">elfka</text:span> rozhod<text:span text:style-name="T761">la</text:span> utíkat, <text:span text:style-name="T980">bude mít nevýhodu za to, že se k orkovi otočí zády</text:span>.</text:p>
        </text:list-item>
        <text:list-item>
          <text:p text:style-name="P414"><text:span text:style-name="T759">Jelikož má nabitý luk (v minulém kole vystřelila a rovnou nabila), může také vystřelit a začít utíkat. Dělí je </text:span><text:span text:style-name="T416">krátká vzdálenost</text:span><text:span text:style-name="T759">, takže ji ork bude muset nejdřív dohnat, aby ji mohl ohrozit (viz kapitola </text:span><text:span text:style-name="Odkaz_20_na_20_kapitolu_20_v_20_příkladu"><text:bookmark-ref text:reference-format="text" text:ref-name="__RefHeading___Toc23284_831167585">Error: Reference source not found</text:bookmark-ref></text:span><text:span text:style-name="T758">).</text:span></text:p>
        </text:list-item>
        <text:list-item>
          <text:p text:style-name="P41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416"><text:soft-page-break/>Mohla by se také rozhodnout nenabíjet a nestřílet a rovnou začít utíkat. V tom případě opět začne honička a ork ji nebude moci ohrozit, <text:span text:style-name="T980">d</text:span>okud ji nedožene.</text:p>
        </text:list-item>
      </text:list>
      <text:h text:style-name="Heading_20_4" text:outline-level="4">Zajímání</text:h>
      <text:p text:style-name="P94">Když chceš protivníka zajmout živého, třeba abys ho mohl vyslechnout, máš v zásadě <text:span text:style-name="T933">tři</text:span> možnosti:</text:p>
      <text:list xml:id="list1333108384" text:style-name="L92">
        <text:list-item>
          <text:p text:style-name="P366">Vyřadit ho v boji</text:p>
        </text:list-item>
        <text:list-item>
          <text:p text:style-name="P366">Znehybnit ho a svázat</text:p>
        </text:list-item>
        <text:list-item>
          <text:p text:style-name="P366">Přesvědčit ho, že se má vzdát</text:p>
        </text:list-item>
      </text:list>
      <text:p text:style-name="P94">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se obvykle dělá nejméně ve dvou: Jeden dotyčné<text:span text:style-name="T933">mu chytí obě ruce</text:span>, <text:span text:style-name="T933">což vyžaduje úspěch na </text:span><text:span text:style-name="Odkaz_20_na_20_kapitolu"><text:bookmark-ref text:reference-format="text" text:ref-name="__RefHeading___Toc47364_2585827368">Znevýhodnění protivníka</text:bookmark-ref></text:span><text:span text:style-name="T933">, a druhý mu je pak sváže.</text:span></text:p>
      <text:p text:style-name="P178">Příklad:</text:p>
      <text:p text:style-name="P249">Naria s Gorondarem chtějí zajmout živého skřeta, aby se ho mohli zeptat, jaká zajímavá překvapení na ně čekají ve skřetím doupěti. Gorondar se na něj vrhne beze zbraně a Pavlovi padnou dva úspěchy:</text:p>
      <text:p text:style-name="P250"><text:span text:style-name="T576">Pavel:</text:span><text:span text:style-name="T933"> „Zkroutím mu obě ruce za záda a pevně ho držím.“</text:span></text:p>
      <text:p text:style-name="P250"><text:span text:style-name="T576">Pán jeskyně:</text:span><text:span text:style-name="T933"> „Skřet se ti v dalším kole snaží vytrhnout.“</text:span></text:p>
      <text:p text:style-name="P250"><text:span text:style-name="T576">Katka:</text:span><text:span text:style-name="T933"> „Já k němu chci přiskočit s připraveným lanem. Pokud ho Gorondar udrží, svážu mu ruce.“</text:span></text:p>
      <text:p text:style-name="P249"><text:soft-page-break/>Když se jim to podaří, skřet ještě nebude úplně zajatý. Bude mít sice svázané ruce za zády, ale pořád má volné nohy a může jimi kopat, nebo se třeba snažit vytrhnout a utéct. V tomto případě ale <text:span text:style-name="T981">Pán jeskyně</text:span> usoudí, že <text:span text:style-name="T981">je </text:span>skřet sám nepřemůže, takže to zkrátí:</text:p>
      <text:p text:style-name="P249"><text:span text:style-name="T573">Pán jeskyně:</text:span> „Chvíli se s váma ještě zkoušel prát, ale nakonec jste ho pevně svázali. Co s ním budete dělat?“</text:p>
      <text:p text:style-name="P9">Vyzvat protivníky k tomu, aby se vzdali, můžeš kdykoliv. Pak je na <text:span text:style-name="T982">úvaze </text:span>Pán<text:span text:style-name="T982">a</text:span> jeskyně, jestli jim to přijde jako dobrý nápad.</text:p>
      <text:p text:style-name="P178">Příklad:</text:p>
      <text:p text:style-name="P199">Naria umí skřetí řeč, takže by poté, co Gorondar skřetovi chytil obě ruce, mohla místo svazování skřeta <text:span text:style-name="T982">říct také</text:span>:</text:p>
      <text:p text:style-name="P199"><text:span text:style-name="T573">Katka:</text:span> „Chci mu dát dýku na krk.“</text:p>
      <text:p text:style-name="P199"><text:span text:style-name="T573">Pán jeskyně:</text:span> „Ok. Hoď si na úspěch. Gorondar ho drží, takže ti bude stačit jeden. A skřet se samozřejmě brání s nevýhodou.“</text:p>
      <text:p text:style-name="P199">Když teď Katka Pána jeskyně přehodí, bude moci říct:</text:p>
      <text:p text:style-name="P199"><text:span text:style-name="T573">Katka:</text:span> „Dala jsem mu dýku na krk a říkám skřetí řečí: <text:span text:style-name="T366">‚</text:span><text:span text:style-name="T570">Vzdej se! </text:span><text:span text:style-name="T366">Chceme se jen na něco zeptat, pak tě zase pustíme.‘</text:span>“</text:p>
      <text:p text:style-name="P199"><text:span text:style-name="T573">Pán jeskyně:</text:span> „Skřet něco zavrčel, ale přestal se bránit. Co s ním budete dělat?“</text:p>
      <text:p text:style-name="P199"><text:span text:style-name="T573">Katka:</text:span> „Nejdřív ho odzbrojím, pak se ho začnu ptát.“</text:p>
      <text:h text:style-name="Heading_20_4" text:outline-level="4"><text:span text:style-name="T955">K</text:span>ouzl<text:span text:style-name="T955">a</text:span> <text:span text:style-name="T934">v boji</text:span></text:h>
      <text:p text:style-name="P95">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366">Ohnivou koulí</text:span> například můžeš něco zapálit, <text:soft-page-break/>ale nemůžeš nikoho odhodit nebo srazit na zem.<text:line-break/><text:tab/><text:span text:style-name="T889">V některých případech nemusí být zřejmé, čeho chceš sesláním kouzla docílit. V tom případě se Pánem jeskyně domluv, jaký to bude mít efekt a jak se to vyhodnotí.</text:span></text:p>
      <text:p text:style-name="P178">Příklad:</text:p>
      <text:p text:style-name="P250">Kara chce <text:span text:style-name="T366">modrým bleskem</text:span> <text:span text:style-name="T935">přepálit lano, na kterém visí těžký lustr, aby spadl na hlavu zlobrovi, se kterým zrovna Gorondar bojuje.</text:span></text:p>
      <text:p text:style-name="P250"><text:span text:style-name="T573">Pán jeskyně:</text:span> „Čeho tím chceš dosáhnout? Chceš ho tím zranit? Nebo jen rozhodit?“</text:p>
      <text:p text:style-name="P250"><text:span text:style-name="T577">Jana</text:span><text:span text:style-name="T573">:</text:span> „<text:span text:style-name="T936">Chtěla bych, aby se mu lustr zavěsil na hlavu a překážel mu v dalším boji. Pokud ho to zraní, tím líp.“</text:span></text:p>
      <text:p text:style-name="P250"><text:span text:style-name="T573">Pán jeskyně:</text:span> „<text:span text:style-name="T937">Ok, to by šlo. Hoď si na úspěch“.</text:span></text:p>
      <text:p text:style-name="P250"><text:span text:style-name="T888">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889">viz </text:span><text:span text:style-name="Odkaz_20_na_20_kapitolu_20_v_20_příkladu"><text:bookmark-ref text:reference-format="text" text:ref-name="__RefHeading___Toc25643_40684605011">Rozptýlení protivníka</text:bookmark-ref></text:span>. V tom případě by <text:span text:style-name="T889">si nemusela házet, ale nemohla by zlobra zranit.</text:span></text:p>
      <text:h text:style-name="Heading_20_4" text:outline-level="4"><text:bookmark-start text:name="__RefHeading___Toc27572_3828966542"/>Přerušení soustředění<text:bookmark-end text:name="__RefHeading___Toc27572_3828966542"/></text:h>
      <text:p text:style-name="P112"><text:span text:style-name="T64">Účinek některých kouzel a schopností také trvá po dobu </text:span><text:span text:style-name="T35">soustředění</text:span><text:span text:style-name="T64"> toho, kdo </text:span><text:span text:style-name="T65">kouzlo</text:span><text:span text:style-name="T64"> seslal, nebo kdo </text:span><text:span text:style-name="T65">schopnost</text:span><text:span text:style-name="T64"> aktivoval. Když tedy kouzelníkovi </text:span><text:span text:style-name="T35">soustředění</text:span><text:span text:style-name="T64"> přeruší</text:span><text:span text:style-name="T66">š</text:span><text:span text:style-name="T64">, jeho kouzlo přestane působit.<text:line-break/><text:tab/></text:span><text:span text:style-name="T120">Přerušit někomu </text:span><text:span text:style-name="T35">soustředění</text:span><text:span text:style-name="T120"> </text:span><text:span text:style-name="T121">můžeš například tím, že </text:span><text:span text:style-name="T122">d</text:span><text:span text:style-name="T121">o něj vrazíš, srazíš ho na zem </text:span><text:span text:style-name="T123">a</text:span><text:span text:style-name="T121"> podobně</text:span><text:span text:style-name="T124">.</text:span></text:p>
      <text:p text:style-name="P187"><text:soft-page-break/>Příklad:</text:p>
      <text:p text:style-name="P267"><text:span text:style-name="T125">S</text:span><text:span text:style-name="T103">křetí šaman oslepil Nariu kouzlem. Gorondar se jí v dalším kole rozhodne pomoct.</text:span></text:p>
      <text:p text:style-name="P267"><text:span text:style-name="T47">Pavel:</text:span><text:span text:style-name="T103"> „Rozběhnu se k šamanovi. Chci do něj vrazit, abych mu přerušil soustředění.“</text:span></text:p>
      <text:p text:style-name="P267"><text:span text:style-name="T47">Pán jeskyně:</text:span><text:span text:style-name="T103"> „Šaman se ti bude bránit nožem. Hoď si na úspěch.“</text:span></text:p>
      <text:p text:style-name="P216">Pavel získá proti šamanovi jeden úspěch. Popíše to:</text:p>
      <text:p text:style-name="P268"><text:span text:style-name="T50">Pavel:</text:span><text:span text:style-name="T123"> „</text:span><text:span text:style-name="T126">Z rozběhu do něj vrazím, povalím ho na zem a zalehnu ho.</text:span><text:span text:style-name="T123">“</text:span></text:p>
      <text:p text:style-name="P269"><text:span text:style-name="T123">G</text:span><text:span text:style-name="T103">oblin tedy teď bude proti Gorondarovi v nevýhodě, jelikož leží pod ním. Náraz a pád mu také určitě přerušil </text:span><text:span text:style-name="T33">soustředění</text:span><text:span text:style-name="T63">, </text:span><text:span text:style-name="T67">takže kouzlo přestane působit a Naria zase uvidí</text:span><text:span text:style-name="T63">.</text:span></text:p>
      <text:p text:style-name="P112"><text:span text:style-name="T36">Soustředění</text:span><text:span text:style-name="T127"> také přeruší jakékoliv zranění.</text:span></text:p>
      <text:p text:style-name="P187">Příklad:</text:p>
      <text:p text:style-name="P268">Kara seslala <text:span text:style-name="T366">neviditenost</text:span> na Gorondara a společně teď bojují proti skřetům. <text:span text:style-name="T922">Když bude zraněn Gorondar, kouzlo se tím nezruší – seslala ho totiž Kara, takže ta se teď musí soustředit. Když se ale jednomu ze skřetích lučištníků podaří zasáhnout Karu, přeruší jí tím </text:span><text:span text:style-name="T408">soustředění</text:span><text:span text:style-name="T922">, kouzlo pomine a Gorondar přestane být neviditelný.</text:span></text:p>
      <text:p text:style-name="P113"><text:span text:style-name="T923">Když ránu zastaví zbroj, štít nebo odolnost proti zranění, </text:span><text:span text:style-name="T409">soustředění</text:span><text:span text:style-name="T923"> nepřeruší</text:span>.</text:p>
      <text:p text:style-name="P187">Příklad:</text:p>
      <text:p text:style-name="P270">Pokud by Kara <text:span text:style-name="T923">zrovna měla na sobě zbroj a skřet</text:span> <text:span text:style-name="T923">na ni útočil dýkou se zraněním 0 a</text:span> přehodil <text:span text:style-name="T923">ji</text:span> o 1, <text:span text:style-name="T366">soustředění</text:span> by jí nepřerušil, <text:span text:style-name="T923">protože Kařina zbroj by zranění snížila na 0</text:span>.<text:line-break/><text:tab/><text:span text:style-name="T923">Udělal by tedy lépe, kdyby do ní třeba vrazil, podrazil jí nohy a podobně – tím by jí sice také nezranil, ale </text:span><text:span text:style-name="T408">soustředění</text:span><text:span text:style-name="T922"> by jí přerušil.</text:span></text:p>
      <text:h text:style-name="Heading_20_4" text:outline-level="4"><text:soft-page-break/>Boj s neviditelným protivníkem</text:h>
      <text:p text:style-name="P103">Když protivníka nevidíš a on tebe ano, třeba proto, že je neviditelný, nebo že je úplná tma a on, na rozdíl od tebe, má <text:span text:style-name="T366">infravidění</text:span>, <text:span text:style-name="T366">ultrasluch</text:span>, nebo jinou schopnost, díky které tě aspoň trochu „vidí“, znamená to pro tebe dvě věci:</text:p>
      <text:list xml:id="list32169547" text:style-name="L93">
        <text:list-item>
          <text:p text:style-name="P367">Počítáš si proti němu nevýhodu za ztížení viditelnosti</text:p>
        </text:list-item>
        <text:list-item>
          <text:p text:style-name="P367">Nemůžeš ho cíleně ohrozit, pokud o sobě nedá nějak vědět</text:p>
        </text:list-item>
      </text:list>
      <text:p text:style-name="P103">To druhé většinou znamená, že ho můžeš ohrozit jen v kolech, kdy ohro<text:span text:style-name="T780">zí</text:span> on tebe, nebo když se prozradí nějakým hlukem. Můžeš ho samozřejmě stále <text:span text:style-name="T781">ohrozit</text:span> plošným útokem – <text:span text:style-name="T781">například </text:span>když je v úzké chodbě a ty do ní sešleš <text:span text:style-name="T366">ohnivou kouli</text:span><text:span text:style-name="T430">.</text:span><text:line-break/><text:tab/><text:span text:style-name="T778">Při boji s neviditelným protivníkem si tedy počítáš jen jednu nevýhodu. Pokud je ale chytrý a má na to dost místa, může diktovat průběh boje a bojovat tak se dvěma výhodami.</text:span></text:p>
      <text:p text:style-name="P190">Příklad:</text:p>
      <text:p text:style-name="P289">Kara seslala <text:span text:style-name="T366">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983">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120">Není také od věci, <text:span text:style-name="T779">pokusit se</text:span> neviditelného protivníka odhalit. Může na to pomoci třeba <text:span text:style-name="T366">dýmovnice</text:span>, kterou umí vyrobit alchymista, kouzlo <text:span text:style-name="T366">dým</text:span> nebo <text:span text:style-name="T366">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0T17:53:49.292000000</dc:date>
    <meta:print-date>2113-01-01T00:00:00</meta:print-date>
    <meta:editing-cycles>20935</meta:editing-cycles>
    <meta:editing-duration>P62DT4H24M10S</meta:editing-duration>
    <meta:generator>LibreOffice/6.0.5.2$Windows_X86_64 LibreOffice_project/54c8cbb85f300ac59db32fe8a675ff7683cd5a16</meta:generator>
    <meta:document-statistic meta:table-count="0" meta:image-count="0" meta:object-count="0" meta:page-count="64" meta:paragraph-count="698" meta:word-count="13861" meta:character-count="79753" meta:non-whitespace-character-count="66627"/>
  </office:meta>
</office:document-meta>
</file>